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5" style:family="table-cell" style:parent-style-name="Default" style:data-style-name="N0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38">
      <style:table-cell-properties fo:border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7"/>
        <table:table-column table:style-name="co2" table:default-cell-style-name="ce14"/>
        <table:table-column table:style-name="co3" table:default-cell-style-name="ce12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0">
            <text:p>ID операции</text:p>
          </table:table-cell>
          <table:table-cell office:value-type="string" table:style-name="ce13">
            <text:p>Дата аренды</text:p>
          </table:table-cell>
          <table:table-cell office:value-type="string" table:style-name="ce11">
            <text:p>ID автомобиля</text:p>
          </table:table-cell>
          <table:table-cell office:value-type="string" table:style-name="ce11">
            <text:p>ID клиента</text:p>
          </table:table-cell>
          <table:table-cell office:value-type="string" table:style-name="ce18">
            <text:p>Сумма аренды, руб.</text:p>
          </table:table-cell>
          <table:table-cell office:value-type="string" table:style-name="ce11">
            <text:p>Претензии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date" office:date-value="2020-01-01T00:00:00" table:style-name="ce14">
            <text:p>01.01.20</text:p>
          </table:table-cell>
          <table:table-cell office:value-type="string" table:style-name="ce7">
            <text:p>A54</text:p>
          </table:table-cell>
          <table:table-cell office:value-type="float" office:value="14" table:style-name="ce7">
            <text:p>14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date" office:date-value="2020-01-01T00:00:00" table:style-name="ce14">
            <text:p>01.01.20</text:p>
          </table:table-cell>
          <table:table-cell office:value-type="string" table:style-name="ce7">
            <text:p>A23</text:p>
          </table:table-cell>
          <table:table-cell office:value-type="float" office:value="5" table:style-name="ce7">
            <text:p>5</text:p>
          </table:table-cell>
          <table:table-cell office:value-type="float" office:value="259" table:style-name="ce16">
            <text:p>259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date" office:date-value="2020-01-01T00:00:00" table:style-name="ce14">
            <text:p>01.01.20</text:p>
          </table:table-cell>
          <table:table-cell office:value-type="string" table:style-name="ce7">
            <text:p>A43</text:p>
          </table:table-cell>
          <table:table-cell office:value-type="float" office:value="7" table:style-name="ce7">
            <text:p>7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date" office:date-value="2020-01-01T00:00:00" table:style-name="ce14">
            <text:p>01.01.20</text:p>
          </table:table-cell>
          <table:table-cell office:value-type="string" table:style-name="ce7">
            <text:p>A42</text:p>
          </table:table-cell>
          <table:table-cell office:value-type="float" office:value="6" table:style-name="ce7">
            <text:p>6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date" office:date-value="2020-01-02T00:00:00" table:style-name="ce14">
            <text:p>02.01.20</text:p>
          </table:table-cell>
          <table:table-cell office:value-type="string" table:style-name="ce7">
            <text:p>A36</text:p>
          </table:table-cell>
          <table:table-cell office:value-type="float" office:value="6" table:style-name="ce7">
            <text:p>6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date" office:date-value="2020-01-02T00:00:00" table:style-name="ce14">
            <text:p>02.01.20</text:p>
          </table:table-cell>
          <table:table-cell office:value-type="string" table:style-name="ce7">
            <text:p>A44</text:p>
          </table:table-cell>
          <table:table-cell office:value-type="float" office:value="4" table:style-name="ce7">
            <text:p>4</text:p>
          </table:table-cell>
          <table:table-cell office:value-type="float" office:value="96" table:style-name="ce16">
            <text:p>96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date" office:date-value="2020-01-02T00:00:00" table:style-name="ce14">
            <text:p>02.01.20</text:p>
          </table:table-cell>
          <table:table-cell office:value-type="string" table:style-name="ce7">
            <text:p>A48</text:p>
          </table:table-cell>
          <table:table-cell office:value-type="float" office:value="3" table:style-name="ce7">
            <text:p>3</text:p>
          </table:table-cell>
          <table:table-cell office:value-type="float" office:value="189" table:style-name="ce16">
            <text:p>189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date" office:date-value="2020-01-02T00:00:00" table:style-name="ce14">
            <text:p>02.01.20</text:p>
          </table:table-cell>
          <table:table-cell office:value-type="string" table:style-name="ce7">
            <text:p>A35</text:p>
          </table:table-cell>
          <table:table-cell office:value-type="float" office:value="15" table:style-name="ce7">
            <text:p>15</text:p>
          </table:table-cell>
          <table:table-cell office:value-type="float" office:value="242" table:style-name="ce16">
            <text:p>242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date" office:date-value="2020-01-03T00:00:00" table:style-name="ce14">
            <text:p>03.01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210" table:style-name="ce16">
            <text:p>21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date" office:date-value="2020-01-03T00:00:00" table:style-name="ce14">
            <text:p>03.01.20</text:p>
          </table:table-cell>
          <table:table-cell office:value-type="string" table:style-name="ce7">
            <text:p>A50</text:p>
          </table:table-cell>
          <table:table-cell office:value-type="float" office:value="7" table:style-name="ce7">
            <text:p>7</text:p>
          </table:table-cell>
          <table:table-cell office:value-type="float" office:value="107" table:style-name="ce16">
            <text:p>107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date" office:date-value="2020-01-03T00:00:00" table:style-name="ce14">
            <text:p>03.01.20</text:p>
          </table:table-cell>
          <table:table-cell office:value-type="string" table:style-name="ce7">
            <text:p>A48</text:p>
          </table:table-cell>
          <table:table-cell office:value-type="float" office:value="3" table:style-name="ce7">
            <text:p>3</text:p>
          </table:table-cell>
          <table:table-cell office:value-type="float" office:value="375" table:style-name="ce16">
            <text:p>375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date" office:date-value="2020-01-03T00:00:00" table:style-name="ce14">
            <text:p>03.01.20</text:p>
          </table:table-cell>
          <table:table-cell office:value-type="string" table:style-name="ce7">
            <text:p>A45</text:p>
          </table:table-cell>
          <table:table-cell office:value-type="float" office:value="11" table:style-name="ce7">
            <text:p>11</text:p>
          </table:table-cell>
          <table:table-cell office:value-type="float" office:value="210" table:style-name="ce16">
            <text:p>21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date" office:date-value="2020-01-04T00:00:00" table:style-name="ce14">
            <text:p>04.01.20</text:p>
          </table:table-cell>
          <table:table-cell office:value-type="string" table:style-name="ce7">
            <text:p>A37</text:p>
          </table:table-cell>
          <table:table-cell office:value-type="float" office:value="6" table:style-name="ce7">
            <text:p>6</text:p>
          </table:table-cell>
          <table:table-cell office:value-type="float" office:value="258" table:style-name="ce16">
            <text:p>258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date" office:date-value="2020-01-04T00:00:00" table:style-name="ce14">
            <text:p>04.01.20</text:p>
          </table:table-cell>
          <table:table-cell office:value-type="string" table:style-name="ce7">
            <text:p>A50</text:p>
          </table:table-cell>
          <table:table-cell office:value-type="float" office:value="3" table:style-name="ce7">
            <text:p>3</text:p>
          </table:table-cell>
          <table:table-cell office:value-type="float" office:value="194" table:style-name="ce16">
            <text:p>194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date" office:date-value="2020-01-04T00:00:00" table:style-name="ce14">
            <text:p>04.01.20</text:p>
          </table:table-cell>
          <table:table-cell office:value-type="string" table:style-name="ce7">
            <text:p>A55</text:p>
          </table:table-cell>
          <table:table-cell office:value-type="float" office:value="10" table:style-name="ce7">
            <text:p>10</text:p>
          </table:table-cell>
          <table:table-cell office:value-type="float" office:value="202" table:style-name="ce16">
            <text:p>202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date" office:date-value="2020-01-04T00:00:00" table:style-name="ce14">
            <text:p>04.01.20</text:p>
          </table:table-cell>
          <table:table-cell office:value-type="string" table:style-name="ce7">
            <text:p>A43</text:p>
          </table:table-cell>
          <table:table-cell office:value-type="float" office:value="5" table:style-name="ce7">
            <text:p>5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date" office:date-value="2020-01-05T00:00:00" table:style-name="ce14">
            <text:p>05.01.20</text:p>
          </table:table-cell>
          <table:table-cell office:value-type="string" table:style-name="ce7">
            <text:p>A37</text:p>
          </table:table-cell>
          <table:table-cell office:value-type="float" office:value="15" table:style-name="ce7">
            <text:p>15</text:p>
          </table:table-cell>
          <table:table-cell office:value-type="float" office:value="73" table:style-name="ce16">
            <text:p>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date" office:date-value="2020-01-05T00:00:00" table:style-name="ce14">
            <text:p>05.01.20</text:p>
          </table:table-cell>
          <table:table-cell office:value-type="string" table:style-name="ce7">
            <text:p>A11</text:p>
          </table:table-cell>
          <table:table-cell office:value-type="float" office:value="9" table:style-name="ce7">
            <text:p>9</text:p>
          </table:table-cell>
          <table:table-cell office:value-type="float" office:value="207" table:style-name="ce16">
            <text:p>207</text:p>
          </table:table-cell>
          <table:table-cell office:value-type="string" table:style-name="ce6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date" office:date-value="2020-01-05T00:00:00" table:style-name="ce14">
            <text:p>05.01.20</text:p>
          </table:table-cell>
          <table:table-cell office:value-type="string" table:style-name="ce7">
            <text:p>A11</text:p>
          </table:table-cell>
          <table:table-cell office:value-type="float" office:value="10" table:style-name="ce7">
            <text:p>10</text:p>
          </table:table-cell>
          <table:table-cell office:value-type="float" office:value="175" table:style-name="ce16">
            <text:p>1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date" office:date-value="2020-01-05T00:00:00" table:style-name="ce14">
            <text:p>05.01.20</text:p>
          </table:table-cell>
          <table:table-cell office:value-type="string" table:style-name="ce7">
            <text:p>A6</text:p>
          </table:table-cell>
          <table:table-cell office:value-type="float" office:value="8" table:style-name="ce7">
            <text:p>8</text:p>
          </table:table-cell>
          <table:table-cell office:value-type="float" office:value="211" table:style-name="ce16">
            <text:p>2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date" office:date-value="2020-01-06T00:00:00" table:style-name="ce14">
            <text:p>06.01.20</text:p>
          </table:table-cell>
          <table:table-cell office:value-type="string" table:style-name="ce7">
            <text:p>A43</text:p>
          </table:table-cell>
          <table:table-cell office:value-type="float" office:value="5" table:style-name="ce7">
            <text:p>5</text:p>
          </table:table-cell>
          <table:table-cell office:value-type="float" office:value="377" table:style-name="ce16">
            <text:p>3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date" office:date-value="2020-01-06T00:00:00" table:style-name="ce14">
            <text:p>06.01.20</text:p>
          </table:table-cell>
          <table:table-cell office:value-type="string" table:style-name="ce7">
            <text:p>A36</text:p>
          </table:table-cell>
          <table:table-cell office:value-type="float" office:value="1" table:style-name="ce7">
            <text:p>1</text:p>
          </table:table-cell>
          <table:table-cell office:value-type="float" office:value="351" table:style-name="ce16">
            <text:p>3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date" office:date-value="2020-01-06T00:00:00" table:style-name="ce14">
            <text:p>06.01.20</text:p>
          </table:table-cell>
          <table:table-cell office:value-type="string" table:style-name="ce7">
            <text:p>A46</text:p>
          </table:table-cell>
          <table:table-cell office:value-type="float" office:value="8" table:style-name="ce7">
            <text:p>8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date" office:date-value="2020-01-06T00:00:00" table:style-name="ce14">
            <text:p>06.01.20</text:p>
          </table:table-cell>
          <table:table-cell office:value-type="string" table:style-name="ce7">
            <text:p>A62</text:p>
          </table:table-cell>
          <table:table-cell office:value-type="float" office:value="4" table:style-name="ce7">
            <text:p>4</text:p>
          </table:table-cell>
          <table:table-cell office:value-type="float" office:value="305" table:style-name="ce16">
            <text:p>3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date" office:date-value="2020-01-07T00:00:00" table:style-name="ce14">
            <text:p>07.01.20</text:p>
          </table:table-cell>
          <table:table-cell office:value-type="string" table:style-name="ce7">
            <text:p>A16</text:p>
          </table:table-cell>
          <table:table-cell office:value-type="float" office:value="9" table:style-name="ce7">
            <text:p>9</text:p>
          </table:table-cell>
          <table:table-cell office:value-type="float" office:value="122" table:style-name="ce16">
            <text:p>1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date" office:date-value="2020-01-07T00:00:00" table:style-name="ce14">
            <text:p>07.01.20</text:p>
          </table:table-cell>
          <table:table-cell office:value-type="string" table:style-name="ce7">
            <text:p>A11</text:p>
          </table:table-cell>
          <table:table-cell office:value-type="float" office:value="14" table:style-name="ce7">
            <text:p>14</text:p>
          </table:table-cell>
          <table:table-cell office:value-type="float" office:value="341" table:style-name="ce16">
            <text:p>3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date" office:date-value="2020-01-07T00:00:00" table:style-name="ce14">
            <text:p>07.01.20</text:p>
          </table:table-cell>
          <table:table-cell office:value-type="string" table:style-name="ce7">
            <text:p>A6</text:p>
          </table:table-cell>
          <table:table-cell office:value-type="float" office:value="13" table:style-name="ce7">
            <text:p>13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date" office:date-value="2020-01-07T00:00:00" table:style-name="ce14">
            <text:p>07.01.20</text:p>
          </table:table-cell>
          <table:table-cell office:value-type="string" table:style-name="ce7">
            <text:p>A49</text:p>
          </table:table-cell>
          <table:table-cell office:value-type="float" office:value="12" table:style-name="ce7">
            <text:p>12</text:p>
          </table:table-cell>
          <table:table-cell office:value-type="float" office:value="274" table:style-name="ce16">
            <text:p>2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date" office:date-value="2020-01-08T00:00:00" table:style-name="ce14">
            <text:p>08.01.20</text:p>
          </table:table-cell>
          <table:table-cell office:value-type="string" table:style-name="ce7">
            <text:p>A34</text:p>
          </table:table-cell>
          <table:table-cell office:value-type="float" office:value="14" table:style-name="ce7">
            <text:p>14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date" office:date-value="2020-01-08T00:00:00" table:style-name="ce14">
            <text:p>08.01.20</text:p>
          </table:table-cell>
          <table:table-cell office:value-type="string" table:style-name="ce7">
            <text:p>A4</text:p>
          </table:table-cell>
          <table:table-cell office:value-type="float" office:value="4" table:style-name="ce7">
            <text:p>4</text:p>
          </table:table-cell>
          <table:table-cell office:value-type="float" office:value="359" table:style-name="ce16">
            <text:p>35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date" office:date-value="2020-01-08T00:00:00" table:style-name="ce14">
            <text:p>08.01.20</text:p>
          </table:table-cell>
          <table:table-cell office:value-type="string" table:style-name="ce7">
            <text:p>A9</text:p>
          </table:table-cell>
          <table:table-cell office:value-type="float" office:value="8" table:style-name="ce7">
            <text:p>8</text:p>
          </table:table-cell>
          <table:table-cell office:value-type="float" office:value="370" table:style-name="ce16">
            <text:p>3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date" office:date-value="2020-01-08T00:00:00" table:style-name="ce14">
            <text:p>08.01.20</text:p>
          </table:table-cell>
          <table:table-cell office:value-type="string" table:style-name="ce7">
            <text:p>A52</text:p>
          </table:table-cell>
          <table:table-cell office:value-type="float" office:value="12" table:style-name="ce7">
            <text:p>12</text:p>
          </table:table-cell>
          <table:table-cell office:value-type="float" office:value="213" table:style-name="ce16">
            <text:p>2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date" office:date-value="2020-01-09T00:00:00" table:style-name="ce14">
            <text:p>09.01.20</text:p>
          </table:table-cell>
          <table:table-cell office:value-type="string" table:style-name="ce7">
            <text:p>A52</text:p>
          </table:table-cell>
          <table:table-cell office:value-type="float" office:value="7" table:style-name="ce7">
            <text:p>7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date" office:date-value="2020-01-09T00:00:00" table:style-name="ce14">
            <text:p>09.01.20</text:p>
          </table:table-cell>
          <table:table-cell office:value-type="string" table:style-name="ce7">
            <text:p>A21</text:p>
          </table:table-cell>
          <table:table-cell office:value-type="float" office:value="7" table:style-name="ce7">
            <text:p>7</text:p>
          </table:table-cell>
          <table:table-cell office:value-type="float" office:value="195" table:style-name="ce16">
            <text:p>1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date" office:date-value="2020-01-09T00:00:00" table:style-name="ce14">
            <text:p>09.01.20</text:p>
          </table:table-cell>
          <table:table-cell office:value-type="string" table:style-name="ce7">
            <text:p>A62</text:p>
          </table:table-cell>
          <table:table-cell office:value-type="float" office:value="8" table:style-name="ce7">
            <text:p>8</text:p>
          </table:table-cell>
          <table:table-cell office:value-type="float" office:value="351" table:style-name="ce16">
            <text:p>3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date" office:date-value="2020-01-09T00:00:00" table:style-name="ce14">
            <text:p>09.01.20</text:p>
          </table:table-cell>
          <table:table-cell office:value-type="string" table:style-name="ce7">
            <text:p>A62</text:p>
          </table:table-cell>
          <table:table-cell office:value-type="float" office:value="15" table:style-name="ce7">
            <text:p>15</text:p>
          </table:table-cell>
          <table:table-cell office:value-type="float" office:value="325" table:style-name="ce16">
            <text:p>3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date" office:date-value="2020-01-10T00:00:00" table:style-name="ce14">
            <text:p>10.01.20</text:p>
          </table:table-cell>
          <table:table-cell office:value-type="string" table:style-name="ce7">
            <text:p>A55</text:p>
          </table:table-cell>
          <table:table-cell office:value-type="float" office:value="4" table:style-name="ce7">
            <text:p>4</text:p>
          </table:table-cell>
          <table:table-cell office:value-type="float" office:value="327" table:style-name="ce16">
            <text:p>3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date" office:date-value="2020-01-10T00:00:00" table:style-name="ce14">
            <text:p>10.01.20</text:p>
          </table:table-cell>
          <table:table-cell office:value-type="string" table:style-name="ce7">
            <text:p>A19</text:p>
          </table:table-cell>
          <table:table-cell office:value-type="float" office:value="6" table:style-name="ce7">
            <text:p>6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date" office:date-value="2020-01-10T00:00:00" table:style-name="ce14">
            <text:p>10.01.20</text:p>
          </table:table-cell>
          <table:table-cell office:value-type="string" table:style-name="ce7">
            <text:p>A40</text:p>
          </table:table-cell>
          <table:table-cell office:value-type="float" office:value="11" table:style-name="ce7">
            <text:p>11</text:p>
          </table:table-cell>
          <table:table-cell office:value-type="float" office:value="80" table:style-name="ce16">
            <text:p>8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date" office:date-value="2020-01-10T00:00:00" table:style-name="ce14">
            <text:p>10.01.20</text:p>
          </table:table-cell>
          <table:table-cell office:value-type="string" table:style-name="ce7">
            <text:p>A7</text:p>
          </table:table-cell>
          <table:table-cell office:value-type="float" office:value="5" table:style-name="ce7">
            <text:p>5</text:p>
          </table:table-cell>
          <table:table-cell office:value-type="float" office:value="72" table:style-name="ce16">
            <text:p>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date" office:date-value="2020-01-11T00:00:00" table:style-name="ce14">
            <text:p>11.01.20</text:p>
          </table:table-cell>
          <table:table-cell office:value-type="string" table:style-name="ce7">
            <text:p>A35</text:p>
          </table:table-cell>
          <table:table-cell office:value-type="float" office:value="15" table:style-name="ce7">
            <text:p>15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date" office:date-value="2020-01-11T00:00:00" table:style-name="ce14">
            <text:p>11.01.20</text:p>
          </table:table-cell>
          <table:table-cell office:value-type="string" table:style-name="ce7">
            <text:p>A50</text:p>
          </table:table-cell>
          <table:table-cell office:value-type="float" office:value="10" table:style-name="ce7">
            <text:p>10</text:p>
          </table:table-cell>
          <table:table-cell office:value-type="float" office:value="138" table:style-name="ce16">
            <text:p>1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date" office:date-value="2020-01-11T00:00:00" table:style-name="ce14">
            <text:p>11.01.20</text:p>
          </table:table-cell>
          <table:table-cell office:value-type="string" table:style-name="ce7">
            <text:p>A23</text:p>
          </table:table-cell>
          <table:table-cell office:value-type="float" office:value="7" table:style-name="ce7">
            <text:p>7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date" office:date-value="2020-01-11T00:00:00" table:style-name="ce14">
            <text:p>11.01.20</text:p>
          </table:table-cell>
          <table:table-cell office:value-type="string" table:style-name="ce7">
            <text:p>A12</text:p>
          </table:table-cell>
          <table:table-cell office:value-type="float" office:value="8" table:style-name="ce7">
            <text:p>8</text:p>
          </table:table-cell>
          <table:table-cell office:value-type="float" office:value="398" table:style-name="ce16">
            <text:p>39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date" office:date-value="2020-01-12T00:00:00" table:style-name="ce14">
            <text:p>12.01.20</text:p>
          </table:table-cell>
          <table:table-cell office:value-type="string" table:style-name="ce7">
            <text:p>A25</text:p>
          </table:table-cell>
          <table:table-cell office:value-type="float" office:value="11" table:style-name="ce7">
            <text:p>11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date" office:date-value="2020-01-12T00:00:00" table:style-name="ce14">
            <text:p>12.01.20</text:p>
          </table:table-cell>
          <table:table-cell office:value-type="string" table:style-name="ce7">
            <text:p>A28</text:p>
          </table:table-cell>
          <table:table-cell office:value-type="float" office:value="12" table:style-name="ce7">
            <text:p>12</text:p>
          </table:table-cell>
          <table:table-cell office:value-type="float" office:value="424" table:style-name="ce16">
            <text:p>4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date" office:date-value="2020-01-12T00:00:00" table:style-name="ce14">
            <text:p>12.01.20</text:p>
          </table:table-cell>
          <table:table-cell office:value-type="string" table:style-name="ce7">
            <text:p>A10</text:p>
          </table:table-cell>
          <table:table-cell office:value-type="float" office:value="3" table:style-name="ce7">
            <text:p>3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date" office:date-value="2020-01-12T00:00:00" table:style-name="ce14">
            <text:p>12.01.20</text:p>
          </table:table-cell>
          <table:table-cell office:value-type="string" table:style-name="ce7">
            <text:p>A7</text:p>
          </table:table-cell>
          <table:table-cell office:value-type="float" office:value="5" table:style-name="ce7">
            <text:p>5</text:p>
          </table:table-cell>
          <table:table-cell office:value-type="float" office:value="77" table:style-name="ce16">
            <text:p>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date" office:date-value="2020-01-13T00:00:00" table:style-name="ce14">
            <text:p>13.01.20</text:p>
          </table:table-cell>
          <table:table-cell office:value-type="string" table:style-name="ce7">
            <text:p>A33</text:p>
          </table:table-cell>
          <table:table-cell office:value-type="float" office:value="14" table:style-name="ce7">
            <text:p>14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date" office:date-value="2020-01-13T00:00:00" table:style-name="ce14">
            <text:p>13.01.20</text:p>
          </table:table-cell>
          <table:table-cell office:value-type="string" table:style-name="ce7">
            <text:p>A63</text:p>
          </table:table-cell>
          <table:table-cell office:value-type="float" office:value="8" table:style-name="ce7">
            <text:p>8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date" office:date-value="2020-01-13T00:00:00" table:style-name="ce14">
            <text:p>13.01.20</text:p>
          </table:table-cell>
          <table:table-cell office:value-type="string" table:style-name="ce7">
            <text:p>A25</text:p>
          </table:table-cell>
          <table:table-cell office:value-type="float" office:value="15" table:style-name="ce7">
            <text:p>15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date" office:date-value="2020-01-13T00:00:00" table:style-name="ce14">
            <text:p>13.01.20</text:p>
          </table:table-cell>
          <table:table-cell office:value-type="string" table:style-name="ce7">
            <text:p>A36</text:p>
          </table:table-cell>
          <table:table-cell office:value-type="float" office:value="4" table:style-name="ce7">
            <text:p>4</text:p>
          </table:table-cell>
          <table:table-cell office:value-type="float" office:value="283" table:style-name="ce16">
            <text:p>2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date" office:date-value="2020-01-14T00:00:00" table:style-name="ce14">
            <text:p>14.01.20</text:p>
          </table:table-cell>
          <table:table-cell office:value-type="string" table:style-name="ce7">
            <text:p>A46</text:p>
          </table:table-cell>
          <table:table-cell office:value-type="float" office:value="9" table:style-name="ce7">
            <text:p>9</text:p>
          </table:table-cell>
          <table:table-cell office:value-type="float" office:value="437" table:style-name="ce16">
            <text:p>43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date" office:date-value="2020-01-14T00:00:00" table:style-name="ce14">
            <text:p>14.01.20</text:p>
          </table:table-cell>
          <table:table-cell office:value-type="string" table:style-name="ce7">
            <text:p>A26</text:p>
          </table:table-cell>
          <table:table-cell office:value-type="float" office:value="11" table:style-name="ce7">
            <text:p>11</text:p>
          </table:table-cell>
          <table:table-cell office:value-type="float" office:value="270" table:style-name="ce16">
            <text:p>2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date" office:date-value="2020-01-14T00:00:00" table:style-name="ce14">
            <text:p>14.01.20</text:p>
          </table:table-cell>
          <table:table-cell office:value-type="string" table:style-name="ce7">
            <text:p>A37</text:p>
          </table:table-cell>
          <table:table-cell office:value-type="float" office:value="10" table:style-name="ce7">
            <text:p>10</text:p>
          </table:table-cell>
          <table:table-cell office:value-type="float" office:value="195" table:style-name="ce16">
            <text:p>1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date" office:date-value="2020-01-14T00:00:00" table:style-name="ce14">
            <text:p>14.01.20</text:p>
          </table:table-cell>
          <table:table-cell office:value-type="string" table:style-name="ce7">
            <text:p>A46</text:p>
          </table:table-cell>
          <table:table-cell office:value-type="float" office:value="8" table:style-name="ce7">
            <text:p>8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date" office:date-value="2020-01-15T00:00:00" table:style-name="ce14">
            <text:p>15.01.20</text:p>
          </table:table-cell>
          <table:table-cell office:value-type="string" table:style-name="ce7">
            <text:p>A61</text:p>
          </table:table-cell>
          <table:table-cell office:value-type="float" office:value="1" table:style-name="ce7">
            <text:p>1</text:p>
          </table:table-cell>
          <table:table-cell office:value-type="float" office:value="346" table:style-name="ce16">
            <text:p>3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date" office:date-value="2020-01-15T00:00:00" table:style-name="ce14">
            <text:p>15.01.20</text:p>
          </table:table-cell>
          <table:table-cell office:value-type="string" table:style-name="ce7">
            <text:p>A44</text:p>
          </table:table-cell>
          <table:table-cell office:value-type="float" office:value="10" table:style-name="ce7">
            <text:p>10</text:p>
          </table:table-cell>
          <table:table-cell office:value-type="float" office:value="184" table:style-name="ce16">
            <text:p>1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date" office:date-value="2020-01-15T00:00:00" table:style-name="ce14">
            <text:p>15.01.20</text:p>
          </table:table-cell>
          <table:table-cell office:value-type="string" table:style-name="ce7">
            <text:p>A18</text:p>
          </table:table-cell>
          <table:table-cell office:value-type="float" office:value="3" table:style-name="ce7">
            <text:p>3</text:p>
          </table:table-cell>
          <table:table-cell office:value-type="float" office:value="92" table:style-name="ce16">
            <text:p>9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date" office:date-value="2020-01-15T00:00:00" table:style-name="ce14">
            <text:p>15.01.20</text:p>
          </table:table-cell>
          <table:table-cell office:value-type="string" table:style-name="ce7">
            <text:p>A14</text:p>
          </table:table-cell>
          <table:table-cell office:value-type="float" office:value="13" table:style-name="ce7">
            <text:p>13</text:p>
          </table:table-cell>
          <table:table-cell office:value-type="float" office:value="423" table:style-name="ce16">
            <text:p>4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date" office:date-value="2020-01-16T00:00:00" table:style-name="ce14">
            <text:p>16.01.20</text:p>
          </table:table-cell>
          <table:table-cell office:value-type="string" table:style-name="ce7">
            <text:p>A37</text:p>
          </table:table-cell>
          <table:table-cell office:value-type="float" office:value="4" table:style-name="ce7">
            <text:p>4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date" office:date-value="2020-01-16T00:00:00" table:style-name="ce14">
            <text:p>16.01.20</text:p>
          </table:table-cell>
          <table:table-cell office:value-type="string" table:style-name="ce7">
            <text:p>A37</text:p>
          </table:table-cell>
          <table:table-cell office:value-type="float" office:value="3" table:style-name="ce7">
            <text:p>3</text:p>
          </table:table-cell>
          <table:table-cell office:value-type="float" office:value="265" table:style-name="ce16">
            <text:p>26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date" office:date-value="2020-01-16T00:00:00" table:style-name="ce14">
            <text:p>16.01.20</text:p>
          </table:table-cell>
          <table:table-cell office:value-type="string" table:style-name="ce7">
            <text:p>A19</text:p>
          </table:table-cell>
          <table:table-cell office:value-type="float" office:value="14" table:style-name="ce7">
            <text:p>14</text:p>
          </table:table-cell>
          <table:table-cell office:value-type="float" office:value="201" table:style-name="ce16">
            <text:p>2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date" office:date-value="2020-01-16T00:00:00" table:style-name="ce14">
            <text:p>16.01.20</text:p>
          </table:table-cell>
          <table:table-cell office:value-type="string" table:style-name="ce7">
            <text:p>A37</text:p>
          </table:table-cell>
          <table:table-cell office:value-type="float" office:value="7" table:style-name="ce7">
            <text:p>7</text:p>
          </table:table-cell>
          <table:table-cell office:value-type="float" office:value="352" table:style-name="ce16">
            <text:p>3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date" office:date-value="2020-01-17T00:00:00" table:style-name="ce14">
            <text:p>17.01.20</text:p>
          </table:table-cell>
          <table:table-cell office:value-type="string" table:style-name="ce7">
            <text:p>A29</text:p>
          </table:table-cell>
          <table:table-cell office:value-type="float" office:value="1" table:style-name="ce7">
            <text:p>1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date" office:date-value="2020-01-17T00:00:00" table:style-name="ce14">
            <text:p>17.01.20</text:p>
          </table:table-cell>
          <table:table-cell office:value-type="string" table:style-name="ce7">
            <text:p>A12</text:p>
          </table:table-cell>
          <table:table-cell office:value-type="float" office:value="10" table:style-name="ce7">
            <text:p>10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date" office:date-value="2020-01-17T00:00:00" table:style-name="ce14">
            <text:p>17.01.20</text:p>
          </table:table-cell>
          <table:table-cell office:value-type="string" table:style-name="ce7">
            <text:p>A18</text:p>
          </table:table-cell>
          <table:table-cell office:value-type="float" office:value="13" table:style-name="ce7">
            <text:p>13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date" office:date-value="2020-01-17T00:00:00" table:style-name="ce14">
            <text:p>17.01.20</text:p>
          </table:table-cell>
          <table:table-cell office:value-type="string" table:style-name="ce7">
            <text:p>A3</text:p>
          </table:table-cell>
          <table:table-cell office:value-type="float" office:value="10" table:style-name="ce7">
            <text:p>10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date" office:date-value="2020-01-18T00:00:00" table:style-name="ce14">
            <text:p>18.01.20</text:p>
          </table:table-cell>
          <table:table-cell office:value-type="string" table:style-name="ce7">
            <text:p>A12</text:p>
          </table:table-cell>
          <table:table-cell office:value-type="float" office:value="3" table:style-name="ce7">
            <text:p>3</text:p>
          </table:table-cell>
          <table:table-cell office:value-type="float" office:value="90" table:style-name="ce16">
            <text:p>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date" office:date-value="2020-01-18T00:00:00" table:style-name="ce14">
            <text:p>18.01.20</text:p>
          </table:table-cell>
          <table:table-cell office:value-type="string" table:style-name="ce7">
            <text:p>A35</text:p>
          </table:table-cell>
          <table:table-cell office:value-type="float" office:value="8" table:style-name="ce7">
            <text:p>8</text:p>
          </table:table-cell>
          <table:table-cell office:value-type="float" office:value="282" table:style-name="ce16">
            <text:p>28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date" office:date-value="2020-01-18T00:00:00" table:style-name="ce14">
            <text:p>18.01.20</text:p>
          </table:table-cell>
          <table:table-cell office:value-type="string" table:style-name="ce7">
            <text:p>A38</text:p>
          </table:table-cell>
          <table:table-cell office:value-type="float" office:value="3" table:style-name="ce7">
            <text:p>3</text:p>
          </table:table-cell>
          <table:table-cell office:value-type="float" office:value="315" table:style-name="ce16">
            <text:p>3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date" office:date-value="2020-01-18T00:00:00" table:style-name="ce14">
            <text:p>18.01.20</text:p>
          </table:table-cell>
          <table:table-cell office:value-type="string" table:style-name="ce7">
            <text:p>A26</text:p>
          </table:table-cell>
          <table:table-cell office:value-type="float" office:value="5" table:style-name="ce7">
            <text:p>5</text:p>
          </table:table-cell>
          <table:table-cell office:value-type="float" office:value="236" table:style-name="ce16">
            <text:p>2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date" office:date-value="2020-01-19T00:00:00" table:style-name="ce14">
            <text:p>19.01.20</text:p>
          </table:table-cell>
          <table:table-cell office:value-type="string" table:style-name="ce7">
            <text:p>A43</text:p>
          </table:table-cell>
          <table:table-cell office:value-type="float" office:value="2" table:style-name="ce7">
            <text:p>2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date" office:date-value="2020-01-19T00:00:00" table:style-name="ce14">
            <text:p>19.01.20</text:p>
          </table:table-cell>
          <table:table-cell office:value-type="string" table:style-name="ce7">
            <text:p>A40</text:p>
          </table:table-cell>
          <table:table-cell office:value-type="float" office:value="1" table:style-name="ce7">
            <text:p>1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date" office:date-value="2020-01-19T00:00:00" table:style-name="ce14">
            <text:p>19.01.20</text:p>
          </table:table-cell>
          <table:table-cell office:value-type="string" table:style-name="ce7">
            <text:p>A41</text:p>
          </table:table-cell>
          <table:table-cell office:value-type="float" office:value="15" table:style-name="ce7">
            <text:p>15</text:p>
          </table:table-cell>
          <table:table-cell office:value-type="float" office:value="173" table:style-name="ce16">
            <text:p>1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date" office:date-value="2020-01-19T00:00:00" table:style-name="ce14">
            <text:p>19.01.20</text:p>
          </table:table-cell>
          <table:table-cell office:value-type="string" table:style-name="ce7">
            <text:p>A38</text:p>
          </table:table-cell>
          <table:table-cell office:value-type="float" office:value="2" table:style-name="ce7">
            <text:p>2</text:p>
          </table:table-cell>
          <table:table-cell office:value-type="float" office:value="257" table:style-name="ce16">
            <text:p>2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date" office:date-value="2020-01-20T00:00:00" table:style-name="ce14">
            <text:p>20.01.20</text:p>
          </table:table-cell>
          <table:table-cell office:value-type="string" table:style-name="ce7">
            <text:p>A64</text:p>
          </table:table-cell>
          <table:table-cell office:value-type="float" office:value="13" table:style-name="ce7">
            <text:p>13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date" office:date-value="2020-01-20T00:00:00" table:style-name="ce14">
            <text:p>20.01.20</text:p>
          </table:table-cell>
          <table:table-cell office:value-type="string" table:style-name="ce7">
            <text:p>A63</text:p>
          </table:table-cell>
          <table:table-cell office:value-type="float" office:value="12" table:style-name="ce7">
            <text:p>12</text:p>
          </table:table-cell>
          <table:table-cell office:value-type="float" office:value="241" table:style-name="ce16">
            <text:p>2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date" office:date-value="2020-01-20T00:00:00" table:style-name="ce14">
            <text:p>20.01.20</text:p>
          </table:table-cell>
          <table:table-cell office:value-type="string" table:style-name="ce7">
            <text:p>A50</text:p>
          </table:table-cell>
          <table:table-cell office:value-type="float" office:value="3" table:style-name="ce7">
            <text:p>3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date" office:date-value="2020-01-20T00:00:00" table:style-name="ce14">
            <text:p>20.01.20</text:p>
          </table:table-cell>
          <table:table-cell office:value-type="string" table:style-name="ce7">
            <text:p>A53</text:p>
          </table:table-cell>
          <table:table-cell office:value-type="float" office:value="11" table:style-name="ce7">
            <text:p>11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date" office:date-value="2020-01-21T00:00:00" table:style-name="ce14">
            <text:p>21.01.20</text:p>
          </table:table-cell>
          <table:table-cell office:value-type="string" table:style-name="ce7">
            <text:p>A11</text:p>
          </table:table-cell>
          <table:table-cell office:value-type="float" office:value="15" table:style-name="ce7">
            <text:p>15</text:p>
          </table:table-cell>
          <table:table-cell office:value-type="float" office:value="344" table:style-name="ce16">
            <text:p>3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date" office:date-value="2020-01-21T00:00:00" table:style-name="ce14">
            <text:p>21.01.20</text:p>
          </table:table-cell>
          <table:table-cell office:value-type="string" table:style-name="ce7">
            <text:p>A50</text:p>
          </table:table-cell>
          <table:table-cell office:value-type="float" office:value="10" table:style-name="ce7">
            <text:p>10</text:p>
          </table:table-cell>
          <table:table-cell office:value-type="float" office:value="379" table:style-name="ce16">
            <text:p>3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date" office:date-value="2020-01-21T00:00:00" table:style-name="ce14">
            <text:p>21.01.20</text:p>
          </table:table-cell>
          <table:table-cell office:value-type="string" table:style-name="ce7">
            <text:p>A7</text:p>
          </table:table-cell>
          <table:table-cell office:value-type="float" office:value="6" table:style-name="ce7">
            <text:p>6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date" office:date-value="2020-01-21T00:00:00" table:style-name="ce14">
            <text:p>21.01.20</text:p>
          </table:table-cell>
          <table:table-cell office:value-type="string" table:style-name="ce7">
            <text:p>A10</text:p>
          </table:table-cell>
          <table:table-cell office:value-type="float" office:value="7" table:style-name="ce7">
            <text:p>7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date" office:date-value="2020-01-22T00:00:00" table:style-name="ce14">
            <text:p>22.01.20</text:p>
          </table:table-cell>
          <table:table-cell office:value-type="string" table:style-name="ce7">
            <text:p>A21</text:p>
          </table:table-cell>
          <table:table-cell office:value-type="float" office:value="14" table:style-name="ce7">
            <text:p>14</text:p>
          </table:table-cell>
          <table:table-cell office:value-type="float" office:value="184" table:style-name="ce16">
            <text:p>1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date" office:date-value="2020-01-22T00:00:00" table:style-name="ce14">
            <text:p>22.01.20</text:p>
          </table:table-cell>
          <table:table-cell office:value-type="string" table:style-name="ce7">
            <text:p>A24</text:p>
          </table:table-cell>
          <table:table-cell office:value-type="float" office:value="15" table:style-name="ce7">
            <text:p>15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date" office:date-value="2020-01-22T00:00:00" table:style-name="ce14">
            <text:p>22.01.20</text:p>
          </table:table-cell>
          <table:table-cell office:value-type="string" table:style-name="ce7">
            <text:p>A25</text:p>
          </table:table-cell>
          <table:table-cell office:value-type="float" office:value="12" table:style-name="ce7">
            <text:p>12</text:p>
          </table:table-cell>
          <table:table-cell office:value-type="float" office:value="295" table:style-name="ce16">
            <text:p>2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date" office:date-value="2020-01-22T00:00:00" table:style-name="ce14">
            <text:p>22.01.20</text:p>
          </table:table-cell>
          <table:table-cell office:value-type="string" table:style-name="ce7">
            <text:p>A24</text:p>
          </table:table-cell>
          <table:table-cell office:value-type="float" office:value="12" table:style-name="ce7">
            <text:p>12</text:p>
          </table:table-cell>
          <table:table-cell office:value-type="float" office:value="181" table:style-name="ce16">
            <text:p>18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date" office:date-value="2020-01-23T00:00:00" table:style-name="ce14">
            <text:p>23.01.20</text:p>
          </table:table-cell>
          <table:table-cell office:value-type="string" table:style-name="ce7">
            <text:p>A57</text:p>
          </table:table-cell>
          <table:table-cell office:value-type="float" office:value="6" table:style-name="ce7">
            <text:p>6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date" office:date-value="2020-01-23T00:00:00" table:style-name="ce14">
            <text:p>23.01.20</text:p>
          </table:table-cell>
          <table:table-cell office:value-type="string" table:style-name="ce7">
            <text:p>A5</text:p>
          </table:table-cell>
          <table:table-cell office:value-type="float" office:value="11" table:style-name="ce7">
            <text:p>11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date" office:date-value="2020-01-23T00:00:00" table:style-name="ce14">
            <text:p>23.01.20</text:p>
          </table:table-cell>
          <table:table-cell office:value-type="string" table:style-name="ce7">
            <text:p>A57</text:p>
          </table:table-cell>
          <table:table-cell office:value-type="float" office:value="12" table:style-name="ce7">
            <text:p>12</text:p>
          </table:table-cell>
          <table:table-cell office:value-type="float" office:value="76" table:style-name="ce16">
            <text:p>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date" office:date-value="2020-01-23T00:00:00" table:style-name="ce14">
            <text:p>23.01.20</text:p>
          </table:table-cell>
          <table:table-cell office:value-type="string" table:style-name="ce7">
            <text:p>A42</text:p>
          </table:table-cell>
          <table:table-cell office:value-type="float" office:value="6" table:style-name="ce7">
            <text:p>6</text:p>
          </table:table-cell>
          <table:table-cell office:value-type="float" office:value="171" table:style-name="ce16">
            <text:p>1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date" office:date-value="2020-01-24T00:00:00" table:style-name="ce14">
            <text:p>24.01.20</text:p>
          </table:table-cell>
          <table:table-cell office:value-type="string" table:style-name="ce7">
            <text:p>A12</text:p>
          </table:table-cell>
          <table:table-cell office:value-type="float" office:value="9" table:style-name="ce7">
            <text:p>9</text:p>
          </table:table-cell>
          <table:table-cell office:value-type="float" office:value="126" table:style-name="ce16">
            <text:p>1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date" office:date-value="2020-01-24T00:00:00" table:style-name="ce14">
            <text:p>24.01.20</text:p>
          </table:table-cell>
          <table:table-cell office:value-type="string" table:style-name="ce7">
            <text:p>A14</text:p>
          </table:table-cell>
          <table:table-cell office:value-type="float" office:value="11" table:style-name="ce7">
            <text:p>11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date" office:date-value="2020-01-24T00:00:00" table:style-name="ce14">
            <text:p>24.01.20</text:p>
          </table:table-cell>
          <table:table-cell office:value-type="string" table:style-name="ce7">
            <text:p>A28</text:p>
          </table:table-cell>
          <table:table-cell office:value-type="float" office:value="5" table:style-name="ce7">
            <text:p>5</text:p>
          </table:table-cell>
          <table:table-cell office:value-type="float" office:value="88" table:style-name="ce16">
            <text:p>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date" office:date-value="2020-01-24T00:00:00" table:style-name="ce14">
            <text:p>24.01.20</text:p>
          </table:table-cell>
          <table:table-cell office:value-type="string" table:style-name="ce7">
            <text:p>A55</text:p>
          </table:table-cell>
          <table:table-cell office:value-type="float" office:value="2" table:style-name="ce7">
            <text:p>2</text:p>
          </table:table-cell>
          <table:table-cell office:value-type="float" office:value="448" table:style-name="ce16">
            <text:p>4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date" office:date-value="2020-01-25T00:00:00" table:style-name="ce14">
            <text:p>25.01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407" table:style-name="ce16">
            <text:p>4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date" office:date-value="2020-01-25T00:00:00" table:style-name="ce14">
            <text:p>25.01.20</text:p>
          </table:table-cell>
          <table:table-cell office:value-type="string" table:style-name="ce7">
            <text:p>A14</text:p>
          </table:table-cell>
          <table:table-cell office:value-type="float" office:value="1" table:style-name="ce7">
            <text:p>1</text:p>
          </table:table-cell>
          <table:table-cell office:value-type="float" office:value="154" table:style-name="ce16">
            <text:p>1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date" office:date-value="2020-01-25T00:00:00" table:style-name="ce14">
            <text:p>25.01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date" office:date-value="2020-01-25T00:00:00" table:style-name="ce14">
            <text:p>25.01.20</text:p>
          </table:table-cell>
          <table:table-cell office:value-type="string" table:style-name="ce7">
            <text:p>A61</text:p>
          </table:table-cell>
          <table:table-cell office:value-type="float" office:value="2" table:style-name="ce7">
            <text:p>2</text:p>
          </table:table-cell>
          <table:table-cell office:value-type="float" office:value="262" table:style-name="ce16">
            <text:p>2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date" office:date-value="2020-01-26T00:00:00" table:style-name="ce14">
            <text:p>26.01.20</text:p>
          </table:table-cell>
          <table:table-cell office:value-type="string" table:style-name="ce7">
            <text:p>A35</text:p>
          </table:table-cell>
          <table:table-cell office:value-type="float" office:value="3" table:style-name="ce7">
            <text:p>3</text:p>
          </table:table-cell>
          <table:table-cell office:value-type="float" office:value="222" table:style-name="ce16">
            <text:p>2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date" office:date-value="2020-01-26T00:00:00" table:style-name="ce14">
            <text:p>26.01.20</text:p>
          </table:table-cell>
          <table:table-cell office:value-type="string" table:style-name="ce7">
            <text:p>A44</text:p>
          </table:table-cell>
          <table:table-cell office:value-type="float" office:value="11" table:style-name="ce7">
            <text:p>11</text:p>
          </table:table-cell>
          <table:table-cell office:value-type="float" office:value="250" table:style-name="ce16">
            <text:p>2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date" office:date-value="2020-01-26T00:00:00" table:style-name="ce14">
            <text:p>26.01.20</text:p>
          </table:table-cell>
          <table:table-cell office:value-type="string" table:style-name="ce7">
            <text:p>A59</text:p>
          </table:table-cell>
          <table:table-cell office:value-type="float" office:value="1" table:style-name="ce7">
            <text:p>1</text:p>
          </table:table-cell>
          <table:table-cell office:value-type="float" office:value="146" table:style-name="ce16">
            <text:p>1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date" office:date-value="2020-01-26T00:00:00" table:style-name="ce14">
            <text:p>26.01.20</text:p>
          </table:table-cell>
          <table:table-cell office:value-type="string" table:style-name="ce7">
            <text:p>A39</text:p>
          </table:table-cell>
          <table:table-cell office:value-type="float" office:value="3" table:style-name="ce7">
            <text:p>3</text:p>
          </table:table-cell>
          <table:table-cell office:value-type="float" office:value="450" table:style-name="ce16">
            <text:p>450</text:p>
          </table:table-cell>
          <table:table-cell office:value-type="string" table:style-name="ce6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date" office:date-value="2020-01-27T00:00:00" table:style-name="ce14">
            <text:p>27.01.20</text:p>
          </table:table-cell>
          <table:table-cell office:value-type="string" table:style-name="ce7">
            <text:p>A46</text:p>
          </table:table-cell>
          <table:table-cell office:value-type="float" office:value="15" table:style-name="ce7">
            <text:p>15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date" office:date-value="2020-01-27T00:00:00" table:style-name="ce14">
            <text:p>27.01.20</text:p>
          </table:table-cell>
          <table:table-cell office:value-type="string" table:style-name="ce7">
            <text:p>A40</text:p>
          </table:table-cell>
          <table:table-cell office:value-type="float" office:value="8" table:style-name="ce7">
            <text:p>8</text:p>
          </table:table-cell>
          <table:table-cell office:value-type="float" office:value="444" table:style-name="ce16">
            <text:p>4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date" office:date-value="2020-01-27T00:00:00" table:style-name="ce14">
            <text:p>27.01.20</text:p>
          </table:table-cell>
          <table:table-cell office:value-type="string" table:style-name="ce7">
            <text:p>A31</text:p>
          </table:table-cell>
          <table:table-cell office:value-type="float" office:value="4" table:style-name="ce7">
            <text:p>4</text:p>
          </table:table-cell>
          <table:table-cell office:value-type="float" office:value="344" table:style-name="ce16">
            <text:p>3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date" office:date-value="2020-01-27T00:00:00" table:style-name="ce14">
            <text:p>27.01.20</text:p>
          </table:table-cell>
          <table:table-cell office:value-type="string" table:style-name="ce7">
            <text:p>A56</text:p>
          </table:table-cell>
          <table:table-cell office:value-type="float" office:value="3" table:style-name="ce7">
            <text:p>3</text:p>
          </table:table-cell>
          <table:table-cell office:value-type="float" office:value="424" table:style-name="ce16">
            <text:p>4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date" office:date-value="2020-01-28T00:00:00" table:style-name="ce14">
            <text:p>28.01.20</text:p>
          </table:table-cell>
          <table:table-cell office:value-type="string" table:style-name="ce7">
            <text:p>A15</text:p>
          </table:table-cell>
          <table:table-cell office:value-type="float" office:value="13" table:style-name="ce7">
            <text:p>13</text:p>
          </table:table-cell>
          <table:table-cell office:value-type="float" office:value="371" table:style-name="ce16">
            <text:p>3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date" office:date-value="2020-01-28T00:00:00" table:style-name="ce14">
            <text:p>28.01.20</text:p>
          </table:table-cell>
          <table:table-cell office:value-type="string" table:style-name="ce7">
            <text:p>A45</text:p>
          </table:table-cell>
          <table:table-cell office:value-type="float" office:value="4" table:style-name="ce7">
            <text:p>4</text:p>
          </table:table-cell>
          <table:table-cell office:value-type="float" office:value="193" table:style-name="ce16">
            <text:p>1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date" office:date-value="2020-01-28T00:00:00" table:style-name="ce14">
            <text:p>28.01.20</text:p>
          </table:table-cell>
          <table:table-cell office:value-type="string" table:style-name="ce7">
            <text:p>A58</text:p>
          </table:table-cell>
          <table:table-cell office:value-type="float" office:value="15" table:style-name="ce7">
            <text:p>15</text:p>
          </table:table-cell>
          <table:table-cell office:value-type="float" office:value="259" table:style-name="ce16">
            <text:p>25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date" office:date-value="2020-01-28T00:00:00" table:style-name="ce14">
            <text:p>28.01.20</text:p>
          </table:table-cell>
          <table:table-cell office:value-type="string" table:style-name="ce7">
            <text:p>A7</text:p>
          </table:table-cell>
          <table:table-cell office:value-type="float" office:value="12" table:style-name="ce7">
            <text:p>12</text:p>
          </table:table-cell>
          <table:table-cell office:value-type="float" office:value="308" table:style-name="ce16">
            <text:p>3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date" office:date-value="2020-01-29T00:00:00" table:style-name="ce14">
            <text:p>29.01.20</text:p>
          </table:table-cell>
          <table:table-cell office:value-type="string" table:style-name="ce7">
            <text:p>A7</text:p>
          </table:table-cell>
          <table:table-cell office:value-type="float" office:value="5" table:style-name="ce7">
            <text:p>5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date" office:date-value="2020-01-29T00:00:00" table:style-name="ce14">
            <text:p>29.01.20</text:p>
          </table:table-cell>
          <table:table-cell office:value-type="string" table:style-name="ce7">
            <text:p>A48</text:p>
          </table:table-cell>
          <table:table-cell office:value-type="float" office:value="14" table:style-name="ce7">
            <text:p>14</text:p>
          </table:table-cell>
          <table:table-cell office:value-type="float" office:value="314" table:style-name="ce16">
            <text:p>3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date" office:date-value="2020-01-29T00:00:00" table:style-name="ce14">
            <text:p>29.01.20</text:p>
          </table:table-cell>
          <table:table-cell office:value-type="string" table:style-name="ce7">
            <text:p>A17</text:p>
          </table:table-cell>
          <table:table-cell office:value-type="float" office:value="2" table:style-name="ce7">
            <text:p>2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date" office:date-value="2020-01-29T00:00:00" table:style-name="ce14">
            <text:p>29.01.20</text:p>
          </table:table-cell>
          <table:table-cell office:value-type="string" table:style-name="ce7">
            <text:p>A54</text:p>
          </table:table-cell>
          <table:table-cell office:value-type="float" office:value="1" table:style-name="ce7">
            <text:p>1</text:p>
          </table:table-cell>
          <table:table-cell office:value-type="float" office:value="445" table:style-name="ce16">
            <text:p>4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date" office:date-value="2020-01-30T00:00:00" table:style-name="ce14">
            <text:p>30.01.20</text:p>
          </table:table-cell>
          <table:table-cell office:value-type="string" table:style-name="ce7">
            <text:p>A65</text:p>
          </table:table-cell>
          <table:table-cell office:value-type="float" office:value="3" table:style-name="ce7">
            <text:p>3</text:p>
          </table:table-cell>
          <table:table-cell office:value-type="float" office:value="379" table:style-name="ce16">
            <text:p>3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date" office:date-value="2020-01-30T00:00:00" table:style-name="ce14">
            <text:p>30.01.20</text:p>
          </table:table-cell>
          <table:table-cell office:value-type="string" table:style-name="ce7">
            <text:p>A36</text:p>
          </table:table-cell>
          <table:table-cell office:value-type="float" office:value="2" table:style-name="ce7">
            <text:p>2</text:p>
          </table:table-cell>
          <table:table-cell office:value-type="float" office:value="256" table:style-name="ce16">
            <text:p>2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date" office:date-value="2020-01-30T00:00:00" table:style-name="ce14">
            <text:p>30.01.20</text:p>
          </table:table-cell>
          <table:table-cell office:value-type="string" table:style-name="ce7">
            <text:p>A43</text:p>
          </table:table-cell>
          <table:table-cell office:value-type="float" office:value="11" table:style-name="ce7">
            <text:p>11</text:p>
          </table:table-cell>
          <table:table-cell office:value-type="float" office:value="362" table:style-name="ce16">
            <text:p>3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date" office:date-value="2020-01-30T00:00:00" table:style-name="ce14">
            <text:p>30.01.20</text:p>
          </table:table-cell>
          <table:table-cell office:value-type="string" table:style-name="ce7">
            <text:p>A47</text:p>
          </table:table-cell>
          <table:table-cell office:value-type="float" office:value="5" table:style-name="ce7">
            <text:p>5</text:p>
          </table:table-cell>
          <table:table-cell office:value-type="float" office:value="249" table:style-name="ce16">
            <text:p>2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date" office:date-value="2020-01-31T00:00:00" table:style-name="ce14">
            <text:p>31.01.20</text:p>
          </table:table-cell>
          <table:table-cell office:value-type="string" table:style-name="ce7">
            <text:p>A32</text:p>
          </table:table-cell>
          <table:table-cell office:value-type="float" office:value="11" table:style-name="ce7">
            <text:p>11</text:p>
          </table:table-cell>
          <table:table-cell office:value-type="float" office:value="389" table:style-name="ce16">
            <text:p>3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date" office:date-value="2020-01-31T00:00:00" table:style-name="ce14">
            <text:p>31.01.20</text:p>
          </table:table-cell>
          <table:table-cell office:value-type="string" table:style-name="ce7">
            <text:p>A64</text:p>
          </table:table-cell>
          <table:table-cell office:value-type="float" office:value="14" table:style-name="ce7">
            <text:p>14</text:p>
          </table:table-cell>
          <table:table-cell office:value-type="float" office:value="374" table:style-name="ce16">
            <text:p>3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date" office:date-value="2020-01-31T00:00:00" table:style-name="ce14">
            <text:p>31.01.20</text:p>
          </table:table-cell>
          <table:table-cell office:value-type="string" table:style-name="ce7">
            <text:p>A39</text:p>
          </table:table-cell>
          <table:table-cell office:value-type="float" office:value="4" table:style-name="ce7">
            <text:p>4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date" office:date-value="2020-01-31T00:00:00" table:style-name="ce14">
            <text:p>31.01.20</text:p>
          </table:table-cell>
          <table:table-cell office:value-type="string" table:style-name="ce7">
            <text:p>A16</text:p>
          </table:table-cell>
          <table:table-cell office:value-type="float" office:value="15" table:style-name="ce7">
            <text:p>15</text:p>
          </table:table-cell>
          <table:table-cell office:value-type="float" office:value="366" table:style-name="ce16">
            <text:p>3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date" office:date-value="2020-02-01T00:00:00" table:style-name="ce14">
            <text:p>01.02.20</text:p>
          </table:table-cell>
          <table:table-cell office:value-type="string" table:style-name="ce7">
            <text:p>A53</text:p>
          </table:table-cell>
          <table:table-cell office:value-type="float" office:value="7" table:style-name="ce7">
            <text:p>7</text:p>
          </table:table-cell>
          <table:table-cell office:value-type="float" office:value="275" table:style-name="ce16">
            <text:p>2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date" office:date-value="2020-02-01T00:00:00" table:style-name="ce14">
            <text:p>01.02.20</text:p>
          </table:table-cell>
          <table:table-cell office:value-type="string" table:style-name="ce7">
            <text:p>A65</text:p>
          </table:table-cell>
          <table:table-cell office:value-type="float" office:value="10" table:style-name="ce7">
            <text:p>10</text:p>
          </table:table-cell>
          <table:table-cell office:value-type="float" office:value="406" table:style-name="ce16">
            <text:p>4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date" office:date-value="2020-02-01T00:00:00" table:style-name="ce14">
            <text:p>01.02.20</text:p>
          </table:table-cell>
          <table:table-cell office:value-type="string" table:style-name="ce7">
            <text:p>A14</text:p>
          </table:table-cell>
          <table:table-cell office:value-type="float" office:value="4" table:style-name="ce7">
            <text:p>4</text:p>
          </table:table-cell>
          <table:table-cell office:value-type="float" office:value="299" table:style-name="ce16">
            <text:p>2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date" office:date-value="2020-02-01T00:00:00" table:style-name="ce14">
            <text:p>01.02.20</text:p>
          </table:table-cell>
          <table:table-cell office:value-type="string" table:style-name="ce7">
            <text:p>A51</text:p>
          </table:table-cell>
          <table:table-cell office:value-type="float" office:value="13" table:style-name="ce7">
            <text:p>13</text:p>
          </table:table-cell>
          <table:table-cell office:value-type="float" office:value="357" table:style-name="ce16">
            <text:p>3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date" office:date-value="2020-02-02T00:00:00" table:style-name="ce14">
            <text:p>02.02.20</text:p>
          </table:table-cell>
          <table:table-cell office:value-type="string" table:style-name="ce7">
            <text:p>A58</text:p>
          </table:table-cell>
          <table:table-cell office:value-type="float" office:value="7" table:style-name="ce7">
            <text:p>7</text:p>
          </table:table-cell>
          <table:table-cell office:value-type="float" office:value="164" table:style-name="ce16">
            <text:p>1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date" office:date-value="2020-02-02T00:00:00" table:style-name="ce14">
            <text:p>02.02.20</text:p>
          </table:table-cell>
          <table:table-cell office:value-type="string" table:style-name="ce7">
            <text:p>A11</text:p>
          </table:table-cell>
          <table:table-cell office:value-type="float" office:value="1" table:style-name="ce7">
            <text:p>1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date" office:date-value="2020-02-02T00:00:00" table:style-name="ce14">
            <text:p>02.02.20</text:p>
          </table:table-cell>
          <table:table-cell office:value-type="string" table:style-name="ce7">
            <text:p>A63</text:p>
          </table:table-cell>
          <table:table-cell office:value-type="float" office:value="2" table:style-name="ce7">
            <text:p>2</text:p>
          </table:table-cell>
          <table:table-cell office:value-type="float" office:value="298" table:style-name="ce16">
            <text:p>29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date" office:date-value="2020-02-02T00:00:00" table:style-name="ce14">
            <text:p>02.02.20</text:p>
          </table:table-cell>
          <table:table-cell office:value-type="string" table:style-name="ce7">
            <text:p>A59</text:p>
          </table:table-cell>
          <table:table-cell office:value-type="float" office:value="14" table:style-name="ce7">
            <text:p>14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date" office:date-value="2020-02-03T00:00:00" table:style-name="ce14">
            <text:p>03.02.20</text:p>
          </table:table-cell>
          <table:table-cell office:value-type="string" table:style-name="ce7">
            <text:p>A43</text:p>
          </table:table-cell>
          <table:table-cell office:value-type="float" office:value="13" table:style-name="ce7">
            <text:p>13</text:p>
          </table:table-cell>
          <table:table-cell office:value-type="float" office:value="277" table:style-name="ce16">
            <text:p>2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date" office:date-value="2020-02-03T00:00:00" table:style-name="ce14">
            <text:p>03.02.20</text:p>
          </table:table-cell>
          <table:table-cell office:value-type="string" table:style-name="ce7">
            <text:p>A51</text:p>
          </table:table-cell>
          <table:table-cell office:value-type="float" office:value="3" table:style-name="ce7">
            <text:p>3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date" office:date-value="2020-02-03T00:00:00" table:style-name="ce14">
            <text:p>03.02.20</text:p>
          </table:table-cell>
          <table:table-cell office:value-type="string" table:style-name="ce7">
            <text:p>A40</text:p>
          </table:table-cell>
          <table:table-cell office:value-type="float" office:value="9" table:style-name="ce7">
            <text:p>9</text:p>
          </table:table-cell>
          <table:table-cell office:value-type="float" office:value="119" table:style-name="ce16">
            <text:p>1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date" office:date-value="2020-02-03T00:00:00" table:style-name="ce14">
            <text:p>03.02.20</text:p>
          </table:table-cell>
          <table:table-cell office:value-type="string" table:style-name="ce7">
            <text:p>A54</text:p>
          </table:table-cell>
          <table:table-cell office:value-type="float" office:value="6" table:style-name="ce7">
            <text:p>6</text:p>
          </table:table-cell>
          <table:table-cell office:value-type="float" office:value="121" table:style-name="ce16">
            <text:p>1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date" office:date-value="2020-02-04T00:00:00" table:style-name="ce14">
            <text:p>04.02.20</text:p>
          </table:table-cell>
          <table:table-cell office:value-type="string" table:style-name="ce7">
            <text:p>A64</text:p>
          </table:table-cell>
          <table:table-cell office:value-type="float" office:value="6" table:style-name="ce7">
            <text:p>6</text:p>
          </table:table-cell>
          <table:table-cell office:value-type="float" office:value="96" table:style-name="ce16">
            <text:p>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date" office:date-value="2020-02-04T00:00:00" table:style-name="ce14">
            <text:p>04.02.20</text:p>
          </table:table-cell>
          <table:table-cell office:value-type="string" table:style-name="ce7">
            <text:p>A8</text:p>
          </table:table-cell>
          <table:table-cell office:value-type="float" office:value="1" table:style-name="ce7">
            <text:p>1</text:p>
          </table:table-cell>
          <table:table-cell office:value-type="float" office:value="315" table:style-name="ce16">
            <text:p>3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date" office:date-value="2020-02-04T00:00:00" table:style-name="ce14">
            <text:p>04.02.20</text:p>
          </table:table-cell>
          <table:table-cell office:value-type="string" table:style-name="ce7">
            <text:p>A15</text:p>
          </table:table-cell>
          <table:table-cell office:value-type="float" office:value="1" table:style-name="ce7">
            <text:p>1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date" office:date-value="2020-02-04T00:00:00" table:style-name="ce14">
            <text:p>04.02.20</text:p>
          </table:table-cell>
          <table:table-cell office:value-type="string" table:style-name="ce7">
            <text:p>A2</text:p>
          </table:table-cell>
          <table:table-cell office:value-type="float" office:value="3" table:style-name="ce7">
            <text:p>3</text:p>
          </table:table-cell>
          <table:table-cell office:value-type="float" office:value="154" table:style-name="ce16">
            <text:p>1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date" office:date-value="2020-02-05T00:00:00" table:style-name="ce14">
            <text:p>05.02.20</text:p>
          </table:table-cell>
          <table:table-cell office:value-type="string" table:style-name="ce7">
            <text:p>A41</text:p>
          </table:table-cell>
          <table:table-cell office:value-type="float" office:value="13" table:style-name="ce7">
            <text:p>13</text:p>
          </table:table-cell>
          <table:table-cell office:value-type="float" office:value="207" table:style-name="ce16">
            <text:p>2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date" office:date-value="2020-02-05T00:00:00" table:style-name="ce14">
            <text:p>05.02.20</text:p>
          </table:table-cell>
          <table:table-cell office:value-type="string" table:style-name="ce7">
            <text:p>A54</text:p>
          </table:table-cell>
          <table:table-cell office:value-type="float" office:value="6" table:style-name="ce7">
            <text:p>6</text:p>
          </table:table-cell>
          <table:table-cell office:value-type="float" office:value="231" table:style-name="ce16">
            <text:p>23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date" office:date-value="2020-02-05T00:00:00" table:style-name="ce14">
            <text:p>05.02.20</text:p>
          </table:table-cell>
          <table:table-cell office:value-type="string" table:style-name="ce7">
            <text:p>A39</text:p>
          </table:table-cell>
          <table:table-cell office:value-type="float" office:value="8" table:style-name="ce7">
            <text:p>8</text:p>
          </table:table-cell>
          <table:table-cell office:value-type="float" office:value="235" table:style-name="ce16">
            <text:p>2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date" office:date-value="2020-02-05T00:00:00" table:style-name="ce14">
            <text:p>05.02.20</text:p>
          </table:table-cell>
          <table:table-cell office:value-type="string" table:style-name="ce7">
            <text:p>A2</text:p>
          </table:table-cell>
          <table:table-cell office:value-type="float" office:value="12" table:style-name="ce7">
            <text:p>12</text:p>
          </table:table-cell>
          <table:table-cell office:value-type="float" office:value="245" table:style-name="ce16">
            <text:p>2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date" office:date-value="2020-02-06T00:00:00" table:style-name="ce14">
            <text:p>06.02.20</text:p>
          </table:table-cell>
          <table:table-cell office:value-type="string" table:style-name="ce7">
            <text:p>A22</text:p>
          </table:table-cell>
          <table:table-cell office:value-type="float" office:value="12" table:style-name="ce7">
            <text:p>12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date" office:date-value="2020-02-06T00:00:00" table:style-name="ce14">
            <text:p>06.02.20</text:p>
          </table:table-cell>
          <table:table-cell office:value-type="string" table:style-name="ce7">
            <text:p>A47</text:p>
          </table:table-cell>
          <table:table-cell office:value-type="float" office:value="14" table:style-name="ce7">
            <text:p>14</text:p>
          </table:table-cell>
          <table:table-cell office:value-type="float" office:value="117" table:style-name="ce16">
            <text:p>11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date" office:date-value="2020-02-06T00:00:00" table:style-name="ce14">
            <text:p>06.02.20</text:p>
          </table:table-cell>
          <table:table-cell office:value-type="string" table:style-name="ce7">
            <text:p>A32</text:p>
          </table:table-cell>
          <table:table-cell office:value-type="float" office:value="6" table:style-name="ce7">
            <text:p>6</text:p>
          </table:table-cell>
          <table:table-cell office:value-type="float" office:value="383" table:style-name="ce16">
            <text:p>3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date" office:date-value="2020-02-06T00:00:00" table:style-name="ce14">
            <text:p>06.02.20</text:p>
          </table:table-cell>
          <table:table-cell office:value-type="string" table:style-name="ce7">
            <text:p>A13</text:p>
          </table:table-cell>
          <table:table-cell office:value-type="float" office:value="6" table:style-name="ce7">
            <text:p>6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date" office:date-value="2020-02-07T00:00:00" table:style-name="ce14">
            <text:p>07.02.20</text:p>
          </table:table-cell>
          <table:table-cell office:value-type="string" table:style-name="ce7">
            <text:p>A58</text:p>
          </table:table-cell>
          <table:table-cell office:value-type="float" office:value="10" table:style-name="ce7">
            <text:p>10</text:p>
          </table:table-cell>
          <table:table-cell office:value-type="float" office:value="278" table:style-name="ce16">
            <text:p>2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date" office:date-value="2020-02-07T00:00:00" table:style-name="ce14">
            <text:p>07.02.20</text:p>
          </table:table-cell>
          <table:table-cell office:value-type="string" table:style-name="ce7">
            <text:p>A47</text:p>
          </table:table-cell>
          <table:table-cell office:value-type="float" office:value="5" table:style-name="ce7">
            <text:p>5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date" office:date-value="2020-02-07T00:00:00" table:style-name="ce14">
            <text:p>07.02.20</text:p>
          </table:table-cell>
          <table:table-cell office:value-type="string" table:style-name="ce7">
            <text:p>A35</text:p>
          </table:table-cell>
          <table:table-cell office:value-type="float" office:value="13" table:style-name="ce7">
            <text:p>13</text:p>
          </table:table-cell>
          <table:table-cell office:value-type="float" office:value="297" table:style-name="ce16">
            <text:p>2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date" office:date-value="2020-02-07T00:00:00" table:style-name="ce14">
            <text:p>07.02.20</text:p>
          </table:table-cell>
          <table:table-cell office:value-type="string" table:style-name="ce7">
            <text:p>A57</text:p>
          </table:table-cell>
          <table:table-cell office:value-type="float" office:value="8" table:style-name="ce7">
            <text:p>8</text:p>
          </table:table-cell>
          <table:table-cell office:value-type="float" office:value="373" table:style-name="ce16">
            <text:p>3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date" office:date-value="2020-02-08T00:00:00" table:style-name="ce14">
            <text:p>08.02.20</text:p>
          </table:table-cell>
          <table:table-cell office:value-type="string" table:style-name="ce7">
            <text:p>A62</text:p>
          </table:table-cell>
          <table:table-cell office:value-type="float" office:value="5" table:style-name="ce7">
            <text:p>5</text:p>
          </table:table-cell>
          <table:table-cell office:value-type="float" office:value="73" table:style-name="ce16">
            <text:p>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date" office:date-value="2020-02-08T00:00:00" table:style-name="ce14">
            <text:p>08.02.20</text:p>
          </table:table-cell>
          <table:table-cell office:value-type="string" table:style-name="ce7">
            <text:p>A57</text:p>
          </table:table-cell>
          <table:table-cell office:value-type="float" office:value="14" table:style-name="ce7">
            <text:p>14</text:p>
          </table:table-cell>
          <table:table-cell office:value-type="float" office:value="158" table:style-name="ce16">
            <text:p>1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date" office:date-value="2020-02-08T00:00:00" table:style-name="ce14">
            <text:p>08.02.20</text:p>
          </table:table-cell>
          <table:table-cell office:value-type="string" table:style-name="ce7">
            <text:p>A59</text:p>
          </table:table-cell>
          <table:table-cell office:value-type="float" office:value="4" table:style-name="ce7">
            <text:p>4</text:p>
          </table:table-cell>
          <table:table-cell office:value-type="float" office:value="237" table:style-name="ce16">
            <text:p>23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date" office:date-value="2020-02-08T00:00:00" table:style-name="ce14">
            <text:p>08.02.20</text:p>
          </table:table-cell>
          <table:table-cell office:value-type="string" table:style-name="ce7">
            <text:p>A48</text:p>
          </table:table-cell>
          <table:table-cell office:value-type="float" office:value="13" table:style-name="ce7">
            <text:p>13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date" office:date-value="2020-02-09T00:00:00" table:style-name="ce14">
            <text:p>09.02.20</text:p>
          </table:table-cell>
          <table:table-cell office:value-type="string" table:style-name="ce7">
            <text:p>A14</text:p>
          </table:table-cell>
          <table:table-cell office:value-type="float" office:value="12" table:style-name="ce7">
            <text:p>12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date" office:date-value="2020-02-09T00:00:00" table:style-name="ce14">
            <text:p>09.02.20</text:p>
          </table:table-cell>
          <table:table-cell office:value-type="string" table:style-name="ce7">
            <text:p>A41</text:p>
          </table:table-cell>
          <table:table-cell office:value-type="float" office:value="15" table:style-name="ce7">
            <text:p>15</text:p>
          </table:table-cell>
          <table:table-cell office:value-type="float" office:value="381" table:style-name="ce16">
            <text:p>38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date" office:date-value="2020-02-09T00:00:00" table:style-name="ce14">
            <text:p>09.02.20</text:p>
          </table:table-cell>
          <table:table-cell office:value-type="string" table:style-name="ce7">
            <text:p>A23</text:p>
          </table:table-cell>
          <table:table-cell office:value-type="float" office:value="9" table:style-name="ce7">
            <text:p>9</text:p>
          </table:table-cell>
          <table:table-cell office:value-type="float" office:value="359" table:style-name="ce16">
            <text:p>35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date" office:date-value="2020-02-09T00:00:00" table:style-name="ce14">
            <text:p>09.02.20</text:p>
          </table:table-cell>
          <table:table-cell office:value-type="string" table:style-name="ce7">
            <text:p>A24</text:p>
          </table:table-cell>
          <table:table-cell office:value-type="float" office:value="6" table:style-name="ce7">
            <text:p>6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date" office:date-value="2020-02-10T00:00:00" table:style-name="ce14">
            <text:p>10.02.20</text:p>
          </table:table-cell>
          <table:table-cell office:value-type="string" table:style-name="ce7">
            <text:p>A12</text:p>
          </table:table-cell>
          <table:table-cell office:value-type="float" office:value="3" table:style-name="ce7">
            <text:p>3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date" office:date-value="2020-02-10T00:00:00" table:style-name="ce14">
            <text:p>10.02.20</text:p>
          </table:table-cell>
          <table:table-cell office:value-type="string" table:style-name="ce7">
            <text:p>A31</text:p>
          </table:table-cell>
          <table:table-cell office:value-type="float" office:value="11" table:style-name="ce7">
            <text:p>11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date" office:date-value="2020-02-10T00:00:00" table:style-name="ce14">
            <text:p>10.02.20</text:p>
          </table:table-cell>
          <table:table-cell office:value-type="string" table:style-name="ce7">
            <text:p>A51</text:p>
          </table:table-cell>
          <table:table-cell office:value-type="float" office:value="12" table:style-name="ce7">
            <text:p>12</text:p>
          </table:table-cell>
          <table:table-cell office:value-type="float" office:value="218" table:style-name="ce16">
            <text:p>2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date" office:date-value="2020-02-10T00:00:00" table:style-name="ce14">
            <text:p>10.02.20</text:p>
          </table:table-cell>
          <table:table-cell office:value-type="string" table:style-name="ce7">
            <text:p>A27</text:p>
          </table:table-cell>
          <table:table-cell office:value-type="float" office:value="4" table:style-name="ce7">
            <text:p>4</text:p>
          </table:table-cell>
          <table:table-cell office:value-type="float" office:value="175" table:style-name="ce16">
            <text:p>1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date" office:date-value="2020-02-11T00:00:00" table:style-name="ce14">
            <text:p>11.02.20</text:p>
          </table:table-cell>
          <table:table-cell office:value-type="string" table:style-name="ce7">
            <text:p>A47</text:p>
          </table:table-cell>
          <table:table-cell office:value-type="float" office:value="13" table:style-name="ce7">
            <text:p>13</text:p>
          </table:table-cell>
          <table:table-cell office:value-type="float" office:value="136" table:style-name="ce16">
            <text:p>1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date" office:date-value="2020-02-11T00:00:00" table:style-name="ce14">
            <text:p>11.02.20</text:p>
          </table:table-cell>
          <table:table-cell office:value-type="string" table:style-name="ce7">
            <text:p>A62</text:p>
          </table:table-cell>
          <table:table-cell office:value-type="float" office:value="13" table:style-name="ce7">
            <text:p>13</text:p>
          </table:table-cell>
          <table:table-cell office:value-type="float" office:value="355" table:style-name="ce16">
            <text:p>35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date" office:date-value="2020-02-11T00:00:00" table:style-name="ce14">
            <text:p>11.02.20</text:p>
          </table:table-cell>
          <table:table-cell office:value-type="string" table:style-name="ce7">
            <text:p>A5</text:p>
          </table:table-cell>
          <table:table-cell office:value-type="float" office:value="5" table:style-name="ce7">
            <text:p>5</text:p>
          </table:table-cell>
          <table:table-cell office:value-type="float" office:value="323" table:style-name="ce16">
            <text:p>3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date" office:date-value="2020-02-11T00:00:00" table:style-name="ce14">
            <text:p>11.02.20</text:p>
          </table:table-cell>
          <table:table-cell office:value-type="string" table:style-name="ce7">
            <text:p>A18</text:p>
          </table:table-cell>
          <table:table-cell office:value-type="float" office:value="15" table:style-name="ce7">
            <text:p>15</text:p>
          </table:table-cell>
          <table:table-cell office:value-type="float" office:value="111" table:style-name="ce16">
            <text:p>1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date" office:date-value="2020-02-12T00:00:00" table:style-name="ce14">
            <text:p>12.02.20</text:p>
          </table:table-cell>
          <table:table-cell office:value-type="string" table:style-name="ce7">
            <text:p>A37</text:p>
          </table:table-cell>
          <table:table-cell office:value-type="float" office:value="9" table:style-name="ce7">
            <text:p>9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date" office:date-value="2020-02-12T00:00:00" table:style-name="ce14">
            <text:p>12.02.20</text:p>
          </table:table-cell>
          <table:table-cell office:value-type="string" table:style-name="ce7">
            <text:p>A25</text:p>
          </table:table-cell>
          <table:table-cell office:value-type="float" office:value="4" table:style-name="ce7">
            <text:p>4</text:p>
          </table:table-cell>
          <table:table-cell office:value-type="float" office:value="375" table:style-name="ce16">
            <text:p>3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date" office:date-value="2020-02-12T00:00:00" table:style-name="ce14">
            <text:p>12.02.20</text:p>
          </table:table-cell>
          <table:table-cell office:value-type="string" table:style-name="ce7">
            <text:p>A49</text:p>
          </table:table-cell>
          <table:table-cell office:value-type="float" office:value="8" table:style-name="ce7">
            <text:p>8</text:p>
          </table:table-cell>
          <table:table-cell office:value-type="float" office:value="372" table:style-name="ce16">
            <text:p>3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date" office:date-value="2020-02-12T00:00:00" table:style-name="ce14">
            <text:p>12.02.20</text:p>
          </table:table-cell>
          <table:table-cell office:value-type="string" table:style-name="ce7">
            <text:p>A47</text:p>
          </table:table-cell>
          <table:table-cell office:value-type="float" office:value="1" table:style-name="ce7">
            <text:p>1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date" office:date-value="2020-02-13T00:00:00" table:style-name="ce14">
            <text:p>13.02.20</text:p>
          </table:table-cell>
          <table:table-cell office:value-type="string" table:style-name="ce7">
            <text:p>A23</text:p>
          </table:table-cell>
          <table:table-cell office:value-type="float" office:value="2" table:style-name="ce7">
            <text:p>2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date" office:date-value="2020-02-13T00:00:00" table:style-name="ce14">
            <text:p>13.02.20</text:p>
          </table:table-cell>
          <table:table-cell office:value-type="string" table:style-name="ce7">
            <text:p>A21</text:p>
          </table:table-cell>
          <table:table-cell office:value-type="float" office:value="3" table:style-name="ce7">
            <text:p>3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date" office:date-value="2020-02-13T00:00:00" table:style-name="ce14">
            <text:p>13.02.20</text:p>
          </table:table-cell>
          <table:table-cell office:value-type="string" table:style-name="ce7">
            <text:p>A50</text:p>
          </table:table-cell>
          <table:table-cell office:value-type="float" office:value="12" table:style-name="ce7">
            <text:p>12</text:p>
          </table:table-cell>
          <table:table-cell office:value-type="float" office:value="381" table:style-name="ce16">
            <text:p>38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date" office:date-value="2020-02-13T00:00:00" table:style-name="ce14">
            <text:p>13.02.20</text:p>
          </table:table-cell>
          <table:table-cell office:value-type="string" table:style-name="ce7">
            <text:p>A11</text:p>
          </table:table-cell>
          <table:table-cell office:value-type="float" office:value="15" table:style-name="ce7">
            <text:p>15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date" office:date-value="2020-02-14T00:00:00" table:style-name="ce14">
            <text:p>14.02.20</text:p>
          </table:table-cell>
          <table:table-cell office:value-type="string" table:style-name="ce7">
            <text:p>A19</text:p>
          </table:table-cell>
          <table:table-cell office:value-type="float" office:value="9" table:style-name="ce7">
            <text:p>9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date" office:date-value="2020-02-14T00:00:00" table:style-name="ce14">
            <text:p>14.02.20</text:p>
          </table:table-cell>
          <table:table-cell office:value-type="string" table:style-name="ce7">
            <text:p>A21</text:p>
          </table:table-cell>
          <table:table-cell office:value-type="float" office:value="11" table:style-name="ce7">
            <text:p>11</text:p>
          </table:table-cell>
          <table:table-cell office:value-type="float" office:value="371" table:style-name="ce16">
            <text:p>3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date" office:date-value="2020-02-14T00:00:00" table:style-name="ce14">
            <text:p>14.02.20</text:p>
          </table:table-cell>
          <table:table-cell office:value-type="string" table:style-name="ce7">
            <text:p>A48</text:p>
          </table:table-cell>
          <table:table-cell office:value-type="float" office:value="3" table:style-name="ce7">
            <text:p>3</text:p>
          </table:table-cell>
          <table:table-cell office:value-type="float" office:value="89" table:style-name="ce16">
            <text:p>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date" office:date-value="2020-02-14T00:00:00" table:style-name="ce14">
            <text:p>14.02.20</text:p>
          </table:table-cell>
          <table:table-cell office:value-type="string" table:style-name="ce7">
            <text:p>A21</text:p>
          </table:table-cell>
          <table:table-cell office:value-type="float" office:value="1" table:style-name="ce7">
            <text:p>1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date" office:date-value="2020-02-15T00:00:00" table:style-name="ce14">
            <text:p>15.02.20</text:p>
          </table:table-cell>
          <table:table-cell office:value-type="string" table:style-name="ce7">
            <text:p>A1</text:p>
          </table:table-cell>
          <table:table-cell office:value-type="float" office:value="5" table:style-name="ce7">
            <text:p>5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date" office:date-value="2020-02-15T00:00:00" table:style-name="ce14">
            <text:p>15.02.20</text:p>
          </table:table-cell>
          <table:table-cell office:value-type="string" table:style-name="ce7">
            <text:p>A38</text:p>
          </table:table-cell>
          <table:table-cell office:value-type="float" office:value="6" table:style-name="ce7">
            <text:p>6</text:p>
          </table:table-cell>
          <table:table-cell office:value-type="float" office:value="444" table:style-name="ce16">
            <text:p>4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date" office:date-value="2020-02-15T00:00:00" table:style-name="ce14">
            <text:p>15.02.20</text:p>
          </table:table-cell>
          <table:table-cell office:value-type="string" table:style-name="ce7">
            <text:p>A30</text:p>
          </table:table-cell>
          <table:table-cell office:value-type="float" office:value="5" table:style-name="ce7">
            <text:p>5</text:p>
          </table:table-cell>
          <table:table-cell office:value-type="float" office:value="263" table:style-name="ce16">
            <text:p>2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date" office:date-value="2020-02-15T00:00:00" table:style-name="ce14">
            <text:p>15.02.20</text:p>
          </table:table-cell>
          <table:table-cell office:value-type="string" table:style-name="ce7">
            <text:p>A1</text:p>
          </table:table-cell>
          <table:table-cell office:value-type="float" office:value="15" table:style-name="ce7">
            <text:p>15</text:p>
          </table:table-cell>
          <table:table-cell office:value-type="float" office:value="306" table:style-name="ce16">
            <text:p>3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date" office:date-value="2020-02-16T00:00:00" table:style-name="ce14">
            <text:p>16.02.20</text:p>
          </table:table-cell>
          <table:table-cell office:value-type="string" table:style-name="ce7">
            <text:p>A50</text:p>
          </table:table-cell>
          <table:table-cell office:value-type="float" office:value="13" table:style-name="ce7">
            <text:p>13</text:p>
          </table:table-cell>
          <table:table-cell office:value-type="float" office:value="417" table:style-name="ce16">
            <text:p>41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date" office:date-value="2020-02-16T00:00:00" table:style-name="ce14">
            <text:p>16.02.20</text:p>
          </table:table-cell>
          <table:table-cell office:value-type="string" table:style-name="ce7">
            <text:p>A6</text:p>
          </table:table-cell>
          <table:table-cell office:value-type="float" office:value="1" table:style-name="ce7">
            <text:p>1</text:p>
          </table:table-cell>
          <table:table-cell office:value-type="float" office:value="332" table:style-name="ce16">
            <text:p>33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date" office:date-value="2020-02-16T00:00:00" table:style-name="ce14">
            <text:p>16.02.20</text:p>
          </table:table-cell>
          <table:table-cell office:value-type="string" table:style-name="ce7">
            <text:p>A61</text:p>
          </table:table-cell>
          <table:table-cell office:value-type="float" office:value="15" table:style-name="ce7">
            <text:p>15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date" office:date-value="2020-02-16T00:00:00" table:style-name="ce14">
            <text:p>16.02.20</text:p>
          </table:table-cell>
          <table:table-cell office:value-type="string" table:style-name="ce7">
            <text:p>A48</text:p>
          </table:table-cell>
          <table:table-cell office:value-type="float" office:value="6" table:style-name="ce7">
            <text:p>6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date" office:date-value="2020-02-17T00:00:00" table:style-name="ce14">
            <text:p>17.02.20</text:p>
          </table:table-cell>
          <table:table-cell office:value-type="string" table:style-name="ce7">
            <text:p>A4</text:p>
          </table:table-cell>
          <table:table-cell office:value-type="float" office:value="11" table:style-name="ce7">
            <text:p>11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date" office:date-value="2020-02-17T00:00:00" table:style-name="ce14">
            <text:p>17.02.20</text:p>
          </table:table-cell>
          <table:table-cell office:value-type="string" table:style-name="ce7">
            <text:p>A3</text:p>
          </table:table-cell>
          <table:table-cell office:value-type="float" office:value="6" table:style-name="ce7">
            <text:p>6</text:p>
          </table:table-cell>
          <table:table-cell office:value-type="float" office:value="71" table:style-name="ce16">
            <text:p>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date" office:date-value="2020-02-17T00:00:00" table:style-name="ce14">
            <text:p>17.02.20</text:p>
          </table:table-cell>
          <table:table-cell office:value-type="string" table:style-name="ce7">
            <text:p>A60</text:p>
          </table:table-cell>
          <table:table-cell office:value-type="float" office:value="11" table:style-name="ce7">
            <text:p>11</text:p>
          </table:table-cell>
          <table:table-cell office:value-type="float" office:value="386" table:style-name="ce16">
            <text:p>3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date" office:date-value="2020-02-17T00:00:00" table:style-name="ce14">
            <text:p>17.02.20</text:p>
          </table:table-cell>
          <table:table-cell office:value-type="string" table:style-name="ce7">
            <text:p>A19</text:p>
          </table:table-cell>
          <table:table-cell office:value-type="float" office:value="14" table:style-name="ce7">
            <text:p>14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date" office:date-value="2020-02-18T00:00:00" table:style-name="ce14">
            <text:p>18.02.20</text:p>
          </table:table-cell>
          <table:table-cell office:value-type="string" table:style-name="ce7">
            <text:p>A60</text:p>
          </table:table-cell>
          <table:table-cell office:value-type="float" office:value="5" table:style-name="ce7">
            <text:p>5</text:p>
          </table:table-cell>
          <table:table-cell office:value-type="float" office:value="388" table:style-name="ce16">
            <text:p>3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date" office:date-value="2020-02-18T00:00:00" table:style-name="ce14">
            <text:p>18.02.20</text:p>
          </table:table-cell>
          <table:table-cell office:value-type="string" table:style-name="ce7">
            <text:p>A5</text:p>
          </table:table-cell>
          <table:table-cell office:value-type="float" office:value="14" table:style-name="ce7">
            <text:p>14</text:p>
          </table:table-cell>
          <table:table-cell office:value-type="float" office:value="277" table:style-name="ce16">
            <text:p>2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date" office:date-value="2020-02-18T00:00:00" table:style-name="ce14">
            <text:p>18.02.20</text:p>
          </table:table-cell>
          <table:table-cell office:value-type="string" table:style-name="ce7">
            <text:p>A23</text:p>
          </table:table-cell>
          <table:table-cell office:value-type="float" office:value="2" table:style-name="ce7">
            <text:p>2</text:p>
          </table:table-cell>
          <table:table-cell office:value-type="float" office:value="229" table:style-name="ce16">
            <text:p>2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date" office:date-value="2020-02-18T00:00:00" table:style-name="ce14">
            <text:p>18.02.20</text:p>
          </table:table-cell>
          <table:table-cell office:value-type="string" table:style-name="ce7">
            <text:p>A41</text:p>
          </table:table-cell>
          <table:table-cell office:value-type="float" office:value="1" table:style-name="ce7">
            <text:p>1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date" office:date-value="2020-02-19T00:00:00" table:style-name="ce14">
            <text:p>19.02.20</text:p>
          </table:table-cell>
          <table:table-cell office:value-type="string" table:style-name="ce7">
            <text:p>A11</text:p>
          </table:table-cell>
          <table:table-cell office:value-type="float" office:value="7" table:style-name="ce7">
            <text:p>7</text:p>
          </table:table-cell>
          <table:table-cell office:value-type="float" office:value="408" table:style-name="ce16">
            <text:p>4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date" office:date-value="2020-02-19T00:00:00" table:style-name="ce14">
            <text:p>19.02.20</text:p>
          </table:table-cell>
          <table:table-cell office:value-type="string" table:style-name="ce7">
            <text:p>A49</text:p>
          </table:table-cell>
          <table:table-cell office:value-type="float" office:value="4" table:style-name="ce7">
            <text:p>4</text:p>
          </table:table-cell>
          <table:table-cell office:value-type="float" office:value="120" table:style-name="ce16">
            <text:p>1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date" office:date-value="2020-02-19T00:00:00" table:style-name="ce14">
            <text:p>19.02.20</text:p>
          </table:table-cell>
          <table:table-cell office:value-type="string" table:style-name="ce7">
            <text:p>A21</text:p>
          </table:table-cell>
          <table:table-cell office:value-type="float" office:value="11" table:style-name="ce7">
            <text:p>11</text:p>
          </table:table-cell>
          <table:table-cell office:value-type="float" office:value="375" table:style-name="ce16">
            <text:p>3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date" office:date-value="2020-02-19T00:00:00" table:style-name="ce14">
            <text:p>19.02.20</text:p>
          </table:table-cell>
          <table:table-cell office:value-type="string" table:style-name="ce7">
            <text:p>A50</text:p>
          </table:table-cell>
          <table:table-cell office:value-type="float" office:value="15" table:style-name="ce7">
            <text:p>15</text:p>
          </table:table-cell>
          <table:table-cell office:value-type="float" office:value="284" table:style-name="ce16">
            <text:p>2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date" office:date-value="2020-02-20T00:00:00" table:style-name="ce14">
            <text:p>20.02.20</text:p>
          </table:table-cell>
          <table:table-cell office:value-type="string" table:style-name="ce7">
            <text:p>A63</text:p>
          </table:table-cell>
          <table:table-cell office:value-type="float" office:value="8" table:style-name="ce7">
            <text:p>8</text:p>
          </table:table-cell>
          <table:table-cell office:value-type="float" office:value="204" table:style-name="ce16">
            <text:p>2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date" office:date-value="2020-02-20T00:00:00" table:style-name="ce14">
            <text:p>20.02.20</text:p>
          </table:table-cell>
          <table:table-cell office:value-type="string" table:style-name="ce7">
            <text:p>A6</text:p>
          </table:table-cell>
          <table:table-cell office:value-type="float" office:value="13" table:style-name="ce7">
            <text:p>13</text:p>
          </table:table-cell>
          <table:table-cell office:value-type="float" office:value="280" table:style-name="ce16">
            <text:p>28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date" office:date-value="2020-02-20T00:00:00" table:style-name="ce14">
            <text:p>20.02.20</text:p>
          </table:table-cell>
          <table:table-cell office:value-type="string" table:style-name="ce7">
            <text:p>A57</text:p>
          </table:table-cell>
          <table:table-cell office:value-type="float" office:value="11" table:style-name="ce7">
            <text:p>11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date" office:date-value="2020-02-20T00:00:00" table:style-name="ce14">
            <text:p>20.02.20</text:p>
          </table:table-cell>
          <table:table-cell office:value-type="string" table:style-name="ce7">
            <text:p>A15</text:p>
          </table:table-cell>
          <table:table-cell office:value-type="float" office:value="4" table:style-name="ce7">
            <text:p>4</text:p>
          </table:table-cell>
          <table:table-cell office:value-type="float" office:value="438" table:style-name="ce16">
            <text:p>4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date" office:date-value="2020-02-21T00:00:00" table:style-name="ce14">
            <text:p>21.02.20</text:p>
          </table:table-cell>
          <table:table-cell office:value-type="string" table:style-name="ce7">
            <text:p>A61</text:p>
          </table:table-cell>
          <table:table-cell office:value-type="float" office:value="11" table:style-name="ce7">
            <text:p>11</text:p>
          </table:table-cell>
          <table:table-cell office:value-type="float" office:value="84" table:style-name="ce16">
            <text:p>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date" office:date-value="2020-02-21T00:00:00" table:style-name="ce14">
            <text:p>21.02.20</text:p>
          </table:table-cell>
          <table:table-cell office:value-type="string" table:style-name="ce7">
            <text:p>A11</text:p>
          </table:table-cell>
          <table:table-cell office:value-type="float" office:value="11" table:style-name="ce7">
            <text:p>11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date" office:date-value="2020-02-21T00:00:00" table:style-name="ce14">
            <text:p>21.02.20</text:p>
          </table:table-cell>
          <table:table-cell office:value-type="string" table:style-name="ce7">
            <text:p>A61</text:p>
          </table:table-cell>
          <table:table-cell office:value-type="float" office:value="3" table:style-name="ce7">
            <text:p>3</text:p>
          </table:table-cell>
          <table:table-cell office:value-type="float" office:value="400" table:style-name="ce16">
            <text:p>4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date" office:date-value="2020-02-21T00:00:00" table:style-name="ce14">
            <text:p>21.02.20</text:p>
          </table:table-cell>
          <table:table-cell office:value-type="string" table:style-name="ce7">
            <text:p>A12</text:p>
          </table:table-cell>
          <table:table-cell office:value-type="float" office:value="10" table:style-name="ce7">
            <text:p>10</text:p>
          </table:table-cell>
          <table:table-cell office:value-type="float" office:value="166" table:style-name="ce16">
            <text:p>1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date" office:date-value="2020-02-22T00:00:00" table:style-name="ce14">
            <text:p>22.02.20</text:p>
          </table:table-cell>
          <table:table-cell office:value-type="string" table:style-name="ce7">
            <text:p>A63</text:p>
          </table:table-cell>
          <table:table-cell office:value-type="float" office:value="1" table:style-name="ce7">
            <text:p>1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date" office:date-value="2020-02-22T00:00:00" table:style-name="ce14">
            <text:p>22.02.20</text:p>
          </table:table-cell>
          <table:table-cell office:value-type="string" table:style-name="ce7">
            <text:p>A29</text:p>
          </table:table-cell>
          <table:table-cell office:value-type="float" office:value="14" table:style-name="ce7">
            <text:p>14</text:p>
          </table:table-cell>
          <table:table-cell office:value-type="float" office:value="241" table:style-name="ce16">
            <text:p>2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date" office:date-value="2020-02-22T00:00:00" table:style-name="ce14">
            <text:p>22.02.20</text:p>
          </table:table-cell>
          <table:table-cell office:value-type="string" table:style-name="ce7">
            <text:p>A10</text:p>
          </table:table-cell>
          <table:table-cell office:value-type="float" office:value="3" table:style-name="ce7">
            <text:p>3</text:p>
          </table:table-cell>
          <table:table-cell office:value-type="float" office:value="100" table:style-name="ce16">
            <text:p>1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date" office:date-value="2020-02-22T00:00:00" table:style-name="ce14">
            <text:p>22.02.20</text:p>
          </table:table-cell>
          <table:table-cell office:value-type="string" table:style-name="ce7">
            <text:p>A51</text:p>
          </table:table-cell>
          <table:table-cell office:value-type="float" office:value="7" table:style-name="ce7">
            <text:p>7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date" office:date-value="2020-02-23T00:00:00" table:style-name="ce14">
            <text:p>23.02.20</text:p>
          </table:table-cell>
          <table:table-cell office:value-type="string" table:style-name="ce7">
            <text:p>A42</text:p>
          </table:table-cell>
          <table:table-cell office:value-type="float" office:value="14" table:style-name="ce7">
            <text:p>14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date" office:date-value="2020-02-23T00:00:00" table:style-name="ce14">
            <text:p>23.02.20</text:p>
          </table:table-cell>
          <table:table-cell office:value-type="string" table:style-name="ce7">
            <text:p>A48</text:p>
          </table:table-cell>
          <table:table-cell office:value-type="float" office:value="6" table:style-name="ce7">
            <text:p>6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date" office:date-value="2020-02-23T00:00:00" table:style-name="ce14">
            <text:p>23.02.20</text:p>
          </table:table-cell>
          <table:table-cell office:value-type="string" table:style-name="ce7">
            <text:p>A9</text:p>
          </table:table-cell>
          <table:table-cell office:value-type="float" office:value="5" table:style-name="ce7">
            <text:p>5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date" office:date-value="2020-02-23T00:00:00" table:style-name="ce14">
            <text:p>23.02.20</text:p>
          </table:table-cell>
          <table:table-cell office:value-type="string" table:style-name="ce7">
            <text:p>A55</text:p>
          </table:table-cell>
          <table:table-cell office:value-type="float" office:value="11" table:style-name="ce7">
            <text:p>11</text:p>
          </table:table-cell>
          <table:table-cell office:value-type="float" office:value="254" table:style-name="ce16">
            <text:p>2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date" office:date-value="2020-02-24T00:00:00" table:style-name="ce14">
            <text:p>24.02.20</text:p>
          </table:table-cell>
          <table:table-cell office:value-type="string" table:style-name="ce7">
            <text:p>A44</text:p>
          </table:table-cell>
          <table:table-cell office:value-type="float" office:value="15" table:style-name="ce7">
            <text:p>15</text:p>
          </table:table-cell>
          <table:table-cell office:value-type="float" office:value="303" table:style-name="ce16">
            <text:p>3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date" office:date-value="2020-02-24T00:00:00" table:style-name="ce14">
            <text:p>24.02.20</text:p>
          </table:table-cell>
          <table:table-cell office:value-type="string" table:style-name="ce7">
            <text:p>A23</text:p>
          </table:table-cell>
          <table:table-cell office:value-type="float" office:value="9" table:style-name="ce7">
            <text:p>9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date" office:date-value="2020-02-24T00:00:00" table:style-name="ce14">
            <text:p>24.02.20</text:p>
          </table:table-cell>
          <table:table-cell office:value-type="string" table:style-name="ce7">
            <text:p>A15</text:p>
          </table:table-cell>
          <table:table-cell office:value-type="float" office:value="7" table:style-name="ce7">
            <text:p>7</text:p>
          </table:table-cell>
          <table:table-cell office:value-type="float" office:value="315" table:style-name="ce16">
            <text:p>3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date" office:date-value="2020-02-24T00:00:00" table:style-name="ce14">
            <text:p>24.02.20</text:p>
          </table:table-cell>
          <table:table-cell office:value-type="string" table:style-name="ce7">
            <text:p>A33</text:p>
          </table:table-cell>
          <table:table-cell office:value-type="float" office:value="4" table:style-name="ce7">
            <text:p>4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date" office:date-value="2020-02-25T00:00:00" table:style-name="ce14">
            <text:p>25.02.20</text:p>
          </table:table-cell>
          <table:table-cell office:value-type="string" table:style-name="ce7">
            <text:p>A25</text:p>
          </table:table-cell>
          <table:table-cell office:value-type="float" office:value="14" table:style-name="ce7">
            <text:p>14</text:p>
          </table:table-cell>
          <table:table-cell office:value-type="float" office:value="78" table:style-name="ce16">
            <text:p>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date" office:date-value="2020-02-25T00:00:00" table:style-name="ce14">
            <text:p>25.02.20</text:p>
          </table:table-cell>
          <table:table-cell office:value-type="string" table:style-name="ce7">
            <text:p>A61</text:p>
          </table:table-cell>
          <table:table-cell office:value-type="float" office:value="8" table:style-name="ce7">
            <text:p>8</text:p>
          </table:table-cell>
          <table:table-cell office:value-type="float" office:value="224" table:style-name="ce16">
            <text:p>2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date" office:date-value="2020-02-25T00:00:00" table:style-name="ce14">
            <text:p>25.02.20</text:p>
          </table:table-cell>
          <table:table-cell office:value-type="string" table:style-name="ce7">
            <text:p>A33</text:p>
          </table:table-cell>
          <table:table-cell office:value-type="float" office:value="14" table:style-name="ce7">
            <text:p>14</text:p>
          </table:table-cell>
          <table:table-cell office:value-type="float" office:value="89" table:style-name="ce16">
            <text:p>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date" office:date-value="2020-02-25T00:00:00" table:style-name="ce14">
            <text:p>25.02.20</text:p>
          </table:table-cell>
          <table:table-cell office:value-type="string" table:style-name="ce7">
            <text:p>A28</text:p>
          </table:table-cell>
          <table:table-cell office:value-type="float" office:value="13" table:style-name="ce7">
            <text:p>13</text:p>
          </table:table-cell>
          <table:table-cell office:value-type="float" office:value="182" table:style-name="ce16">
            <text:p>18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date" office:date-value="2020-02-26T00:00:00" table:style-name="ce14">
            <text:p>26.02.20</text:p>
          </table:table-cell>
          <table:table-cell office:value-type="string" table:style-name="ce7">
            <text:p>A55</text:p>
          </table:table-cell>
          <table:table-cell office:value-type="float" office:value="13" table:style-name="ce7">
            <text:p>13</text:p>
          </table:table-cell>
          <table:table-cell office:value-type="float" office:value="246" table:style-name="ce16">
            <text:p>2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date" office:date-value="2020-02-26T00:00:00" table:style-name="ce14">
            <text:p>26.02.20</text:p>
          </table:table-cell>
          <table:table-cell office:value-type="string" table:style-name="ce7">
            <text:p>A36</text:p>
          </table:table-cell>
          <table:table-cell office:value-type="float" office:value="1" table:style-name="ce7">
            <text:p>1</text:p>
          </table:table-cell>
          <table:table-cell office:value-type="float" office:value="377" table:style-name="ce16">
            <text:p>3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date" office:date-value="2020-02-26T00:00:00" table:style-name="ce14">
            <text:p>26.02.20</text:p>
          </table:table-cell>
          <table:table-cell office:value-type="string" table:style-name="ce7">
            <text:p>A44</text:p>
          </table:table-cell>
          <table:table-cell office:value-type="float" office:value="5" table:style-name="ce7">
            <text:p>5</text:p>
          </table:table-cell>
          <table:table-cell office:value-type="float" office:value="208" table:style-name="ce16">
            <text:p>2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date" office:date-value="2020-02-26T00:00:00" table:style-name="ce14">
            <text:p>26.02.20</text:p>
          </table:table-cell>
          <table:table-cell office:value-type="string" table:style-name="ce7">
            <text:p>A55</text:p>
          </table:table-cell>
          <table:table-cell office:value-type="float" office:value="12" table:style-name="ce7">
            <text:p>12</text:p>
          </table:table-cell>
          <table:table-cell office:value-type="float" office:value="118" table:style-name="ce16">
            <text:p>1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date" office:date-value="2020-02-27T00:00:00" table:style-name="ce14">
            <text:p>27.02.20</text:p>
          </table:table-cell>
          <table:table-cell office:value-type="string" table:style-name="ce7">
            <text:p>A21</text:p>
          </table:table-cell>
          <table:table-cell office:value-type="float" office:value="14" table:style-name="ce7">
            <text:p>14</text:p>
          </table:table-cell>
          <table:table-cell office:value-type="float" office:value="329" table:style-name="ce16">
            <text:p>3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date" office:date-value="2020-02-27T00:00:00" table:style-name="ce14">
            <text:p>27.02.20</text:p>
          </table:table-cell>
          <table:table-cell office:value-type="string" table:style-name="ce7">
            <text:p>A12</text:p>
          </table:table-cell>
          <table:table-cell office:value-type="float" office:value="5" table:style-name="ce7">
            <text:p>5</text:p>
          </table:table-cell>
          <table:table-cell office:value-type="float" office:value="306" table:style-name="ce16">
            <text:p>3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date" office:date-value="2020-02-27T00:00:00" table:style-name="ce14">
            <text:p>27.02.20</text:p>
          </table:table-cell>
          <table:table-cell office:value-type="string" table:style-name="ce7">
            <text:p>A40</text:p>
          </table:table-cell>
          <table:table-cell office:value-type="float" office:value="8" table:style-name="ce7">
            <text:p>8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date" office:date-value="2020-02-27T00:00:00" table:style-name="ce14">
            <text:p>27.02.20</text:p>
          </table:table-cell>
          <table:table-cell office:value-type="string" table:style-name="ce7">
            <text:p>A60</text:p>
          </table:table-cell>
          <table:table-cell office:value-type="float" office:value="9" table:style-name="ce7">
            <text:p>9</text:p>
          </table:table-cell>
          <table:table-cell office:value-type="float" office:value="449" table:style-name="ce16">
            <text:p>4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date" office:date-value="2020-02-28T00:00:00" table:style-name="ce14">
            <text:p>28.02.20</text:p>
          </table:table-cell>
          <table:table-cell office:value-type="string" table:style-name="ce7">
            <text:p>A54</text:p>
          </table:table-cell>
          <table:table-cell office:value-type="float" office:value="7" table:style-name="ce7">
            <text:p>7</text:p>
          </table:table-cell>
          <table:table-cell office:value-type="float" office:value="189" table:style-name="ce16">
            <text:p>1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date" office:date-value="2020-02-28T00:00:00" table:style-name="ce14">
            <text:p>28.02.20</text:p>
          </table:table-cell>
          <table:table-cell office:value-type="string" table:style-name="ce7">
            <text:p>A63</text:p>
          </table:table-cell>
          <table:table-cell office:value-type="float" office:value="10" table:style-name="ce7">
            <text:p>10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date" office:date-value="2020-02-28T00:00:00" table:style-name="ce14">
            <text:p>28.02.20</text:p>
          </table:table-cell>
          <table:table-cell office:value-type="string" table:style-name="ce7">
            <text:p>A57</text:p>
          </table:table-cell>
          <table:table-cell office:value-type="float" office:value="15" table:style-name="ce7">
            <text:p>15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date" office:date-value="2020-02-28T00:00:00" table:style-name="ce14">
            <text:p>28.02.20</text:p>
          </table:table-cell>
          <table:table-cell office:value-type="string" table:style-name="ce7">
            <text:p>A60</text:p>
          </table:table-cell>
          <table:table-cell office:value-type="float" office:value="11" table:style-name="ce7">
            <text:p>11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date" office:date-value="2020-02-29T00:00:00" table:style-name="ce14">
            <text:p>29.02.20</text:p>
          </table:table-cell>
          <table:table-cell office:value-type="string" table:style-name="ce7">
            <text:p>A45</text:p>
          </table:table-cell>
          <table:table-cell office:value-type="float" office:value="4" table:style-name="ce7">
            <text:p>4</text:p>
          </table:table-cell>
          <table:table-cell office:value-type="float" office:value="322" table:style-name="ce16">
            <text:p>3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date" office:date-value="2020-02-29T00:00:00" table:style-name="ce14">
            <text:p>29.02.20</text:p>
          </table:table-cell>
          <table:table-cell office:value-type="string" table:style-name="ce7">
            <text:p>A31</text:p>
          </table:table-cell>
          <table:table-cell office:value-type="float" office:value="4" table:style-name="ce7">
            <text:p>4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date" office:date-value="2020-02-29T00:00:00" table:style-name="ce14">
            <text:p>29.02.20</text:p>
          </table:table-cell>
          <table:table-cell office:value-type="string" table:style-name="ce7">
            <text:p>A64</text:p>
          </table:table-cell>
          <table:table-cell office:value-type="float" office:value="2" table:style-name="ce7">
            <text:p>2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date" office:date-value="2020-02-29T00:00:00" table:style-name="ce14">
            <text:p>29.02.20</text:p>
          </table:table-cell>
          <table:table-cell office:value-type="string" table:style-name="ce7">
            <text:p>A8</text:p>
          </table:table-cell>
          <table:table-cell office:value-type="float" office:value="2" table:style-name="ce7">
            <text:p>2</text:p>
          </table:table-cell>
          <table:table-cell office:value-type="float" office:value="236" table:style-name="ce16">
            <text:p>2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date" office:date-value="2020-03-01T00:00:00" table:style-name="ce14">
            <text:p>01.03.20</text:p>
          </table:table-cell>
          <table:table-cell office:value-type="string" table:style-name="ce7">
            <text:p>A3</text:p>
          </table:table-cell>
          <table:table-cell office:value-type="float" office:value="4" table:style-name="ce7">
            <text:p>4</text:p>
          </table:table-cell>
          <table:table-cell office:value-type="float" office:value="288" table:style-name="ce16">
            <text:p>2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date" office:date-value="2020-03-01T00:00:00" table:style-name="ce14">
            <text:p>01.03.20</text:p>
          </table:table-cell>
          <table:table-cell office:value-type="string" table:style-name="ce7">
            <text:p>A40</text:p>
          </table:table-cell>
          <table:table-cell office:value-type="float" office:value="12" table:style-name="ce7">
            <text:p>12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date" office:date-value="2020-03-01T00:00:00" table:style-name="ce14">
            <text:p>01.03.20</text:p>
          </table:table-cell>
          <table:table-cell office:value-type="string" table:style-name="ce7">
            <text:p>A14</text:p>
          </table:table-cell>
          <table:table-cell office:value-type="float" office:value="6" table:style-name="ce7">
            <text:p>6</text:p>
          </table:table-cell>
          <table:table-cell office:value-type="float" office:value="104" table:style-name="ce16">
            <text:p>1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date" office:date-value="2020-03-01T00:00:00" table:style-name="ce14">
            <text:p>01.03.20</text:p>
          </table:table-cell>
          <table:table-cell office:value-type="string" table:style-name="ce7">
            <text:p>A3</text:p>
          </table:table-cell>
          <table:table-cell office:value-type="float" office:value="9" table:style-name="ce7">
            <text:p>9</text:p>
          </table:table-cell>
          <table:table-cell office:value-type="float" office:value="341" table:style-name="ce16">
            <text:p>3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date" office:date-value="2020-03-02T00:00:00" table:style-name="ce14">
            <text:p>02.03.20</text:p>
          </table:table-cell>
          <table:table-cell office:value-type="string" table:style-name="ce7">
            <text:p>A58</text:p>
          </table:table-cell>
          <table:table-cell office:value-type="float" office:value="15" table:style-name="ce7">
            <text:p>15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date" office:date-value="2020-03-02T00:00:00" table:style-name="ce14">
            <text:p>02.03.20</text:p>
          </table:table-cell>
          <table:table-cell office:value-type="string" table:style-name="ce7">
            <text:p>A59</text:p>
          </table:table-cell>
          <table:table-cell office:value-type="float" office:value="6" table:style-name="ce7">
            <text:p>6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date" office:date-value="2020-03-02T00:00:00" table:style-name="ce14">
            <text:p>02.03.20</text:p>
          </table:table-cell>
          <table:table-cell office:value-type="string" table:style-name="ce7">
            <text:p>A13</text:p>
          </table:table-cell>
          <table:table-cell office:value-type="float" office:value="14" table:style-name="ce7">
            <text:p>14</text:p>
          </table:table-cell>
          <table:table-cell office:value-type="float" office:value="169" table:style-name="ce16">
            <text:p>16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date" office:date-value="2020-03-02T00:00:00" table:style-name="ce14">
            <text:p>02.03.20</text:p>
          </table:table-cell>
          <table:table-cell office:value-type="string" table:style-name="ce7">
            <text:p>A56</text:p>
          </table:table-cell>
          <table:table-cell office:value-type="float" office:value="9" table:style-name="ce7">
            <text:p>9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date" office:date-value="2020-03-03T00:00:00" table:style-name="ce14">
            <text:p>03.03.20</text:p>
          </table:table-cell>
          <table:table-cell office:value-type="string" table:style-name="ce7">
            <text:p>A47</text:p>
          </table:table-cell>
          <table:table-cell office:value-type="float" office:value="1" table:style-name="ce7">
            <text:p>1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date" office:date-value="2020-03-03T00:00:00" table:style-name="ce14">
            <text:p>03.03.20</text:p>
          </table:table-cell>
          <table:table-cell office:value-type="string" table:style-name="ce7">
            <text:p>A24</text:p>
          </table:table-cell>
          <table:table-cell office:value-type="float" office:value="13" table:style-name="ce7">
            <text:p>13</text:p>
          </table:table-cell>
          <table:table-cell office:value-type="float" office:value="294" table:style-name="ce16">
            <text:p>2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date" office:date-value="2020-03-03T00:00:00" table:style-name="ce14">
            <text:p>03.03.20</text:p>
          </table:table-cell>
          <table:table-cell office:value-type="string" table:style-name="ce7">
            <text:p>A58</text:p>
          </table:table-cell>
          <table:table-cell office:value-type="float" office:value="7" table:style-name="ce7">
            <text:p>7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date" office:date-value="2020-03-03T00:00:00" table:style-name="ce14">
            <text:p>03.03.20</text:p>
          </table:table-cell>
          <table:table-cell office:value-type="string" table:style-name="ce7">
            <text:p>A13</text:p>
          </table:table-cell>
          <table:table-cell office:value-type="float" office:value="9" table:style-name="ce7">
            <text:p>9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date" office:date-value="2020-03-04T00:00:00" table:style-name="ce14">
            <text:p>04.03.20</text:p>
          </table:table-cell>
          <table:table-cell office:value-type="string" table:style-name="ce7">
            <text:p>A53</text:p>
          </table:table-cell>
          <table:table-cell office:value-type="float" office:value="4" table:style-name="ce7">
            <text:p>4</text:p>
          </table:table-cell>
          <table:table-cell office:value-type="float" office:value="76" table:style-name="ce16">
            <text:p>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date" office:date-value="2020-03-04T00:00:00" table:style-name="ce14">
            <text:p>04.03.20</text:p>
          </table:table-cell>
          <table:table-cell office:value-type="string" table:style-name="ce7">
            <text:p>A2</text:p>
          </table:table-cell>
          <table:table-cell office:value-type="float" office:value="9" table:style-name="ce7">
            <text:p>9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date" office:date-value="2020-03-04T00:00:00" table:style-name="ce14">
            <text:p>04.03.20</text:p>
          </table:table-cell>
          <table:table-cell office:value-type="string" table:style-name="ce7">
            <text:p>A65</text:p>
          </table:table-cell>
          <table:table-cell office:value-type="float" office:value="8" table:style-name="ce7">
            <text:p>8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date" office:date-value="2020-03-04T00:00:00" table:style-name="ce14">
            <text:p>04.03.20</text:p>
          </table:table-cell>
          <table:table-cell office:value-type="string" table:style-name="ce7">
            <text:p>A59</text:p>
          </table:table-cell>
          <table:table-cell office:value-type="float" office:value="12" table:style-name="ce7">
            <text:p>12</text:p>
          </table:table-cell>
          <table:table-cell office:value-type="float" office:value="433" table:style-name="ce16">
            <text:p>4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date" office:date-value="2020-03-05T00:00:00" table:style-name="ce14">
            <text:p>05.03.20</text:p>
          </table:table-cell>
          <table:table-cell office:value-type="string" table:style-name="ce7">
            <text:p>A52</text:p>
          </table:table-cell>
          <table:table-cell office:value-type="float" office:value="7" table:style-name="ce7">
            <text:p>7</text:p>
          </table:table-cell>
          <table:table-cell office:value-type="float" office:value="301" table:style-name="ce16">
            <text:p>3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date" office:date-value="2020-03-05T00:00:00" table:style-name="ce14">
            <text:p>05.03.20</text:p>
          </table:table-cell>
          <table:table-cell office:value-type="string" table:style-name="ce7">
            <text:p>A52</text:p>
          </table:table-cell>
          <table:table-cell office:value-type="float" office:value="5" table:style-name="ce7">
            <text:p>5</text:p>
          </table:table-cell>
          <table:table-cell office:value-type="float" office:value="234" table:style-name="ce16">
            <text:p>2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date" office:date-value="2020-03-05T00:00:00" table:style-name="ce14">
            <text:p>05.03.20</text:p>
          </table:table-cell>
          <table:table-cell office:value-type="string" table:style-name="ce7">
            <text:p>A32</text:p>
          </table:table-cell>
          <table:table-cell office:value-type="float" office:value="7" table:style-name="ce7">
            <text:p>7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date" office:date-value="2020-03-05T00:00:00" table:style-name="ce14">
            <text:p>05.03.20</text:p>
          </table:table-cell>
          <table:table-cell office:value-type="string" table:style-name="ce7">
            <text:p>A65</text:p>
          </table:table-cell>
          <table:table-cell office:value-type="float" office:value="6" table:style-name="ce7">
            <text:p>6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date" office:date-value="2020-03-06T00:00:00" table:style-name="ce14">
            <text:p>06.03.20</text:p>
          </table:table-cell>
          <table:table-cell office:value-type="string" table:style-name="ce7">
            <text:p>A23</text:p>
          </table:table-cell>
          <table:table-cell office:value-type="float" office:value="2" table:style-name="ce7">
            <text:p>2</text:p>
          </table:table-cell>
          <table:table-cell office:value-type="float" office:value="367" table:style-name="ce16">
            <text:p>3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date" office:date-value="2020-03-06T00:00:00" table:style-name="ce14">
            <text:p>06.03.20</text:p>
          </table:table-cell>
          <table:table-cell office:value-type="string" table:style-name="ce7">
            <text:p>A22</text:p>
          </table:table-cell>
          <table:table-cell office:value-type="float" office:value="3" table:style-name="ce7">
            <text:p>3</text:p>
          </table:table-cell>
          <table:table-cell office:value-type="float" office:value="283" table:style-name="ce16">
            <text:p>2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date" office:date-value="2020-03-06T00:00:00" table:style-name="ce14">
            <text:p>06.03.20</text:p>
          </table:table-cell>
          <table:table-cell office:value-type="string" table:style-name="ce7">
            <text:p>A31</text:p>
          </table:table-cell>
          <table:table-cell office:value-type="float" office:value="12" table:style-name="ce7">
            <text:p>12</text:p>
          </table:table-cell>
          <table:table-cell office:value-type="float" office:value="210" table:style-name="ce16">
            <text:p>2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date" office:date-value="2020-03-06T00:00:00" table:style-name="ce14">
            <text:p>06.03.20</text:p>
          </table:table-cell>
          <table:table-cell office:value-type="string" table:style-name="ce7">
            <text:p>A5</text:p>
          </table:table-cell>
          <table:table-cell office:value-type="float" office:value="12" table:style-name="ce7">
            <text:p>12</text:p>
          </table:table-cell>
          <table:table-cell office:value-type="float" office:value="367" table:style-name="ce16">
            <text:p>3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date" office:date-value="2020-03-07T00:00:00" table:style-name="ce14">
            <text:p>07.03.20</text:p>
          </table:table-cell>
          <table:table-cell office:value-type="string" table:style-name="ce7">
            <text:p>A5</text:p>
          </table:table-cell>
          <table:table-cell office:value-type="float" office:value="5" table:style-name="ce7">
            <text:p>5</text:p>
          </table:table-cell>
          <table:table-cell office:value-type="float" office:value="385" table:style-name="ce16">
            <text:p>3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date" office:date-value="2020-03-07T00:00:00" table:style-name="ce14">
            <text:p>07.03.20</text:p>
          </table:table-cell>
          <table:table-cell office:value-type="string" table:style-name="ce7">
            <text:p>A45</text:p>
          </table:table-cell>
          <table:table-cell office:value-type="float" office:value="13" table:style-name="ce7">
            <text:p>13</text:p>
          </table:table-cell>
          <table:table-cell office:value-type="float" office:value="433" table:style-name="ce16">
            <text:p>4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date" office:date-value="2020-03-07T00:00:00" table:style-name="ce14">
            <text:p>07.03.20</text:p>
          </table:table-cell>
          <table:table-cell office:value-type="string" table:style-name="ce7">
            <text:p>A53</text:p>
          </table:table-cell>
          <table:table-cell office:value-type="float" office:value="12" table:style-name="ce7">
            <text:p>12</text:p>
          </table:table-cell>
          <table:table-cell office:value-type="float" office:value="103" table:style-name="ce16">
            <text:p>1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date" office:date-value="2020-03-07T00:00:00" table:style-name="ce14">
            <text:p>07.03.20</text:p>
          </table:table-cell>
          <table:table-cell office:value-type="string" table:style-name="ce7">
            <text:p>A30</text:p>
          </table:table-cell>
          <table:table-cell office:value-type="float" office:value="8" table:style-name="ce7">
            <text:p>8</text:p>
          </table:table-cell>
          <table:table-cell office:value-type="float" office:value="167" table:style-name="ce16">
            <text:p>1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date" office:date-value="2020-03-08T00:00:00" table:style-name="ce14">
            <text:p>08.03.20</text:p>
          </table:table-cell>
          <table:table-cell office:value-type="string" table:style-name="ce7">
            <text:p>A41</text:p>
          </table:table-cell>
          <table:table-cell office:value-type="float" office:value="7" table:style-name="ce7">
            <text:p>7</text:p>
          </table:table-cell>
          <table:table-cell office:value-type="float" office:value="194" table:style-name="ce16">
            <text:p>1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date" office:date-value="2020-03-08T00:00:00" table:style-name="ce14">
            <text:p>08.03.20</text:p>
          </table:table-cell>
          <table:table-cell office:value-type="string" table:style-name="ce7">
            <text:p>A21</text:p>
          </table:table-cell>
          <table:table-cell office:value-type="float" office:value="14" table:style-name="ce7">
            <text:p>14</text:p>
          </table:table-cell>
          <table:table-cell office:value-type="float" office:value="302" table:style-name="ce16">
            <text:p>3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date" office:date-value="2020-03-08T00:00:00" table:style-name="ce14">
            <text:p>08.03.20</text:p>
          </table:table-cell>
          <table:table-cell office:value-type="string" table:style-name="ce7">
            <text:p>A64</text:p>
          </table:table-cell>
          <table:table-cell office:value-type="float" office:value="15" table:style-name="ce7">
            <text:p>15</text:p>
          </table:table-cell>
          <table:table-cell office:value-type="float" office:value="438" table:style-name="ce16">
            <text:p>4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date" office:date-value="2020-03-08T00:00:00" table:style-name="ce14">
            <text:p>08.03.20</text:p>
          </table:table-cell>
          <table:table-cell office:value-type="string" table:style-name="ce7">
            <text:p>A29</text:p>
          </table:table-cell>
          <table:table-cell office:value-type="float" office:value="9" table:style-name="ce7">
            <text:p>9</text:p>
          </table:table-cell>
          <table:table-cell office:value-type="float" office:value="270" table:style-name="ce16">
            <text:p>2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date" office:date-value="2020-03-09T00:00:00" table:style-name="ce14">
            <text:p>09.03.20</text:p>
          </table:table-cell>
          <table:table-cell office:value-type="string" table:style-name="ce7">
            <text:p>A59</text:p>
          </table:table-cell>
          <table:table-cell office:value-type="float" office:value="14" table:style-name="ce7">
            <text:p>14</text:p>
          </table:table-cell>
          <table:table-cell office:value-type="float" office:value="88" table:style-name="ce16">
            <text:p>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date" office:date-value="2020-03-09T00:00:00" table:style-name="ce14">
            <text:p>09.03.20</text:p>
          </table:table-cell>
          <table:table-cell office:value-type="string" table:style-name="ce7">
            <text:p>A5</text:p>
          </table:table-cell>
          <table:table-cell office:value-type="float" office:value="10" table:style-name="ce7">
            <text:p>10</text:p>
          </table:table-cell>
          <table:table-cell office:value-type="float" office:value="416" table:style-name="ce16">
            <text:p>41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date" office:date-value="2020-03-09T00:00:00" table:style-name="ce14">
            <text:p>09.03.20</text:p>
          </table:table-cell>
          <table:table-cell office:value-type="string" table:style-name="ce7">
            <text:p>A19</text:p>
          </table:table-cell>
          <table:table-cell office:value-type="float" office:value="1" table:style-name="ce7">
            <text:p>1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6" table:style-name="ce7">
            <text:p>276</text:p>
          </table:table-cell>
          <table:table-cell office:value-type="date" office:date-value="2020-03-09T00:00:00" table:style-name="ce14">
            <text:p>09.03.20</text:p>
          </table:table-cell>
          <table:table-cell office:value-type="string" table:style-name="ce7">
            <text:p>A22</text:p>
          </table:table-cell>
          <table:table-cell office:value-type="float" office:value="3" table:style-name="ce7">
            <text:p>3</text:p>
          </table:table-cell>
          <table:table-cell office:value-type="float" office:value="134" table:style-name="ce16">
            <text:p>1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7" table:style-name="ce7">
            <text:p>277</text:p>
          </table:table-cell>
          <table:table-cell office:value-type="date" office:date-value="2020-03-10T00:00:00" table:style-name="ce14">
            <text:p>10.03.20</text:p>
          </table:table-cell>
          <table:table-cell office:value-type="string" table:style-name="ce7">
            <text:p>A23</text:p>
          </table:table-cell>
          <table:table-cell office:value-type="float" office:value="11" table:style-name="ce7">
            <text:p>11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8" table:style-name="ce7">
            <text:p>278</text:p>
          </table:table-cell>
          <table:table-cell office:value-type="date" office:date-value="2020-03-10T00:00:00" table:style-name="ce14">
            <text:p>10.03.20</text:p>
          </table:table-cell>
          <table:table-cell office:value-type="string" table:style-name="ce7">
            <text:p>A50</text:p>
          </table:table-cell>
          <table:table-cell office:value-type="float" office:value="13" table:style-name="ce7">
            <text:p>13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9" table:style-name="ce7">
            <text:p>279</text:p>
          </table:table-cell>
          <table:table-cell office:value-type="date" office:date-value="2020-03-10T00:00:00" table:style-name="ce14">
            <text:p>10.03.20</text:p>
          </table:table-cell>
          <table:table-cell office:value-type="string" table:style-name="ce7">
            <text:p>A10</text:p>
          </table:table-cell>
          <table:table-cell office:value-type="float" office:value="1" table:style-name="ce7">
            <text:p>1</text:p>
          </table:table-cell>
          <table:table-cell office:value-type="float" office:value="83" table:style-name="ce16">
            <text:p>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0" table:style-name="ce7">
            <text:p>280</text:p>
          </table:table-cell>
          <table:table-cell office:value-type="date" office:date-value="2020-03-10T00:00:00" table:style-name="ce14">
            <text:p>10.03.20</text:p>
          </table:table-cell>
          <table:table-cell office:value-type="string" table:style-name="ce7">
            <text:p>A54</text:p>
          </table:table-cell>
          <table:table-cell office:value-type="float" office:value="10" table:style-name="ce7">
            <text:p>10</text:p>
          </table:table-cell>
          <table:table-cell office:value-type="float" office:value="122" table:style-name="ce16">
            <text:p>1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1" table:style-name="ce7">
            <text:p>281</text:p>
          </table:table-cell>
          <table:table-cell office:value-type="date" office:date-value="2020-03-11T00:00:00" table:style-name="ce14">
            <text:p>11.03.20</text:p>
          </table:table-cell>
          <table:table-cell office:value-type="string" table:style-name="ce7">
            <text:p>A21</text:p>
          </table:table-cell>
          <table:table-cell office:value-type="float" office:value="10" table:style-name="ce7">
            <text:p>10</text:p>
          </table:table-cell>
          <table:table-cell office:value-type="float" office:value="306" table:style-name="ce16">
            <text:p>3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2" table:style-name="ce7">
            <text:p>282</text:p>
          </table:table-cell>
          <table:table-cell office:value-type="date" office:date-value="2020-03-11T00:00:00" table:style-name="ce14">
            <text:p>11.03.20</text:p>
          </table:table-cell>
          <table:table-cell office:value-type="string" table:style-name="ce7">
            <text:p>A56</text:p>
          </table:table-cell>
          <table:table-cell office:value-type="float" office:value="11" table:style-name="ce7">
            <text:p>11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3" table:style-name="ce7">
            <text:p>283</text:p>
          </table:table-cell>
          <table:table-cell office:value-type="date" office:date-value="2020-03-11T00:00:00" table:style-name="ce14">
            <text:p>11.03.20</text:p>
          </table:table-cell>
          <table:table-cell office:value-type="string" table:style-name="ce7">
            <text:p>A57</text:p>
          </table:table-cell>
          <table:table-cell office:value-type="float" office:value="3" table:style-name="ce7">
            <text:p>3</text:p>
          </table:table-cell>
          <table:table-cell office:value-type="float" office:value="116" table:style-name="ce16">
            <text:p>11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4" table:style-name="ce7">
            <text:p>284</text:p>
          </table:table-cell>
          <table:table-cell office:value-type="date" office:date-value="2020-03-11T00:00:00" table:style-name="ce14">
            <text:p>11.03.20</text:p>
          </table:table-cell>
          <table:table-cell office:value-type="string" table:style-name="ce7">
            <text:p>A22</text:p>
          </table:table-cell>
          <table:table-cell office:value-type="float" office:value="15" table:style-name="ce7">
            <text:p>15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5" table:style-name="ce7">
            <text:p>285</text:p>
          </table:table-cell>
          <table:table-cell office:value-type="date" office:date-value="2020-03-12T00:00:00" table:style-name="ce14">
            <text:p>12.03.20</text:p>
          </table:table-cell>
          <table:table-cell office:value-type="string" table:style-name="ce7">
            <text:p>A47</text:p>
          </table:table-cell>
          <table:table-cell office:value-type="float" office:value="5" table:style-name="ce7">
            <text:p>5</text:p>
          </table:table-cell>
          <table:table-cell office:value-type="float" office:value="420" table:style-name="ce16">
            <text:p>4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6" table:style-name="ce7">
            <text:p>286</text:p>
          </table:table-cell>
          <table:table-cell office:value-type="date" office:date-value="2020-03-12T00:00:00" table:style-name="ce14">
            <text:p>12.03.20</text:p>
          </table:table-cell>
          <table:table-cell office:value-type="string" table:style-name="ce7">
            <text:p>A46</text:p>
          </table:table-cell>
          <table:table-cell office:value-type="float" office:value="6" table:style-name="ce7">
            <text:p>6</text:p>
          </table:table-cell>
          <table:table-cell office:value-type="float" office:value="385" table:style-name="ce16">
            <text:p>3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7" table:style-name="ce7">
            <text:p>287</text:p>
          </table:table-cell>
          <table:table-cell office:value-type="date" office:date-value="2020-03-12T00:00:00" table:style-name="ce14">
            <text:p>12.03.20</text:p>
          </table:table-cell>
          <table:table-cell office:value-type="string" table:style-name="ce7">
            <text:p>A39</text:p>
          </table:table-cell>
          <table:table-cell office:value-type="float" office:value="15" table:style-name="ce7">
            <text:p>15</text:p>
          </table:table-cell>
          <table:table-cell office:value-type="float" office:value="414" table:style-name="ce16">
            <text:p>4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8" table:style-name="ce7">
            <text:p>288</text:p>
          </table:table-cell>
          <table:table-cell office:value-type="date" office:date-value="2020-03-12T00:00:00" table:style-name="ce14">
            <text:p>12.03.20</text:p>
          </table:table-cell>
          <table:table-cell office:value-type="string" table:style-name="ce7">
            <text:p>A18</text:p>
          </table:table-cell>
          <table:table-cell office:value-type="float" office:value="6" table:style-name="ce7">
            <text:p>6</text:p>
          </table:table-cell>
          <table:table-cell office:value-type="float" office:value="298" table:style-name="ce16">
            <text:p>29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9" table:style-name="ce7">
            <text:p>289</text:p>
          </table:table-cell>
          <table:table-cell office:value-type="date" office:date-value="2020-03-13T00:00:00" table:style-name="ce14">
            <text:p>13.03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315" table:style-name="ce16">
            <text:p>3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date" office:date-value="2020-03-13T00:00:00" table:style-name="ce14">
            <text:p>13.03.20</text:p>
          </table:table-cell>
          <table:table-cell office:value-type="string" table:style-name="ce7">
            <text:p>A6</text:p>
          </table:table-cell>
          <table:table-cell office:value-type="float" office:value="10" table:style-name="ce7">
            <text:p>10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1" table:style-name="ce7">
            <text:p>291</text:p>
          </table:table-cell>
          <table:table-cell office:value-type="date" office:date-value="2020-03-13T00:00:00" table:style-name="ce14">
            <text:p>13.03.20</text:p>
          </table:table-cell>
          <table:table-cell office:value-type="string" table:style-name="ce7">
            <text:p>A33</text:p>
          </table:table-cell>
          <table:table-cell office:value-type="float" office:value="6" table:style-name="ce7">
            <text:p>6</text:p>
          </table:table-cell>
          <table:table-cell office:value-type="float" office:value="350" table:style-name="ce16">
            <text:p>3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2" table:style-name="ce7">
            <text:p>292</text:p>
          </table:table-cell>
          <table:table-cell office:value-type="date" office:date-value="2020-03-13T00:00:00" table:style-name="ce14">
            <text:p>13.03.20</text:p>
          </table:table-cell>
          <table:table-cell office:value-type="string" table:style-name="ce7">
            <text:p>A27</text:p>
          </table:table-cell>
          <table:table-cell office:value-type="float" office:value="2" table:style-name="ce7">
            <text:p>2</text:p>
          </table:table-cell>
          <table:table-cell office:value-type="float" office:value="110" table:style-name="ce16">
            <text:p>1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3" table:style-name="ce7">
            <text:p>293</text:p>
          </table:table-cell>
          <table:table-cell office:value-type="date" office:date-value="2020-03-14T00:00:00" table:style-name="ce14">
            <text:p>14.03.20</text:p>
          </table:table-cell>
          <table:table-cell office:value-type="string" table:style-name="ce7">
            <text:p>A26</text:p>
          </table:table-cell>
          <table:table-cell office:value-type="float" office:value="15" table:style-name="ce7">
            <text:p>15</text:p>
          </table:table-cell>
          <table:table-cell office:value-type="float" office:value="354" table:style-name="ce16">
            <text:p>3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4" table:style-name="ce7">
            <text:p>294</text:p>
          </table:table-cell>
          <table:table-cell office:value-type="date" office:date-value="2020-03-14T00:00:00" table:style-name="ce14">
            <text:p>14.03.20</text:p>
          </table:table-cell>
          <table:table-cell office:value-type="string" table:style-name="ce7">
            <text:p>A26</text:p>
          </table:table-cell>
          <table:table-cell office:value-type="float" office:value="5" table:style-name="ce7">
            <text:p>5</text:p>
          </table:table-cell>
          <table:table-cell office:value-type="float" office:value="323" table:style-name="ce16">
            <text:p>3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5" table:style-name="ce7">
            <text:p>295</text:p>
          </table:table-cell>
          <table:table-cell office:value-type="date" office:date-value="2020-03-14T00:00:00" table:style-name="ce14">
            <text:p>14.03.20</text:p>
          </table:table-cell>
          <table:table-cell office:value-type="string" table:style-name="ce7">
            <text:p>A10</text:p>
          </table:table-cell>
          <table:table-cell office:value-type="float" office:value="3" table:style-name="ce7">
            <text:p>3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6" table:style-name="ce7">
            <text:p>296</text:p>
          </table:table-cell>
          <table:table-cell office:value-type="date" office:date-value="2020-03-14T00:00:00" table:style-name="ce14">
            <text:p>14.03.20</text:p>
          </table:table-cell>
          <table:table-cell office:value-type="string" table:style-name="ce7">
            <text:p>A61</text:p>
          </table:table-cell>
          <table:table-cell office:value-type="float" office:value="14" table:style-name="ce7">
            <text:p>14</text:p>
          </table:table-cell>
          <table:table-cell office:value-type="float" office:value="207" table:style-name="ce16">
            <text:p>2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7" table:style-name="ce7">
            <text:p>297</text:p>
          </table:table-cell>
          <table:table-cell office:value-type="date" office:date-value="2020-03-15T00:00:00" table:style-name="ce14">
            <text:p>15.03.20</text:p>
          </table:table-cell>
          <table:table-cell office:value-type="string" table:style-name="ce7">
            <text:p>A48</text:p>
          </table:table-cell>
          <table:table-cell office:value-type="float" office:value="14" table:style-name="ce7">
            <text:p>14</text:p>
          </table:table-cell>
          <table:table-cell office:value-type="float" office:value="403" table:style-name="ce16">
            <text:p>4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8" table:style-name="ce7">
            <text:p>298</text:p>
          </table:table-cell>
          <table:table-cell office:value-type="date" office:date-value="2020-03-15T00:00:00" table:style-name="ce14">
            <text:p>15.03.20</text:p>
          </table:table-cell>
          <table:table-cell office:value-type="string" table:style-name="ce7">
            <text:p>A5</text:p>
          </table:table-cell>
          <table:table-cell office:value-type="float" office:value="6" table:style-name="ce7">
            <text:p>6</text:p>
          </table:table-cell>
          <table:table-cell office:value-type="float" office:value="134" table:style-name="ce16">
            <text:p>1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9" table:style-name="ce7">
            <text:p>299</text:p>
          </table:table-cell>
          <table:table-cell office:value-type="date" office:date-value="2020-03-15T00:00:00" table:style-name="ce14">
            <text:p>15.03.20</text:p>
          </table:table-cell>
          <table:table-cell office:value-type="string" table:style-name="ce7">
            <text:p>A26</text:p>
          </table:table-cell>
          <table:table-cell office:value-type="float" office:value="12" table:style-name="ce7">
            <text:p>12</text:p>
          </table:table-cell>
          <table:table-cell office:value-type="float" office:value="328" table:style-name="ce16">
            <text:p>3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date" office:date-value="2020-03-15T00:00:00" table:style-name="ce14">
            <text:p>15.03.20</text:p>
          </table:table-cell>
          <table:table-cell office:value-type="string" table:style-name="ce7">
            <text:p>A3</text:p>
          </table:table-cell>
          <table:table-cell office:value-type="float" office:value="6" table:style-name="ce7">
            <text:p>6</text:p>
          </table:table-cell>
          <table:table-cell office:value-type="float" office:value="318" table:style-name="ce16">
            <text:p>3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1" table:style-name="ce7">
            <text:p>301</text:p>
          </table:table-cell>
          <table:table-cell office:value-type="date" office:date-value="2020-03-16T00:00:00" table:style-name="ce14">
            <text:p>16.03.20</text:p>
          </table:table-cell>
          <table:table-cell office:value-type="string" table:style-name="ce7">
            <text:p>A43</text:p>
          </table:table-cell>
          <table:table-cell office:value-type="float" office:value="15" table:style-name="ce7">
            <text:p>15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2" table:style-name="ce7">
            <text:p>302</text:p>
          </table:table-cell>
          <table:table-cell office:value-type="date" office:date-value="2020-03-16T00:00:00" table:style-name="ce14">
            <text:p>16.03.20</text:p>
          </table:table-cell>
          <table:table-cell office:value-type="string" table:style-name="ce7">
            <text:p>A61</text:p>
          </table:table-cell>
          <table:table-cell office:value-type="float" office:value="10" table:style-name="ce7">
            <text:p>10</text:p>
          </table:table-cell>
          <table:table-cell office:value-type="float" office:value="275" table:style-name="ce16">
            <text:p>2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3" table:style-name="ce7">
            <text:p>303</text:p>
          </table:table-cell>
          <table:table-cell office:value-type="date" office:date-value="2020-03-16T00:00:00" table:style-name="ce14">
            <text:p>16.03.20</text:p>
          </table:table-cell>
          <table:table-cell office:value-type="string" table:style-name="ce7">
            <text:p>A6</text:p>
          </table:table-cell>
          <table:table-cell office:value-type="float" office:value="5" table:style-name="ce7">
            <text:p>5</text:p>
          </table:table-cell>
          <table:table-cell office:value-type="float" office:value="262" table:style-name="ce16">
            <text:p>2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4" table:style-name="ce7">
            <text:p>304</text:p>
          </table:table-cell>
          <table:table-cell office:value-type="date" office:date-value="2020-03-16T00:00:00" table:style-name="ce14">
            <text:p>16.03.20</text:p>
          </table:table-cell>
          <table:table-cell office:value-type="string" table:style-name="ce7">
            <text:p>A15</text:p>
          </table:table-cell>
          <table:table-cell office:value-type="float" office:value="6" table:style-name="ce7">
            <text:p>6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5" table:style-name="ce7">
            <text:p>305</text:p>
          </table:table-cell>
          <table:table-cell office:value-type="date" office:date-value="2020-03-17T00:00:00" table:style-name="ce14">
            <text:p>17.03.20</text:p>
          </table:table-cell>
          <table:table-cell office:value-type="string" table:style-name="ce7">
            <text:p>A28</text:p>
          </table:table-cell>
          <table:table-cell office:value-type="float" office:value="6" table:style-name="ce7">
            <text:p>6</text:p>
          </table:table-cell>
          <table:table-cell office:value-type="float" office:value="434" table:style-name="ce16">
            <text:p>4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6" table:style-name="ce7">
            <text:p>306</text:p>
          </table:table-cell>
          <table:table-cell office:value-type="date" office:date-value="2020-03-17T00:00:00" table:style-name="ce14">
            <text:p>17.03.20</text:p>
          </table:table-cell>
          <table:table-cell office:value-type="string" table:style-name="ce7">
            <text:p>A15</text:p>
          </table:table-cell>
          <table:table-cell office:value-type="float" office:value="2" table:style-name="ce7">
            <text:p>2</text:p>
          </table:table-cell>
          <table:table-cell office:value-type="float" office:value="180" table:style-name="ce16">
            <text:p>18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7" table:style-name="ce7">
            <text:p>307</text:p>
          </table:table-cell>
          <table:table-cell office:value-type="date" office:date-value="2020-03-17T00:00:00" table:style-name="ce14">
            <text:p>17.03.20</text:p>
          </table:table-cell>
          <table:table-cell office:value-type="string" table:style-name="ce7">
            <text:p>A1</text:p>
          </table:table-cell>
          <table:table-cell office:value-type="float" office:value="11" table:style-name="ce7">
            <text:p>11</text:p>
          </table:table-cell>
          <table:table-cell office:value-type="float" office:value="334" table:style-name="ce16">
            <text:p>3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8" table:style-name="ce7">
            <text:p>308</text:p>
          </table:table-cell>
          <table:table-cell office:value-type="date" office:date-value="2020-03-17T00:00:00" table:style-name="ce14">
            <text:p>17.03.20</text:p>
          </table:table-cell>
          <table:table-cell office:value-type="string" table:style-name="ce7">
            <text:p>A40</text:p>
          </table:table-cell>
          <table:table-cell office:value-type="float" office:value="1" table:style-name="ce7">
            <text:p>1</text:p>
          </table:table-cell>
          <table:table-cell office:value-type="float" office:value="139" table:style-name="ce16">
            <text:p>1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9" table:style-name="ce7">
            <text:p>309</text:p>
          </table:table-cell>
          <table:table-cell office:value-type="date" office:date-value="2020-03-18T00:00:00" table:style-name="ce14">
            <text:p>18.03.20</text:p>
          </table:table-cell>
          <table:table-cell office:value-type="string" table:style-name="ce7">
            <text:p>A34</text:p>
          </table:table-cell>
          <table:table-cell office:value-type="float" office:value="3" table:style-name="ce7">
            <text:p>3</text:p>
          </table:table-cell>
          <table:table-cell office:value-type="float" office:value="405" table:style-name="ce16">
            <text:p>4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0" table:style-name="ce7">
            <text:p>310</text:p>
          </table:table-cell>
          <table:table-cell office:value-type="date" office:date-value="2020-03-18T00:00:00" table:style-name="ce14">
            <text:p>18.03.20</text:p>
          </table:table-cell>
          <table:table-cell office:value-type="string" table:style-name="ce7">
            <text:p>A52</text:p>
          </table:table-cell>
          <table:table-cell office:value-type="float" office:value="11" table:style-name="ce7">
            <text:p>11</text:p>
          </table:table-cell>
          <table:table-cell office:value-type="float" office:value="341" table:style-name="ce16">
            <text:p>3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1" table:style-name="ce7">
            <text:p>311</text:p>
          </table:table-cell>
          <table:table-cell office:value-type="date" office:date-value="2020-03-18T00:00:00" table:style-name="ce14">
            <text:p>18.03.20</text:p>
          </table:table-cell>
          <table:table-cell office:value-type="string" table:style-name="ce7">
            <text:p>A7</text:p>
          </table:table-cell>
          <table:table-cell office:value-type="float" office:value="11" table:style-name="ce7">
            <text:p>11</text:p>
          </table:table-cell>
          <table:table-cell office:value-type="float" office:value="200" table:style-name="ce16">
            <text:p>2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2" table:style-name="ce7">
            <text:p>312</text:p>
          </table:table-cell>
          <table:table-cell office:value-type="date" office:date-value="2020-03-18T00:00:00" table:style-name="ce14">
            <text:p>18.03.20</text:p>
          </table:table-cell>
          <table:table-cell office:value-type="string" table:style-name="ce7">
            <text:p>A44</text:p>
          </table:table-cell>
          <table:table-cell office:value-type="float" office:value="4" table:style-name="ce7">
            <text:p>4</text:p>
          </table:table-cell>
          <table:table-cell office:value-type="float" office:value="254" table:style-name="ce16">
            <text:p>2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3" table:style-name="ce7">
            <text:p>313</text:p>
          </table:table-cell>
          <table:table-cell office:value-type="date" office:date-value="2020-03-19T00:00:00" table:style-name="ce14">
            <text:p>19.03.20</text:p>
          </table:table-cell>
          <table:table-cell office:value-type="string" table:style-name="ce7">
            <text:p>A25</text:p>
          </table:table-cell>
          <table:table-cell office:value-type="float" office:value="12" table:style-name="ce7">
            <text:p>12</text:p>
          </table:table-cell>
          <table:table-cell office:value-type="float" office:value="450" table:style-name="ce16">
            <text:p>4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4" table:style-name="ce7">
            <text:p>314</text:p>
          </table:table-cell>
          <table:table-cell office:value-type="date" office:date-value="2020-03-19T00:00:00" table:style-name="ce14">
            <text:p>19.03.20</text:p>
          </table:table-cell>
          <table:table-cell office:value-type="string" table:style-name="ce7">
            <text:p>A4</text:p>
          </table:table-cell>
          <table:table-cell office:value-type="float" office:value="13" table:style-name="ce7">
            <text:p>13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5" table:style-name="ce7">
            <text:p>315</text:p>
          </table:table-cell>
          <table:table-cell office:value-type="date" office:date-value="2020-03-19T00:00:00" table:style-name="ce14">
            <text:p>19.03.20</text:p>
          </table:table-cell>
          <table:table-cell office:value-type="string" table:style-name="ce7">
            <text:p>A28</text:p>
          </table:table-cell>
          <table:table-cell office:value-type="float" office:value="9" table:style-name="ce7">
            <text:p>9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6" table:style-name="ce7">
            <text:p>316</text:p>
          </table:table-cell>
          <table:table-cell office:value-type="date" office:date-value="2020-03-19T00:00:00" table:style-name="ce14">
            <text:p>19.03.20</text:p>
          </table:table-cell>
          <table:table-cell office:value-type="string" table:style-name="ce7">
            <text:p>A17</text:p>
          </table:table-cell>
          <table:table-cell office:value-type="float" office:value="10" table:style-name="ce7">
            <text:p>10</text:p>
          </table:table-cell>
          <table:table-cell office:value-type="float" office:value="253" table:style-name="ce16">
            <text:p>25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7" table:style-name="ce7">
            <text:p>317</text:p>
          </table:table-cell>
          <table:table-cell office:value-type="date" office:date-value="2020-03-20T00:00:00" table:style-name="ce14">
            <text:p>20.03.20</text:p>
          </table:table-cell>
          <table:table-cell office:value-type="string" table:style-name="ce7">
            <text:p>A15</text:p>
          </table:table-cell>
          <table:table-cell office:value-type="float" office:value="5" table:style-name="ce7">
            <text:p>5</text:p>
          </table:table-cell>
          <table:table-cell office:value-type="float" office:value="70" table:style-name="ce16">
            <text:p>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8" table:style-name="ce7">
            <text:p>318</text:p>
          </table:table-cell>
          <table:table-cell office:value-type="date" office:date-value="2020-03-20T00:00:00" table:style-name="ce14">
            <text:p>20.03.20</text:p>
          </table:table-cell>
          <table:table-cell office:value-type="string" table:style-name="ce7">
            <text:p>A47</text:p>
          </table:table-cell>
          <table:table-cell office:value-type="float" office:value="12" table:style-name="ce7">
            <text:p>12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9" table:style-name="ce7">
            <text:p>319</text:p>
          </table:table-cell>
          <table:table-cell office:value-type="date" office:date-value="2020-03-20T00:00:00" table:style-name="ce14">
            <text:p>20.03.20</text:p>
          </table:table-cell>
          <table:table-cell office:value-type="string" table:style-name="ce7">
            <text:p>A48</text:p>
          </table:table-cell>
          <table:table-cell office:value-type="float" office:value="7" table:style-name="ce7">
            <text:p>7</text:p>
          </table:table-cell>
          <table:table-cell office:value-type="float" office:value="272" table:style-name="ce16">
            <text:p>2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0" table:style-name="ce7">
            <text:p>320</text:p>
          </table:table-cell>
          <table:table-cell office:value-type="date" office:date-value="2020-03-20T00:00:00" table:style-name="ce14">
            <text:p>20.03.20</text:p>
          </table:table-cell>
          <table:table-cell office:value-type="string" table:style-name="ce7">
            <text:p>A45</text:p>
          </table:table-cell>
          <table:table-cell office:value-type="float" office:value="11" table:style-name="ce7">
            <text:p>11</text:p>
          </table:table-cell>
          <table:table-cell office:value-type="float" office:value="212" table:style-name="ce16">
            <text:p>2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1" table:style-name="ce7">
            <text:p>321</text:p>
          </table:table-cell>
          <table:table-cell office:value-type="date" office:date-value="2020-03-21T00:00:00" table:style-name="ce14">
            <text:p>21.03.20</text:p>
          </table:table-cell>
          <table:table-cell office:value-type="string" table:style-name="ce7">
            <text:p>A47</text:p>
          </table:table-cell>
          <table:table-cell office:value-type="float" office:value="7" table:style-name="ce7">
            <text:p>7</text:p>
          </table:table-cell>
          <table:table-cell office:value-type="float" office:value="194" table:style-name="ce16">
            <text:p>1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2" table:style-name="ce7">
            <text:p>322</text:p>
          </table:table-cell>
          <table:table-cell office:value-type="date" office:date-value="2020-03-21T00:00:00" table:style-name="ce14">
            <text:p>21.03.20</text:p>
          </table:table-cell>
          <table:table-cell office:value-type="string" table:style-name="ce7">
            <text:p>A63</text:p>
          </table:table-cell>
          <table:table-cell office:value-type="float" office:value="8" table:style-name="ce7">
            <text:p>8</text:p>
          </table:table-cell>
          <table:table-cell office:value-type="float" office:value="336" table:style-name="ce16">
            <text:p>3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3" table:style-name="ce7">
            <text:p>323</text:p>
          </table:table-cell>
          <table:table-cell office:value-type="date" office:date-value="2020-03-21T00:00:00" table:style-name="ce14">
            <text:p>21.03.20</text:p>
          </table:table-cell>
          <table:table-cell office:value-type="string" table:style-name="ce7">
            <text:p>A24</text:p>
          </table:table-cell>
          <table:table-cell office:value-type="float" office:value="13" table:style-name="ce7">
            <text:p>13</text:p>
          </table:table-cell>
          <table:table-cell office:value-type="float" office:value="201" table:style-name="ce16">
            <text:p>2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4" table:style-name="ce7">
            <text:p>324</text:p>
          </table:table-cell>
          <table:table-cell office:value-type="date" office:date-value="2020-03-21T00:00:00" table:style-name="ce14">
            <text:p>21.03.20</text:p>
          </table:table-cell>
          <table:table-cell office:value-type="string" table:style-name="ce7">
            <text:p>A6</text:p>
          </table:table-cell>
          <table:table-cell office:value-type="float" office:value="15" table:style-name="ce7">
            <text:p>15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5" table:style-name="ce7">
            <text:p>325</text:p>
          </table:table-cell>
          <table:table-cell office:value-type="date" office:date-value="2020-03-22T00:00:00" table:style-name="ce14">
            <text:p>22.03.20</text:p>
          </table:table-cell>
          <table:table-cell office:value-type="string" table:style-name="ce7">
            <text:p>A41</text:p>
          </table:table-cell>
          <table:table-cell office:value-type="float" office:value="1" table:style-name="ce7">
            <text:p>1</text:p>
          </table:table-cell>
          <table:table-cell office:value-type="float" office:value="106" table:style-name="ce16">
            <text:p>1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6" table:style-name="ce7">
            <text:p>326</text:p>
          </table:table-cell>
          <table:table-cell office:value-type="date" office:date-value="2020-03-22T00:00:00" table:style-name="ce14">
            <text:p>22.03.20</text:p>
          </table:table-cell>
          <table:table-cell office:value-type="string" table:style-name="ce7">
            <text:p>A65</text:p>
          </table:table-cell>
          <table:table-cell office:value-type="float" office:value="15" table:style-name="ce7">
            <text:p>15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7" table:style-name="ce7">
            <text:p>327</text:p>
          </table:table-cell>
          <table:table-cell office:value-type="date" office:date-value="2020-03-22T00:00:00" table:style-name="ce14">
            <text:p>22.03.20</text:p>
          </table:table-cell>
          <table:table-cell office:value-type="string" table:style-name="ce7">
            <text:p>A20</text:p>
          </table:table-cell>
          <table:table-cell office:value-type="float" office:value="2" table:style-name="ce7">
            <text:p>2</text:p>
          </table:table-cell>
          <table:table-cell office:value-type="float" office:value="299" table:style-name="ce16">
            <text:p>2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8" table:style-name="ce7">
            <text:p>328</text:p>
          </table:table-cell>
          <table:table-cell office:value-type="date" office:date-value="2020-03-22T00:00:00" table:style-name="ce14">
            <text:p>22.03.20</text:p>
          </table:table-cell>
          <table:table-cell office:value-type="string" table:style-name="ce7">
            <text:p>A63</text:p>
          </table:table-cell>
          <table:table-cell office:value-type="float" office:value="4" table:style-name="ce7">
            <text:p>4</text:p>
          </table:table-cell>
          <table:table-cell office:value-type="float" office:value="266" table:style-name="ce16">
            <text:p>2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9" table:style-name="ce7">
            <text:p>329</text:p>
          </table:table-cell>
          <table:table-cell office:value-type="date" office:date-value="2020-03-23T00:00:00" table:style-name="ce14">
            <text:p>23.03.20</text:p>
          </table:table-cell>
          <table:table-cell office:value-type="string" table:style-name="ce7">
            <text:p>A24</text:p>
          </table:table-cell>
          <table:table-cell office:value-type="float" office:value="14" table:style-name="ce7">
            <text:p>14</text:p>
          </table:table-cell>
          <table:table-cell office:value-type="float" office:value="389" table:style-name="ce16">
            <text:p>3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0" table:style-name="ce7">
            <text:p>330</text:p>
          </table:table-cell>
          <table:table-cell office:value-type="date" office:date-value="2020-03-23T00:00:00" table:style-name="ce14">
            <text:p>23.03.20</text:p>
          </table:table-cell>
          <table:table-cell office:value-type="string" table:style-name="ce7">
            <text:p>A57</text:p>
          </table:table-cell>
          <table:table-cell office:value-type="float" office:value="8" table:style-name="ce7">
            <text:p>8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1" table:style-name="ce7">
            <text:p>331</text:p>
          </table:table-cell>
          <table:table-cell office:value-type="date" office:date-value="2020-03-23T00:00:00" table:style-name="ce14">
            <text:p>23.03.20</text:p>
          </table:table-cell>
          <table:table-cell office:value-type="string" table:style-name="ce7">
            <text:p>A16</text:p>
          </table:table-cell>
          <table:table-cell office:value-type="float" office:value="5" table:style-name="ce7">
            <text:p>5</text:p>
          </table:table-cell>
          <table:table-cell office:value-type="float" office:value="435" table:style-name="ce16">
            <text:p>4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2" table:style-name="ce7">
            <text:p>332</text:p>
          </table:table-cell>
          <table:table-cell office:value-type="date" office:date-value="2020-03-23T00:00:00" table:style-name="ce14">
            <text:p>23.03.20</text:p>
          </table:table-cell>
          <table:table-cell office:value-type="string" table:style-name="ce7">
            <text:p>A33</text:p>
          </table:table-cell>
          <table:table-cell office:value-type="float" office:value="8" table:style-name="ce7">
            <text:p>8</text:p>
          </table:table-cell>
          <table:table-cell office:value-type="float" office:value="366" table:style-name="ce16">
            <text:p>3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3" table:style-name="ce7">
            <text:p>333</text:p>
          </table:table-cell>
          <table:table-cell office:value-type="date" office:date-value="2020-03-24T00:00:00" table:style-name="ce14">
            <text:p>24.03.20</text:p>
          </table:table-cell>
          <table:table-cell office:value-type="string" table:style-name="ce7">
            <text:p>A9</text:p>
          </table:table-cell>
          <table:table-cell office:value-type="float" office:value="6" table:style-name="ce7">
            <text:p>6</text:p>
          </table:table-cell>
          <table:table-cell office:value-type="float" office:value="311" table:style-name="ce16">
            <text:p>3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4" table:style-name="ce7">
            <text:p>334</text:p>
          </table:table-cell>
          <table:table-cell office:value-type="date" office:date-value="2020-03-24T00:00:00" table:style-name="ce14">
            <text:p>24.03.20</text:p>
          </table:table-cell>
          <table:table-cell office:value-type="string" table:style-name="ce7">
            <text:p>A5</text:p>
          </table:table-cell>
          <table:table-cell office:value-type="float" office:value="7" table:style-name="ce7">
            <text:p>7</text:p>
          </table:table-cell>
          <table:table-cell office:value-type="float" office:value="197" table:style-name="ce16">
            <text:p>1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5" table:style-name="ce7">
            <text:p>335</text:p>
          </table:table-cell>
          <table:table-cell office:value-type="date" office:date-value="2020-03-24T00:00:00" table:style-name="ce14">
            <text:p>24.03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314" table:style-name="ce16">
            <text:p>3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6" table:style-name="ce7">
            <text:p>336</text:p>
          </table:table-cell>
          <table:table-cell office:value-type="date" office:date-value="2020-03-24T00:00:00" table:style-name="ce14">
            <text:p>24.03.20</text:p>
          </table:table-cell>
          <table:table-cell office:value-type="string" table:style-name="ce7">
            <text:p>A32</text:p>
          </table:table-cell>
          <table:table-cell office:value-type="float" office:value="4" table:style-name="ce7">
            <text:p>4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7" table:style-name="ce7">
            <text:p>337</text:p>
          </table:table-cell>
          <table:table-cell office:value-type="date" office:date-value="2020-03-25T00:00:00" table:style-name="ce14">
            <text:p>25.03.20</text:p>
          </table:table-cell>
          <table:table-cell office:value-type="string" table:style-name="ce7">
            <text:p>A40</text:p>
          </table:table-cell>
          <table:table-cell office:value-type="float" office:value="13" table:style-name="ce7">
            <text:p>13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8" table:style-name="ce7">
            <text:p>338</text:p>
          </table:table-cell>
          <table:table-cell office:value-type="date" office:date-value="2020-03-25T00:00:00" table:style-name="ce14">
            <text:p>25.03.20</text:p>
          </table:table-cell>
          <table:table-cell office:value-type="string" table:style-name="ce7">
            <text:p>A24</text:p>
          </table:table-cell>
          <table:table-cell office:value-type="float" office:value="11" table:style-name="ce7">
            <text:p>11</text:p>
          </table:table-cell>
          <table:table-cell office:value-type="float" office:value="256" table:style-name="ce16">
            <text:p>2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9" table:style-name="ce7">
            <text:p>339</text:p>
          </table:table-cell>
          <table:table-cell office:value-type="date" office:date-value="2020-03-25T00:00:00" table:style-name="ce14">
            <text:p>25.03.20</text:p>
          </table:table-cell>
          <table:table-cell office:value-type="string" table:style-name="ce7">
            <text:p>A47</text:p>
          </table:table-cell>
          <table:table-cell office:value-type="float" office:value="9" table:style-name="ce7">
            <text:p>9</text:p>
          </table:table-cell>
          <table:table-cell office:value-type="float" office:value="401" table:style-name="ce16">
            <text:p>4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0" table:style-name="ce7">
            <text:p>340</text:p>
          </table:table-cell>
          <table:table-cell office:value-type="date" office:date-value="2020-03-25T00:00:00" table:style-name="ce14">
            <text:p>25.03.20</text:p>
          </table:table-cell>
          <table:table-cell office:value-type="string" table:style-name="ce7">
            <text:p>A50</text:p>
          </table:table-cell>
          <table:table-cell office:value-type="float" office:value="9" table:style-name="ce7">
            <text:p>9</text:p>
          </table:table-cell>
          <table:table-cell office:value-type="float" office:value="240" table:style-name="ce16">
            <text:p>2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1" table:style-name="ce7">
            <text:p>341</text:p>
          </table:table-cell>
          <table:table-cell office:value-type="date" office:date-value="2020-03-26T00:00:00" table:style-name="ce14">
            <text:p>26.03.20</text:p>
          </table:table-cell>
          <table:table-cell office:value-type="string" table:style-name="ce7">
            <text:p>A15</text:p>
          </table:table-cell>
          <table:table-cell office:value-type="float" office:value="15" table:style-name="ce7">
            <text:p>15</text:p>
          </table:table-cell>
          <table:table-cell office:value-type="float" office:value="345" table:style-name="ce16">
            <text:p>3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2" table:style-name="ce7">
            <text:p>342</text:p>
          </table:table-cell>
          <table:table-cell office:value-type="date" office:date-value="2020-03-26T00:00:00" table:style-name="ce14">
            <text:p>26.03.20</text:p>
          </table:table-cell>
          <table:table-cell office:value-type="string" table:style-name="ce7">
            <text:p>A53</text:p>
          </table:table-cell>
          <table:table-cell office:value-type="float" office:value="1" table:style-name="ce7">
            <text:p>1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3" table:style-name="ce7">
            <text:p>343</text:p>
          </table:table-cell>
          <table:table-cell office:value-type="date" office:date-value="2020-03-26T00:00:00" table:style-name="ce14">
            <text:p>26.03.20</text:p>
          </table:table-cell>
          <table:table-cell office:value-type="string" table:style-name="ce7">
            <text:p>A40</text:p>
          </table:table-cell>
          <table:table-cell office:value-type="float" office:value="7" table:style-name="ce7">
            <text:p>7</text:p>
          </table:table-cell>
          <table:table-cell office:value-type="float" office:value="374" table:style-name="ce16">
            <text:p>3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4" table:style-name="ce7">
            <text:p>344</text:p>
          </table:table-cell>
          <table:table-cell office:value-type="date" office:date-value="2020-03-26T00:00:00" table:style-name="ce14">
            <text:p>26.03.20</text:p>
          </table:table-cell>
          <table:table-cell office:value-type="string" table:style-name="ce7">
            <text:p>A61</text:p>
          </table:table-cell>
          <table:table-cell office:value-type="float" office:value="10" table:style-name="ce7">
            <text:p>10</text:p>
          </table:table-cell>
          <table:table-cell office:value-type="float" office:value="388" table:style-name="ce16">
            <text:p>3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5" table:style-name="ce7">
            <text:p>345</text:p>
          </table:table-cell>
          <table:table-cell office:value-type="date" office:date-value="2020-03-27T00:00:00" table:style-name="ce14">
            <text:p>27.03.20</text:p>
          </table:table-cell>
          <table:table-cell office:value-type="string" table:style-name="ce7">
            <text:p>A14</text:p>
          </table:table-cell>
          <table:table-cell office:value-type="float" office:value="8" table:style-name="ce7">
            <text:p>8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6" table:style-name="ce7">
            <text:p>346</text:p>
          </table:table-cell>
          <table:table-cell office:value-type="date" office:date-value="2020-03-27T00:00:00" table:style-name="ce14">
            <text:p>27.03.20</text:p>
          </table:table-cell>
          <table:table-cell office:value-type="string" table:style-name="ce7">
            <text:p>A18</text:p>
          </table:table-cell>
          <table:table-cell office:value-type="float" office:value="13" table:style-name="ce7">
            <text:p>13</text:p>
          </table:table-cell>
          <table:table-cell office:value-type="float" office:value="159" table:style-name="ce16">
            <text:p>15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7" table:style-name="ce7">
            <text:p>347</text:p>
          </table:table-cell>
          <table:table-cell office:value-type="date" office:date-value="2020-03-27T00:00:00" table:style-name="ce14">
            <text:p>27.03.20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office:value-type="float" office:value="90" table:style-name="ce16">
            <text:p>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8" table:style-name="ce7">
            <text:p>348</text:p>
          </table:table-cell>
          <table:table-cell office:value-type="date" office:date-value="2020-03-27T00:00:00" table:style-name="ce14">
            <text:p>27.03.20</text:p>
          </table:table-cell>
          <table:table-cell office:value-type="string" table:style-name="ce7">
            <text:p>A26</text:p>
          </table:table-cell>
          <table:table-cell office:value-type="float" office:value="4" table:style-name="ce7">
            <text:p>4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9" table:style-name="ce7">
            <text:p>349</text:p>
          </table:table-cell>
          <table:table-cell office:value-type="date" office:date-value="2020-03-28T00:00:00" table:style-name="ce14">
            <text:p>28.03.20</text:p>
          </table:table-cell>
          <table:table-cell office:value-type="string" table:style-name="ce7">
            <text:p>A45</text:p>
          </table:table-cell>
          <table:table-cell office:value-type="float" office:value="14" table:style-name="ce7">
            <text:p>14</text:p>
          </table:table-cell>
          <table:table-cell office:value-type="float" office:value="366" table:style-name="ce16">
            <text:p>3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0" table:style-name="ce7">
            <text:p>350</text:p>
          </table:table-cell>
          <table:table-cell office:value-type="date" office:date-value="2020-03-28T00:00:00" table:style-name="ce14">
            <text:p>28.03.20</text:p>
          </table:table-cell>
          <table:table-cell office:value-type="string" table:style-name="ce7">
            <text:p>A20</text:p>
          </table:table-cell>
          <table:table-cell office:value-type="float" office:value="1" table:style-name="ce7">
            <text:p>1</text:p>
          </table:table-cell>
          <table:table-cell office:value-type="float" office:value="225" table:style-name="ce16">
            <text:p>2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1" table:style-name="ce7">
            <text:p>351</text:p>
          </table:table-cell>
          <table:table-cell office:value-type="date" office:date-value="2020-03-28T00:00:00" table:style-name="ce14">
            <text:p>28.03.20</text:p>
          </table:table-cell>
          <table:table-cell office:value-type="string" table:style-name="ce7">
            <text:p>A27</text:p>
          </table:table-cell>
          <table:table-cell office:value-type="float" office:value="4" table:style-name="ce7">
            <text:p>4</text:p>
          </table:table-cell>
          <table:table-cell office:value-type="float" office:value="250" table:style-name="ce16">
            <text:p>2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2" table:style-name="ce7">
            <text:p>352</text:p>
          </table:table-cell>
          <table:table-cell office:value-type="date" office:date-value="2020-03-28T00:00:00" table:style-name="ce14">
            <text:p>28.03.20</text:p>
          </table:table-cell>
          <table:table-cell office:value-type="string" table:style-name="ce7">
            <text:p>A19</text:p>
          </table:table-cell>
          <table:table-cell office:value-type="float" office:value="9" table:style-name="ce7">
            <text:p>9</text:p>
          </table:table-cell>
          <table:table-cell office:value-type="float" office:value="377" table:style-name="ce16">
            <text:p>3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3" table:style-name="ce7">
            <text:p>353</text:p>
          </table:table-cell>
          <table:table-cell office:value-type="date" office:date-value="2020-03-29T00:00:00" table:style-name="ce14">
            <text:p>29.03.20</text:p>
          </table:table-cell>
          <table:table-cell office:value-type="string" table:style-name="ce7">
            <text:p>A28</text:p>
          </table:table-cell>
          <table:table-cell office:value-type="float" office:value="3" table:style-name="ce7">
            <text:p>3</text:p>
          </table:table-cell>
          <table:table-cell office:value-type="float" office:value="408" table:style-name="ce16">
            <text:p>4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4" table:style-name="ce7">
            <text:p>354</text:p>
          </table:table-cell>
          <table:table-cell office:value-type="date" office:date-value="2020-03-29T00:00:00" table:style-name="ce14">
            <text:p>29.03.20</text:p>
          </table:table-cell>
          <table:table-cell office:value-type="string" table:style-name="ce7">
            <text:p>A39</text:p>
          </table:table-cell>
          <table:table-cell office:value-type="float" office:value="12" table:style-name="ce7">
            <text:p>12</text:p>
          </table:table-cell>
          <table:table-cell office:value-type="float" office:value="422" table:style-name="ce16">
            <text:p>4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5" table:style-name="ce7">
            <text:p>355</text:p>
          </table:table-cell>
          <table:table-cell office:value-type="date" office:date-value="2020-03-29T00:00:00" table:style-name="ce14">
            <text:p>29.03.20</text:p>
          </table:table-cell>
          <table:table-cell office:value-type="string" table:style-name="ce7">
            <text:p>A21</text:p>
          </table:table-cell>
          <table:table-cell office:value-type="float" office:value="15" table:style-name="ce7">
            <text:p>15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6" table:style-name="ce7">
            <text:p>356</text:p>
          </table:table-cell>
          <table:table-cell office:value-type="date" office:date-value="2020-03-29T00:00:00" table:style-name="ce14">
            <text:p>29.03.20</text:p>
          </table:table-cell>
          <table:table-cell office:value-type="string" table:style-name="ce7">
            <text:p>A55</text:p>
          </table:table-cell>
          <table:table-cell office:value-type="float" office:value="12" table:style-name="ce7">
            <text:p>12</text:p>
          </table:table-cell>
          <table:table-cell office:value-type="float" office:value="192" table:style-name="ce16">
            <text:p>19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7" table:style-name="ce7">
            <text:p>357</text:p>
          </table:table-cell>
          <table:table-cell office:value-type="date" office:date-value="2020-03-30T00:00:00" table:style-name="ce14">
            <text:p>30.03.20</text:p>
          </table:table-cell>
          <table:table-cell office:value-type="string" table:style-name="ce7">
            <text:p>A25</text:p>
          </table:table-cell>
          <table:table-cell office:value-type="float" office:value="8" table:style-name="ce7">
            <text:p>8</text:p>
          </table:table-cell>
          <table:table-cell office:value-type="float" office:value="339" table:style-name="ce16">
            <text:p>3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8" table:style-name="ce7">
            <text:p>358</text:p>
          </table:table-cell>
          <table:table-cell office:value-type="date" office:date-value="2020-03-30T00:00:00" table:style-name="ce14">
            <text:p>30.03.20</text:p>
          </table:table-cell>
          <table:table-cell office:value-type="string" table:style-name="ce7">
            <text:p>A62</text:p>
          </table:table-cell>
          <table:table-cell office:value-type="float" office:value="7" table:style-name="ce7">
            <text:p>7</text:p>
          </table:table-cell>
          <table:table-cell office:value-type="float" office:value="383" table:style-name="ce16">
            <text:p>3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9" table:style-name="ce7">
            <text:p>359</text:p>
          </table:table-cell>
          <table:table-cell office:value-type="date" office:date-value="2020-03-30T00:00:00" table:style-name="ce14">
            <text:p>30.03.20</text:p>
          </table:table-cell>
          <table:table-cell office:value-type="string" table:style-name="ce7">
            <text:p>A14</text:p>
          </table:table-cell>
          <table:table-cell office:value-type="float" office:value="5" table:style-name="ce7">
            <text:p>5</text:p>
          </table:table-cell>
          <table:table-cell office:value-type="float" office:value="117" table:style-name="ce16">
            <text:p>11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0" table:style-name="ce7">
            <text:p>360</text:p>
          </table:table-cell>
          <table:table-cell office:value-type="date" office:date-value="2020-03-30T00:00:00" table:style-name="ce14">
            <text:p>30.03.20</text:p>
          </table:table-cell>
          <table:table-cell office:value-type="string" table:style-name="ce7">
            <text:p>A19</text:p>
          </table:table-cell>
          <table:table-cell office:value-type="float" office:value="6" table:style-name="ce7">
            <text:p>6</text:p>
          </table:table-cell>
          <table:table-cell office:value-type="float" office:value="409" table:style-name="ce16">
            <text:p>40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1" table:style-name="ce7">
            <text:p>361</text:p>
          </table:table-cell>
          <table:table-cell office:value-type="date" office:date-value="2020-03-31T00:00:00" table:style-name="ce14">
            <text:p>31.03.20</text:p>
          </table:table-cell>
          <table:table-cell office:value-type="string" table:style-name="ce7">
            <text:p>A19</text:p>
          </table:table-cell>
          <table:table-cell office:value-type="float" office:value="6" table:style-name="ce7">
            <text:p>6</text:p>
          </table:table-cell>
          <table:table-cell office:value-type="float" office:value="282" table:style-name="ce16">
            <text:p>28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2" table:style-name="ce7">
            <text:p>362</text:p>
          </table:table-cell>
          <table:table-cell office:value-type="date" office:date-value="2020-03-31T00:00:00" table:style-name="ce14">
            <text:p>31.03.20</text:p>
          </table:table-cell>
          <table:table-cell office:value-type="string" table:style-name="ce7">
            <text:p>A15</text:p>
          </table:table-cell>
          <table:table-cell office:value-type="float" office:value="12" table:style-name="ce7">
            <text:p>12</text:p>
          </table:table-cell>
          <table:table-cell office:value-type="float" office:value="389" table:style-name="ce16">
            <text:p>3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3" table:style-name="ce7">
            <text:p>363</text:p>
          </table:table-cell>
          <table:table-cell office:value-type="date" office:date-value="2020-03-31T00:00:00" table:style-name="ce14">
            <text:p>31.03.20</text:p>
          </table:table-cell>
          <table:table-cell office:value-type="string" table:style-name="ce7">
            <text:p>A33</text:p>
          </table:table-cell>
          <table:table-cell office:value-type="float" office:value="12" table:style-name="ce7">
            <text:p>12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4" table:style-name="ce7">
            <text:p>364</text:p>
          </table:table-cell>
          <table:table-cell office:value-type="date" office:date-value="2020-03-31T00:00:00" table:style-name="ce14">
            <text:p>31.03.20</text:p>
          </table:table-cell>
          <table:table-cell office:value-type="string" table:style-name="ce7">
            <text:p>A27</text:p>
          </table:table-cell>
          <table:table-cell office:value-type="float" office:value="14" table:style-name="ce7">
            <text:p>14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5" table:style-name="ce7">
            <text:p>365</text:p>
          </table:table-cell>
          <table:table-cell office:value-type="date" office:date-value="2020-04-01T00:00:00" table:style-name="ce14">
            <text:p>01.04.20</text:p>
          </table:table-cell>
          <table:table-cell office:value-type="string" table:style-name="ce7">
            <text:p>A36</text:p>
          </table:table-cell>
          <table:table-cell office:value-type="float" office:value="2" table:style-name="ce7">
            <text:p>2</text:p>
          </table:table-cell>
          <table:table-cell office:value-type="float" office:value="93" table:style-name="ce16">
            <text:p>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6" table:style-name="ce7">
            <text:p>366</text:p>
          </table:table-cell>
          <table:table-cell office:value-type="date" office:date-value="2020-04-01T00:00:00" table:style-name="ce14">
            <text:p>01.04.20</text:p>
          </table:table-cell>
          <table:table-cell office:value-type="string" table:style-name="ce7">
            <text:p>A16</text:p>
          </table:table-cell>
          <table:table-cell office:value-type="float" office:value="9" table:style-name="ce7">
            <text:p>9</text:p>
          </table:table-cell>
          <table:table-cell office:value-type="float" office:value="229" table:style-name="ce16">
            <text:p>2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7" table:style-name="ce7">
            <text:p>367</text:p>
          </table:table-cell>
          <table:table-cell office:value-type="date" office:date-value="2020-04-01T00:00:00" table:style-name="ce14">
            <text:p>01.04.20</text:p>
          </table:table-cell>
          <table:table-cell office:value-type="string" table:style-name="ce7">
            <text:p>A9</text:p>
          </table:table-cell>
          <table:table-cell office:value-type="float" office:value="4" table:style-name="ce7">
            <text:p>4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8" table:style-name="ce7">
            <text:p>368</text:p>
          </table:table-cell>
          <table:table-cell office:value-type="date" office:date-value="2020-04-01T00:00:00" table:style-name="ce14">
            <text:p>01.04.20</text:p>
          </table:table-cell>
          <table:table-cell office:value-type="string" table:style-name="ce7">
            <text:p>A22</text:p>
          </table:table-cell>
          <table:table-cell office:value-type="float" office:value="6" table:style-name="ce7">
            <text:p>6</text:p>
          </table:table-cell>
          <table:table-cell office:value-type="float" office:value="302" table:style-name="ce16">
            <text:p>3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9" table:style-name="ce7">
            <text:p>369</text:p>
          </table:table-cell>
          <table:table-cell office:value-type="date" office:date-value="2020-04-02T00:00:00" table:style-name="ce14">
            <text:p>02.04.20</text:p>
          </table:table-cell>
          <table:table-cell office:value-type="string" table:style-name="ce7">
            <text:p>A24</text:p>
          </table:table-cell>
          <table:table-cell office:value-type="float" office:value="4" table:style-name="ce7">
            <text:p>4</text:p>
          </table:table-cell>
          <table:table-cell office:value-type="float" office:value="207" table:style-name="ce16">
            <text:p>2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0" table:style-name="ce7">
            <text:p>370</text:p>
          </table:table-cell>
          <table:table-cell office:value-type="date" office:date-value="2020-04-02T00:00:00" table:style-name="ce14">
            <text:p>02.04.20</text:p>
          </table:table-cell>
          <table:table-cell office:value-type="string" table:style-name="ce7">
            <text:p>A37</text:p>
          </table:table-cell>
          <table:table-cell office:value-type="float" office:value="4" table:style-name="ce7">
            <text:p>4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1" table:style-name="ce7">
            <text:p>371</text:p>
          </table:table-cell>
          <table:table-cell office:value-type="date" office:date-value="2020-04-02T00:00:00" table:style-name="ce14">
            <text:p>02.04.20</text:p>
          </table:table-cell>
          <table:table-cell office:value-type="string" table:style-name="ce7">
            <text:p>A7</text:p>
          </table:table-cell>
          <table:table-cell office:value-type="float" office:value="6" table:style-name="ce7">
            <text:p>6</text:p>
          </table:table-cell>
          <table:table-cell office:value-type="float" office:value="91" table:style-name="ce16">
            <text:p>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2" table:style-name="ce7">
            <text:p>372</text:p>
          </table:table-cell>
          <table:table-cell office:value-type="date" office:date-value="2020-04-02T00:00:00" table:style-name="ce14">
            <text:p>02.04.20</text:p>
          </table:table-cell>
          <table:table-cell office:value-type="string" table:style-name="ce7">
            <text:p>A9</text:p>
          </table:table-cell>
          <table:table-cell office:value-type="float" office:value="12" table:style-name="ce7">
            <text:p>12</text:p>
          </table:table-cell>
          <table:table-cell office:value-type="float" office:value="448" table:style-name="ce16">
            <text:p>4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3" table:style-name="ce7">
            <text:p>373</text:p>
          </table:table-cell>
          <table:table-cell office:value-type="date" office:date-value="2020-04-03T00:00:00" table:style-name="ce14">
            <text:p>03.04.20</text:p>
          </table:table-cell>
          <table:table-cell office:value-type="string" table:style-name="ce7">
            <text:p>A39</text:p>
          </table:table-cell>
          <table:table-cell office:value-type="float" office:value="2" table:style-name="ce7">
            <text:p>2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4" table:style-name="ce7">
            <text:p>374</text:p>
          </table:table-cell>
          <table:table-cell office:value-type="date" office:date-value="2020-04-03T00:00:00" table:style-name="ce14">
            <text:p>03.04.20</text:p>
          </table:table-cell>
          <table:table-cell office:value-type="string" table:style-name="ce7">
            <text:p>A49</text:p>
          </table:table-cell>
          <table:table-cell office:value-type="float" office:value="9" table:style-name="ce7">
            <text:p>9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5" table:style-name="ce7">
            <text:p>375</text:p>
          </table:table-cell>
          <table:table-cell office:value-type="date" office:date-value="2020-04-03T00:00:00" table:style-name="ce14">
            <text:p>03.04.20</text:p>
          </table:table-cell>
          <table:table-cell office:value-type="string" table:style-name="ce7">
            <text:p>A7</text:p>
          </table:table-cell>
          <table:table-cell office:value-type="float" office:value="13" table:style-name="ce7">
            <text:p>13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6" table:style-name="ce7">
            <text:p>376</text:p>
          </table:table-cell>
          <table:table-cell office:value-type="date" office:date-value="2020-04-03T00:00:00" table:style-name="ce14">
            <text:p>03.04.20</text:p>
          </table:table-cell>
          <table:table-cell office:value-type="string" table:style-name="ce7">
            <text:p>A4</text:p>
          </table:table-cell>
          <table:table-cell office:value-type="float" office:value="4" table:style-name="ce7">
            <text:p>4</text:p>
          </table:table-cell>
          <table:table-cell office:value-type="float" office:value="374" table:style-name="ce16">
            <text:p>3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7" table:style-name="ce7">
            <text:p>377</text:p>
          </table:table-cell>
          <table:table-cell office:value-type="date" office:date-value="2020-04-04T00:00:00" table:style-name="ce14">
            <text:p>04.04.20</text:p>
          </table:table-cell>
          <table:table-cell office:value-type="string" table:style-name="ce7">
            <text:p>A9</text:p>
          </table:table-cell>
          <table:table-cell office:value-type="float" office:value="9" table:style-name="ce7">
            <text:p>9</text:p>
          </table:table-cell>
          <table:table-cell office:value-type="float" office:value="385" table:style-name="ce16">
            <text:p>3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8" table:style-name="ce7">
            <text:p>378</text:p>
          </table:table-cell>
          <table:table-cell office:value-type="date" office:date-value="2020-04-04T00:00:00" table:style-name="ce14">
            <text:p>04.04.20</text:p>
          </table:table-cell>
          <table:table-cell office:value-type="string" table:style-name="ce7">
            <text:p>A15</text:p>
          </table:table-cell>
          <table:table-cell office:value-type="float" office:value="3" table:style-name="ce7">
            <text:p>3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9" table:style-name="ce7">
            <text:p>379</text:p>
          </table:table-cell>
          <table:table-cell office:value-type="date" office:date-value="2020-04-04T00:00:00" table:style-name="ce14">
            <text:p>04.04.20</text:p>
          </table:table-cell>
          <table:table-cell office:value-type="string" table:style-name="ce7">
            <text:p>A30</text:p>
          </table:table-cell>
          <table:table-cell office:value-type="float" office:value="14" table:style-name="ce7">
            <text:p>14</text:p>
          </table:table-cell>
          <table:table-cell office:value-type="float" office:value="393" table:style-name="ce16">
            <text:p>3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0" table:style-name="ce7">
            <text:p>380</text:p>
          </table:table-cell>
          <table:table-cell office:value-type="date" office:date-value="2020-04-04T00:00:00" table:style-name="ce14">
            <text:p>04.04.20</text:p>
          </table:table-cell>
          <table:table-cell office:value-type="string" table:style-name="ce7">
            <text:p>A30</text:p>
          </table:table-cell>
          <table:table-cell office:value-type="float" office:value="15" table:style-name="ce7">
            <text:p>15</text:p>
          </table:table-cell>
          <table:table-cell office:value-type="float" office:value="319" table:style-name="ce16">
            <text:p>3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1" table:style-name="ce7">
            <text:p>381</text:p>
          </table:table-cell>
          <table:table-cell office:value-type="date" office:date-value="2020-04-05T00:00:00" table:style-name="ce14">
            <text:p>05.04.20</text:p>
          </table:table-cell>
          <table:table-cell office:value-type="string" table:style-name="ce7">
            <text:p>A59</text:p>
          </table:table-cell>
          <table:table-cell office:value-type="float" office:value="8" table:style-name="ce7">
            <text:p>8</text:p>
          </table:table-cell>
          <table:table-cell office:value-type="float" office:value="99" table:style-name="ce16">
            <text:p>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2" table:style-name="ce7">
            <text:p>382</text:p>
          </table:table-cell>
          <table:table-cell office:value-type="date" office:date-value="2020-04-05T00:00:00" table:style-name="ce14">
            <text:p>05.04.20</text:p>
          </table:table-cell>
          <table:table-cell office:value-type="string" table:style-name="ce7">
            <text:p>A34</text:p>
          </table:table-cell>
          <table:table-cell office:value-type="float" office:value="12" table:style-name="ce7">
            <text:p>12</text:p>
          </table:table-cell>
          <table:table-cell office:value-type="float" office:value="75" table:style-name="ce16">
            <text:p>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3" table:style-name="ce7">
            <text:p>383</text:p>
          </table:table-cell>
          <table:table-cell office:value-type="date" office:date-value="2020-04-05T00:00:00" table:style-name="ce14">
            <text:p>05.04.20</text:p>
          </table:table-cell>
          <table:table-cell office:value-type="string" table:style-name="ce7">
            <text:p>A26</text:p>
          </table:table-cell>
          <table:table-cell office:value-type="float" office:value="14" table:style-name="ce7">
            <text:p>14</text:p>
          </table:table-cell>
          <table:table-cell office:value-type="float" office:value="203" table:style-name="ce16">
            <text:p>2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4" table:style-name="ce7">
            <text:p>384</text:p>
          </table:table-cell>
          <table:table-cell office:value-type="date" office:date-value="2020-04-05T00:00:00" table:style-name="ce14">
            <text:p>05.04.20</text:p>
          </table:table-cell>
          <table:table-cell office:value-type="string" table:style-name="ce7">
            <text:p>A17</text:p>
          </table:table-cell>
          <table:table-cell office:value-type="float" office:value="9" table:style-name="ce7">
            <text:p>9</text:p>
          </table:table-cell>
          <table:table-cell office:value-type="float" office:value="422" table:style-name="ce16">
            <text:p>4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5" table:style-name="ce7">
            <text:p>385</text:p>
          </table:table-cell>
          <table:table-cell office:value-type="date" office:date-value="2020-04-06T00:00:00" table:style-name="ce14">
            <text:p>06.04.20</text:p>
          </table:table-cell>
          <table:table-cell office:value-type="string" table:style-name="ce7">
            <text:p>A56</text:p>
          </table:table-cell>
          <table:table-cell office:value-type="float" office:value="4" table:style-name="ce7">
            <text:p>4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6" table:style-name="ce7">
            <text:p>386</text:p>
          </table:table-cell>
          <table:table-cell office:value-type="date" office:date-value="2020-04-06T00:00:00" table:style-name="ce14">
            <text:p>06.04.20</text:p>
          </table:table-cell>
          <table:table-cell office:value-type="string" table:style-name="ce7">
            <text:p>A43</text:p>
          </table:table-cell>
          <table:table-cell office:value-type="float" office:value="11" table:style-name="ce7">
            <text:p>11</text:p>
          </table:table-cell>
          <table:table-cell office:value-type="float" office:value="136" table:style-name="ce16">
            <text:p>1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7" table:style-name="ce7">
            <text:p>387</text:p>
          </table:table-cell>
          <table:table-cell office:value-type="date" office:date-value="2020-04-06T00:00:00" table:style-name="ce14">
            <text:p>06.04.20</text:p>
          </table:table-cell>
          <table:table-cell office:value-type="string" table:style-name="ce7">
            <text:p>A37</text:p>
          </table:table-cell>
          <table:table-cell office:value-type="float" office:value="1" table:style-name="ce7">
            <text:p>1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8" table:style-name="ce7">
            <text:p>388</text:p>
          </table:table-cell>
          <table:table-cell office:value-type="date" office:date-value="2020-04-06T00:00:00" table:style-name="ce14">
            <text:p>06.04.20</text:p>
          </table:table-cell>
          <table:table-cell office:value-type="string" table:style-name="ce7">
            <text:p>A26</text:p>
          </table:table-cell>
          <table:table-cell office:value-type="float" office:value="6" table:style-name="ce7">
            <text:p>6</text:p>
          </table:table-cell>
          <table:table-cell office:value-type="float" office:value="414" table:style-name="ce16">
            <text:p>4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9" table:style-name="ce7">
            <text:p>389</text:p>
          </table:table-cell>
          <table:table-cell office:value-type="date" office:date-value="2020-04-07T00:00:00" table:style-name="ce14">
            <text:p>07.04.20</text:p>
          </table:table-cell>
          <table:table-cell office:value-type="string" table:style-name="ce7">
            <text:p>A1</text:p>
          </table:table-cell>
          <table:table-cell office:value-type="float" office:value="13" table:style-name="ce7">
            <text:p>13</text:p>
          </table:table-cell>
          <table:table-cell office:value-type="float" office:value="334" table:style-name="ce16">
            <text:p>3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0" table:style-name="ce7">
            <text:p>390</text:p>
          </table:table-cell>
          <table:table-cell office:value-type="date" office:date-value="2020-04-07T00:00:00" table:style-name="ce14">
            <text:p>07.04.20</text:p>
          </table:table-cell>
          <table:table-cell office:value-type="string" table:style-name="ce7">
            <text:p>A32</text:p>
          </table:table-cell>
          <table:table-cell office:value-type="float" office:value="4" table:style-name="ce7">
            <text:p>4</text:p>
          </table:table-cell>
          <table:table-cell office:value-type="float" office:value="105" table:style-name="ce16">
            <text:p>1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1" table:style-name="ce7">
            <text:p>391</text:p>
          </table:table-cell>
          <table:table-cell office:value-type="date" office:date-value="2020-04-07T00:00:00" table:style-name="ce14">
            <text:p>07.04.20</text:p>
          </table:table-cell>
          <table:table-cell office:value-type="string" table:style-name="ce7">
            <text:p>A30</text:p>
          </table:table-cell>
          <table:table-cell office:value-type="float" office:value="6" table:style-name="ce7">
            <text:p>6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2" table:style-name="ce7">
            <text:p>392</text:p>
          </table:table-cell>
          <table:table-cell office:value-type="date" office:date-value="2020-04-07T00:00:00" table:style-name="ce14">
            <text:p>07.04.20</text:p>
          </table:table-cell>
          <table:table-cell office:value-type="string" table:style-name="ce7">
            <text:p>A57</text:p>
          </table:table-cell>
          <table:table-cell office:value-type="float" office:value="13" table:style-name="ce7">
            <text:p>13</text:p>
          </table:table-cell>
          <table:table-cell office:value-type="float" office:value="314" table:style-name="ce16">
            <text:p>3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3" table:style-name="ce7">
            <text:p>393</text:p>
          </table:table-cell>
          <table:table-cell office:value-type="date" office:date-value="2020-04-08T00:00:00" table:style-name="ce14">
            <text:p>08.04.20</text:p>
          </table:table-cell>
          <table:table-cell office:value-type="string" table:style-name="ce7">
            <text:p>A62</text:p>
          </table:table-cell>
          <table:table-cell office:value-type="float" office:value="14" table:style-name="ce7">
            <text:p>14</text:p>
          </table:table-cell>
          <table:table-cell office:value-type="float" office:value="164" table:style-name="ce16">
            <text:p>1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4" table:style-name="ce7">
            <text:p>394</text:p>
          </table:table-cell>
          <table:table-cell office:value-type="date" office:date-value="2020-04-08T00:00:00" table:style-name="ce14">
            <text:p>08.04.20</text:p>
          </table:table-cell>
          <table:table-cell office:value-type="string" table:style-name="ce7">
            <text:p>A31</text:p>
          </table:table-cell>
          <table:table-cell office:value-type="float" office:value="1" table:style-name="ce7">
            <text:p>1</text:p>
          </table:table-cell>
          <table:table-cell office:value-type="float" office:value="379" table:style-name="ce16">
            <text:p>3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5" table:style-name="ce7">
            <text:p>395</text:p>
          </table:table-cell>
          <table:table-cell office:value-type="date" office:date-value="2020-04-08T00:00:00" table:style-name="ce14">
            <text:p>08.04.20</text:p>
          </table:table-cell>
          <table:table-cell office:value-type="string" table:style-name="ce7">
            <text:p>A48</text:p>
          </table:table-cell>
          <table:table-cell office:value-type="float" office:value="12" table:style-name="ce7">
            <text:p>12</text:p>
          </table:table-cell>
          <table:table-cell office:value-type="float" office:value="163" table:style-name="ce16">
            <text:p>1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6" table:style-name="ce7">
            <text:p>396</text:p>
          </table:table-cell>
          <table:table-cell office:value-type="date" office:date-value="2020-04-08T00:00:00" table:style-name="ce14">
            <text:p>08.04.20</text:p>
          </table:table-cell>
          <table:table-cell office:value-type="string" table:style-name="ce7">
            <text:p>A41</text:p>
          </table:table-cell>
          <table:table-cell office:value-type="float" office:value="11" table:style-name="ce7">
            <text:p>11</text:p>
          </table:table-cell>
          <table:table-cell office:value-type="float" office:value="247" table:style-name="ce16">
            <text:p>2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7" table:style-name="ce7">
            <text:p>397</text:p>
          </table:table-cell>
          <table:table-cell office:value-type="date" office:date-value="2020-04-09T00:00:00" table:style-name="ce14">
            <text:p>09.04.20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8" table:style-name="ce7">
            <text:p>398</text:p>
          </table:table-cell>
          <table:table-cell office:value-type="date" office:date-value="2020-04-09T00:00:00" table:style-name="ce14">
            <text:p>09.04.20</text:p>
          </table:table-cell>
          <table:table-cell office:value-type="string" table:style-name="ce7">
            <text:p>A28</text:p>
          </table:table-cell>
          <table:table-cell office:value-type="float" office:value="8" table:style-name="ce7">
            <text:p>8</text:p>
          </table:table-cell>
          <table:table-cell office:value-type="float" office:value="217" table:style-name="ce16">
            <text:p>21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9" table:style-name="ce7">
            <text:p>399</text:p>
          </table:table-cell>
          <table:table-cell office:value-type="date" office:date-value="2020-04-09T00:00:00" table:style-name="ce14">
            <text:p>09.04.20</text:p>
          </table:table-cell>
          <table:table-cell office:value-type="string" table:style-name="ce7">
            <text:p>A6</text:p>
          </table:table-cell>
          <table:table-cell office:value-type="float" office:value="5" table:style-name="ce7">
            <text:p>5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0" table:style-name="ce7">
            <text:p>400</text:p>
          </table:table-cell>
          <table:table-cell office:value-type="date" office:date-value="2020-04-09T00:00:00" table:style-name="ce14">
            <text:p>09.04.20</text:p>
          </table:table-cell>
          <table:table-cell office:value-type="string" table:style-name="ce7">
            <text:p>A36</text:p>
          </table:table-cell>
          <table:table-cell office:value-type="float" office:value="15" table:style-name="ce7">
            <text:p>15</text:p>
          </table:table-cell>
          <table:table-cell office:value-type="float" office:value="419" table:style-name="ce16">
            <text:p>4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1" table:style-name="ce7">
            <text:p>401</text:p>
          </table:table-cell>
          <table:table-cell office:value-type="date" office:date-value="2020-04-10T00:00:00" table:style-name="ce14">
            <text:p>10.04.20</text:p>
          </table:table-cell>
          <table:table-cell office:value-type="string" table:style-name="ce7">
            <text:p>A15</text:p>
          </table:table-cell>
          <table:table-cell office:value-type="float" office:value="13" table:style-name="ce7">
            <text:p>13</text:p>
          </table:table-cell>
          <table:table-cell office:value-type="float" office:value="215" table:style-name="ce16">
            <text:p>2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2" table:style-name="ce7">
            <text:p>402</text:p>
          </table:table-cell>
          <table:table-cell office:value-type="date" office:date-value="2020-04-10T00:00:00" table:style-name="ce14">
            <text:p>10.04.20</text:p>
          </table:table-cell>
          <table:table-cell office:value-type="string" table:style-name="ce7">
            <text:p>A56</text:p>
          </table:table-cell>
          <table:table-cell office:value-type="float" office:value="13" table:style-name="ce7">
            <text:p>13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3" table:style-name="ce7">
            <text:p>403</text:p>
          </table:table-cell>
          <table:table-cell office:value-type="date" office:date-value="2020-04-10T00:00:00" table:style-name="ce14">
            <text:p>10.04.20</text:p>
          </table:table-cell>
          <table:table-cell office:value-type="string" table:style-name="ce7">
            <text:p>A5</text:p>
          </table:table-cell>
          <table:table-cell office:value-type="float" office:value="5" table:style-name="ce7">
            <text:p>5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4" table:style-name="ce7">
            <text:p>404</text:p>
          </table:table-cell>
          <table:table-cell office:value-type="date" office:date-value="2020-04-10T00:00:00" table:style-name="ce14">
            <text:p>10.04.20</text:p>
          </table:table-cell>
          <table:table-cell office:value-type="string" table:style-name="ce7">
            <text:p>A25</text:p>
          </table:table-cell>
          <table:table-cell office:value-type="float" office:value="15" table:style-name="ce7">
            <text:p>15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5" table:style-name="ce7">
            <text:p>405</text:p>
          </table:table-cell>
          <table:table-cell office:value-type="date" office:date-value="2020-04-11T00:00:00" table:style-name="ce14">
            <text:p>11.04.20</text:p>
          </table:table-cell>
          <table:table-cell office:value-type="string" table:style-name="ce7">
            <text:p>A49</text:p>
          </table:table-cell>
          <table:table-cell office:value-type="float" office:value="2" table:style-name="ce7">
            <text:p>2</text:p>
          </table:table-cell>
          <table:table-cell office:value-type="float" office:value="99" table:style-name="ce16">
            <text:p>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6" table:style-name="ce7">
            <text:p>406</text:p>
          </table:table-cell>
          <table:table-cell office:value-type="date" office:date-value="2020-04-11T00:00:00" table:style-name="ce14">
            <text:p>11.04.20</text:p>
          </table:table-cell>
          <table:table-cell office:value-type="string" table:style-name="ce7">
            <text:p>A32</text:p>
          </table:table-cell>
          <table:table-cell office:value-type="float" office:value="12" table:style-name="ce7">
            <text:p>12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7" table:style-name="ce7">
            <text:p>407</text:p>
          </table:table-cell>
          <table:table-cell office:value-type="date" office:date-value="2020-04-11T00:00:00" table:style-name="ce14">
            <text:p>11.04.20</text:p>
          </table:table-cell>
          <table:table-cell office:value-type="string" table:style-name="ce7">
            <text:p>A12</text:p>
          </table:table-cell>
          <table:table-cell office:value-type="float" office:value="13" table:style-name="ce7">
            <text:p>13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8" table:style-name="ce7">
            <text:p>408</text:p>
          </table:table-cell>
          <table:table-cell office:value-type="date" office:date-value="2020-04-11T00:00:00" table:style-name="ce14">
            <text:p>11.04.20</text:p>
          </table:table-cell>
          <table:table-cell office:value-type="string" table:style-name="ce7">
            <text:p>A15</text:p>
          </table:table-cell>
          <table:table-cell office:value-type="float" office:value="4" table:style-name="ce7">
            <text:p>4</text:p>
          </table:table-cell>
          <table:table-cell office:value-type="float" office:value="176" table:style-name="ce16">
            <text:p>1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9" table:style-name="ce7">
            <text:p>409</text:p>
          </table:table-cell>
          <table:table-cell office:value-type="date" office:date-value="2020-04-12T00:00:00" table:style-name="ce14">
            <text:p>12.04.20</text:p>
          </table:table-cell>
          <table:table-cell office:value-type="string" table:style-name="ce7">
            <text:p>A5</text:p>
          </table:table-cell>
          <table:table-cell office:value-type="float" office:value="3" table:style-name="ce7">
            <text:p>3</text:p>
          </table:table-cell>
          <table:table-cell office:value-type="float" office:value="225" table:style-name="ce16">
            <text:p>2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0" table:style-name="ce7">
            <text:p>410</text:p>
          </table:table-cell>
          <table:table-cell office:value-type="date" office:date-value="2020-04-12T00:00:00" table:style-name="ce14">
            <text:p>12.04.20</text:p>
          </table:table-cell>
          <table:table-cell office:value-type="string" table:style-name="ce7">
            <text:p>A28</text:p>
          </table:table-cell>
          <table:table-cell office:value-type="float" office:value="6" table:style-name="ce7">
            <text:p>6</text:p>
          </table:table-cell>
          <table:table-cell office:value-type="float" office:value="180" table:style-name="ce16">
            <text:p>18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1" table:style-name="ce7">
            <text:p>411</text:p>
          </table:table-cell>
          <table:table-cell office:value-type="date" office:date-value="2020-04-12T00:00:00" table:style-name="ce14">
            <text:p>12.04.20</text:p>
          </table:table-cell>
          <table:table-cell office:value-type="string" table:style-name="ce7">
            <text:p>A41</text:p>
          </table:table-cell>
          <table:table-cell office:value-type="float" office:value="3" table:style-name="ce7">
            <text:p>3</text:p>
          </table:table-cell>
          <table:table-cell office:value-type="float" office:value="274" table:style-name="ce16">
            <text:p>2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2" table:style-name="ce7">
            <text:p>412</text:p>
          </table:table-cell>
          <table:table-cell office:value-type="date" office:date-value="2020-04-12T00:00:00" table:style-name="ce14">
            <text:p>12.04.20</text:p>
          </table:table-cell>
          <table:table-cell office:value-type="string" table:style-name="ce7">
            <text:p>A57</text:p>
          </table:table-cell>
          <table:table-cell office:value-type="float" office:value="2" table:style-name="ce7">
            <text:p>2</text:p>
          </table:table-cell>
          <table:table-cell office:value-type="float" office:value="175" table:style-name="ce16">
            <text:p>1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3" table:style-name="ce7">
            <text:p>413</text:p>
          </table:table-cell>
          <table:table-cell office:value-type="date" office:date-value="2020-04-13T00:00:00" table:style-name="ce14">
            <text:p>13.04.20</text:p>
          </table:table-cell>
          <table:table-cell office:value-type="string" table:style-name="ce7">
            <text:p>A5</text:p>
          </table:table-cell>
          <table:table-cell office:value-type="float" office:value="5" table:style-name="ce7">
            <text:p>5</text:p>
          </table:table-cell>
          <table:table-cell office:value-type="float" office:value="401" table:style-name="ce16">
            <text:p>4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4" table:style-name="ce7">
            <text:p>414</text:p>
          </table:table-cell>
          <table:table-cell office:value-type="date" office:date-value="2020-04-13T00:00:00" table:style-name="ce14">
            <text:p>13.04.20</text:p>
          </table:table-cell>
          <table:table-cell office:value-type="string" table:style-name="ce7">
            <text:p>A39</text:p>
          </table:table-cell>
          <table:table-cell office:value-type="float" office:value="1" table:style-name="ce7">
            <text:p>1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5" table:style-name="ce7">
            <text:p>415</text:p>
          </table:table-cell>
          <table:table-cell office:value-type="date" office:date-value="2020-04-13T00:00:00" table:style-name="ce14">
            <text:p>13.04.20</text:p>
          </table:table-cell>
          <table:table-cell office:value-type="string" table:style-name="ce7">
            <text:p>A25</text:p>
          </table:table-cell>
          <table:table-cell office:value-type="float" office:value="12" table:style-name="ce7">
            <text:p>12</text:p>
          </table:table-cell>
          <table:table-cell office:value-type="float" office:value="206" table:style-name="ce16">
            <text:p>2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6" table:style-name="ce7">
            <text:p>416</text:p>
          </table:table-cell>
          <table:table-cell office:value-type="date" office:date-value="2020-04-13T00:00:00" table:style-name="ce14">
            <text:p>13.04.20</text:p>
          </table:table-cell>
          <table:table-cell office:value-type="string" table:style-name="ce7">
            <text:p>A41</text:p>
          </table:table-cell>
          <table:table-cell office:value-type="float" office:value="5" table:style-name="ce7">
            <text:p>5</text:p>
          </table:table-cell>
          <table:table-cell office:value-type="float" office:value="198" table:style-name="ce16">
            <text:p>19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7" table:style-name="ce7">
            <text:p>417</text:p>
          </table:table-cell>
          <table:table-cell office:value-type="date" office:date-value="2020-04-14T00:00:00" table:style-name="ce14">
            <text:p>14.04.20</text:p>
          </table:table-cell>
          <table:table-cell office:value-type="string" table:style-name="ce7">
            <text:p>A35</text:p>
          </table:table-cell>
          <table:table-cell office:value-type="float" office:value="6" table:style-name="ce7">
            <text:p>6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8" table:style-name="ce7">
            <text:p>418</text:p>
          </table:table-cell>
          <table:table-cell office:value-type="date" office:date-value="2020-04-14T00:00:00" table:style-name="ce14">
            <text:p>14.04.20</text:p>
          </table:table-cell>
          <table:table-cell office:value-type="string" table:style-name="ce7">
            <text:p>A27</text:p>
          </table:table-cell>
          <table:table-cell office:value-type="float" office:value="8" table:style-name="ce7">
            <text:p>8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9" table:style-name="ce7">
            <text:p>419</text:p>
          </table:table-cell>
          <table:table-cell office:value-type="date" office:date-value="2020-04-14T00:00:00" table:style-name="ce14">
            <text:p>14.04.20</text:p>
          </table:table-cell>
          <table:table-cell office:value-type="string" table:style-name="ce7">
            <text:p>A1</text:p>
          </table:table-cell>
          <table:table-cell office:value-type="float" office:value="11" table:style-name="ce7">
            <text:p>11</text:p>
          </table:table-cell>
          <table:table-cell office:value-type="float" office:value="179" table:style-name="ce16">
            <text:p>1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0" table:style-name="ce7">
            <text:p>420</text:p>
          </table:table-cell>
          <table:table-cell office:value-type="date" office:date-value="2020-04-14T00:00:00" table:style-name="ce14">
            <text:p>14.04.20</text:p>
          </table:table-cell>
          <table:table-cell office:value-type="string" table:style-name="ce7">
            <text:p>A30</text:p>
          </table:table-cell>
          <table:table-cell office:value-type="float" office:value="14" table:style-name="ce7">
            <text:p>14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1" table:style-name="ce7">
            <text:p>421</text:p>
          </table:table-cell>
          <table:table-cell office:value-type="date" office:date-value="2020-04-15T00:00:00" table:style-name="ce14">
            <text:p>15.04.20</text:p>
          </table:table-cell>
          <table:table-cell office:value-type="string" table:style-name="ce7">
            <text:p>A53</text:p>
          </table:table-cell>
          <table:table-cell office:value-type="float" office:value="12" table:style-name="ce7">
            <text:p>12</text:p>
          </table:table-cell>
          <table:table-cell office:value-type="float" office:value="370" table:style-name="ce16">
            <text:p>3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2" table:style-name="ce7">
            <text:p>422</text:p>
          </table:table-cell>
          <table:table-cell office:value-type="date" office:date-value="2020-04-15T00:00:00" table:style-name="ce14">
            <text:p>15.04.20</text:p>
          </table:table-cell>
          <table:table-cell office:value-type="string" table:style-name="ce7">
            <text:p>A40</text:p>
          </table:table-cell>
          <table:table-cell office:value-type="float" office:value="3" table:style-name="ce7">
            <text:p>3</text:p>
          </table:table-cell>
          <table:table-cell office:value-type="float" office:value="417" table:style-name="ce16">
            <text:p>41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3" table:style-name="ce7">
            <text:p>423</text:p>
          </table:table-cell>
          <table:table-cell office:value-type="date" office:date-value="2020-04-15T00:00:00" table:style-name="ce14">
            <text:p>15.04.20</text:p>
          </table:table-cell>
          <table:table-cell office:value-type="string" table:style-name="ce7">
            <text:p>A25</text:p>
          </table:table-cell>
          <table:table-cell office:value-type="float" office:value="4" table:style-name="ce7">
            <text:p>4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4" table:style-name="ce7">
            <text:p>424</text:p>
          </table:table-cell>
          <table:table-cell office:value-type="date" office:date-value="2020-04-15T00:00:00" table:style-name="ce14">
            <text:p>15.04.20</text:p>
          </table:table-cell>
          <table:table-cell office:value-type="string" table:style-name="ce7">
            <text:p>A35</text:p>
          </table:table-cell>
          <table:table-cell office:value-type="float" office:value="3" table:style-name="ce7">
            <text:p>3</text:p>
          </table:table-cell>
          <table:table-cell office:value-type="float" office:value="71" table:style-name="ce16">
            <text:p>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5" table:style-name="ce7">
            <text:p>425</text:p>
          </table:table-cell>
          <table:table-cell office:value-type="date" office:date-value="2020-04-16T00:00:00" table:style-name="ce14">
            <text:p>16.04.20</text:p>
          </table:table-cell>
          <table:table-cell office:value-type="string" table:style-name="ce7">
            <text:p>A50</text:p>
          </table:table-cell>
          <table:table-cell office:value-type="float" office:value="14" table:style-name="ce7">
            <text:p>14</text:p>
          </table:table-cell>
          <table:table-cell office:value-type="float" office:value="260" table:style-name="ce16">
            <text:p>2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6" table:style-name="ce7">
            <text:p>426</text:p>
          </table:table-cell>
          <table:table-cell office:value-type="date" office:date-value="2020-04-16T00:00:00" table:style-name="ce14">
            <text:p>16.04.20</text:p>
          </table:table-cell>
          <table:table-cell office:value-type="string" table:style-name="ce7">
            <text:p>A59</text:p>
          </table:table-cell>
          <table:table-cell office:value-type="float" office:value="5" table:style-name="ce7">
            <text:p>5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7" table:style-name="ce7">
            <text:p>427</text:p>
          </table:table-cell>
          <table:table-cell office:value-type="date" office:date-value="2020-04-16T00:00:00" table:style-name="ce14">
            <text:p>16.04.20</text:p>
          </table:table-cell>
          <table:table-cell office:value-type="string" table:style-name="ce7">
            <text:p>A60</text:p>
          </table:table-cell>
          <table:table-cell office:value-type="float" office:value="2" table:style-name="ce7">
            <text:p>2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8" table:style-name="ce7">
            <text:p>428</text:p>
          </table:table-cell>
          <table:table-cell office:value-type="date" office:date-value="2020-04-16T00:00:00" table:style-name="ce14">
            <text:p>16.04.20</text:p>
          </table:table-cell>
          <table:table-cell office:value-type="string" table:style-name="ce7">
            <text:p>A8</text:p>
          </table:table-cell>
          <table:table-cell office:value-type="float" office:value="6" table:style-name="ce7">
            <text:p>6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9" table:style-name="ce7">
            <text:p>429</text:p>
          </table:table-cell>
          <table:table-cell office:value-type="date" office:date-value="2020-04-17T00:00:00" table:style-name="ce14">
            <text:p>17.04.20</text:p>
          </table:table-cell>
          <table:table-cell office:value-type="string" table:style-name="ce7">
            <text:p>A22</text:p>
          </table:table-cell>
          <table:table-cell office:value-type="float" office:value="3" table:style-name="ce7">
            <text:p>3</text:p>
          </table:table-cell>
          <table:table-cell office:value-type="float" office:value="450" table:style-name="ce16">
            <text:p>4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0" table:style-name="ce7">
            <text:p>430</text:p>
          </table:table-cell>
          <table:table-cell office:value-type="date" office:date-value="2020-04-17T00:00:00" table:style-name="ce14">
            <text:p>17.04.20</text:p>
          </table:table-cell>
          <table:table-cell office:value-type="string" table:style-name="ce7">
            <text:p>A38</text:p>
          </table:table-cell>
          <table:table-cell office:value-type="float" office:value="9" table:style-name="ce7">
            <text:p>9</text:p>
          </table:table-cell>
          <table:table-cell office:value-type="float" office:value="176" table:style-name="ce16">
            <text:p>1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1" table:style-name="ce7">
            <text:p>431</text:p>
          </table:table-cell>
          <table:table-cell office:value-type="date" office:date-value="2020-04-17T00:00:00" table:style-name="ce14">
            <text:p>17.04.20</text:p>
          </table:table-cell>
          <table:table-cell office:value-type="string" table:style-name="ce7">
            <text:p>A7</text:p>
          </table:table-cell>
          <table:table-cell office:value-type="float" office:value="2" table:style-name="ce7">
            <text:p>2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2" table:style-name="ce7">
            <text:p>432</text:p>
          </table:table-cell>
          <table:table-cell office:value-type="date" office:date-value="2020-04-17T00:00:00" table:style-name="ce14">
            <text:p>17.04.20</text:p>
          </table:table-cell>
          <table:table-cell office:value-type="string" table:style-name="ce7">
            <text:p>A13</text:p>
          </table:table-cell>
          <table:table-cell office:value-type="float" office:value="3" table:style-name="ce7">
            <text:p>3</text:p>
          </table:table-cell>
          <table:table-cell office:value-type="float" office:value="340" table:style-name="ce16">
            <text:p>3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3" table:style-name="ce7">
            <text:p>433</text:p>
          </table:table-cell>
          <table:table-cell office:value-type="date" office:date-value="2020-04-18T00:00:00" table:style-name="ce14">
            <text:p>18.04.20</text:p>
          </table:table-cell>
          <table:table-cell office:value-type="string" table:style-name="ce7">
            <text:p>A34</text:p>
          </table:table-cell>
          <table:table-cell office:value-type="float" office:value="11" table:style-name="ce7">
            <text:p>11</text:p>
          </table:table-cell>
          <table:table-cell office:value-type="float" office:value="450" table:style-name="ce16">
            <text:p>4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4" table:style-name="ce7">
            <text:p>434</text:p>
          </table:table-cell>
          <table:table-cell office:value-type="date" office:date-value="2020-04-18T00:00:00" table:style-name="ce14">
            <text:p>18.04.20</text:p>
          </table:table-cell>
          <table:table-cell office:value-type="string" table:style-name="ce7">
            <text:p>A9</text:p>
          </table:table-cell>
          <table:table-cell office:value-type="float" office:value="8" table:style-name="ce7">
            <text:p>8</text:p>
          </table:table-cell>
          <table:table-cell office:value-type="float" office:value="171" table:style-name="ce16">
            <text:p>1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5" table:style-name="ce7">
            <text:p>435</text:p>
          </table:table-cell>
          <table:table-cell office:value-type="date" office:date-value="2020-04-18T00:00:00" table:style-name="ce14">
            <text:p>18.04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6" table:style-name="ce7">
            <text:p>436</text:p>
          </table:table-cell>
          <table:table-cell office:value-type="date" office:date-value="2020-04-18T00:00:00" table:style-name="ce14">
            <text:p>18.04.20</text:p>
          </table:table-cell>
          <table:table-cell office:value-type="string" table:style-name="ce7">
            <text:p>A53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7" table:style-name="ce7">
            <text:p>437</text:p>
          </table:table-cell>
          <table:table-cell office:value-type="date" office:date-value="2020-04-19T00:00:00" table:style-name="ce14">
            <text:p>19.04.20</text:p>
          </table:table-cell>
          <table:table-cell office:value-type="string" table:style-name="ce7">
            <text:p>A8</text:p>
          </table:table-cell>
          <table:table-cell office:value-type="float" office:value="6" table:style-name="ce7">
            <text:p>6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8" table:style-name="ce7">
            <text:p>438</text:p>
          </table:table-cell>
          <table:table-cell office:value-type="date" office:date-value="2020-04-19T00:00:00" table:style-name="ce14">
            <text:p>19.04.20</text:p>
          </table:table-cell>
          <table:table-cell office:value-type="string" table:style-name="ce7">
            <text:p>A9</text:p>
          </table:table-cell>
          <table:table-cell office:value-type="float" office:value="13" table:style-name="ce7">
            <text:p>13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9" table:style-name="ce7">
            <text:p>439</text:p>
          </table:table-cell>
          <table:table-cell office:value-type="date" office:date-value="2020-04-19T00:00:00" table:style-name="ce14">
            <text:p>19.04.20</text:p>
          </table:table-cell>
          <table:table-cell office:value-type="string" table:style-name="ce7">
            <text:p>A53</text:p>
          </table:table-cell>
          <table:table-cell office:value-type="float" office:value="13" table:style-name="ce7">
            <text:p>13</text:p>
          </table:table-cell>
          <table:table-cell office:value-type="float" office:value="247" table:style-name="ce16">
            <text:p>2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0" table:style-name="ce7">
            <text:p>440</text:p>
          </table:table-cell>
          <table:table-cell office:value-type="date" office:date-value="2020-04-19T00:00:00" table:style-name="ce14">
            <text:p>19.04.20</text:p>
          </table:table-cell>
          <table:table-cell office:value-type="string" table:style-name="ce7">
            <text:p>A37</text:p>
          </table:table-cell>
          <table:table-cell office:value-type="float" office:value="3" table:style-name="ce7">
            <text:p>3</text:p>
          </table:table-cell>
          <table:table-cell office:value-type="float" office:value="109" table:style-name="ce16">
            <text:p>10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1" table:style-name="ce7">
            <text:p>441</text:p>
          </table:table-cell>
          <table:table-cell office:value-type="date" office:date-value="2020-04-20T00:00:00" table:style-name="ce14">
            <text:p>20.04.20</text:p>
          </table:table-cell>
          <table:table-cell office:value-type="string" table:style-name="ce7">
            <text:p>A21</text:p>
          </table:table-cell>
          <table:table-cell office:value-type="float" office:value="7" table:style-name="ce7">
            <text:p>7</text:p>
          </table:table-cell>
          <table:table-cell office:value-type="float" office:value="319" table:style-name="ce16">
            <text:p>31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2" table:style-name="ce7">
            <text:p>442</text:p>
          </table:table-cell>
          <table:table-cell office:value-type="date" office:date-value="2020-04-20T00:00:00" table:style-name="ce14">
            <text:p>20.04.20</text:p>
          </table:table-cell>
          <table:table-cell office:value-type="string" table:style-name="ce7">
            <text:p>A44</text:p>
          </table:table-cell>
          <table:table-cell office:value-type="float" office:value="3" table:style-name="ce7">
            <text:p>3</text:p>
          </table:table-cell>
          <table:table-cell office:value-type="float" office:value="271" table:style-name="ce16">
            <text:p>2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3" table:style-name="ce7">
            <text:p>443</text:p>
          </table:table-cell>
          <table:table-cell office:value-type="date" office:date-value="2020-04-20T00:00:00" table:style-name="ce14">
            <text:p>20.04.20</text:p>
          </table:table-cell>
          <table:table-cell office:value-type="string" table:style-name="ce7">
            <text:p>A59</text:p>
          </table:table-cell>
          <table:table-cell office:value-type="float" office:value="7" table:style-name="ce7">
            <text:p>7</text:p>
          </table:table-cell>
          <table:table-cell office:value-type="float" office:value="123" table:style-name="ce16">
            <text:p>1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4" table:style-name="ce7">
            <text:p>444</text:p>
          </table:table-cell>
          <table:table-cell office:value-type="date" office:date-value="2020-04-20T00:00:00" table:style-name="ce14">
            <text:p>20.04.20</text:p>
          </table:table-cell>
          <table:table-cell office:value-type="string" table:style-name="ce7">
            <text:p>A62</text:p>
          </table:table-cell>
          <table:table-cell office:value-type="float" office:value="10" table:style-name="ce7">
            <text:p>10</text:p>
          </table:table-cell>
          <table:table-cell office:value-type="float" office:value="144" table:style-name="ce16">
            <text:p>1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5" table:style-name="ce7">
            <text:p>445</text:p>
          </table:table-cell>
          <table:table-cell office:value-type="date" office:date-value="2020-04-21T00:00:00" table:style-name="ce14">
            <text:p>21.04.20</text:p>
          </table:table-cell>
          <table:table-cell office:value-type="string" table:style-name="ce7">
            <text:p>A28</text:p>
          </table:table-cell>
          <table:table-cell office:value-type="float" office:value="8" table:style-name="ce7">
            <text:p>8</text:p>
          </table:table-cell>
          <table:table-cell office:value-type="float" office:value="74" table:style-name="ce16">
            <text:p>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6" table:style-name="ce7">
            <text:p>446</text:p>
          </table:table-cell>
          <table:table-cell office:value-type="date" office:date-value="2020-04-21T00:00:00" table:style-name="ce14">
            <text:p>21.04.20</text:p>
          </table:table-cell>
          <table:table-cell office:value-type="string" table:style-name="ce7">
            <text:p>A27</text:p>
          </table:table-cell>
          <table:table-cell office:value-type="float" office:value="11" table:style-name="ce7">
            <text:p>11</text:p>
          </table:table-cell>
          <table:table-cell office:value-type="float" office:value="445" table:style-name="ce16">
            <text:p>4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7" table:style-name="ce7">
            <text:p>447</text:p>
          </table:table-cell>
          <table:table-cell office:value-type="date" office:date-value="2020-04-21T00:00:00" table:style-name="ce14">
            <text:p>21.04.20</text:p>
          </table:table-cell>
          <table:table-cell office:value-type="string" table:style-name="ce7">
            <text:p>A39</text:p>
          </table:table-cell>
          <table:table-cell office:value-type="float" office:value="5" table:style-name="ce7">
            <text:p>5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8" table:style-name="ce7">
            <text:p>448</text:p>
          </table:table-cell>
          <table:table-cell office:value-type="date" office:date-value="2020-04-21T00:00:00" table:style-name="ce14">
            <text:p>21.04.20</text:p>
          </table:table-cell>
          <table:table-cell office:value-type="string" table:style-name="ce7">
            <text:p>A10</text:p>
          </table:table-cell>
          <table:table-cell office:value-type="float" office:value="15" table:style-name="ce7">
            <text:p>15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9" table:style-name="ce7">
            <text:p>449</text:p>
          </table:table-cell>
          <table:table-cell office:value-type="date" office:date-value="2020-04-22T00:00:00" table:style-name="ce14">
            <text:p>22.04.20</text:p>
          </table:table-cell>
          <table:table-cell office:value-type="string" table:style-name="ce7">
            <text:p>A37</text:p>
          </table:table-cell>
          <table:table-cell office:value-type="float" office:value="6" table:style-name="ce7">
            <text:p>6</text:p>
          </table:table-cell>
          <table:table-cell office:value-type="float" office:value="169" table:style-name="ce16">
            <text:p>16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0" table:style-name="ce7">
            <text:p>450</text:p>
          </table:table-cell>
          <table:table-cell office:value-type="date" office:date-value="2020-04-22T00:00:00" table:style-name="ce14">
            <text:p>22.04.20</text:p>
          </table:table-cell>
          <table:table-cell office:value-type="string" table:style-name="ce7">
            <text:p>A53</text:p>
          </table:table-cell>
          <table:table-cell office:value-type="float" office:value="7" table:style-name="ce7">
            <text:p>7</text:p>
          </table:table-cell>
          <table:table-cell office:value-type="float" office:value="401" table:style-name="ce16">
            <text:p>4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1" table:style-name="ce7">
            <text:p>451</text:p>
          </table:table-cell>
          <table:table-cell office:value-type="date" office:date-value="2020-04-22T00:00:00" table:style-name="ce14">
            <text:p>22.04.20</text:p>
          </table:table-cell>
          <table:table-cell office:value-type="string" table:style-name="ce7">
            <text:p>A31</text:p>
          </table:table-cell>
          <table:table-cell office:value-type="float" office:value="11" table:style-name="ce7">
            <text:p>11</text:p>
          </table:table-cell>
          <table:table-cell office:value-type="float" office:value="180" table:style-name="ce16">
            <text:p>18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2" table:style-name="ce7">
            <text:p>452</text:p>
          </table:table-cell>
          <table:table-cell office:value-type="date" office:date-value="2020-04-22T00:00:00" table:style-name="ce14">
            <text:p>22.04.20</text:p>
          </table:table-cell>
          <table:table-cell office:value-type="string" table:style-name="ce7">
            <text:p>A41</text:p>
          </table:table-cell>
          <table:table-cell office:value-type="float" office:value="11" table:style-name="ce7">
            <text:p>11</text:p>
          </table:table-cell>
          <table:table-cell office:value-type="float" office:value="155" table:style-name="ce16">
            <text:p>15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3" table:style-name="ce7">
            <text:p>453</text:p>
          </table:table-cell>
          <table:table-cell office:value-type="date" office:date-value="2020-04-23T00:00:00" table:style-name="ce14">
            <text:p>23.04.20</text:p>
          </table:table-cell>
          <table:table-cell office:value-type="string" table:style-name="ce7">
            <text:p>A37</text:p>
          </table:table-cell>
          <table:table-cell office:value-type="float" office:value="8" table:style-name="ce7">
            <text:p>8</text:p>
          </table:table-cell>
          <table:table-cell office:value-type="float" office:value="278" table:style-name="ce16">
            <text:p>2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4" table:style-name="ce7">
            <text:p>454</text:p>
          </table:table-cell>
          <table:table-cell office:value-type="date" office:date-value="2020-04-23T00:00:00" table:style-name="ce14">
            <text:p>23.04.20</text:p>
          </table:table-cell>
          <table:table-cell office:value-type="string" table:style-name="ce7">
            <text:p>A17</text:p>
          </table:table-cell>
          <table:table-cell office:value-type="float" office:value="10" table:style-name="ce7">
            <text:p>10</text:p>
          </table:table-cell>
          <table:table-cell office:value-type="float" office:value="101" table:style-name="ce16">
            <text:p>1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5" table:style-name="ce7">
            <text:p>455</text:p>
          </table:table-cell>
          <table:table-cell office:value-type="date" office:date-value="2020-04-23T00:00:00" table:style-name="ce14">
            <text:p>23.04.20</text:p>
          </table:table-cell>
          <table:table-cell office:value-type="string" table:style-name="ce7">
            <text:p>A43</text:p>
          </table:table-cell>
          <table:table-cell office:value-type="float" office:value="14" table:style-name="ce7">
            <text:p>14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6" table:style-name="ce7">
            <text:p>456</text:p>
          </table:table-cell>
          <table:table-cell office:value-type="date" office:date-value="2020-04-23T00:00:00" table:style-name="ce14">
            <text:p>23.04.20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7" table:style-name="ce7">
            <text:p>457</text:p>
          </table:table-cell>
          <table:table-cell office:value-type="date" office:date-value="2020-04-24T00:00:00" table:style-name="ce14">
            <text:p>24.04.20</text:p>
          </table:table-cell>
          <table:table-cell office:value-type="string" table:style-name="ce7">
            <text:p>A16</text:p>
          </table:table-cell>
          <table:table-cell office:value-type="float" office:value="9" table:style-name="ce7">
            <text:p>9</text:p>
          </table:table-cell>
          <table:table-cell office:value-type="float" office:value="103" table:style-name="ce16">
            <text:p>1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8" table:style-name="ce7">
            <text:p>458</text:p>
          </table:table-cell>
          <table:table-cell office:value-type="date" office:date-value="2020-04-24T00:00:00" table:style-name="ce14">
            <text:p>24.04.20</text:p>
          </table:table-cell>
          <table:table-cell office:value-type="string" table:style-name="ce7">
            <text:p>A53</text:p>
          </table:table-cell>
          <table:table-cell office:value-type="float" office:value="9" table:style-name="ce7">
            <text:p>9</text:p>
          </table:table-cell>
          <table:table-cell office:value-type="float" office:value="251" table:style-name="ce16">
            <text:p>2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9" table:style-name="ce7">
            <text:p>459</text:p>
          </table:table-cell>
          <table:table-cell office:value-type="date" office:date-value="2020-04-24T00:00:00" table:style-name="ce14">
            <text:p>24.04.20</text:p>
          </table:table-cell>
          <table:table-cell office:value-type="string" table:style-name="ce7">
            <text:p>A61</text:p>
          </table:table-cell>
          <table:table-cell office:value-type="float" office:value="3" table:style-name="ce7">
            <text:p>3</text:p>
          </table:table-cell>
          <table:table-cell office:value-type="float" office:value="106" table:style-name="ce16">
            <text:p>1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0" table:style-name="ce7">
            <text:p>460</text:p>
          </table:table-cell>
          <table:table-cell office:value-type="date" office:date-value="2020-04-24T00:00:00" table:style-name="ce14">
            <text:p>24.04.20</text:p>
          </table:table-cell>
          <table:table-cell office:value-type="string" table:style-name="ce7">
            <text:p>A33</text:p>
          </table:table-cell>
          <table:table-cell office:value-type="float" office:value="2" table:style-name="ce7">
            <text:p>2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1" table:style-name="ce7">
            <text:p>461</text:p>
          </table:table-cell>
          <table:table-cell office:value-type="date" office:date-value="2020-04-25T00:00:00" table:style-name="ce14">
            <text:p>25.04.20</text:p>
          </table:table-cell>
          <table:table-cell office:value-type="string" table:style-name="ce7">
            <text:p>A24</text:p>
          </table:table-cell>
          <table:table-cell office:value-type="float" office:value="8" table:style-name="ce7">
            <text:p>8</text:p>
          </table:table-cell>
          <table:table-cell office:value-type="float" office:value="216" table:style-name="ce16">
            <text:p>21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2" table:style-name="ce7">
            <text:p>462</text:p>
          </table:table-cell>
          <table:table-cell office:value-type="date" office:date-value="2020-04-25T00:00:00" table:style-name="ce14">
            <text:p>25.04.20</text:p>
          </table:table-cell>
          <table:table-cell office:value-type="string" table:style-name="ce7">
            <text:p>A9</text:p>
          </table:table-cell>
          <table:table-cell office:value-type="float" office:value="12" table:style-name="ce7">
            <text:p>12</text:p>
          </table:table-cell>
          <table:table-cell office:value-type="float" office:value="299" table:style-name="ce16">
            <text:p>2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3" table:style-name="ce7">
            <text:p>463</text:p>
          </table:table-cell>
          <table:table-cell office:value-type="date" office:date-value="2020-04-25T00:00:00" table:style-name="ce14">
            <text:p>25.04.20</text:p>
          </table:table-cell>
          <table:table-cell office:value-type="string" table:style-name="ce7">
            <text:p>A38</text:p>
          </table:table-cell>
          <table:table-cell office:value-type="float" office:value="12" table:style-name="ce7">
            <text:p>12</text:p>
          </table:table-cell>
          <table:table-cell office:value-type="float" office:value="139" table:style-name="ce16">
            <text:p>1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4" table:style-name="ce7">
            <text:p>464</text:p>
          </table:table-cell>
          <table:table-cell office:value-type="date" office:date-value="2020-04-25T00:00:00" table:style-name="ce14">
            <text:p>25.04.20</text:p>
          </table:table-cell>
          <table:table-cell office:value-type="string" table:style-name="ce7">
            <text:p>A58</text:p>
          </table:table-cell>
          <table:table-cell office:value-type="float" office:value="3" table:style-name="ce7">
            <text:p>3</text:p>
          </table:table-cell>
          <table:table-cell office:value-type="float" office:value="72" table:style-name="ce16">
            <text:p>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5" table:style-name="ce7">
            <text:p>465</text:p>
          </table:table-cell>
          <table:table-cell office:value-type="date" office:date-value="2020-04-26T00:00:00" table:style-name="ce14">
            <text:p>26.04.20</text:p>
          </table:table-cell>
          <table:table-cell office:value-type="string" table:style-name="ce7">
            <text:p>A25</text:p>
          </table:table-cell>
          <table:table-cell office:value-type="float" office:value="10" table:style-name="ce7">
            <text:p>10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6" table:style-name="ce7">
            <text:p>466</text:p>
          </table:table-cell>
          <table:table-cell office:value-type="date" office:date-value="2020-04-26T00:00:00" table:style-name="ce14">
            <text:p>26.04.20</text:p>
          </table:table-cell>
          <table:table-cell office:value-type="string" table:style-name="ce7">
            <text:p>A64</text:p>
          </table:table-cell>
          <table:table-cell office:value-type="float" office:value="1" table:style-name="ce7">
            <text:p>1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7" table:style-name="ce7">
            <text:p>467</text:p>
          </table:table-cell>
          <table:table-cell office:value-type="date" office:date-value="2020-04-26T00:00:00" table:style-name="ce14">
            <text:p>26.04.20</text:p>
          </table:table-cell>
          <table:table-cell office:value-type="string" table:style-name="ce7">
            <text:p>A55</text:p>
          </table:table-cell>
          <table:table-cell office:value-type="float" office:value="8" table:style-name="ce7">
            <text:p>8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8" table:style-name="ce7">
            <text:p>468</text:p>
          </table:table-cell>
          <table:table-cell office:value-type="date" office:date-value="2020-04-26T00:00:00" table:style-name="ce14">
            <text:p>26.04.20</text:p>
          </table:table-cell>
          <table:table-cell office:value-type="string" table:style-name="ce7">
            <text:p>A24</text:p>
          </table:table-cell>
          <table:table-cell office:value-type="float" office:value="4" table:style-name="ce7">
            <text:p>4</text:p>
          </table:table-cell>
          <table:table-cell office:value-type="float" office:value="341" table:style-name="ce16">
            <text:p>3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9" table:style-name="ce7">
            <text:p>469</text:p>
          </table:table-cell>
          <table:table-cell office:value-type="date" office:date-value="2020-04-27T00:00:00" table:style-name="ce14">
            <text:p>27.04.20</text:p>
          </table:table-cell>
          <table:table-cell office:value-type="string" table:style-name="ce7">
            <text:p>A62</text:p>
          </table:table-cell>
          <table:table-cell office:value-type="float" office:value="3" table:style-name="ce7">
            <text:p>3</text:p>
          </table:table-cell>
          <table:table-cell office:value-type="float" office:value="266" table:style-name="ce16">
            <text:p>2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0" table:style-name="ce7">
            <text:p>470</text:p>
          </table:table-cell>
          <table:table-cell office:value-type="date" office:date-value="2020-04-27T00:00:00" table:style-name="ce14">
            <text:p>27.04.20</text:p>
          </table:table-cell>
          <table:table-cell office:value-type="string" table:style-name="ce7">
            <text:p>A34</text:p>
          </table:table-cell>
          <table:table-cell office:value-type="float" office:value="2" table:style-name="ce7">
            <text:p>2</text:p>
          </table:table-cell>
          <table:table-cell office:value-type="float" office:value="420" table:style-name="ce16">
            <text:p>4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1" table:style-name="ce7">
            <text:p>471</text:p>
          </table:table-cell>
          <table:table-cell office:value-type="date" office:date-value="2020-04-27T00:00:00" table:style-name="ce14">
            <text:p>27.04.20</text:p>
          </table:table-cell>
          <table:table-cell office:value-type="string" table:style-name="ce7">
            <text:p>A24</text:p>
          </table:table-cell>
          <table:table-cell office:value-type="float" office:value="14" table:style-name="ce7">
            <text:p>14</text:p>
          </table:table-cell>
          <table:table-cell office:value-type="float" office:value="103" table:style-name="ce16">
            <text:p>1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2" table:style-name="ce7">
            <text:p>472</text:p>
          </table:table-cell>
          <table:table-cell office:value-type="date" office:date-value="2020-04-27T00:00:00" table:style-name="ce14">
            <text:p>27.04.20</text:p>
          </table:table-cell>
          <table:table-cell office:value-type="string" table:style-name="ce7">
            <text:p>A55</text:p>
          </table:table-cell>
          <table:table-cell office:value-type="float" office:value="2" table:style-name="ce7">
            <text:p>2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3" table:style-name="ce7">
            <text:p>473</text:p>
          </table:table-cell>
          <table:table-cell office:value-type="date" office:date-value="2020-04-28T00:00:00" table:style-name="ce14">
            <text:p>28.04.20</text:p>
          </table:table-cell>
          <table:table-cell office:value-type="string" table:style-name="ce7">
            <text:p>A27</text:p>
          </table:table-cell>
          <table:table-cell office:value-type="float" office:value="15" table:style-name="ce7">
            <text:p>15</text:p>
          </table:table-cell>
          <table:table-cell office:value-type="float" office:value="118" table:style-name="ce16">
            <text:p>1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4" table:style-name="ce7">
            <text:p>474</text:p>
          </table:table-cell>
          <table:table-cell office:value-type="date" office:date-value="2020-04-28T00:00:00" table:style-name="ce14">
            <text:p>28.04.20</text:p>
          </table:table-cell>
          <table:table-cell office:value-type="string" table:style-name="ce7">
            <text:p>A65</text:p>
          </table:table-cell>
          <table:table-cell office:value-type="float" office:value="14" table:style-name="ce7">
            <text:p>14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5" table:style-name="ce7">
            <text:p>475</text:p>
          </table:table-cell>
          <table:table-cell office:value-type="date" office:date-value="2020-04-28T00:00:00" table:style-name="ce14">
            <text:p>28.04.20</text:p>
          </table:table-cell>
          <table:table-cell office:value-type="string" table:style-name="ce7">
            <text:p>A50</text:p>
          </table:table-cell>
          <table:table-cell office:value-type="float" office:value="14" table:style-name="ce7">
            <text:p>14</text:p>
          </table:table-cell>
          <table:table-cell office:value-type="float" office:value="123" table:style-name="ce16">
            <text:p>1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6" table:style-name="ce7">
            <text:p>476</text:p>
          </table:table-cell>
          <table:table-cell office:value-type="date" office:date-value="2020-04-28T00:00:00" table:style-name="ce14">
            <text:p>28.04.20</text:p>
          </table:table-cell>
          <table:table-cell office:value-type="string" table:style-name="ce7">
            <text:p>A44</text:p>
          </table:table-cell>
          <table:table-cell office:value-type="float" office:value="13" table:style-name="ce7">
            <text:p>13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7" table:style-name="ce7">
            <text:p>477</text:p>
          </table:table-cell>
          <table:table-cell office:value-type="date" office:date-value="2020-04-29T00:00:00" table:style-name="ce14">
            <text:p>29.04.20</text:p>
          </table:table-cell>
          <table:table-cell office:value-type="string" table:style-name="ce7">
            <text:p>A18</text:p>
          </table:table-cell>
          <table:table-cell office:value-type="float" office:value="9" table:style-name="ce7">
            <text:p>9</text:p>
          </table:table-cell>
          <table:table-cell office:value-type="float" office:value="446" table:style-name="ce16">
            <text:p>4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8" table:style-name="ce7">
            <text:p>478</text:p>
          </table:table-cell>
          <table:table-cell office:value-type="date" office:date-value="2020-04-29T00:00:00" table:style-name="ce14">
            <text:p>29.04.20</text:p>
          </table:table-cell>
          <table:table-cell office:value-type="string" table:style-name="ce7">
            <text:p>A62</text:p>
          </table:table-cell>
          <table:table-cell office:value-type="float" office:value="9" table:style-name="ce7">
            <text:p>9</text:p>
          </table:table-cell>
          <table:table-cell office:value-type="float" office:value="83" table:style-name="ce16">
            <text:p>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9" table:style-name="ce7">
            <text:p>479</text:p>
          </table:table-cell>
          <table:table-cell office:value-type="date" office:date-value="2020-04-29T00:00:00" table:style-name="ce14">
            <text:p>29.04.20</text:p>
          </table:table-cell>
          <table:table-cell office:value-type="string" table:style-name="ce7">
            <text:p>A24</text:p>
          </table:table-cell>
          <table:table-cell office:value-type="float" office:value="10" table:style-name="ce7">
            <text:p>10</text:p>
          </table:table-cell>
          <table:table-cell office:value-type="float" office:value="379" table:style-name="ce16">
            <text:p>3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0" table:style-name="ce7">
            <text:p>480</text:p>
          </table:table-cell>
          <table:table-cell office:value-type="date" office:date-value="2020-04-29T00:00:00" table:style-name="ce14">
            <text:p>29.04.20</text:p>
          </table:table-cell>
          <table:table-cell office:value-type="string" table:style-name="ce7">
            <text:p>A16</text:p>
          </table:table-cell>
          <table:table-cell office:value-type="float" office:value="12" table:style-name="ce7">
            <text:p>12</text:p>
          </table:table-cell>
          <table:table-cell office:value-type="float" office:value="262" table:style-name="ce16">
            <text:p>2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1" table:style-name="ce7">
            <text:p>481</text:p>
          </table:table-cell>
          <table:table-cell office:value-type="date" office:date-value="2020-04-30T00:00:00" table:style-name="ce14">
            <text:p>30.04.20</text:p>
          </table:table-cell>
          <table:table-cell office:value-type="string" table:style-name="ce7">
            <text:p>A10</text:p>
          </table:table-cell>
          <table:table-cell office:value-type="float" office:value="7" table:style-name="ce7">
            <text:p>7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2" table:style-name="ce7">
            <text:p>482</text:p>
          </table:table-cell>
          <table:table-cell office:value-type="date" office:date-value="2020-04-30T00:00:00" table:style-name="ce14">
            <text:p>30.04.20</text:p>
          </table:table-cell>
          <table:table-cell office:value-type="string" table:style-name="ce7">
            <text:p>A56</text:p>
          </table:table-cell>
          <table:table-cell office:value-type="float" office:value="14" table:style-name="ce7">
            <text:p>14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3" table:style-name="ce7">
            <text:p>483</text:p>
          </table:table-cell>
          <table:table-cell office:value-type="date" office:date-value="2020-04-30T00:00:00" table:style-name="ce14">
            <text:p>30.04.20</text:p>
          </table:table-cell>
          <table:table-cell office:value-type="string" table:style-name="ce7">
            <text:p>A62</text:p>
          </table:table-cell>
          <table:table-cell office:value-type="float" office:value="2" table:style-name="ce7">
            <text:p>2</text:p>
          </table:table-cell>
          <table:table-cell office:value-type="float" office:value="120" table:style-name="ce16">
            <text:p>1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4" table:style-name="ce7">
            <text:p>484</text:p>
          </table:table-cell>
          <table:table-cell office:value-type="date" office:date-value="2020-04-30T00:00:00" table:style-name="ce14">
            <text:p>30.04.20</text:p>
          </table:table-cell>
          <table:table-cell office:value-type="string" table:style-name="ce7">
            <text:p>A50</text:p>
          </table:table-cell>
          <table:table-cell office:value-type="float" office:value="3" table:style-name="ce7">
            <text:p>3</text:p>
          </table:table-cell>
          <table:table-cell office:value-type="float" office:value="121" table:style-name="ce16">
            <text:p>1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5" table:style-name="ce7">
            <text:p>485</text:p>
          </table:table-cell>
          <table:table-cell office:value-type="date" office:date-value="2020-05-01T00:00:00" table:style-name="ce14">
            <text:p>01.05.20</text:p>
          </table:table-cell>
          <table:table-cell office:value-type="string" table:style-name="ce7">
            <text:p>A26</text:p>
          </table:table-cell>
          <table:table-cell office:value-type="float" office:value="5" table:style-name="ce7">
            <text:p>5</text:p>
          </table:table-cell>
          <table:table-cell office:value-type="float" office:value="318" table:style-name="ce16">
            <text:p>3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6" table:style-name="ce7">
            <text:p>486</text:p>
          </table:table-cell>
          <table:table-cell office:value-type="date" office:date-value="2020-05-01T00:00:00" table:style-name="ce14">
            <text:p>01.05.20</text:p>
          </table:table-cell>
          <table:table-cell office:value-type="string" table:style-name="ce7">
            <text:p>A48</text:p>
          </table:table-cell>
          <table:table-cell office:value-type="float" office:value="10" table:style-name="ce7">
            <text:p>10</text:p>
          </table:table-cell>
          <table:table-cell office:value-type="float" office:value="445" table:style-name="ce16">
            <text:p>4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7" table:style-name="ce7">
            <text:p>487</text:p>
          </table:table-cell>
          <table:table-cell office:value-type="date" office:date-value="2020-05-01T00:00:00" table:style-name="ce14">
            <text:p>01.05.20</text:p>
          </table:table-cell>
          <table:table-cell office:value-type="string" table:style-name="ce7">
            <text:p>A1</text:p>
          </table:table-cell>
          <table:table-cell office:value-type="float" office:value="5" table:style-name="ce7">
            <text:p>5</text:p>
          </table:table-cell>
          <table:table-cell office:value-type="float" office:value="288" table:style-name="ce16">
            <text:p>2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8" table:style-name="ce7">
            <text:p>488</text:p>
          </table:table-cell>
          <table:table-cell office:value-type="date" office:date-value="2020-05-01T00:00:00" table:style-name="ce14">
            <text:p>01.05.20</text:p>
          </table:table-cell>
          <table:table-cell office:value-type="string" table:style-name="ce7">
            <text:p>A17</text:p>
          </table:table-cell>
          <table:table-cell office:value-type="float" office:value="1" table:style-name="ce7">
            <text:p>1</text:p>
          </table:table-cell>
          <table:table-cell office:value-type="float" office:value="441" table:style-name="ce16">
            <text:p>4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9" table:style-name="ce7">
            <text:p>489</text:p>
          </table:table-cell>
          <table:table-cell office:value-type="date" office:date-value="2020-05-02T00:00:00" table:style-name="ce14">
            <text:p>02.05.20</text:p>
          </table:table-cell>
          <table:table-cell office:value-type="string" table:style-name="ce7">
            <text:p>A31</text:p>
          </table:table-cell>
          <table:table-cell office:value-type="float" office:value="6" table:style-name="ce7">
            <text:p>6</text:p>
          </table:table-cell>
          <table:table-cell office:value-type="float" office:value="318" table:style-name="ce16">
            <text:p>3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0" table:style-name="ce7">
            <text:p>490</text:p>
          </table:table-cell>
          <table:table-cell office:value-type="date" office:date-value="2020-05-02T00:00:00" table:style-name="ce14">
            <text:p>02.05.20</text:p>
          </table:table-cell>
          <table:table-cell office:value-type="string" table:style-name="ce7">
            <text:p>A50</text:p>
          </table:table-cell>
          <table:table-cell office:value-type="float" office:value="11" table:style-name="ce7">
            <text:p>11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1" table:style-name="ce7">
            <text:p>491</text:p>
          </table:table-cell>
          <table:table-cell office:value-type="date" office:date-value="2020-05-02T00:00:00" table:style-name="ce14">
            <text:p>02.05.20</text:p>
          </table:table-cell>
          <table:table-cell office:value-type="string" table:style-name="ce7">
            <text:p>A6</text:p>
          </table:table-cell>
          <table:table-cell office:value-type="float" office:value="5" table:style-name="ce7">
            <text:p>5</text:p>
          </table:table-cell>
          <table:table-cell office:value-type="float" office:value="135" table:style-name="ce16">
            <text:p>1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2" table:style-name="ce7">
            <text:p>492</text:p>
          </table:table-cell>
          <table:table-cell office:value-type="date" office:date-value="2020-05-02T00:00:00" table:style-name="ce14">
            <text:p>02.05.20</text:p>
          </table:table-cell>
          <table:table-cell office:value-type="string" table:style-name="ce7">
            <text:p>A34</text:p>
          </table:table-cell>
          <table:table-cell office:value-type="float" office:value="10" table:style-name="ce7">
            <text:p>10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3" table:style-name="ce7">
            <text:p>493</text:p>
          </table:table-cell>
          <table:table-cell office:value-type="date" office:date-value="2020-05-03T00:00:00" table:style-name="ce14">
            <text:p>03.05.20</text:p>
          </table:table-cell>
          <table:table-cell office:value-type="string" table:style-name="ce7">
            <text:p>A14</text:p>
          </table:table-cell>
          <table:table-cell office:value-type="float" office:value="6" table:style-name="ce7">
            <text:p>6</text:p>
          </table:table-cell>
          <table:table-cell office:value-type="float" office:value="336" table:style-name="ce16">
            <text:p>3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4" table:style-name="ce7">
            <text:p>494</text:p>
          </table:table-cell>
          <table:table-cell office:value-type="date" office:date-value="2020-05-03T00:00:00" table:style-name="ce14">
            <text:p>03.05.20</text:p>
          </table:table-cell>
          <table:table-cell office:value-type="string" table:style-name="ce7">
            <text:p>A3</text:p>
          </table:table-cell>
          <table:table-cell office:value-type="float" office:value="12" table:style-name="ce7">
            <text:p>12</text:p>
          </table:table-cell>
          <table:table-cell office:value-type="float" office:value="439" table:style-name="ce16">
            <text:p>4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5" table:style-name="ce7">
            <text:p>495</text:p>
          </table:table-cell>
          <table:table-cell office:value-type="date" office:date-value="2020-05-03T00:00:00" table:style-name="ce14">
            <text:p>03.05.20</text:p>
          </table:table-cell>
          <table:table-cell office:value-type="string" table:style-name="ce7">
            <text:p>A36</text:p>
          </table:table-cell>
          <table:table-cell office:value-type="float" office:value="4" table:style-name="ce7">
            <text:p>4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6" table:style-name="ce7">
            <text:p>496</text:p>
          </table:table-cell>
          <table:table-cell office:value-type="date" office:date-value="2020-05-03T00:00:00" table:style-name="ce14">
            <text:p>03.05.20</text:p>
          </table:table-cell>
          <table:table-cell office:value-type="string" table:style-name="ce7">
            <text:p>A15</text:p>
          </table:table-cell>
          <table:table-cell office:value-type="float" office:value="5" table:style-name="ce7">
            <text:p>5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7" table:style-name="ce7">
            <text:p>497</text:p>
          </table:table-cell>
          <table:table-cell office:value-type="date" office:date-value="2020-05-04T00:00:00" table:style-name="ce14">
            <text:p>04.05.20</text:p>
          </table:table-cell>
          <table:table-cell office:value-type="string" table:style-name="ce7">
            <text:p>A26</text:p>
          </table:table-cell>
          <table:table-cell office:value-type="float" office:value="6" table:style-name="ce7">
            <text:p>6</text:p>
          </table:table-cell>
          <table:table-cell office:value-type="float" office:value="208" table:style-name="ce16">
            <text:p>2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8" table:style-name="ce7">
            <text:p>498</text:p>
          </table:table-cell>
          <table:table-cell office:value-type="date" office:date-value="2020-05-04T00:00:00" table:style-name="ce14">
            <text:p>04.05.20</text:p>
          </table:table-cell>
          <table:table-cell office:value-type="string" table:style-name="ce7">
            <text:p>A50</text:p>
          </table:table-cell>
          <table:table-cell office:value-type="float" office:value="5" table:style-name="ce7">
            <text:p>5</text:p>
          </table:table-cell>
          <table:table-cell office:value-type="float" office:value="366" table:style-name="ce16">
            <text:p>3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9" table:style-name="ce7">
            <text:p>499</text:p>
          </table:table-cell>
          <table:table-cell office:value-type="date" office:date-value="2020-05-04T00:00:00" table:style-name="ce14">
            <text:p>04.05.20</text:p>
          </table:table-cell>
          <table:table-cell office:value-type="string" table:style-name="ce7">
            <text:p>A3</text:p>
          </table:table-cell>
          <table:table-cell office:value-type="float" office:value="14" table:style-name="ce7">
            <text:p>14</text:p>
          </table:table-cell>
          <table:table-cell office:value-type="float" office:value="187" table:style-name="ce16">
            <text:p>1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0" table:style-name="ce7">
            <text:p>500</text:p>
          </table:table-cell>
          <table:table-cell office:value-type="date" office:date-value="2020-05-04T00:00:00" table:style-name="ce14">
            <text:p>04.05.20</text:p>
          </table:table-cell>
          <table:table-cell office:value-type="string" table:style-name="ce7">
            <text:p>A61</text:p>
          </table:table-cell>
          <table:table-cell office:value-type="float" office:value="15" table:style-name="ce7">
            <text:p>15</text:p>
          </table:table-cell>
          <table:table-cell office:value-type="float" office:value="165" table:style-name="ce16">
            <text:p>16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1" table:style-name="ce7">
            <text:p>501</text:p>
          </table:table-cell>
          <table:table-cell office:value-type="date" office:date-value="2020-05-05T00:00:00" table:style-name="ce14">
            <text:p>05.05.20</text:p>
          </table:table-cell>
          <table:table-cell office:value-type="string" table:style-name="ce7">
            <text:p>A43</text:p>
          </table:table-cell>
          <table:table-cell office:value-type="float" office:value="6" table:style-name="ce7">
            <text:p>6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2" table:style-name="ce7">
            <text:p>502</text:p>
          </table:table-cell>
          <table:table-cell office:value-type="date" office:date-value="2020-05-05T00:00:00" table:style-name="ce14">
            <text:p>05.05.20</text:p>
          </table:table-cell>
          <table:table-cell office:value-type="string" table:style-name="ce7">
            <text:p>A56</text:p>
          </table:table-cell>
          <table:table-cell office:value-type="float" office:value="8" table:style-name="ce7">
            <text:p>8</text:p>
          </table:table-cell>
          <table:table-cell office:value-type="float" office:value="101" table:style-name="ce16">
            <text:p>1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3" table:style-name="ce7">
            <text:p>503</text:p>
          </table:table-cell>
          <table:table-cell office:value-type="date" office:date-value="2020-05-05T00:00:00" table:style-name="ce14">
            <text:p>05.05.20</text:p>
          </table:table-cell>
          <table:table-cell office:value-type="string" table:style-name="ce7">
            <text:p>A47</text:p>
          </table:table-cell>
          <table:table-cell office:value-type="float" office:value="10" table:style-name="ce7">
            <text:p>10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4" table:style-name="ce7">
            <text:p>504</text:p>
          </table:table-cell>
          <table:table-cell office:value-type="date" office:date-value="2020-05-05T00:00:00" table:style-name="ce14">
            <text:p>05.05.20</text:p>
          </table:table-cell>
          <table:table-cell office:value-type="string" table:style-name="ce7">
            <text:p>A57</text:p>
          </table:table-cell>
          <table:table-cell office:value-type="float" office:value="2" table:style-name="ce7">
            <text:p>2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5" table:style-name="ce7">
            <text:p>505</text:p>
          </table:table-cell>
          <table:table-cell office:value-type="date" office:date-value="2020-05-06T00:00:00" table:style-name="ce14">
            <text:p>06.05.20</text:p>
          </table:table-cell>
          <table:table-cell office:value-type="string" table:style-name="ce7">
            <text:p>A1</text:p>
          </table:table-cell>
          <table:table-cell office:value-type="float" office:value="11" table:style-name="ce7">
            <text:p>11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6" table:style-name="ce7">
            <text:p>506</text:p>
          </table:table-cell>
          <table:table-cell office:value-type="date" office:date-value="2020-05-06T00:00:00" table:style-name="ce14">
            <text:p>06.05.20</text:p>
          </table:table-cell>
          <table:table-cell office:value-type="string" table:style-name="ce7">
            <text:p>A28</text:p>
          </table:table-cell>
          <table:table-cell office:value-type="float" office:value="2" table:style-name="ce7">
            <text:p>2</text:p>
          </table:table-cell>
          <table:table-cell office:value-type="float" office:value="90" table:style-name="ce16">
            <text:p>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7" table:style-name="ce7">
            <text:p>507</text:p>
          </table:table-cell>
          <table:table-cell office:value-type="date" office:date-value="2020-05-06T00:00:00" table:style-name="ce14">
            <text:p>06.05.20</text:p>
          </table:table-cell>
          <table:table-cell office:value-type="string" table:style-name="ce7">
            <text:p>A42</text:p>
          </table:table-cell>
          <table:table-cell office:value-type="float" office:value="4" table:style-name="ce7">
            <text:p>4</text:p>
          </table:table-cell>
          <table:table-cell office:value-type="float" office:value="281" table:style-name="ce16">
            <text:p>28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8" table:style-name="ce7">
            <text:p>508</text:p>
          </table:table-cell>
          <table:table-cell office:value-type="date" office:date-value="2020-05-06T00:00:00" table:style-name="ce14">
            <text:p>06.05.20</text:p>
          </table:table-cell>
          <table:table-cell office:value-type="string" table:style-name="ce7">
            <text:p>A13</text:p>
          </table:table-cell>
          <table:table-cell office:value-type="float" office:value="6" table:style-name="ce7">
            <text:p>6</text:p>
          </table:table-cell>
          <table:table-cell office:value-type="float" office:value="395" table:style-name="ce16">
            <text:p>3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9" table:style-name="ce7">
            <text:p>509</text:p>
          </table:table-cell>
          <table:table-cell office:value-type="date" office:date-value="2020-05-07T00:00:00" table:style-name="ce14">
            <text:p>07.05.20</text:p>
          </table:table-cell>
          <table:table-cell office:value-type="string" table:style-name="ce7">
            <text:p>A42</text:p>
          </table:table-cell>
          <table:table-cell office:value-type="float" office:value="1" table:style-name="ce7">
            <text:p>1</text:p>
          </table:table-cell>
          <table:table-cell office:value-type="float" office:value="152" table:style-name="ce16">
            <text:p>1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0" table:style-name="ce7">
            <text:p>510</text:p>
          </table:table-cell>
          <table:table-cell office:value-type="date" office:date-value="2020-05-07T00:00:00" table:style-name="ce14">
            <text:p>07.05.20</text:p>
          </table:table-cell>
          <table:table-cell office:value-type="string" table:style-name="ce7">
            <text:p>A55</text:p>
          </table:table-cell>
          <table:table-cell office:value-type="float" office:value="2" table:style-name="ce7">
            <text:p>2</text:p>
          </table:table-cell>
          <table:table-cell office:value-type="float" office:value="147" table:style-name="ce16">
            <text:p>1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1" table:style-name="ce7">
            <text:p>511</text:p>
          </table:table-cell>
          <table:table-cell office:value-type="date" office:date-value="2020-05-07T00:00:00" table:style-name="ce14">
            <text:p>07.05.20</text:p>
          </table:table-cell>
          <table:table-cell office:value-type="string" table:style-name="ce7">
            <text:p>A22</text:p>
          </table:table-cell>
          <table:table-cell office:value-type="float" office:value="13" table:style-name="ce7">
            <text:p>13</text:p>
          </table:table-cell>
          <table:table-cell office:value-type="float" office:value="246" table:style-name="ce16">
            <text:p>2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2" table:style-name="ce7">
            <text:p>512</text:p>
          </table:table-cell>
          <table:table-cell office:value-type="date" office:date-value="2020-05-07T00:00:00" table:style-name="ce14">
            <text:p>07.05.20</text:p>
          </table:table-cell>
          <table:table-cell office:value-type="string" table:style-name="ce7">
            <text:p>A15</text:p>
          </table:table-cell>
          <table:table-cell office:value-type="float" office:value="12" table:style-name="ce7">
            <text:p>12</text:p>
          </table:table-cell>
          <table:table-cell office:value-type="float" office:value="356" table:style-name="ce16">
            <text:p>3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3" table:style-name="ce7">
            <text:p>513</text:p>
          </table:table-cell>
          <table:table-cell office:value-type="date" office:date-value="2020-05-08T00:00:00" table:style-name="ce14">
            <text:p>08.05.20</text:p>
          </table:table-cell>
          <table:table-cell office:value-type="string" table:style-name="ce7">
            <text:p>A7</text:p>
          </table:table-cell>
          <table:table-cell office:value-type="float" office:value="9" table:style-name="ce7">
            <text:p>9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4" table:style-name="ce7">
            <text:p>514</text:p>
          </table:table-cell>
          <table:table-cell office:value-type="date" office:date-value="2020-05-08T00:00:00" table:style-name="ce14">
            <text:p>08.05.20</text:p>
          </table:table-cell>
          <table:table-cell office:value-type="string" table:style-name="ce7">
            <text:p>A18</text:p>
          </table:table-cell>
          <table:table-cell office:value-type="float" office:value="9" table:style-name="ce7">
            <text:p>9</text:p>
          </table:table-cell>
          <table:table-cell office:value-type="float" office:value="350" table:style-name="ce16">
            <text:p>3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5" table:style-name="ce7">
            <text:p>515</text:p>
          </table:table-cell>
          <table:table-cell office:value-type="date" office:date-value="2020-05-08T00:00:00" table:style-name="ce14">
            <text:p>08.05.20</text:p>
          </table:table-cell>
          <table:table-cell office:value-type="string" table:style-name="ce7">
            <text:p>A25</text:p>
          </table:table-cell>
          <table:table-cell office:value-type="float" office:value="1" table:style-name="ce7">
            <text:p>1</text:p>
          </table:table-cell>
          <table:table-cell office:value-type="float" office:value="107" table:style-name="ce16">
            <text:p>1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6" table:style-name="ce7">
            <text:p>516</text:p>
          </table:table-cell>
          <table:table-cell office:value-type="date" office:date-value="2020-05-08T00:00:00" table:style-name="ce14">
            <text:p>08.05.20</text:p>
          </table:table-cell>
          <table:table-cell office:value-type="string" table:style-name="ce7">
            <text:p>A6</text:p>
          </table:table-cell>
          <table:table-cell office:value-type="float" office:value="11" table:style-name="ce7">
            <text:p>11</text:p>
          </table:table-cell>
          <table:table-cell office:value-type="float" office:value="157" table:style-name="ce16">
            <text:p>1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7" table:style-name="ce7">
            <text:p>517</text:p>
          </table:table-cell>
          <table:table-cell office:value-type="date" office:date-value="2020-05-09T00:00:00" table:style-name="ce14">
            <text:p>09.05.20</text:p>
          </table:table-cell>
          <table:table-cell office:value-type="string" table:style-name="ce7">
            <text:p>A37</text:p>
          </table:table-cell>
          <table:table-cell office:value-type="float" office:value="7" table:style-name="ce7">
            <text:p>7</text:p>
          </table:table-cell>
          <table:table-cell office:value-type="float" office:value="130" table:style-name="ce16">
            <text:p>13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8" table:style-name="ce7">
            <text:p>518</text:p>
          </table:table-cell>
          <table:table-cell office:value-type="date" office:date-value="2020-05-09T00:00:00" table:style-name="ce14">
            <text:p>09.05.20</text:p>
          </table:table-cell>
          <table:table-cell office:value-type="string" table:style-name="ce7">
            <text:p>A50</text:p>
          </table:table-cell>
          <table:table-cell office:value-type="float" office:value="5" table:style-name="ce7">
            <text:p>5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9" table:style-name="ce7">
            <text:p>519</text:p>
          </table:table-cell>
          <table:table-cell office:value-type="date" office:date-value="2020-05-09T00:00:00" table:style-name="ce14">
            <text:p>09.05.20</text:p>
          </table:table-cell>
          <table:table-cell office:value-type="string" table:style-name="ce7">
            <text:p>A36</text:p>
          </table:table-cell>
          <table:table-cell office:value-type="float" office:value="10" table:style-name="ce7">
            <text:p>10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0" table:style-name="ce7">
            <text:p>520</text:p>
          </table:table-cell>
          <table:table-cell office:value-type="date" office:date-value="2020-05-09T00:00:00" table:style-name="ce14">
            <text:p>09.05.20</text:p>
          </table:table-cell>
          <table:table-cell office:value-type="string" table:style-name="ce7">
            <text:p>A52</text:p>
          </table:table-cell>
          <table:table-cell office:value-type="float" office:value="2" table:style-name="ce7">
            <text:p>2</text:p>
          </table:table-cell>
          <table:table-cell office:value-type="float" office:value="414" table:style-name="ce16">
            <text:p>4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1" table:style-name="ce7">
            <text:p>521</text:p>
          </table:table-cell>
          <table:table-cell office:value-type="date" office:date-value="2020-05-10T00:00:00" table:style-name="ce14">
            <text:p>10.05.20</text:p>
          </table:table-cell>
          <table:table-cell office:value-type="string" table:style-name="ce7">
            <text:p>A36</text:p>
          </table:table-cell>
          <table:table-cell office:value-type="float" office:value="14" table:style-name="ce7">
            <text:p>14</text:p>
          </table:table-cell>
          <table:table-cell office:value-type="float" office:value="291" table:style-name="ce16">
            <text:p>2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2" table:style-name="ce7">
            <text:p>522</text:p>
          </table:table-cell>
          <table:table-cell office:value-type="date" office:date-value="2020-05-10T00:00:00" table:style-name="ce14">
            <text:p>10.05.20</text:p>
          </table:table-cell>
          <table:table-cell office:value-type="string" table:style-name="ce7">
            <text:p>A17</text:p>
          </table:table-cell>
          <table:table-cell office:value-type="float" office:value="7" table:style-name="ce7">
            <text:p>7</text:p>
          </table:table-cell>
          <table:table-cell office:value-type="float" office:value="248" table:style-name="ce16">
            <text:p>2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3" table:style-name="ce7">
            <text:p>523</text:p>
          </table:table-cell>
          <table:table-cell office:value-type="date" office:date-value="2020-05-10T00:00:00" table:style-name="ce14">
            <text:p>10.05.20</text:p>
          </table:table-cell>
          <table:table-cell office:value-type="string" table:style-name="ce7">
            <text:p>A8</text:p>
          </table:table-cell>
          <table:table-cell office:value-type="float" office:value="10" table:style-name="ce7">
            <text:p>10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4" table:style-name="ce7">
            <text:p>524</text:p>
          </table:table-cell>
          <table:table-cell office:value-type="date" office:date-value="2020-05-10T00:00:00" table:style-name="ce14">
            <text:p>10.05.20</text:p>
          </table:table-cell>
          <table:table-cell office:value-type="string" table:style-name="ce7">
            <text:p>A8</text:p>
          </table:table-cell>
          <table:table-cell office:value-type="float" office:value="5" table:style-name="ce7">
            <text:p>5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5" table:style-name="ce7">
            <text:p>525</text:p>
          </table:table-cell>
          <table:table-cell office:value-type="date" office:date-value="2020-05-11T00:00:00" table:style-name="ce14">
            <text:p>11.05.20</text:p>
          </table:table-cell>
          <table:table-cell office:value-type="string" table:style-name="ce7">
            <text:p>A34</text:p>
          </table:table-cell>
          <table:table-cell office:value-type="float" office:value="15" table:style-name="ce7">
            <text:p>15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6" table:style-name="ce7">
            <text:p>526</text:p>
          </table:table-cell>
          <table:table-cell office:value-type="date" office:date-value="2020-05-11T00:00:00" table:style-name="ce14">
            <text:p>11.05.20</text:p>
          </table:table-cell>
          <table:table-cell office:value-type="string" table:style-name="ce7">
            <text:p>A3</text:p>
          </table:table-cell>
          <table:table-cell office:value-type="float" office:value="9" table:style-name="ce7">
            <text:p>9</text:p>
          </table:table-cell>
          <table:table-cell office:value-type="float" office:value="331" table:style-name="ce16">
            <text:p>33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7" table:style-name="ce7">
            <text:p>527</text:p>
          </table:table-cell>
          <table:table-cell office:value-type="date" office:date-value="2020-05-11T00:00:00" table:style-name="ce14">
            <text:p>11.05.20</text:p>
          </table:table-cell>
          <table:table-cell office:value-type="string" table:style-name="ce7">
            <text:p>A1</text:p>
          </table:table-cell>
          <table:table-cell office:value-type="float" office:value="8" table:style-name="ce7">
            <text:p>8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8" table:style-name="ce7">
            <text:p>528</text:p>
          </table:table-cell>
          <table:table-cell office:value-type="date" office:date-value="2020-05-11T00:00:00" table:style-name="ce14">
            <text:p>11.05.20</text:p>
          </table:table-cell>
          <table:table-cell office:value-type="string" table:style-name="ce7">
            <text:p>A30</text:p>
          </table:table-cell>
          <table:table-cell office:value-type="float" office:value="12" table:style-name="ce7">
            <text:p>12</text:p>
          </table:table-cell>
          <table:table-cell office:value-type="float" office:value="450" table:style-name="ce16">
            <text:p>4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9" table:style-name="ce7">
            <text:p>529</text:p>
          </table:table-cell>
          <table:table-cell office:value-type="date" office:date-value="2020-05-12T00:00:00" table:style-name="ce14">
            <text:p>12.05.20</text:p>
          </table:table-cell>
          <table:table-cell office:value-type="string" table:style-name="ce7">
            <text:p>A10</text:p>
          </table:table-cell>
          <table:table-cell office:value-type="float" office:value="6" table:style-name="ce7">
            <text:p>6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0" table:style-name="ce7">
            <text:p>530</text:p>
          </table:table-cell>
          <table:table-cell office:value-type="date" office:date-value="2020-05-12T00:00:00" table:style-name="ce14">
            <text:p>12.05.20</text:p>
          </table:table-cell>
          <table:table-cell office:value-type="string" table:style-name="ce7">
            <text:p>A14</text:p>
          </table:table-cell>
          <table:table-cell office:value-type="float" office:value="3" table:style-name="ce7">
            <text:p>3</text:p>
          </table:table-cell>
          <table:table-cell office:value-type="float" office:value="369" table:style-name="ce16">
            <text:p>36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1" table:style-name="ce7">
            <text:p>531</text:p>
          </table:table-cell>
          <table:table-cell office:value-type="date" office:date-value="2020-05-12T00:00:00" table:style-name="ce14">
            <text:p>12.05.20</text:p>
          </table:table-cell>
          <table:table-cell office:value-type="string" table:style-name="ce7">
            <text:p>A5</text:p>
          </table:table-cell>
          <table:table-cell office:value-type="float" office:value="9" table:style-name="ce7">
            <text:p>9</text:p>
          </table:table-cell>
          <table:table-cell office:value-type="float" office:value="403" table:style-name="ce16">
            <text:p>4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2" table:style-name="ce7">
            <text:p>532</text:p>
          </table:table-cell>
          <table:table-cell office:value-type="date" office:date-value="2020-05-12T00:00:00" table:style-name="ce14">
            <text:p>12.05.20</text:p>
          </table:table-cell>
          <table:table-cell office:value-type="string" table:style-name="ce7">
            <text:p>A7</text:p>
          </table:table-cell>
          <table:table-cell office:value-type="float" office:value="11" table:style-name="ce7">
            <text:p>11</text:p>
          </table:table-cell>
          <table:table-cell office:value-type="float" office:value="245" table:style-name="ce16">
            <text:p>2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3" table:style-name="ce7">
            <text:p>533</text:p>
          </table:table-cell>
          <table:table-cell office:value-type="date" office:date-value="2020-05-13T00:00:00" table:style-name="ce14">
            <text:p>13.05.20</text:p>
          </table:table-cell>
          <table:table-cell office:value-type="string" table:style-name="ce7">
            <text:p>A28</text:p>
          </table:table-cell>
          <table:table-cell office:value-type="float" office:value="12" table:style-name="ce7">
            <text:p>12</text:p>
          </table:table-cell>
          <table:table-cell office:value-type="float" office:value="150" table:style-name="ce16">
            <text:p>1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4" table:style-name="ce7">
            <text:p>534</text:p>
          </table:table-cell>
          <table:table-cell office:value-type="date" office:date-value="2020-05-13T00:00:00" table:style-name="ce14">
            <text:p>13.05.20</text:p>
          </table:table-cell>
          <table:table-cell office:value-type="string" table:style-name="ce7">
            <text:p>A35</text:p>
          </table:table-cell>
          <table:table-cell office:value-type="float" office:value="12" table:style-name="ce7">
            <text:p>12</text:p>
          </table:table-cell>
          <table:table-cell office:value-type="float" office:value="197" table:style-name="ce16">
            <text:p>1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5" table:style-name="ce7">
            <text:p>535</text:p>
          </table:table-cell>
          <table:table-cell office:value-type="date" office:date-value="2020-05-13T00:00:00" table:style-name="ce14">
            <text:p>13.05.20</text:p>
          </table:table-cell>
          <table:table-cell office:value-type="string" table:style-name="ce7">
            <text:p>A16</text:p>
          </table:table-cell>
          <table:table-cell office:value-type="float" office:value="10" table:style-name="ce7">
            <text:p>10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6" table:style-name="ce7">
            <text:p>536</text:p>
          </table:table-cell>
          <table:table-cell office:value-type="date" office:date-value="2020-05-13T00:00:00" table:style-name="ce14">
            <text:p>13.05.20</text:p>
          </table:table-cell>
          <table:table-cell office:value-type="string" table:style-name="ce7">
            <text:p>A20</text:p>
          </table:table-cell>
          <table:table-cell office:value-type="float" office:value="1" table:style-name="ce7">
            <text:p>1</text:p>
          </table:table-cell>
          <table:table-cell office:value-type="float" office:value="325" table:style-name="ce16">
            <text:p>3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7" table:style-name="ce7">
            <text:p>537</text:p>
          </table:table-cell>
          <table:table-cell office:value-type="date" office:date-value="2020-05-14T00:00:00" table:style-name="ce14">
            <text:p>14.05.20</text:p>
          </table:table-cell>
          <table:table-cell office:value-type="string" table:style-name="ce7">
            <text:p>A16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8" table:style-name="ce7">
            <text:p>538</text:p>
          </table:table-cell>
          <table:table-cell office:value-type="date" office:date-value="2020-05-14T00:00:00" table:style-name="ce14">
            <text:p>14.05.20</text:p>
          </table:table-cell>
          <table:table-cell office:value-type="string" table:style-name="ce7">
            <text:p>A48</text:p>
          </table:table-cell>
          <table:table-cell office:value-type="float" office:value="11" table:style-name="ce7">
            <text:p>11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9" table:style-name="ce7">
            <text:p>539</text:p>
          </table:table-cell>
          <table:table-cell office:value-type="date" office:date-value="2020-05-14T00:00:00" table:style-name="ce14">
            <text:p>14.05.20</text:p>
          </table:table-cell>
          <table:table-cell office:value-type="string" table:style-name="ce7">
            <text:p>A32</text:p>
          </table:table-cell>
          <table:table-cell office:value-type="float" office:value="10" table:style-name="ce7">
            <text:p>10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0" table:style-name="ce7">
            <text:p>540</text:p>
          </table:table-cell>
          <table:table-cell office:value-type="date" office:date-value="2020-05-14T00:00:00" table:style-name="ce14">
            <text:p>14.05.20</text:p>
          </table:table-cell>
          <table:table-cell office:value-type="string" table:style-name="ce7">
            <text:p>A63</text:p>
          </table:table-cell>
          <table:table-cell office:value-type="float" office:value="8" table:style-name="ce7">
            <text:p>8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1" table:style-name="ce7">
            <text:p>541</text:p>
          </table:table-cell>
          <table:table-cell office:value-type="date" office:date-value="2020-05-15T00:00:00" table:style-name="ce14">
            <text:p>15.05.20</text:p>
          </table:table-cell>
          <table:table-cell office:value-type="string" table:style-name="ce7">
            <text:p>A64</text:p>
          </table:table-cell>
          <table:table-cell office:value-type="float" office:value="8" table:style-name="ce7">
            <text:p>8</text:p>
          </table:table-cell>
          <table:table-cell office:value-type="float" office:value="345" table:style-name="ce16">
            <text:p>3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2" table:style-name="ce7">
            <text:p>542</text:p>
          </table:table-cell>
          <table:table-cell office:value-type="date" office:date-value="2020-05-15T00:00:00" table:style-name="ce14">
            <text:p>15.05.20</text:p>
          </table:table-cell>
          <table:table-cell office:value-type="string" table:style-name="ce7">
            <text:p>A19</text:p>
          </table:table-cell>
          <table:table-cell office:value-type="float" office:value="9" table:style-name="ce7">
            <text:p>9</text:p>
          </table:table-cell>
          <table:table-cell office:value-type="float" office:value="377" table:style-name="ce16">
            <text:p>3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3" table:style-name="ce7">
            <text:p>543</text:p>
          </table:table-cell>
          <table:table-cell office:value-type="date" office:date-value="2020-05-15T00:00:00" table:style-name="ce14">
            <text:p>15.05.20</text:p>
          </table:table-cell>
          <table:table-cell office:value-type="string" table:style-name="ce7">
            <text:p>A20</text:p>
          </table:table-cell>
          <table:table-cell office:value-type="float" office:value="6" table:style-name="ce7">
            <text:p>6</text:p>
          </table:table-cell>
          <table:table-cell office:value-type="float" office:value="331" table:style-name="ce16">
            <text:p>33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4" table:style-name="ce7">
            <text:p>544</text:p>
          </table:table-cell>
          <table:table-cell office:value-type="date" office:date-value="2020-05-15T00:00:00" table:style-name="ce14">
            <text:p>15.05.20</text:p>
          </table:table-cell>
          <table:table-cell office:value-type="string" table:style-name="ce7">
            <text:p>A41</text:p>
          </table:table-cell>
          <table:table-cell office:value-type="float" office:value="10" table:style-name="ce7">
            <text:p>10</text:p>
          </table:table-cell>
          <table:table-cell office:value-type="float" office:value="422" table:style-name="ce16">
            <text:p>4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5" table:style-name="ce7">
            <text:p>545</text:p>
          </table:table-cell>
          <table:table-cell office:value-type="date" office:date-value="2020-05-16T00:00:00" table:style-name="ce14">
            <text:p>16.05.20</text:p>
          </table:table-cell>
          <table:table-cell office:value-type="string" table:style-name="ce7">
            <text:p>A55</text:p>
          </table:table-cell>
          <table:table-cell office:value-type="float" office:value="5" table:style-name="ce7">
            <text:p>5</text:p>
          </table:table-cell>
          <table:table-cell office:value-type="float" office:value="171" table:style-name="ce16">
            <text:p>1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6" table:style-name="ce7">
            <text:p>546</text:p>
          </table:table-cell>
          <table:table-cell office:value-type="date" office:date-value="2020-05-16T00:00:00" table:style-name="ce14">
            <text:p>16.05.20</text:p>
          </table:table-cell>
          <table:table-cell office:value-type="string" table:style-name="ce7">
            <text:p>A27</text:p>
          </table:table-cell>
          <table:table-cell office:value-type="float" office:value="5" table:style-name="ce7">
            <text:p>5</text:p>
          </table:table-cell>
          <table:table-cell office:value-type="float" office:value="130" table:style-name="ce16">
            <text:p>13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7" table:style-name="ce7">
            <text:p>547</text:p>
          </table:table-cell>
          <table:table-cell office:value-type="date" office:date-value="2020-05-16T00:00:00" table:style-name="ce14">
            <text:p>16.05.20</text:p>
          </table:table-cell>
          <table:table-cell office:value-type="string" table:style-name="ce7">
            <text:p>A24</text:p>
          </table:table-cell>
          <table:table-cell office:value-type="float" office:value="15" table:style-name="ce7">
            <text:p>15</text:p>
          </table:table-cell>
          <table:table-cell office:value-type="float" office:value="246" table:style-name="ce16">
            <text:p>2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8" table:style-name="ce7">
            <text:p>548</text:p>
          </table:table-cell>
          <table:table-cell office:value-type="date" office:date-value="2020-05-16T00:00:00" table:style-name="ce14">
            <text:p>16.05.20</text:p>
          </table:table-cell>
          <table:table-cell office:value-type="string" table:style-name="ce7">
            <text:p>A20</text:p>
          </table:table-cell>
          <table:table-cell office:value-type="float" office:value="4" table:style-name="ce7">
            <text:p>4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9" table:style-name="ce7">
            <text:p>549</text:p>
          </table:table-cell>
          <table:table-cell office:value-type="date" office:date-value="2020-05-17T00:00:00" table:style-name="ce14">
            <text:p>17.05.20</text:p>
          </table:table-cell>
          <table:table-cell office:value-type="string" table:style-name="ce7">
            <text:p>A15</text:p>
          </table:table-cell>
          <table:table-cell office:value-type="float" office:value="1" table:style-name="ce7">
            <text:p>1</text:p>
          </table:table-cell>
          <table:table-cell office:value-type="float" office:value="332" table:style-name="ce16">
            <text:p>33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0" table:style-name="ce7">
            <text:p>550</text:p>
          </table:table-cell>
          <table:table-cell office:value-type="date" office:date-value="2020-05-17T00:00:00" table:style-name="ce14">
            <text:p>17.05.20</text:p>
          </table:table-cell>
          <table:table-cell office:value-type="string" table:style-name="ce7">
            <text:p>A39</text:p>
          </table:table-cell>
          <table:table-cell office:value-type="float" office:value="10" table:style-name="ce7">
            <text:p>10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1" table:style-name="ce7">
            <text:p>551</text:p>
          </table:table-cell>
          <table:table-cell office:value-type="date" office:date-value="2020-05-17T00:00:00" table:style-name="ce14">
            <text:p>17.05.20</text:p>
          </table:table-cell>
          <table:table-cell office:value-type="string" table:style-name="ce7">
            <text:p>A13</text:p>
          </table:table-cell>
          <table:table-cell office:value-type="float" office:value="12" table:style-name="ce7">
            <text:p>12</text:p>
          </table:table-cell>
          <table:table-cell office:value-type="float" office:value="400" table:style-name="ce16">
            <text:p>4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2" table:style-name="ce7">
            <text:p>552</text:p>
          </table:table-cell>
          <table:table-cell office:value-type="date" office:date-value="2020-05-17T00:00:00" table:style-name="ce14">
            <text:p>17.05.20</text:p>
          </table:table-cell>
          <table:table-cell office:value-type="string" table:style-name="ce7">
            <text:p>A32</text:p>
          </table:table-cell>
          <table:table-cell office:value-type="float" office:value="3" table:style-name="ce7">
            <text:p>3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3" table:style-name="ce7">
            <text:p>553</text:p>
          </table:table-cell>
          <table:table-cell office:value-type="date" office:date-value="2020-05-18T00:00:00" table:style-name="ce14">
            <text:p>18.05.20</text:p>
          </table:table-cell>
          <table:table-cell office:value-type="string" table:style-name="ce7">
            <text:p>A32</text:p>
          </table:table-cell>
          <table:table-cell office:value-type="float" office:value="2" table:style-name="ce7">
            <text:p>2</text:p>
          </table:table-cell>
          <table:table-cell office:value-type="float" office:value="448" table:style-name="ce16">
            <text:p>4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4" table:style-name="ce7">
            <text:p>554</text:p>
          </table:table-cell>
          <table:table-cell office:value-type="date" office:date-value="2020-05-18T00:00:00" table:style-name="ce14">
            <text:p>18.05.20</text:p>
          </table:table-cell>
          <table:table-cell office:value-type="string" table:style-name="ce7">
            <text:p>A38</text:p>
          </table:table-cell>
          <table:table-cell office:value-type="float" office:value="5" table:style-name="ce7">
            <text:p>5</text:p>
          </table:table-cell>
          <table:table-cell office:value-type="float" office:value="70" table:style-name="ce16">
            <text:p>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5" table:style-name="ce7">
            <text:p>555</text:p>
          </table:table-cell>
          <table:table-cell office:value-type="date" office:date-value="2020-05-18T00:00:00" table:style-name="ce14">
            <text:p>18.05.20</text:p>
          </table:table-cell>
          <table:table-cell office:value-type="string" table:style-name="ce7">
            <text:p>A4</text:p>
          </table:table-cell>
          <table:table-cell office:value-type="float" office:value="11" table:style-name="ce7">
            <text:p>11</text:p>
          </table:table-cell>
          <table:table-cell office:value-type="float" office:value="251" table:style-name="ce16">
            <text:p>2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6" table:style-name="ce7">
            <text:p>556</text:p>
          </table:table-cell>
          <table:table-cell office:value-type="date" office:date-value="2020-05-18T00:00:00" table:style-name="ce14">
            <text:p>18.05.20</text:p>
          </table:table-cell>
          <table:table-cell office:value-type="string" table:style-name="ce7">
            <text:p>A7</text:p>
          </table:table-cell>
          <table:table-cell office:value-type="float" office:value="2" table:style-name="ce7">
            <text:p>2</text:p>
          </table:table-cell>
          <table:table-cell office:value-type="float" office:value="116" table:style-name="ce16">
            <text:p>11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7" table:style-name="ce7">
            <text:p>557</text:p>
          </table:table-cell>
          <table:table-cell office:value-type="date" office:date-value="2020-05-19T00:00:00" table:style-name="ce14">
            <text:p>19.05.20</text:p>
          </table:table-cell>
          <table:table-cell office:value-type="string" table:style-name="ce7">
            <text:p>A23</text:p>
          </table:table-cell>
          <table:table-cell office:value-type="float" office:value="11" table:style-name="ce7">
            <text:p>11</text:p>
          </table:table-cell>
          <table:table-cell office:value-type="float" office:value="411" table:style-name="ce16">
            <text:p>4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8" table:style-name="ce7">
            <text:p>558</text:p>
          </table:table-cell>
          <table:table-cell office:value-type="date" office:date-value="2020-05-19T00:00:00" table:style-name="ce14">
            <text:p>19.05.20</text:p>
          </table:table-cell>
          <table:table-cell office:value-type="string" table:style-name="ce7">
            <text:p>A55</text:p>
          </table:table-cell>
          <table:table-cell office:value-type="float" office:value="7" table:style-name="ce7">
            <text:p>7</text:p>
          </table:table-cell>
          <table:table-cell office:value-type="float" office:value="385" table:style-name="ce16">
            <text:p>3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9" table:style-name="ce7">
            <text:p>559</text:p>
          </table:table-cell>
          <table:table-cell office:value-type="date" office:date-value="2020-05-19T00:00:00" table:style-name="ce14">
            <text:p>19.05.20</text:p>
          </table:table-cell>
          <table:table-cell office:value-type="string" table:style-name="ce7">
            <text:p>A37</text:p>
          </table:table-cell>
          <table:table-cell office:value-type="float" office:value="3" table:style-name="ce7">
            <text:p>3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0" table:style-name="ce7">
            <text:p>560</text:p>
          </table:table-cell>
          <table:table-cell office:value-type="date" office:date-value="2020-05-19T00:00:00" table:style-name="ce14">
            <text:p>19.05.20</text:p>
          </table:table-cell>
          <table:table-cell office:value-type="string" table:style-name="ce7">
            <text:p>A48</text:p>
          </table:table-cell>
          <table:table-cell office:value-type="float" office:value="8" table:style-name="ce7">
            <text:p>8</text:p>
          </table:table-cell>
          <table:table-cell office:value-type="float" office:value="329" table:style-name="ce16">
            <text:p>3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1" table:style-name="ce7">
            <text:p>561</text:p>
          </table:table-cell>
          <table:table-cell office:value-type="date" office:date-value="2020-05-20T00:00:00" table:style-name="ce14">
            <text:p>20.05.20</text:p>
          </table:table-cell>
          <table:table-cell office:value-type="string" table:style-name="ce7">
            <text:p>A2</text:p>
          </table:table-cell>
          <table:table-cell office:value-type="float" office:value="11" table:style-name="ce7">
            <text:p>11</text:p>
          </table:table-cell>
          <table:table-cell office:value-type="float" office:value="367" table:style-name="ce16">
            <text:p>3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2" table:style-name="ce7">
            <text:p>562</text:p>
          </table:table-cell>
          <table:table-cell office:value-type="date" office:date-value="2020-05-20T00:00:00" table:style-name="ce14">
            <text:p>20.05.20</text:p>
          </table:table-cell>
          <table:table-cell office:value-type="string" table:style-name="ce7">
            <text:p>A49</text:p>
          </table:table-cell>
          <table:table-cell office:value-type="float" office:value="9" table:style-name="ce7">
            <text:p>9</text:p>
          </table:table-cell>
          <table:table-cell office:value-type="float" office:value="398" table:style-name="ce16">
            <text:p>39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3" table:style-name="ce7">
            <text:p>563</text:p>
          </table:table-cell>
          <table:table-cell office:value-type="date" office:date-value="2020-05-20T00:00:00" table:style-name="ce14">
            <text:p>20.05.20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office:value-type="float" office:value="344" table:style-name="ce16">
            <text:p>3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4" table:style-name="ce7">
            <text:p>564</text:p>
          </table:table-cell>
          <table:table-cell office:value-type="date" office:date-value="2020-05-20T00:00:00" table:style-name="ce14">
            <text:p>20.05.20</text:p>
          </table:table-cell>
          <table:table-cell office:value-type="string" table:style-name="ce7">
            <text:p>A63</text:p>
          </table:table-cell>
          <table:table-cell office:value-type="float" office:value="5" table:style-name="ce7">
            <text:p>5</text:p>
          </table:table-cell>
          <table:table-cell office:value-type="float" office:value="449" table:style-name="ce16">
            <text:p>4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5" table:style-name="ce7">
            <text:p>565</text:p>
          </table:table-cell>
          <table:table-cell office:value-type="date" office:date-value="2020-05-21T00:00:00" table:style-name="ce14">
            <text:p>21.05.20</text:p>
          </table:table-cell>
          <table:table-cell office:value-type="string" table:style-name="ce7">
            <text:p>A9</text:p>
          </table:table-cell>
          <table:table-cell office:value-type="float" office:value="8" table:style-name="ce7">
            <text:p>8</text:p>
          </table:table-cell>
          <table:table-cell office:value-type="float" office:value="139" table:style-name="ce16">
            <text:p>1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6" table:style-name="ce7">
            <text:p>566</text:p>
          </table:table-cell>
          <table:table-cell office:value-type="date" office:date-value="2020-05-21T00:00:00" table:style-name="ce14">
            <text:p>21.05.20</text:p>
          </table:table-cell>
          <table:table-cell office:value-type="string" table:style-name="ce7">
            <text:p>A36</text:p>
          </table:table-cell>
          <table:table-cell office:value-type="float" office:value="2" table:style-name="ce7">
            <text:p>2</text:p>
          </table:table-cell>
          <table:table-cell office:value-type="float" office:value="284" table:style-name="ce16">
            <text:p>2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7" table:style-name="ce7">
            <text:p>567</text:p>
          </table:table-cell>
          <table:table-cell office:value-type="date" office:date-value="2020-05-21T00:00:00" table:style-name="ce14">
            <text:p>21.05.20</text:p>
          </table:table-cell>
          <table:table-cell office:value-type="string" table:style-name="ce7">
            <text:p>A10</text:p>
          </table:table-cell>
          <table:table-cell office:value-type="float" office:value="1" table:style-name="ce7">
            <text:p>1</text:p>
          </table:table-cell>
          <table:table-cell office:value-type="float" office:value="241" table:style-name="ce16">
            <text:p>2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8" table:style-name="ce7">
            <text:p>568</text:p>
          </table:table-cell>
          <table:table-cell office:value-type="date" office:date-value="2020-05-21T00:00:00" table:style-name="ce14">
            <text:p>21.05.20</text:p>
          </table:table-cell>
          <table:table-cell office:value-type="string" table:style-name="ce7">
            <text:p>A59</text:p>
          </table:table-cell>
          <table:table-cell office:value-type="float" office:value="2" table:style-name="ce7">
            <text:p>2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9" table:style-name="ce7">
            <text:p>569</text:p>
          </table:table-cell>
          <table:table-cell office:value-type="date" office:date-value="2020-05-22T00:00:00" table:style-name="ce14">
            <text:p>22.05.20</text:p>
          </table:table-cell>
          <table:table-cell office:value-type="string" table:style-name="ce7">
            <text:p>A26</text:p>
          </table:table-cell>
          <table:table-cell office:value-type="float" office:value="6" table:style-name="ce7">
            <text:p>6</text:p>
          </table:table-cell>
          <table:table-cell office:value-type="float" office:value="384" table:style-name="ce16">
            <text:p>3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0" table:style-name="ce7">
            <text:p>570</text:p>
          </table:table-cell>
          <table:table-cell office:value-type="date" office:date-value="2020-05-22T00:00:00" table:style-name="ce14">
            <text:p>22.05.20</text:p>
          </table:table-cell>
          <table:table-cell office:value-type="string" table:style-name="ce7">
            <text:p>A16</text:p>
          </table:table-cell>
          <table:table-cell office:value-type="float" office:value="8" table:style-name="ce7">
            <text:p>8</text:p>
          </table:table-cell>
          <table:table-cell office:value-type="float" office:value="203" table:style-name="ce16">
            <text:p>2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1" table:style-name="ce7">
            <text:p>571</text:p>
          </table:table-cell>
          <table:table-cell office:value-type="date" office:date-value="2020-05-22T00:00:00" table:style-name="ce14">
            <text:p>22.05.20</text:p>
          </table:table-cell>
          <table:table-cell office:value-type="string" table:style-name="ce7">
            <text:p>A29</text:p>
          </table:table-cell>
          <table:table-cell office:value-type="float" office:value="14" table:style-name="ce7">
            <text:p>14</text:p>
          </table:table-cell>
          <table:table-cell office:value-type="float" office:value="208" table:style-name="ce16">
            <text:p>2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2" table:style-name="ce7">
            <text:p>572</text:p>
          </table:table-cell>
          <table:table-cell office:value-type="date" office:date-value="2020-05-22T00:00:00" table:style-name="ce14">
            <text:p>22.05.20</text:p>
          </table:table-cell>
          <table:table-cell office:value-type="string" table:style-name="ce7">
            <text:p>A45</text:p>
          </table:table-cell>
          <table:table-cell office:value-type="float" office:value="10" table:style-name="ce7">
            <text:p>10</text:p>
          </table:table-cell>
          <table:table-cell office:value-type="float" office:value="127" table:style-name="ce16">
            <text:p>1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3" table:style-name="ce7">
            <text:p>573</text:p>
          </table:table-cell>
          <table:table-cell office:value-type="date" office:date-value="2020-05-23T00:00:00" table:style-name="ce14">
            <text:p>23.05.20</text:p>
          </table:table-cell>
          <table:table-cell office:value-type="string" table:style-name="ce7">
            <text:p>A5</text:p>
          </table:table-cell>
          <table:table-cell office:value-type="float" office:value="4" table:style-name="ce7">
            <text:p>4</text:p>
          </table:table-cell>
          <table:table-cell office:value-type="float" office:value="439" table:style-name="ce16">
            <text:p>4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4" table:style-name="ce7">
            <text:p>574</text:p>
          </table:table-cell>
          <table:table-cell office:value-type="date" office:date-value="2020-05-23T00:00:00" table:style-name="ce14">
            <text:p>23.05.20</text:p>
          </table:table-cell>
          <table:table-cell office:value-type="string" table:style-name="ce7">
            <text:p>A49</text:p>
          </table:table-cell>
          <table:table-cell office:value-type="float" office:value="13" table:style-name="ce7">
            <text:p>13</text:p>
          </table:table-cell>
          <table:table-cell office:value-type="float" office:value="77" table:style-name="ce16">
            <text:p>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5" table:style-name="ce7">
            <text:p>575</text:p>
          </table:table-cell>
          <table:table-cell office:value-type="date" office:date-value="2020-05-23T00:00:00" table:style-name="ce14">
            <text:p>23.05.20</text:p>
          </table:table-cell>
          <table:table-cell office:value-type="string" table:style-name="ce7">
            <text:p>A9</text:p>
          </table:table-cell>
          <table:table-cell office:value-type="float" office:value="2" table:style-name="ce7">
            <text:p>2</text:p>
          </table:table-cell>
          <table:table-cell office:value-type="float" office:value="72" table:style-name="ce16">
            <text:p>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6" table:style-name="ce7">
            <text:p>576</text:p>
          </table:table-cell>
          <table:table-cell office:value-type="date" office:date-value="2020-05-23T00:00:00" table:style-name="ce14">
            <text:p>23.05.20</text:p>
          </table:table-cell>
          <table:table-cell office:value-type="string" table:style-name="ce7">
            <text:p>A65</text:p>
          </table:table-cell>
          <table:table-cell office:value-type="float" office:value="15" table:style-name="ce7">
            <text:p>15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7" table:style-name="ce7">
            <text:p>577</text:p>
          </table:table-cell>
          <table:table-cell office:value-type="date" office:date-value="2020-05-24T00:00:00" table:style-name="ce14">
            <text:p>24.05.20</text:p>
          </table:table-cell>
          <table:table-cell office:value-type="string" table:style-name="ce7">
            <text:p>A29</text:p>
          </table:table-cell>
          <table:table-cell office:value-type="float" office:value="12" table:style-name="ce7">
            <text:p>12</text:p>
          </table:table-cell>
          <table:table-cell office:value-type="float" office:value="399" table:style-name="ce16">
            <text:p>399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8" table:style-name="ce7">
            <text:p>578</text:p>
          </table:table-cell>
          <table:table-cell office:value-type="date" office:date-value="2020-05-24T00:00:00" table:style-name="ce14">
            <text:p>24.05.20</text:p>
          </table:table-cell>
          <table:table-cell office:value-type="string" table:style-name="ce7">
            <text:p>A14</text:p>
          </table:table-cell>
          <table:table-cell office:value-type="float" office:value="13" table:style-name="ce7">
            <text:p>13</text:p>
          </table:table-cell>
          <table:table-cell office:value-type="float" office:value="70" table:style-name="ce16">
            <text:p>7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9" table:style-name="ce7">
            <text:p>579</text:p>
          </table:table-cell>
          <table:table-cell office:value-type="date" office:date-value="2020-05-24T00:00:00" table:style-name="ce14">
            <text:p>24.05.20</text:p>
          </table:table-cell>
          <table:table-cell office:value-type="string" table:style-name="ce7">
            <text:p>A51</text:p>
          </table:table-cell>
          <table:table-cell office:value-type="float" office:value="7" table:style-name="ce7">
            <text:p>7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0" table:style-name="ce7">
            <text:p>580</text:p>
          </table:table-cell>
          <table:table-cell office:value-type="date" office:date-value="2020-05-24T00:00:00" table:style-name="ce14">
            <text:p>24.05.20</text:p>
          </table:table-cell>
          <table:table-cell office:value-type="string" table:style-name="ce7">
            <text:p>A12</text:p>
          </table:table-cell>
          <table:table-cell office:value-type="float" office:value="8" table:style-name="ce7">
            <text:p>8</text:p>
          </table:table-cell>
          <table:table-cell office:value-type="float" office:value="90" table:style-name="ce16">
            <text:p>9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1" table:style-name="ce7">
            <text:p>581</text:p>
          </table:table-cell>
          <table:table-cell office:value-type="date" office:date-value="2020-05-25T00:00:00" table:style-name="ce14">
            <text:p>25.05.20</text:p>
          </table:table-cell>
          <table:table-cell office:value-type="string" table:style-name="ce7">
            <text:p>A53</text:p>
          </table:table-cell>
          <table:table-cell office:value-type="float" office:value="8" table:style-name="ce7">
            <text:p>8</text:p>
          </table:table-cell>
          <table:table-cell office:value-type="float" office:value="152" table:style-name="ce16">
            <text:p>152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2" table:style-name="ce7">
            <text:p>582</text:p>
          </table:table-cell>
          <table:table-cell office:value-type="date" office:date-value="2020-05-25T00:00:00" table:style-name="ce14">
            <text:p>25.05.20</text:p>
          </table:table-cell>
          <table:table-cell office:value-type="string" table:style-name="ce7">
            <text:p>A47</text:p>
          </table:table-cell>
          <table:table-cell office:value-type="float" office:value="11" table:style-name="ce7">
            <text:p>11</text:p>
          </table:table-cell>
          <table:table-cell office:value-type="float" office:value="204" table:style-name="ce16">
            <text:p>204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3" table:style-name="ce7">
            <text:p>583</text:p>
          </table:table-cell>
          <table:table-cell office:value-type="date" office:date-value="2020-05-25T00:00:00" table:style-name="ce14">
            <text:p>25.05.20</text:p>
          </table:table-cell>
          <table:table-cell office:value-type="string" table:style-name="ce7">
            <text:p>A7</text:p>
          </table:table-cell>
          <table:table-cell office:value-type="float" office:value="10" table:style-name="ce7">
            <text:p>10</text:p>
          </table:table-cell>
          <table:table-cell office:value-type="float" office:value="125" table:style-name="ce16">
            <text:p>125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4" table:style-name="ce7">
            <text:p>584</text:p>
          </table:table-cell>
          <table:table-cell office:value-type="date" office:date-value="2020-05-25T00:00:00" table:style-name="ce14">
            <text:p>25.05.20</text:p>
          </table:table-cell>
          <table:table-cell office:value-type="string" table:style-name="ce7">
            <text:p>A4</text:p>
          </table:table-cell>
          <table:table-cell office:value-type="float" office:value="13" table:style-name="ce7">
            <text:p>13</text:p>
          </table:table-cell>
          <table:table-cell office:value-type="float" office:value="340" table:style-name="ce16">
            <text:p>34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5" table:style-name="ce7">
            <text:p>585</text:p>
          </table:table-cell>
          <table:table-cell office:value-type="date" office:date-value="2020-05-26T00:00:00" table:style-name="ce14">
            <text:p>26.05.20</text:p>
          </table:table-cell>
          <table:table-cell office:value-type="string" table:style-name="ce7">
            <text:p>A12</text:p>
          </table:table-cell>
          <table:table-cell office:value-type="float" office:value="1" table:style-name="ce7">
            <text:p>1</text:p>
          </table:table-cell>
          <table:table-cell office:value-type="float" office:value="162" table:style-name="ce16">
            <text:p>162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6" table:style-name="ce7">
            <text:p>586</text:p>
          </table:table-cell>
          <table:table-cell office:value-type="date" office:date-value="2020-05-26T00:00:00" table:style-name="ce14">
            <text:p>26.05.20</text:p>
          </table:table-cell>
          <table:table-cell office:value-type="string" table:style-name="ce7">
            <text:p>A24</text:p>
          </table:table-cell>
          <table:table-cell office:value-type="float" office:value="2" table:style-name="ce7">
            <text:p>2</text:p>
          </table:table-cell>
          <table:table-cell office:value-type="float" office:value="340" table:style-name="ce16">
            <text:p>34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7" table:style-name="ce7">
            <text:p>587</text:p>
          </table:table-cell>
          <table:table-cell office:value-type="date" office:date-value="2020-05-26T00:00:00" table:style-name="ce14">
            <text:p>26.05.20</text:p>
          </table:table-cell>
          <table:table-cell office:value-type="string" table:style-name="ce7">
            <text:p>A8</text:p>
          </table:table-cell>
          <table:table-cell office:value-type="float" office:value="12" table:style-name="ce7">
            <text:p>12</text:p>
          </table:table-cell>
          <table:table-cell office:value-type="float" office:value="317" table:style-name="ce16">
            <text:p>317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8" table:style-name="ce7">
            <text:p>588</text:p>
          </table:table-cell>
          <table:table-cell office:value-type="date" office:date-value="2020-05-26T00:00:00" table:style-name="ce14">
            <text:p>26.05.20</text:p>
          </table:table-cell>
          <table:table-cell office:value-type="string" table:style-name="ce7">
            <text:p>A51</text:p>
          </table:table-cell>
          <table:table-cell office:value-type="float" office:value="3" table:style-name="ce7">
            <text:p>3</text:p>
          </table:table-cell>
          <table:table-cell office:value-type="float" office:value="169" table:style-name="ce16">
            <text:p>169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9" table:style-name="ce7">
            <text:p>589</text:p>
          </table:table-cell>
          <table:table-cell office:value-type="date" office:date-value="2020-05-27T00:00:00" table:style-name="ce14">
            <text:p>27.05.20</text:p>
          </table:table-cell>
          <table:table-cell office:value-type="string" table:style-name="ce7">
            <text:p>A16</text:p>
          </table:table-cell>
          <table:table-cell office:value-type="float" office:value="7" table:style-name="ce7">
            <text:p>7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0" table:style-name="ce7">
            <text:p>590</text:p>
          </table:table-cell>
          <table:table-cell office:value-type="date" office:date-value="2020-05-27T00:00:00" table:style-name="ce14">
            <text:p>27.05.20</text:p>
          </table:table-cell>
          <table:table-cell office:value-type="string" table:style-name="ce7">
            <text:p>A43</text:p>
          </table:table-cell>
          <table:table-cell office:value-type="float" office:value="15" table:style-name="ce7">
            <text:p>15</text:p>
          </table:table-cell>
          <table:table-cell office:value-type="float" office:value="78" table:style-name="ce16">
            <text:p>7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1" table:style-name="ce7">
            <text:p>591</text:p>
          </table:table-cell>
          <table:table-cell office:value-type="date" office:date-value="2020-05-27T00:00:00" table:style-name="ce14">
            <text:p>27.05.20</text:p>
          </table:table-cell>
          <table:table-cell office:value-type="string" table:style-name="ce7">
            <text:p>A34</text:p>
          </table:table-cell>
          <table:table-cell office:value-type="float" office:value="14" table:style-name="ce7">
            <text:p>14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2" table:style-name="ce7">
            <text:p>592</text:p>
          </table:table-cell>
          <table:table-cell office:value-type="date" office:date-value="2020-05-27T00:00:00" table:style-name="ce14">
            <text:p>27.05.20</text:p>
          </table:table-cell>
          <table:table-cell office:value-type="string" table:style-name="ce7">
            <text:p>A49</text:p>
          </table:table-cell>
          <table:table-cell office:value-type="float" office:value="1" table:style-name="ce7">
            <text:p>1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3" table:style-name="ce7">
            <text:p>593</text:p>
          </table:table-cell>
          <table:table-cell office:value-type="date" office:date-value="2020-05-28T00:00:00" table:style-name="ce14">
            <text:p>28.05.20</text:p>
          </table:table-cell>
          <table:table-cell office:value-type="string" table:style-name="ce7">
            <text:p>A54</text:p>
          </table:table-cell>
          <table:table-cell office:value-type="float" office:value="10" table:style-name="ce7">
            <text:p>10</text:p>
          </table:table-cell>
          <table:table-cell office:value-type="float" office:value="411" table:style-name="ce16">
            <text:p>41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4" table:style-name="ce7">
            <text:p>594</text:p>
          </table:table-cell>
          <table:table-cell office:value-type="date" office:date-value="2020-05-28T00:00:00" table:style-name="ce14">
            <text:p>28.05.20</text:p>
          </table:table-cell>
          <table:table-cell office:value-type="string" table:style-name="ce7">
            <text:p>A44</text:p>
          </table:table-cell>
          <table:table-cell office:value-type="float" office:value="7" table:style-name="ce7">
            <text:p>7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5" table:style-name="ce7">
            <text:p>595</text:p>
          </table:table-cell>
          <table:table-cell office:value-type="date" office:date-value="2020-05-28T00:00:00" table:style-name="ce14">
            <text:p>28.05.20</text:p>
          </table:table-cell>
          <table:table-cell office:value-type="string" table:style-name="ce7">
            <text:p>A11</text:p>
          </table:table-cell>
          <table:table-cell office:value-type="float" office:value="1" table:style-name="ce7">
            <text:p>1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6" table:style-name="ce7">
            <text:p>596</text:p>
          </table:table-cell>
          <table:table-cell office:value-type="date" office:date-value="2020-05-28T00:00:00" table:style-name="ce14">
            <text:p>28.05.20</text:p>
          </table:table-cell>
          <table:table-cell office:value-type="string" table:style-name="ce7">
            <text:p>A15</text:p>
          </table:table-cell>
          <table:table-cell office:value-type="float" office:value="2" table:style-name="ce7">
            <text:p>2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7" table:style-name="ce7">
            <text:p>597</text:p>
          </table:table-cell>
          <table:table-cell office:value-type="date" office:date-value="2020-05-29T00:00:00" table:style-name="ce14">
            <text:p>29.05.20</text:p>
          </table:table-cell>
          <table:table-cell office:value-type="string" table:style-name="ce7">
            <text:p>A8</text:p>
          </table:table-cell>
          <table:table-cell office:value-type="float" office:value="1" table:style-name="ce7">
            <text:p>1</text:p>
          </table:table-cell>
          <table:table-cell office:value-type="float" office:value="372" table:style-name="ce16">
            <text:p>37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8" table:style-name="ce7">
            <text:p>598</text:p>
          </table:table-cell>
          <table:table-cell office:value-type="date" office:date-value="2020-05-29T00:00:00" table:style-name="ce14">
            <text:p>29.05.20</text:p>
          </table:table-cell>
          <table:table-cell office:value-type="string" table:style-name="ce7">
            <text:p>A51</text:p>
          </table:table-cell>
          <table:table-cell office:value-type="float" office:value="7" table:style-name="ce7">
            <text:p>7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9" table:style-name="ce7">
            <text:p>599</text:p>
          </table:table-cell>
          <table:table-cell office:value-type="date" office:date-value="2020-05-29T00:00:00" table:style-name="ce14">
            <text:p>29.05.20</text:p>
          </table:table-cell>
          <table:table-cell office:value-type="string" table:style-name="ce7">
            <text:p>A6</text:p>
          </table:table-cell>
          <table:table-cell office:value-type="float" office:value="10" table:style-name="ce7">
            <text:p>10</text:p>
          </table:table-cell>
          <table:table-cell office:value-type="float" office:value="391" table:style-name="ce16">
            <text:p>39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0" table:style-name="ce7">
            <text:p>600</text:p>
          </table:table-cell>
          <table:table-cell office:value-type="date" office:date-value="2020-05-29T00:00:00" table:style-name="ce14">
            <text:p>29.05.20</text:p>
          </table:table-cell>
          <table:table-cell office:value-type="string" table:style-name="ce7">
            <text:p>A29</text:p>
          </table:table-cell>
          <table:table-cell office:value-type="float" office:value="6" table:style-name="ce7">
            <text:p>6</text:p>
          </table:table-cell>
          <table:table-cell office:value-type="float" office:value="216" table:style-name="ce16">
            <text:p>216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1" table:style-name="ce7">
            <text:p>601</text:p>
          </table:table-cell>
          <table:table-cell office:value-type="date" office:date-value="2020-05-30T00:00:00" table:style-name="ce14">
            <text:p>30.05.20</text:p>
          </table:table-cell>
          <table:table-cell office:value-type="string" table:style-name="ce7">
            <text:p>A37</text:p>
          </table:table-cell>
          <table:table-cell office:value-type="float" office:value="15" table:style-name="ce7">
            <text:p>15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2" table:style-name="ce7">
            <text:p>602</text:p>
          </table:table-cell>
          <table:table-cell office:value-type="date" office:date-value="2020-05-30T00:00:00" table:style-name="ce14">
            <text:p>30.05.20</text:p>
          </table:table-cell>
          <table:table-cell office:value-type="string" table:style-name="ce7">
            <text:p>A54</text:p>
          </table:table-cell>
          <table:table-cell office:value-type="float" office:value="4" table:style-name="ce7">
            <text:p>4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3" table:style-name="ce7">
            <text:p>603</text:p>
          </table:table-cell>
          <table:table-cell office:value-type="date" office:date-value="2020-05-30T00:00:00" table:style-name="ce14">
            <text:p>30.05.20</text:p>
          </table:table-cell>
          <table:table-cell office:value-type="string" table:style-name="ce7">
            <text:p>A46</text:p>
          </table:table-cell>
          <table:table-cell office:value-type="float" office:value="4" table:style-name="ce7">
            <text:p>4</text:p>
          </table:table-cell>
          <table:table-cell office:value-type="float" office:value="193" table:style-name="ce16">
            <text:p>19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4" table:style-name="ce7">
            <text:p>604</text:p>
          </table:table-cell>
          <table:table-cell office:value-type="date" office:date-value="2020-05-30T00:00:00" table:style-name="ce14">
            <text:p>30.05.20</text:p>
          </table:table-cell>
          <table:table-cell office:value-type="string" table:style-name="ce7">
            <text:p>A45</text:p>
          </table:table-cell>
          <table:table-cell office:value-type="float" office:value="1" table:style-name="ce7">
            <text:p>1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5" table:style-name="ce7">
            <text:p>605</text:p>
          </table:table-cell>
          <table:table-cell office:value-type="date" office:date-value="2020-05-31T00:00:00" table:style-name="ce14">
            <text:p>31.05.20</text:p>
          </table:table-cell>
          <table:table-cell office:value-type="string" table:style-name="ce7">
            <text:p>A25</text:p>
          </table:table-cell>
          <table:table-cell office:value-type="float" office:value="1" table:style-name="ce7">
            <text:p>1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6" table:style-name="ce7">
            <text:p>606</text:p>
          </table:table-cell>
          <table:table-cell office:value-type="date" office:date-value="2020-05-31T00:00:00" table:style-name="ce14">
            <text:p>31.05.20</text:p>
          </table:table-cell>
          <table:table-cell office:value-type="string" table:style-name="ce7">
            <text:p>A8</text:p>
          </table:table-cell>
          <table:table-cell office:value-type="float" office:value="9" table:style-name="ce7">
            <text:p>9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7" table:style-name="ce7">
            <text:p>607</text:p>
          </table:table-cell>
          <table:table-cell office:value-type="date" office:date-value="2020-05-31T00:00:00" table:style-name="ce14">
            <text:p>31.05.20</text:p>
          </table:table-cell>
          <table:table-cell office:value-type="string" table:style-name="ce7">
            <text:p>A37</text:p>
          </table:table-cell>
          <table:table-cell office:value-type="float" office:value="15" table:style-name="ce7">
            <text:p>15</text:p>
          </table:table-cell>
          <table:table-cell office:value-type="float" office:value="333" table:style-name="ce16">
            <text:p>33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8" table:style-name="ce7">
            <text:p>608</text:p>
          </table:table-cell>
          <table:table-cell office:value-type="date" office:date-value="2020-05-31T00:00:00" table:style-name="ce14">
            <text:p>31.05.20</text:p>
          </table:table-cell>
          <table:table-cell office:value-type="string" table:style-name="ce7">
            <text:p>A37</text:p>
          </table:table-cell>
          <table:table-cell office:value-type="float" office:value="13" table:style-name="ce7">
            <text:p>13</text:p>
          </table:table-cell>
          <table:table-cell office:value-type="float" office:value="408" table:style-name="ce16">
            <text:p>40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9" table:style-name="ce7">
            <text:p>609</text:p>
          </table:table-cell>
          <table:table-cell office:value-type="date" office:date-value="2020-06-01T00:00:00" table:style-name="ce14">
            <text:p>01.06.20</text:p>
          </table:table-cell>
          <table:table-cell office:value-type="string" table:style-name="ce7">
            <text:p>A41</text:p>
          </table:table-cell>
          <table:table-cell office:value-type="float" office:value="10" table:style-name="ce7">
            <text:p>10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0" table:style-name="ce7">
            <text:p>610</text:p>
          </table:table-cell>
          <table:table-cell office:value-type="date" office:date-value="2020-06-01T00:00:00" table:style-name="ce14">
            <text:p>01.06.20</text:p>
          </table:table-cell>
          <table:table-cell office:value-type="string" table:style-name="ce7">
            <text:p>A36</text:p>
          </table:table-cell>
          <table:table-cell office:value-type="float" office:value="7" table:style-name="ce7">
            <text:p>7</text:p>
          </table:table-cell>
          <table:table-cell office:value-type="float" office:value="402" table:style-name="ce16">
            <text:p>40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1" table:style-name="ce7">
            <text:p>611</text:p>
          </table:table-cell>
          <table:table-cell office:value-type="date" office:date-value="2020-06-01T00:00:00" table:style-name="ce14">
            <text:p>01.06.20</text:p>
          </table:table-cell>
          <table:table-cell office:value-type="string" table:style-name="ce7">
            <text:p>A17</text:p>
          </table:table-cell>
          <table:table-cell office:value-type="float" office:value="14" table:style-name="ce7">
            <text:p>14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2" table:style-name="ce7">
            <text:p>612</text:p>
          </table:table-cell>
          <table:table-cell office:value-type="date" office:date-value="2020-06-01T00:00:00" table:style-name="ce14">
            <text:p>01.06.20</text:p>
          </table:table-cell>
          <table:table-cell office:value-type="string" table:style-name="ce7">
            <text:p>A54</text:p>
          </table:table-cell>
          <table:table-cell office:value-type="float" office:value="1" table:style-name="ce7">
            <text:p>1</text:p>
          </table:table-cell>
          <table:table-cell office:value-type="float" office:value="332" table:style-name="ce16">
            <text:p>33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3" table:style-name="ce7">
            <text:p>613</text:p>
          </table:table-cell>
          <table:table-cell office:value-type="date" office:date-value="2020-06-02T00:00:00" table:style-name="ce14">
            <text:p>02.06.20</text:p>
          </table:table-cell>
          <table:table-cell office:value-type="string" table:style-name="ce7">
            <text:p>A37</text:p>
          </table:table-cell>
          <table:table-cell office:value-type="float" office:value="9" table:style-name="ce7">
            <text:p>9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4" table:style-name="ce7">
            <text:p>614</text:p>
          </table:table-cell>
          <table:table-cell office:value-type="date" office:date-value="2020-06-02T00:00:00" table:style-name="ce14">
            <text:p>02.06.20</text:p>
          </table:table-cell>
          <table:table-cell office:value-type="string" table:style-name="ce7">
            <text:p>A60</text:p>
          </table:table-cell>
          <table:table-cell office:value-type="float" office:value="12" table:style-name="ce7">
            <text:p>12</text:p>
          </table:table-cell>
          <table:table-cell office:value-type="float" office:value="230" table:style-name="ce16">
            <text:p>23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5" table:style-name="ce7">
            <text:p>615</text:p>
          </table:table-cell>
          <table:table-cell office:value-type="date" office:date-value="2020-06-02T00:00:00" table:style-name="ce14">
            <text:p>02.06.20</text:p>
          </table:table-cell>
          <table:table-cell office:value-type="string" table:style-name="ce7">
            <text:p>A46</text:p>
          </table:table-cell>
          <table:table-cell office:value-type="float" office:value="10" table:style-name="ce7">
            <text:p>10</text:p>
          </table:table-cell>
          <table:table-cell office:value-type="float" office:value="241" table:style-name="ce16">
            <text:p>24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6" table:style-name="ce7">
            <text:p>616</text:p>
          </table:table-cell>
          <table:table-cell office:value-type="date" office:date-value="2020-06-02T00:00:00" table:style-name="ce14">
            <text:p>02.06.20</text:p>
          </table:table-cell>
          <table:table-cell office:value-type="string" table:style-name="ce7">
            <text:p>A19</text:p>
          </table:table-cell>
          <table:table-cell office:value-type="float" office:value="10" table:style-name="ce7">
            <text:p>10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7" table:style-name="ce7">
            <text:p>617</text:p>
          </table:table-cell>
          <table:table-cell office:value-type="date" office:date-value="2020-06-03T00:00:00" table:style-name="ce14">
            <text:p>03.06.20</text:p>
          </table:table-cell>
          <table:table-cell office:value-type="string" table:style-name="ce7">
            <text:p>A37</text:p>
          </table:table-cell>
          <table:table-cell office:value-type="float" office:value="8" table:style-name="ce7">
            <text:p>8</text:p>
          </table:table-cell>
          <table:table-cell office:value-type="float" office:value="355" table:style-name="ce16">
            <text:p>355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8" table:style-name="ce7">
            <text:p>618</text:p>
          </table:table-cell>
          <table:table-cell office:value-type="date" office:date-value="2020-06-03T00:00:00" table:style-name="ce14">
            <text:p>03.06.20</text:p>
          </table:table-cell>
          <table:table-cell office:value-type="string" table:style-name="ce7">
            <text:p>A12</text:p>
          </table:table-cell>
          <table:table-cell office:value-type="float" office:value="1" table:style-name="ce7">
            <text:p>1</text:p>
          </table:table-cell>
          <table:table-cell office:value-type="float" office:value="310" table:style-name="ce16">
            <text:p>31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9" table:style-name="ce7">
            <text:p>619</text:p>
          </table:table-cell>
          <table:table-cell office:value-type="date" office:date-value="2020-06-03T00:00:00" table:style-name="ce14">
            <text:p>03.06.20</text:p>
          </table:table-cell>
          <table:table-cell office:value-type="string" table:style-name="ce7">
            <text:p>A35</text:p>
          </table:table-cell>
          <table:table-cell office:value-type="float" office:value="15" table:style-name="ce7">
            <text:p>15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0" table:style-name="ce7">
            <text:p>620</text:p>
          </table:table-cell>
          <table:table-cell office:value-type="date" office:date-value="2020-06-03T00:00:00" table:style-name="ce14">
            <text:p>03.06.20</text:p>
          </table:table-cell>
          <table:table-cell office:value-type="string" table:style-name="ce7">
            <text:p>A48</text:p>
          </table:table-cell>
          <table:table-cell office:value-type="float" office:value="8" table:style-name="ce7">
            <text:p>8</text:p>
          </table:table-cell>
          <table:table-cell office:value-type="float" office:value="88" table:style-name="ce16">
            <text:p>8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1" table:style-name="ce7">
            <text:p>621</text:p>
          </table:table-cell>
          <table:table-cell office:value-type="date" office:date-value="2020-06-04T00:00:00" table:style-name="ce14">
            <text:p>04.06.20</text:p>
          </table:table-cell>
          <table:table-cell office:value-type="string" table:style-name="ce7">
            <text:p>A8</text:p>
          </table:table-cell>
          <table:table-cell office:value-type="float" office:value="12" table:style-name="ce7">
            <text:p>12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2" table:style-name="ce7">
            <text:p>622</text:p>
          </table:table-cell>
          <table:table-cell office:value-type="date" office:date-value="2020-06-04T00:00:00" table:style-name="ce14">
            <text:p>04.06.20</text:p>
          </table:table-cell>
          <table:table-cell office:value-type="string" table:style-name="ce7">
            <text:p>A26</text:p>
          </table:table-cell>
          <table:table-cell office:value-type="float" office:value="5" table:style-name="ce7">
            <text:p>5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3" table:style-name="ce7">
            <text:p>623</text:p>
          </table:table-cell>
          <table:table-cell office:value-type="date" office:date-value="2020-06-04T00:00:00" table:style-name="ce14">
            <text:p>04.06.20</text:p>
          </table:table-cell>
          <table:table-cell office:value-type="string" table:style-name="ce7">
            <text:p>A44</text:p>
          </table:table-cell>
          <table:table-cell office:value-type="float" office:value="4" table:style-name="ce7">
            <text:p>4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4" table:style-name="ce7">
            <text:p>624</text:p>
          </table:table-cell>
          <table:table-cell office:value-type="date" office:date-value="2020-06-04T00:00:00" table:style-name="ce14">
            <text:p>04.06.20</text:p>
          </table:table-cell>
          <table:table-cell office:value-type="string" table:style-name="ce7">
            <text:p>A48</text:p>
          </table:table-cell>
          <table:table-cell office:value-type="float" office:value="2" table:style-name="ce7">
            <text:p>2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5" table:style-name="ce7">
            <text:p>625</text:p>
          </table:table-cell>
          <table:table-cell office:value-type="date" office:date-value="2020-06-05T00:00:00" table:style-name="ce14">
            <text:p>05.06.20</text:p>
          </table:table-cell>
          <table:table-cell office:value-type="string" table:style-name="ce7">
            <text:p>A42</text:p>
          </table:table-cell>
          <table:table-cell office:value-type="float" office:value="10" table:style-name="ce7">
            <text:p>10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6" table:style-name="ce7">
            <text:p>626</text:p>
          </table:table-cell>
          <table:table-cell office:value-type="date" office:date-value="2020-06-05T00:00:00" table:style-name="ce14">
            <text:p>05.06.20</text:p>
          </table:table-cell>
          <table:table-cell office:value-type="string" table:style-name="ce7">
            <text:p>A5</text:p>
          </table:table-cell>
          <table:table-cell office:value-type="float" office:value="10" table:style-name="ce7">
            <text:p>10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7" table:style-name="ce7">
            <text:p>627</text:p>
          </table:table-cell>
          <table:table-cell office:value-type="date" office:date-value="2020-06-05T00:00:00" table:style-name="ce14">
            <text:p>05.06.20</text:p>
          </table:table-cell>
          <table:table-cell office:value-type="string" table:style-name="ce7">
            <text:p>A61</text:p>
          </table:table-cell>
          <table:table-cell office:value-type="float" office:value="14" table:style-name="ce7">
            <text:p>14</text:p>
          </table:table-cell>
          <table:table-cell office:value-type="float" office:value="98" table:style-name="ce16">
            <text:p>9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8" table:style-name="ce7">
            <text:p>628</text:p>
          </table:table-cell>
          <table:table-cell office:value-type="date" office:date-value="2020-06-05T00:00:00" table:style-name="ce14">
            <text:p>05.06.20</text:p>
          </table:table-cell>
          <table:table-cell office:value-type="string" table:style-name="ce7">
            <text:p>A20</text:p>
          </table:table-cell>
          <table:table-cell office:value-type="float" office:value="3" table:style-name="ce7">
            <text:p>3</text:p>
          </table:table-cell>
          <table:table-cell office:value-type="float" office:value="340" table:style-name="ce16">
            <text:p>34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9" table:style-name="ce7">
            <text:p>629</text:p>
          </table:table-cell>
          <table:table-cell office:value-type="date" office:date-value="2020-06-06T00:00:00" table:style-name="ce14">
            <text:p>06.06.20</text:p>
          </table:table-cell>
          <table:table-cell office:value-type="string" table:style-name="ce7">
            <text:p>A16</text:p>
          </table:table-cell>
          <table:table-cell office:value-type="float" office:value="10" table:style-name="ce7">
            <text:p>10</text:p>
          </table:table-cell>
          <table:table-cell office:value-type="float" office:value="243" table:style-name="ce16">
            <text:p>24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0" table:style-name="ce7">
            <text:p>630</text:p>
          </table:table-cell>
          <table:table-cell office:value-type="date" office:date-value="2020-06-06T00:00:00" table:style-name="ce14">
            <text:p>06.06.20</text:p>
          </table:table-cell>
          <table:table-cell office:value-type="string" table:style-name="ce7">
            <text:p>A5</text:p>
          </table:table-cell>
          <table:table-cell office:value-type="float" office:value="7" table:style-name="ce7">
            <text:p>7</text:p>
          </table:table-cell>
          <table:table-cell office:value-type="float" office:value="70" table:style-name="ce16">
            <text:p>7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1" table:style-name="ce7">
            <text:p>631</text:p>
          </table:table-cell>
          <table:table-cell office:value-type="date" office:date-value="2020-06-06T00:00:00" table:style-name="ce14">
            <text:p>06.06.20</text:p>
          </table:table-cell>
          <table:table-cell office:value-type="string" table:style-name="ce7">
            <text:p>A39</text:p>
          </table:table-cell>
          <table:table-cell office:value-type="float" office:value="12" table:style-name="ce7">
            <text:p>12</text:p>
          </table:table-cell>
          <table:table-cell office:value-type="float" office:value="138" table:style-name="ce16">
            <text:p>13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2" table:style-name="ce7">
            <text:p>632</text:p>
          </table:table-cell>
          <table:table-cell office:value-type="date" office:date-value="2020-06-06T00:00:00" table:style-name="ce14">
            <text:p>06.06.20</text:p>
          </table:table-cell>
          <table:table-cell office:value-type="string" table:style-name="ce7">
            <text:p>A23</text:p>
          </table:table-cell>
          <table:table-cell office:value-type="float" office:value="10" table:style-name="ce7">
            <text:p>10</text:p>
          </table:table-cell>
          <table:table-cell office:value-type="float" office:value="213" table:style-name="ce16">
            <text:p>21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3" table:style-name="ce7">
            <text:p>633</text:p>
          </table:table-cell>
          <table:table-cell office:value-type="date" office:date-value="2020-06-07T00:00:00" table:style-name="ce14">
            <text:p>07.06.20</text:p>
          </table:table-cell>
          <table:table-cell office:value-type="string" table:style-name="ce7">
            <text:p>A58</text:p>
          </table:table-cell>
          <table:table-cell office:value-type="float" office:value="11" table:style-name="ce7">
            <text:p>11</text:p>
          </table:table-cell>
          <table:table-cell office:value-type="float" office:value="371" table:style-name="ce16">
            <text:p>37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4" table:style-name="ce7">
            <text:p>634</text:p>
          </table:table-cell>
          <table:table-cell office:value-type="date" office:date-value="2020-06-07T00:00:00" table:style-name="ce14">
            <text:p>07.06.20</text:p>
          </table:table-cell>
          <table:table-cell office:value-type="string" table:style-name="ce7">
            <text:p>A57</text:p>
          </table:table-cell>
          <table:table-cell office:value-type="float" office:value="1" table:style-name="ce7">
            <text:p>1</text:p>
          </table:table-cell>
          <table:table-cell office:value-type="float" office:value="409" table:style-name="ce16">
            <text:p>409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5" table:style-name="ce7">
            <text:p>635</text:p>
          </table:table-cell>
          <table:table-cell office:value-type="date" office:date-value="2020-06-07T00:00:00" table:style-name="ce14">
            <text:p>07.06.20</text:p>
          </table:table-cell>
          <table:table-cell office:value-type="string" table:style-name="ce7">
            <text:p>A30</text:p>
          </table:table-cell>
          <table:table-cell office:value-type="float" office:value="1" table:style-name="ce7">
            <text:p>1</text:p>
          </table:table-cell>
          <table:table-cell office:value-type="float" office:value="192" table:style-name="ce16">
            <text:p>19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6" table:style-name="ce7">
            <text:p>636</text:p>
          </table:table-cell>
          <table:table-cell office:value-type="date" office:date-value="2020-06-07T00:00:00" table:style-name="ce14">
            <text:p>07.06.20</text:p>
          </table:table-cell>
          <table:table-cell office:value-type="string" table:style-name="ce7">
            <text:p>A3</text:p>
          </table:table-cell>
          <table:table-cell office:value-type="float" office:value="1" table:style-name="ce7">
            <text:p>1</text:p>
          </table:table-cell>
          <table:table-cell office:value-type="float" office:value="444" table:style-name="ce16">
            <text:p>444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7" table:style-name="ce7">
            <text:p>637</text:p>
          </table:table-cell>
          <table:table-cell office:value-type="date" office:date-value="2020-06-08T00:00:00" table:style-name="ce14">
            <text:p>08.06.20</text:p>
          </table:table-cell>
          <table:table-cell office:value-type="string" table:style-name="ce7">
            <text:p>A6</text:p>
          </table:table-cell>
          <table:table-cell office:value-type="float" office:value="9" table:style-name="ce7">
            <text:p>9</text:p>
          </table:table-cell>
          <table:table-cell office:value-type="float" office:value="207" table:style-name="ce16">
            <text:p>207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8" table:style-name="ce7">
            <text:p>638</text:p>
          </table:table-cell>
          <table:table-cell office:value-type="date" office:date-value="2020-06-08T00:00:00" table:style-name="ce14">
            <text:p>08.06.20</text:p>
          </table:table-cell>
          <table:table-cell office:value-type="string" table:style-name="ce7">
            <text:p>A24</text:p>
          </table:table-cell>
          <table:table-cell office:value-type="float" office:value="15" table:style-name="ce7">
            <text:p>15</text:p>
          </table:table-cell>
          <table:table-cell office:value-type="float" office:value="301" table:style-name="ce16">
            <text:p>301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9" table:style-name="ce7">
            <text:p>639</text:p>
          </table:table-cell>
          <table:table-cell office:value-type="date" office:date-value="2020-06-08T00:00:00" table:style-name="ce14">
            <text:p>08.06.20</text:p>
          </table:table-cell>
          <table:table-cell office:value-type="string" table:style-name="ce7">
            <text:p>A52</text:p>
          </table:table-cell>
          <table:table-cell office:value-type="float" office:value="9" table:style-name="ce7">
            <text:p>9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0" table:style-name="ce7">
            <text:p>640</text:p>
          </table:table-cell>
          <table:table-cell office:value-type="date" office:date-value="2020-06-08T00:00:00" table:style-name="ce14">
            <text:p>08.06.20</text:p>
          </table:table-cell>
          <table:table-cell office:value-type="string" table:style-name="ce7">
            <text:p>A43</text:p>
          </table:table-cell>
          <table:table-cell office:value-type="float" office:value="7" table:style-name="ce7">
            <text:p>7</text:p>
          </table:table-cell>
          <table:table-cell office:value-type="float" office:value="380" table:style-name="ce16">
            <text:p>380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1" table:style-name="ce7">
            <text:p>641</text:p>
          </table:table-cell>
          <table:table-cell office:value-type="date" office:date-value="2020-06-09T00:00:00" table:style-name="ce14">
            <text:p>09.06.20</text:p>
          </table:table-cell>
          <table:table-cell office:value-type="string" table:style-name="ce7">
            <text:p>A9</text:p>
          </table:table-cell>
          <table:table-cell office:value-type="float" office:value="13" table:style-name="ce7">
            <text:p>13</text:p>
          </table:table-cell>
          <table:table-cell office:value-type="float" office:value="122" table:style-name="ce16">
            <text:p>122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2" table:style-name="ce7">
            <text:p>642</text:p>
          </table:table-cell>
          <table:table-cell office:value-type="date" office:date-value="2020-06-09T00:00:00" table:style-name="ce14">
            <text:p>09.06.20</text:p>
          </table:table-cell>
          <table:table-cell office:value-type="string" table:style-name="ce7">
            <text:p>A31</text:p>
          </table:table-cell>
          <table:table-cell office:value-type="float" office:value="9" table:style-name="ce7">
            <text:p>9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3" table:style-name="ce7">
            <text:p>643</text:p>
          </table:table-cell>
          <table:table-cell office:value-type="date" office:date-value="2020-06-09T00:00:00" table:style-name="ce14">
            <text:p>09.06.20</text:p>
          </table:table-cell>
          <table:table-cell office:value-type="string" table:style-name="ce7">
            <text:p>A9</text:p>
          </table:table-cell>
          <table:table-cell office:value-type="float" office:value="1" table:style-name="ce7">
            <text:p>1</text:p>
          </table:table-cell>
          <table:table-cell office:value-type="float" office:value="335" table:style-name="ce16">
            <text:p>335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4" table:style-name="ce7">
            <text:p>644</text:p>
          </table:table-cell>
          <table:table-cell office:value-type="date" office:date-value="2020-06-09T00:00:00" table:style-name="ce14">
            <text:p>09.06.20</text:p>
          </table:table-cell>
          <table:table-cell office:value-type="string" table:style-name="ce7">
            <text:p>A33</text:p>
          </table:table-cell>
          <table:table-cell office:value-type="float" office:value="4" table:style-name="ce7">
            <text:p>4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5" table:style-name="ce7">
            <text:p>645</text:p>
          </table:table-cell>
          <table:table-cell office:value-type="date" office:date-value="2020-06-10T00:00:00" table:style-name="ce14">
            <text:p>10.06.20</text:p>
          </table:table-cell>
          <table:table-cell office:value-type="string" table:style-name="ce7">
            <text:p>A41</text:p>
          </table:table-cell>
          <table:table-cell office:value-type="float" office:value="2" table:style-name="ce7">
            <text:p>2</text:p>
          </table:table-cell>
          <table:table-cell office:value-type="float" office:value="433" table:style-name="ce16">
            <text:p>43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6" table:style-name="ce7">
            <text:p>646</text:p>
          </table:table-cell>
          <table:table-cell office:value-type="date" office:date-value="2020-06-10T00:00:00" table:style-name="ce14">
            <text:p>10.06.20</text:p>
          </table:table-cell>
          <table:table-cell office:value-type="string" table:style-name="ce7">
            <text:p>A27</text:p>
          </table:table-cell>
          <table:table-cell office:value-type="float" office:value="8" table:style-name="ce7">
            <text:p>8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7" table:style-name="ce7">
            <text:p>647</text:p>
          </table:table-cell>
          <table:table-cell office:value-type="date" office:date-value="2020-06-10T00:00:00" table:style-name="ce14">
            <text:p>10.06.20</text:p>
          </table:table-cell>
          <table:table-cell office:value-type="string" table:style-name="ce7">
            <text:p>A28</text:p>
          </table:table-cell>
          <table:table-cell office:value-type="float" office:value="8" table:style-name="ce7">
            <text:p>8</text:p>
          </table:table-cell>
          <table:table-cell office:value-type="float" office:value="253" table:style-name="ce16">
            <text:p>253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8" table:style-name="ce7">
            <text:p>648</text:p>
          </table:table-cell>
          <table:table-cell office:value-type="date" office:date-value="2020-06-10T00:00:00" table:style-name="ce14">
            <text:p>10.06.20</text:p>
          </table:table-cell>
          <table:table-cell office:value-type="string" table:style-name="ce7">
            <text:p>A20</text:p>
          </table:table-cell>
          <table:table-cell office:value-type="float" office:value="6" table:style-name="ce7">
            <text:p>6</text:p>
          </table:table-cell>
          <table:table-cell office:value-type="float" office:value="398" table:style-name="ce16">
            <text:p>398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9" table:style-name="ce7">
            <text:p>649</text:p>
          </table:table-cell>
          <table:table-cell office:value-type="date" office:date-value="2020-06-11T00:00:00" table:style-name="ce14">
            <text:p>11.06.20</text:p>
          </table:table-cell>
          <table:table-cell office:value-type="string" table:style-name="ce7">
            <text:p>A40</text:p>
          </table:table-cell>
          <table:table-cell office:value-type="float" office:value="7" table:style-name="ce7">
            <text:p>7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50" table:style-name="ce7">
            <text:p>650</text:p>
          </table:table-cell>
          <table:table-cell office:value-type="date" office:date-value="2020-06-11T00:00:00" table:style-name="ce14">
            <text:p>11.06.20</text:p>
          </table:table-cell>
          <table:table-cell office:value-type="string" table:style-name="ce7">
            <text:p>A60</text:p>
          </table:table-cell>
          <table:table-cell office:value-type="float" office:value="8" table:style-name="ce7">
            <text:p>8</text:p>
          </table:table-cell>
          <table:table-cell office:value-type="float" office:value="325" table:style-name="ce16">
            <text:p>325</text:p>
          </table:table-cell>
          <table:table-cell office:value-type="string" table:style-name="ce6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51" table:style-name="ce7">
            <text:p>651</text:p>
          </table:table-cell>
          <table:table-cell office:value-type="date" office:date-value="2020-06-11T00:00:00" table:style-name="ce14">
            <text:p>11.06.20</text:p>
          </table:table-cell>
          <table:table-cell office:value-type="string" table:style-name="ce7">
            <text:p>A5</text:p>
          </table:table-cell>
          <table:table-cell office:value-type="float" office:value="7" table:style-name="ce7">
            <text:p>7</text:p>
          </table:table-cell>
          <table:table-cell office:value-type="float" office:value="415" table:style-name="ce16">
            <text:p>41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2" table:style-name="ce7">
            <text:p>652</text:p>
          </table:table-cell>
          <table:table-cell office:value-type="date" office:date-value="2020-06-11T00:00:00" table:style-name="ce14">
            <text:p>11.06.20</text:p>
          </table:table-cell>
          <table:table-cell office:value-type="string" table:style-name="ce7">
            <text:p>A63</text:p>
          </table:table-cell>
          <table:table-cell office:value-type="float" office:value="12" table:style-name="ce7">
            <text:p>12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3" table:style-name="ce7">
            <text:p>653</text:p>
          </table:table-cell>
          <table:table-cell office:value-type="date" office:date-value="2020-06-12T00:00:00" table:style-name="ce14">
            <text:p>12.06.20</text:p>
          </table:table-cell>
          <table:table-cell office:value-type="string" table:style-name="ce7">
            <text:p>A28</text:p>
          </table:table-cell>
          <table:table-cell office:value-type="float" office:value="10" table:style-name="ce7">
            <text:p>10</text:p>
          </table:table-cell>
          <table:table-cell office:value-type="float" office:value="323" table:style-name="ce16">
            <text:p>3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4" table:style-name="ce7">
            <text:p>654</text:p>
          </table:table-cell>
          <table:table-cell office:value-type="date" office:date-value="2020-06-12T00:00:00" table:style-name="ce14">
            <text:p>12.06.20</text:p>
          </table:table-cell>
          <table:table-cell office:value-type="string" table:style-name="ce7">
            <text:p>A1</text:p>
          </table:table-cell>
          <table:table-cell office:value-type="float" office:value="7" table:style-name="ce7">
            <text:p>7</text:p>
          </table:table-cell>
          <table:table-cell office:value-type="float" office:value="372" table:style-name="ce16">
            <text:p>37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5" table:style-name="ce7">
            <text:p>655</text:p>
          </table:table-cell>
          <table:table-cell office:value-type="date" office:date-value="2020-06-12T00:00:00" table:style-name="ce14">
            <text:p>12.06.20</text:p>
          </table:table-cell>
          <table:table-cell office:value-type="string" table:style-name="ce7">
            <text:p>A41</text:p>
          </table:table-cell>
          <table:table-cell office:value-type="float" office:value="4" table:style-name="ce7">
            <text:p>4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6" table:style-name="ce7">
            <text:p>656</text:p>
          </table:table-cell>
          <table:table-cell office:value-type="date" office:date-value="2020-06-12T00:00:00" table:style-name="ce14">
            <text:p>12.06.20</text:p>
          </table:table-cell>
          <table:table-cell office:value-type="string" table:style-name="ce7">
            <text:p>A46</text:p>
          </table:table-cell>
          <table:table-cell office:value-type="float" office:value="11" table:style-name="ce7">
            <text:p>11</text:p>
          </table:table-cell>
          <table:table-cell office:value-type="float" office:value="161" table:style-name="ce16">
            <text:p>16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7" table:style-name="ce7">
            <text:p>657</text:p>
          </table:table-cell>
          <table:table-cell office:value-type="date" office:date-value="2020-06-13T00:00:00" table:style-name="ce14">
            <text:p>13.06.20</text:p>
          </table:table-cell>
          <table:table-cell office:value-type="string" table:style-name="ce7">
            <text:p>A64</text:p>
          </table:table-cell>
          <table:table-cell office:value-type="float" office:value="12" table:style-name="ce7">
            <text:p>12</text:p>
          </table:table-cell>
          <table:table-cell office:value-type="float" office:value="206" table:style-name="ce16">
            <text:p>2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8" table:style-name="ce7">
            <text:p>658</text:p>
          </table:table-cell>
          <table:table-cell office:value-type="date" office:date-value="2020-06-13T00:00:00" table:style-name="ce14">
            <text:p>13.06.20</text:p>
          </table:table-cell>
          <table:table-cell office:value-type="string" table:style-name="ce7">
            <text:p>A47</text:p>
          </table:table-cell>
          <table:table-cell office:value-type="float" office:value="10" table:style-name="ce7">
            <text:p>10</text:p>
          </table:table-cell>
          <table:table-cell office:value-type="float" office:value="412" table:style-name="ce16">
            <text:p>4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9" table:style-name="ce7">
            <text:p>659</text:p>
          </table:table-cell>
          <table:table-cell office:value-type="date" office:date-value="2020-06-13T00:00:00" table:style-name="ce14">
            <text:p>13.06.20</text:p>
          </table:table-cell>
          <table:table-cell office:value-type="string" table:style-name="ce7">
            <text:p>A64</text:p>
          </table:table-cell>
          <table:table-cell office:value-type="float" office:value="7" table:style-name="ce7">
            <text:p>7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0" table:style-name="ce7">
            <text:p>660</text:p>
          </table:table-cell>
          <table:table-cell office:value-type="date" office:date-value="2020-06-13T00:00:00" table:style-name="ce14">
            <text:p>13.06.20</text:p>
          </table:table-cell>
          <table:table-cell office:value-type="string" table:style-name="ce7">
            <text:p>A17</text:p>
          </table:table-cell>
          <table:table-cell office:value-type="float" office:value="1" table:style-name="ce7">
            <text:p>1</text:p>
          </table:table-cell>
          <table:table-cell office:value-type="float" office:value="220" table:style-name="ce16">
            <text:p>2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1" table:style-name="ce7">
            <text:p>661</text:p>
          </table:table-cell>
          <table:table-cell office:value-type="date" office:date-value="2020-06-14T00:00:00" table:style-name="ce14">
            <text:p>14.06.20</text:p>
          </table:table-cell>
          <table:table-cell office:value-type="string" table:style-name="ce7">
            <text:p>A23</text:p>
          </table:table-cell>
          <table:table-cell office:value-type="float" office:value="1" table:style-name="ce7">
            <text:p>1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2" table:style-name="ce7">
            <text:p>662</text:p>
          </table:table-cell>
          <table:table-cell office:value-type="date" office:date-value="2020-06-14T00:00:00" table:style-name="ce14">
            <text:p>14.06.20</text:p>
          </table:table-cell>
          <table:table-cell office:value-type="string" table:style-name="ce7">
            <text:p>A24</text:p>
          </table:table-cell>
          <table:table-cell office:value-type="float" office:value="8" table:style-name="ce7">
            <text:p>8</text:p>
          </table:table-cell>
          <table:table-cell office:value-type="float" office:value="149" table:style-name="ce16">
            <text:p>1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3" table:style-name="ce7">
            <text:p>663</text:p>
          </table:table-cell>
          <table:table-cell office:value-type="date" office:date-value="2020-06-14T00:00:00" table:style-name="ce14">
            <text:p>14.06.20</text:p>
          </table:table-cell>
          <table:table-cell office:value-type="string" table:style-name="ce7">
            <text:p>A1</text:p>
          </table:table-cell>
          <table:table-cell office:value-type="float" office:value="1" table:style-name="ce7">
            <text:p>1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4" table:style-name="ce7">
            <text:p>664</text:p>
          </table:table-cell>
          <table:table-cell office:value-type="date" office:date-value="2020-06-14T00:00:00" table:style-name="ce14">
            <text:p>14.06.20</text:p>
          </table:table-cell>
          <table:table-cell office:value-type="string" table:style-name="ce7">
            <text:p>A15</text:p>
          </table:table-cell>
          <table:table-cell office:value-type="float" office:value="1" table:style-name="ce7">
            <text:p>1</text:p>
          </table:table-cell>
          <table:table-cell office:value-type="float" office:value="199" table:style-name="ce16">
            <text:p>19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5" table:style-name="ce7">
            <text:p>665</text:p>
          </table:table-cell>
          <table:table-cell office:value-type="date" office:date-value="2020-06-15T00:00:00" table:style-name="ce14">
            <text:p>15.06.20</text:p>
          </table:table-cell>
          <table:table-cell office:value-type="string" table:style-name="ce7">
            <text:p>A44</text:p>
          </table:table-cell>
          <table:table-cell office:value-type="float" office:value="15" table:style-name="ce7">
            <text:p>15</text:p>
          </table:table-cell>
          <table:table-cell office:value-type="float" office:value="148" table:style-name="ce16">
            <text:p>1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6" table:style-name="ce7">
            <text:p>666</text:p>
          </table:table-cell>
          <table:table-cell office:value-type="date" office:date-value="2020-06-15T00:00:00" table:style-name="ce14">
            <text:p>15.06.20</text:p>
          </table:table-cell>
          <table:table-cell office:value-type="string" table:style-name="ce7">
            <text:p>A64</text:p>
          </table:table-cell>
          <table:table-cell office:value-type="float" office:value="8" table:style-name="ce7">
            <text:p>8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7" table:style-name="ce7">
            <text:p>667</text:p>
          </table:table-cell>
          <table:table-cell office:value-type="date" office:date-value="2020-06-15T00:00:00" table:style-name="ce14">
            <text:p>15.06.20</text:p>
          </table:table-cell>
          <table:table-cell office:value-type="string" table:style-name="ce7">
            <text:p>A59</text:p>
          </table:table-cell>
          <table:table-cell office:value-type="float" office:value="1" table:style-name="ce7">
            <text:p>1</text:p>
          </table:table-cell>
          <table:table-cell office:value-type="float" office:value="206" table:style-name="ce16">
            <text:p>2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8" table:style-name="ce7">
            <text:p>668</text:p>
          </table:table-cell>
          <table:table-cell office:value-type="date" office:date-value="2020-06-15T00:00:00" table:style-name="ce14">
            <text:p>15.06.20</text:p>
          </table:table-cell>
          <table:table-cell office:value-type="string" table:style-name="ce7">
            <text:p>A15</text:p>
          </table:table-cell>
          <table:table-cell office:value-type="float" office:value="14" table:style-name="ce7">
            <text:p>14</text:p>
          </table:table-cell>
          <table:table-cell office:value-type="float" office:value="285" table:style-name="ce16">
            <text:p>28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9" table:style-name="ce7">
            <text:p>669</text:p>
          </table:table-cell>
          <table:table-cell office:value-type="date" office:date-value="2020-06-16T00:00:00" table:style-name="ce14">
            <text:p>16.06.20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office:value-type="float" office:value="198" table:style-name="ce16">
            <text:p>19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0" table:style-name="ce7">
            <text:p>670</text:p>
          </table:table-cell>
          <table:table-cell office:value-type="date" office:date-value="2020-06-16T00:00:00" table:style-name="ce14">
            <text:p>16.06.20</text:p>
          </table:table-cell>
          <table:table-cell office:value-type="string" table:style-name="ce7">
            <text:p>A45</text:p>
          </table:table-cell>
          <table:table-cell office:value-type="float" office:value="4" table:style-name="ce7">
            <text:p>4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1" table:style-name="ce7">
            <text:p>671</text:p>
          </table:table-cell>
          <table:table-cell office:value-type="date" office:date-value="2020-06-16T00:00:00" table:style-name="ce14">
            <text:p>16.06.20</text:p>
          </table:table-cell>
          <table:table-cell office:value-type="string" table:style-name="ce7">
            <text:p>A20</text:p>
          </table:table-cell>
          <table:table-cell office:value-type="float" office:value="2" table:style-name="ce7">
            <text:p>2</text:p>
          </table:table-cell>
          <table:table-cell office:value-type="float" office:value="128" table:style-name="ce16">
            <text:p>12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2" table:style-name="ce7">
            <text:p>672</text:p>
          </table:table-cell>
          <table:table-cell office:value-type="date" office:date-value="2020-06-16T00:00:00" table:style-name="ce14">
            <text:p>16.06.20</text:p>
          </table:table-cell>
          <table:table-cell office:value-type="string" table:style-name="ce7">
            <text:p>A58</text:p>
          </table:table-cell>
          <table:table-cell office:value-type="float" office:value="11" table:style-name="ce7">
            <text:p>11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3" table:style-name="ce7">
            <text:p>673</text:p>
          </table:table-cell>
          <table:table-cell office:value-type="date" office:date-value="2020-06-17T00:00:00" table:style-name="ce14">
            <text:p>17.06.20</text:p>
          </table:table-cell>
          <table:table-cell office:value-type="string" table:style-name="ce7">
            <text:p>A46</text:p>
          </table:table-cell>
          <table:table-cell office:value-type="float" office:value="12" table:style-name="ce7">
            <text:p>12</text:p>
          </table:table-cell>
          <table:table-cell office:value-type="float" office:value="359" table:style-name="ce16">
            <text:p>35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4" table:style-name="ce7">
            <text:p>674</text:p>
          </table:table-cell>
          <table:table-cell office:value-type="date" office:date-value="2020-06-17T00:00:00" table:style-name="ce14">
            <text:p>17.06.20</text:p>
          </table:table-cell>
          <table:table-cell office:value-type="string" table:style-name="ce7">
            <text:p>A54</text:p>
          </table:table-cell>
          <table:table-cell office:value-type="float" office:value="6" table:style-name="ce7">
            <text:p>6</text:p>
          </table:table-cell>
          <table:table-cell office:value-type="float" office:value="202" table:style-name="ce16">
            <text:p>2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5" table:style-name="ce7">
            <text:p>675</text:p>
          </table:table-cell>
          <table:table-cell office:value-type="date" office:date-value="2020-06-17T00:00:00" table:style-name="ce14">
            <text:p>17.06.20</text:p>
          </table:table-cell>
          <table:table-cell office:value-type="string" table:style-name="ce7">
            <text:p>A53</text:p>
          </table:table-cell>
          <table:table-cell office:value-type="float" office:value="4" table:style-name="ce7">
            <text:p>4</text:p>
          </table:table-cell>
          <table:table-cell office:value-type="float" office:value="449" table:style-name="ce16">
            <text:p>4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6" table:style-name="ce7">
            <text:p>676</text:p>
          </table:table-cell>
          <table:table-cell office:value-type="date" office:date-value="2020-06-17T00:00:00" table:style-name="ce14">
            <text:p>17.06.20</text:p>
          </table:table-cell>
          <table:table-cell office:value-type="string" table:style-name="ce7">
            <text:p>A49</text:p>
          </table:table-cell>
          <table:table-cell office:value-type="float" office:value="11" table:style-name="ce7">
            <text:p>11</text:p>
          </table:table-cell>
          <table:table-cell office:value-type="float" office:value="329" table:style-name="ce16">
            <text:p>3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7" table:style-name="ce7">
            <text:p>677</text:p>
          </table:table-cell>
          <table:table-cell office:value-type="date" office:date-value="2020-06-18T00:00:00" table:style-name="ce14">
            <text:p>18.06.20</text:p>
          </table:table-cell>
          <table:table-cell office:value-type="string" table:style-name="ce7">
            <text:p>A64</text:p>
          </table:table-cell>
          <table:table-cell office:value-type="float" office:value="5" table:style-name="ce7">
            <text:p>5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8" table:style-name="ce7">
            <text:p>678</text:p>
          </table:table-cell>
          <table:table-cell office:value-type="date" office:date-value="2020-06-18T00:00:00" table:style-name="ce14">
            <text:p>18.06.20</text:p>
          </table:table-cell>
          <table:table-cell office:value-type="string" table:style-name="ce7">
            <text:p>A32</text:p>
          </table:table-cell>
          <table:table-cell office:value-type="float" office:value="14" table:style-name="ce7">
            <text:p>14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9" table:style-name="ce7">
            <text:p>679</text:p>
          </table:table-cell>
          <table:table-cell office:value-type="date" office:date-value="2020-06-18T00:00:00" table:style-name="ce14">
            <text:p>18.06.20</text:p>
          </table:table-cell>
          <table:table-cell office:value-type="string" table:style-name="ce7">
            <text:p>A46</text:p>
          </table:table-cell>
          <table:table-cell office:value-type="float" office:value="2" table:style-name="ce7">
            <text:p>2</text:p>
          </table:table-cell>
          <table:table-cell office:value-type="float" office:value="161" table:style-name="ce16">
            <text:p>16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0" table:style-name="ce7">
            <text:p>680</text:p>
          </table:table-cell>
          <table:table-cell office:value-type="date" office:date-value="2020-06-18T00:00:00" table:style-name="ce14">
            <text:p>18.06.20</text:p>
          </table:table-cell>
          <table:table-cell office:value-type="string" table:style-name="ce7">
            <text:p>A16</text:p>
          </table:table-cell>
          <table:table-cell office:value-type="float" office:value="1" table:style-name="ce7">
            <text:p>1</text:p>
          </table:table-cell>
          <table:table-cell office:value-type="float" office:value="220" table:style-name="ce16">
            <text:p>2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1" table:style-name="ce7">
            <text:p>681</text:p>
          </table:table-cell>
          <table:table-cell office:value-type="date" office:date-value="2020-06-19T00:00:00" table:style-name="ce14">
            <text:p>19.06.20</text:p>
          </table:table-cell>
          <table:table-cell office:value-type="string" table:style-name="ce7">
            <text:p>A25</text:p>
          </table:table-cell>
          <table:table-cell office:value-type="float" office:value="14" table:style-name="ce7">
            <text:p>14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2" table:style-name="ce7">
            <text:p>682</text:p>
          </table:table-cell>
          <table:table-cell office:value-type="date" office:date-value="2020-06-19T00:00:00" table:style-name="ce14">
            <text:p>19.06.20</text:p>
          </table:table-cell>
          <table:table-cell office:value-type="string" table:style-name="ce7">
            <text:p>A34</text:p>
          </table:table-cell>
          <table:table-cell office:value-type="float" office:value="5" table:style-name="ce7">
            <text:p>5</text:p>
          </table:table-cell>
          <table:table-cell office:value-type="float" office:value="344" table:style-name="ce16">
            <text:p>34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3" table:style-name="ce7">
            <text:p>683</text:p>
          </table:table-cell>
          <table:table-cell office:value-type="date" office:date-value="2020-06-19T00:00:00" table:style-name="ce14">
            <text:p>19.06.20</text:p>
          </table:table-cell>
          <table:table-cell office:value-type="string" table:style-name="ce7">
            <text:p>A15</text:p>
          </table:table-cell>
          <table:table-cell office:value-type="float" office:value="10" table:style-name="ce7">
            <text:p>10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4" table:style-name="ce7">
            <text:p>684</text:p>
          </table:table-cell>
          <table:table-cell office:value-type="date" office:date-value="2020-06-19T00:00:00" table:style-name="ce14">
            <text:p>19.06.20</text:p>
          </table:table-cell>
          <table:table-cell office:value-type="string" table:style-name="ce7">
            <text:p>A22</text:p>
          </table:table-cell>
          <table:table-cell office:value-type="float" office:value="10" table:style-name="ce7">
            <text:p>10</text:p>
          </table:table-cell>
          <table:table-cell office:value-type="float" office:value="357" table:style-name="ce16">
            <text:p>35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5" table:style-name="ce7">
            <text:p>685</text:p>
          </table:table-cell>
          <table:table-cell office:value-type="date" office:date-value="2020-06-20T00:00:00" table:style-name="ce14">
            <text:p>20.06.20</text:p>
          </table:table-cell>
          <table:table-cell office:value-type="string" table:style-name="ce7">
            <text:p>A3</text:p>
          </table:table-cell>
          <table:table-cell office:value-type="float" office:value="12" table:style-name="ce7">
            <text:p>12</text:p>
          </table:table-cell>
          <table:table-cell office:value-type="float" office:value="245" table:style-name="ce16">
            <text:p>24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6" table:style-name="ce7">
            <text:p>686</text:p>
          </table:table-cell>
          <table:table-cell office:value-type="date" office:date-value="2020-06-20T00:00:00" table:style-name="ce14">
            <text:p>20.06.20</text:p>
          </table:table-cell>
          <table:table-cell office:value-type="string" table:style-name="ce7">
            <text:p>A59</text:p>
          </table:table-cell>
          <table:table-cell office:value-type="float" office:value="4" table:style-name="ce7">
            <text:p>4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7" table:style-name="ce7">
            <text:p>687</text:p>
          </table:table-cell>
          <table:table-cell office:value-type="date" office:date-value="2020-06-20T00:00:00" table:style-name="ce14">
            <text:p>20.06.20</text:p>
          </table:table-cell>
          <table:table-cell office:value-type="string" table:style-name="ce7">
            <text:p>A36</text:p>
          </table:table-cell>
          <table:table-cell office:value-type="float" office:value="3" table:style-name="ce7">
            <text:p>3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8" table:style-name="ce7">
            <text:p>688</text:p>
          </table:table-cell>
          <table:table-cell office:value-type="date" office:date-value="2020-06-20T00:00:00" table:style-name="ce14">
            <text:p>20.06.20</text:p>
          </table:table-cell>
          <table:table-cell office:value-type="string" table:style-name="ce7">
            <text:p>A37</text:p>
          </table:table-cell>
          <table:table-cell office:value-type="float" office:value="7" table:style-name="ce7">
            <text:p>7</text:p>
          </table:table-cell>
          <table:table-cell office:value-type="float" office:value="231" table:style-name="ce16">
            <text:p>2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9" table:style-name="ce7">
            <text:p>689</text:p>
          </table:table-cell>
          <table:table-cell office:value-type="date" office:date-value="2020-06-21T00:00:00" table:style-name="ce14">
            <text:p>21.06.20</text:p>
          </table:table-cell>
          <table:table-cell office:value-type="string" table:style-name="ce7">
            <text:p>A38</text:p>
          </table:table-cell>
          <table:table-cell office:value-type="float" office:value="13" table:style-name="ce7">
            <text:p>13</text:p>
          </table:table-cell>
          <table:table-cell office:value-type="float" office:value="326" table:style-name="ce16">
            <text:p>32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0" table:style-name="ce7">
            <text:p>690</text:p>
          </table:table-cell>
          <table:table-cell office:value-type="date" office:date-value="2020-06-21T00:00:00" table:style-name="ce14">
            <text:p>21.06.20</text:p>
          </table:table-cell>
          <table:table-cell office:value-type="string" table:style-name="ce7">
            <text:p>A60</text:p>
          </table:table-cell>
          <table:table-cell office:value-type="float" office:value="3" table:style-name="ce7">
            <text:p>3</text:p>
          </table:table-cell>
          <table:table-cell office:value-type="float" office:value="414" table:style-name="ce16">
            <text:p>41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1" table:style-name="ce7">
            <text:p>691</text:p>
          </table:table-cell>
          <table:table-cell office:value-type="date" office:date-value="2020-06-21T00:00:00" table:style-name="ce14">
            <text:p>21.06.20</text:p>
          </table:table-cell>
          <table:table-cell office:value-type="string" table:style-name="ce7">
            <text:p>A37</text:p>
          </table:table-cell>
          <table:table-cell office:value-type="float" office:value="11" table:style-name="ce7">
            <text:p>11</text:p>
          </table:table-cell>
          <table:table-cell office:value-type="float" office:value="242" table:style-name="ce16">
            <text:p>2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2" table:style-name="ce7">
            <text:p>692</text:p>
          </table:table-cell>
          <table:table-cell office:value-type="date" office:date-value="2020-06-21T00:00:00" table:style-name="ce14">
            <text:p>21.06.20</text:p>
          </table:table-cell>
          <table:table-cell office:value-type="string" table:style-name="ce7">
            <text:p>A54</text:p>
          </table:table-cell>
          <table:table-cell office:value-type="float" office:value="12" table:style-name="ce7">
            <text:p>12</text:p>
          </table:table-cell>
          <table:table-cell office:value-type="float" office:value="187" table:style-name="ce16">
            <text:p>1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3" table:style-name="ce7">
            <text:p>693</text:p>
          </table:table-cell>
          <table:table-cell office:value-type="date" office:date-value="2020-06-22T00:00:00" table:style-name="ce14">
            <text:p>22.06.20</text:p>
          </table:table-cell>
          <table:table-cell office:value-type="string" table:style-name="ce7">
            <text:p>A47</text:p>
          </table:table-cell>
          <table:table-cell office:value-type="float" office:value="3" table:style-name="ce7">
            <text:p>3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4" table:style-name="ce7">
            <text:p>694</text:p>
          </table:table-cell>
          <table:table-cell office:value-type="date" office:date-value="2020-06-22T00:00:00" table:style-name="ce14">
            <text:p>22.06.20</text:p>
          </table:table-cell>
          <table:table-cell office:value-type="string" table:style-name="ce7">
            <text:p>A54</text:p>
          </table:table-cell>
          <table:table-cell office:value-type="float" office:value="13" table:style-name="ce7">
            <text:p>13</text:p>
          </table:table-cell>
          <table:table-cell office:value-type="float" office:value="409" table:style-name="ce16">
            <text:p>4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5" table:style-name="ce7">
            <text:p>695</text:p>
          </table:table-cell>
          <table:table-cell office:value-type="date" office:date-value="2020-06-22T00:00:00" table:style-name="ce14">
            <text:p>22.06.20</text:p>
          </table:table-cell>
          <table:table-cell office:value-type="string" table:style-name="ce7">
            <text:p>A26</text:p>
          </table:table-cell>
          <table:table-cell office:value-type="float" office:value="9" table:style-name="ce7">
            <text:p>9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6" table:style-name="ce7">
            <text:p>696</text:p>
          </table:table-cell>
          <table:table-cell office:value-type="date" office:date-value="2020-06-22T00:00:00" table:style-name="ce14">
            <text:p>22.06.20</text:p>
          </table:table-cell>
          <table:table-cell office:value-type="string" table:style-name="ce7">
            <text:p>A32</text:p>
          </table:table-cell>
          <table:table-cell office:value-type="float" office:value="5" table:style-name="ce7">
            <text:p>5</text:p>
          </table:table-cell>
          <table:table-cell office:value-type="float" office:value="257" table:style-name="ce16">
            <text:p>25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7" table:style-name="ce7">
            <text:p>697</text:p>
          </table:table-cell>
          <table:table-cell office:value-type="date" office:date-value="2020-06-23T00:00:00" table:style-name="ce14">
            <text:p>23.06.20</text:p>
          </table:table-cell>
          <table:table-cell office:value-type="string" table:style-name="ce7">
            <text:p>A5</text:p>
          </table:table-cell>
          <table:table-cell office:value-type="float" office:value="15" table:style-name="ce7">
            <text:p>15</text:p>
          </table:table-cell>
          <table:table-cell office:value-type="float" office:value="101" table:style-name="ce16">
            <text:p>10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8" table:style-name="ce7">
            <text:p>698</text:p>
          </table:table-cell>
          <table:table-cell office:value-type="date" office:date-value="2020-06-23T00:00:00" table:style-name="ce14">
            <text:p>23.06.20</text:p>
          </table:table-cell>
          <table:table-cell office:value-type="string" table:style-name="ce7">
            <text:p>A14</text:p>
          </table:table-cell>
          <table:table-cell office:value-type="float" office:value="14" table:style-name="ce7">
            <text:p>14</text:p>
          </table:table-cell>
          <table:table-cell office:value-type="float" office:value="98" table:style-name="ce16">
            <text:p>9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9" table:style-name="ce7">
            <text:p>699</text:p>
          </table:table-cell>
          <table:table-cell office:value-type="date" office:date-value="2020-06-23T00:00:00" table:style-name="ce14">
            <text:p>23.06.20</text:p>
          </table:table-cell>
          <table:table-cell office:value-type="string" table:style-name="ce7">
            <text:p>A40</text:p>
          </table:table-cell>
          <table:table-cell office:value-type="float" office:value="9" table:style-name="ce7">
            <text:p>9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0" table:style-name="ce7">
            <text:p>700</text:p>
          </table:table-cell>
          <table:table-cell office:value-type="date" office:date-value="2020-06-23T00:00:00" table:style-name="ce14">
            <text:p>23.06.20</text:p>
          </table:table-cell>
          <table:table-cell office:value-type="string" table:style-name="ce7">
            <text:p>A8</text:p>
          </table:table-cell>
          <table:table-cell office:value-type="float" office:value="11" table:style-name="ce7">
            <text:p>11</text:p>
          </table:table-cell>
          <table:table-cell office:value-type="float" office:value="200" table:style-name="ce16">
            <text:p>2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1" table:style-name="ce7">
            <text:p>701</text:p>
          </table:table-cell>
          <table:table-cell office:value-type="date" office:date-value="2020-06-24T00:00:00" table:style-name="ce14">
            <text:p>24.06.20</text:p>
          </table:table-cell>
          <table:table-cell office:value-type="string" table:style-name="ce7">
            <text:p>A34</text:p>
          </table:table-cell>
          <table:table-cell office:value-type="float" office:value="2" table:style-name="ce7">
            <text:p>2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2" table:style-name="ce7">
            <text:p>702</text:p>
          </table:table-cell>
          <table:table-cell office:value-type="date" office:date-value="2020-06-24T00:00:00" table:style-name="ce14">
            <text:p>24.06.20</text:p>
          </table:table-cell>
          <table:table-cell office:value-type="string" table:style-name="ce7">
            <text:p>A46</text:p>
          </table:table-cell>
          <table:table-cell office:value-type="float" office:value="1" table:style-name="ce7">
            <text:p>1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3" table:style-name="ce7">
            <text:p>703</text:p>
          </table:table-cell>
          <table:table-cell office:value-type="date" office:date-value="2020-06-24T00:00:00" table:style-name="ce14">
            <text:p>24.06.20</text:p>
          </table:table-cell>
          <table:table-cell office:value-type="string" table:style-name="ce7">
            <text:p>A28</text:p>
          </table:table-cell>
          <table:table-cell office:value-type="float" office:value="8" table:style-name="ce7">
            <text:p>8</text:p>
          </table:table-cell>
          <table:table-cell office:value-type="float" office:value="376" table:style-name="ce16">
            <text:p>3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4" table:style-name="ce7">
            <text:p>704</text:p>
          </table:table-cell>
          <table:table-cell office:value-type="date" office:date-value="2020-06-24T00:00:00" table:style-name="ce14">
            <text:p>24.06.20</text:p>
          </table:table-cell>
          <table:table-cell office:value-type="string" table:style-name="ce7">
            <text:p>A58</text:p>
          </table:table-cell>
          <table:table-cell office:value-type="float" office:value="14" table:style-name="ce7">
            <text:p>14</text:p>
          </table:table-cell>
          <table:table-cell office:value-type="float" office:value="430" table:style-name="ce16">
            <text:p>43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5" table:style-name="ce7">
            <text:p>705</text:p>
          </table:table-cell>
          <table:table-cell office:value-type="date" office:date-value="2020-06-25T00:00:00" table:style-name="ce14">
            <text:p>25.06.20</text:p>
          </table:table-cell>
          <table:table-cell office:value-type="string" table:style-name="ce7">
            <text:p>A16</text:p>
          </table:table-cell>
          <table:table-cell office:value-type="float" office:value="4" table:style-name="ce7">
            <text:p>4</text:p>
          </table:table-cell>
          <table:table-cell office:value-type="float" office:value="74" table:style-name="ce16">
            <text:p>7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6" table:style-name="ce7">
            <text:p>706</text:p>
          </table:table-cell>
          <table:table-cell office:value-type="date" office:date-value="2020-06-25T00:00:00" table:style-name="ce14">
            <text:p>25.06.20</text:p>
          </table:table-cell>
          <table:table-cell office:value-type="string" table:style-name="ce7">
            <text:p>A63</text:p>
          </table:table-cell>
          <table:table-cell office:value-type="float" office:value="6" table:style-name="ce7">
            <text:p>6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7" table:style-name="ce7">
            <text:p>707</text:p>
          </table:table-cell>
          <table:table-cell office:value-type="date" office:date-value="2020-06-25T00:00:00" table:style-name="ce14">
            <text:p>25.06.20</text:p>
          </table:table-cell>
          <table:table-cell office:value-type="string" table:style-name="ce7">
            <text:p>A25</text:p>
          </table:table-cell>
          <table:table-cell office:value-type="float" office:value="4" table:style-name="ce7">
            <text:p>4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8" table:style-name="ce7">
            <text:p>708</text:p>
          </table:table-cell>
          <table:table-cell office:value-type="date" office:date-value="2020-06-25T00:00:00" table:style-name="ce14">
            <text:p>25.06.20</text:p>
          </table:table-cell>
          <table:table-cell office:value-type="string" table:style-name="ce7">
            <text:p>A2</text:p>
          </table:table-cell>
          <table:table-cell office:value-type="float" office:value="15" table:style-name="ce7">
            <text:p>15</text:p>
          </table:table-cell>
          <table:table-cell office:value-type="float" office:value="104" table:style-name="ce16">
            <text:p>10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9" table:style-name="ce7">
            <text:p>709</text:p>
          </table:table-cell>
          <table:table-cell office:value-type="date" office:date-value="2020-06-26T00:00:00" table:style-name="ce14">
            <text:p>26.06.20</text:p>
          </table:table-cell>
          <table:table-cell office:value-type="string" table:style-name="ce7">
            <text:p>A34</text:p>
          </table:table-cell>
          <table:table-cell office:value-type="float" office:value="10" table:style-name="ce7">
            <text:p>10</text:p>
          </table:table-cell>
          <table:table-cell office:value-type="float" office:value="122" table:style-name="ce16">
            <text:p>12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0" table:style-name="ce7">
            <text:p>710</text:p>
          </table:table-cell>
          <table:table-cell office:value-type="date" office:date-value="2020-06-26T00:00:00" table:style-name="ce14">
            <text:p>26.06.20</text:p>
          </table:table-cell>
          <table:table-cell office:value-type="string" table:style-name="ce7">
            <text:p>A6</text:p>
          </table:table-cell>
          <table:table-cell office:value-type="float" office:value="10" table:style-name="ce7">
            <text:p>10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1" table:style-name="ce7">
            <text:p>711</text:p>
          </table:table-cell>
          <table:table-cell office:value-type="date" office:date-value="2020-06-26T00:00:00" table:style-name="ce14">
            <text:p>26.06.20</text:p>
          </table:table-cell>
          <table:table-cell office:value-type="string" table:style-name="ce7">
            <text:p>A29</text:p>
          </table:table-cell>
          <table:table-cell office:value-type="float" office:value="2" table:style-name="ce7">
            <text:p>2</text:p>
          </table:table-cell>
          <table:table-cell office:value-type="float" office:value="80" table:style-name="ce16">
            <text:p>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2" table:style-name="ce7">
            <text:p>712</text:p>
          </table:table-cell>
          <table:table-cell office:value-type="date" office:date-value="2020-06-26T00:00:00" table:style-name="ce14">
            <text:p>26.06.20</text:p>
          </table:table-cell>
          <table:table-cell office:value-type="string" table:style-name="ce7">
            <text:p>A4</text:p>
          </table:table-cell>
          <table:table-cell office:value-type="float" office:value="9" table:style-name="ce7">
            <text:p>9</text:p>
          </table:table-cell>
          <table:table-cell office:value-type="float" office:value="130" table:style-name="ce16">
            <text:p>13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3" table:style-name="ce7">
            <text:p>713</text:p>
          </table:table-cell>
          <table:table-cell office:value-type="date" office:date-value="2020-06-27T00:00:00" table:style-name="ce14">
            <text:p>27.06.20</text:p>
          </table:table-cell>
          <table:table-cell office:value-type="string" table:style-name="ce7">
            <text:p>A9</text:p>
          </table:table-cell>
          <table:table-cell office:value-type="float" office:value="5" table:style-name="ce7">
            <text:p>5</text:p>
          </table:table-cell>
          <table:table-cell office:value-type="float" office:value="238" table:style-name="ce16">
            <text:p>2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4" table:style-name="ce7">
            <text:p>714</text:p>
          </table:table-cell>
          <table:table-cell office:value-type="date" office:date-value="2020-06-27T00:00:00" table:style-name="ce14">
            <text:p>27.06.20</text:p>
          </table:table-cell>
          <table:table-cell office:value-type="string" table:style-name="ce7">
            <text:p>A30</text:p>
          </table:table-cell>
          <table:table-cell office:value-type="float" office:value="3" table:style-name="ce7">
            <text:p>3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5" table:style-name="ce7">
            <text:p>715</text:p>
          </table:table-cell>
          <table:table-cell office:value-type="date" office:date-value="2020-06-27T00:00:00" table:style-name="ce14">
            <text:p>27.06.20</text:p>
          </table:table-cell>
          <table:table-cell office:value-type="string" table:style-name="ce7">
            <text:p>A19</text:p>
          </table:table-cell>
          <table:table-cell office:value-type="float" office:value="9" table:style-name="ce7">
            <text:p>9</text:p>
          </table:table-cell>
          <table:table-cell office:value-type="float" office:value="212" table:style-name="ce16">
            <text:p>2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6" table:style-name="ce7">
            <text:p>716</text:p>
          </table:table-cell>
          <table:table-cell office:value-type="date" office:date-value="2020-06-27T00:00:00" table:style-name="ce14">
            <text:p>27.06.20</text:p>
          </table:table-cell>
          <table:table-cell office:value-type="string" table:style-name="ce7">
            <text:p>A17</text:p>
          </table:table-cell>
          <table:table-cell office:value-type="float" office:value="13" table:style-name="ce7">
            <text:p>13</text:p>
          </table:table-cell>
          <table:table-cell office:value-type="float" office:value="123" table:style-name="ce16">
            <text:p>1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7" table:style-name="ce7">
            <text:p>717</text:p>
          </table:table-cell>
          <table:table-cell office:value-type="date" office:date-value="2020-06-28T00:00:00" table:style-name="ce14">
            <text:p>28.06.20</text:p>
          </table:table-cell>
          <table:table-cell office:value-type="string" table:style-name="ce7">
            <text:p>A27</text:p>
          </table:table-cell>
          <table:table-cell office:value-type="float" office:value="3" table:style-name="ce7">
            <text:p>3</text:p>
          </table:table-cell>
          <table:table-cell office:value-type="float" office:value="105" table:style-name="ce16">
            <text:p>1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8" table:style-name="ce7">
            <text:p>718</text:p>
          </table:table-cell>
          <table:table-cell office:value-type="date" office:date-value="2020-06-28T00:00:00" table:style-name="ce14">
            <text:p>28.06.20</text:p>
          </table:table-cell>
          <table:table-cell office:value-type="string" table:style-name="ce7">
            <text:p>A8</text:p>
          </table:table-cell>
          <table:table-cell office:value-type="float" office:value="5" table:style-name="ce7">
            <text:p>5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9" table:style-name="ce7">
            <text:p>719</text:p>
          </table:table-cell>
          <table:table-cell office:value-type="date" office:date-value="2020-06-28T00:00:00" table:style-name="ce14">
            <text:p>28.06.20</text:p>
          </table:table-cell>
          <table:table-cell office:value-type="string" table:style-name="ce7">
            <text:p>A37</text:p>
          </table:table-cell>
          <table:table-cell office:value-type="float" office:value="10" table:style-name="ce7">
            <text:p>10</text:p>
          </table:table-cell>
          <table:table-cell office:value-type="float" office:value="409" table:style-name="ce16">
            <text:p>4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0" table:style-name="ce7">
            <text:p>720</text:p>
          </table:table-cell>
          <table:table-cell office:value-type="date" office:date-value="2020-06-28T00:00:00" table:style-name="ce14">
            <text:p>28.06.20</text:p>
          </table:table-cell>
          <table:table-cell office:value-type="string" table:style-name="ce7">
            <text:p>A24</text:p>
          </table:table-cell>
          <table:table-cell office:value-type="float" office:value="8" table:style-name="ce7">
            <text:p>8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1" table:style-name="ce7">
            <text:p>721</text:p>
          </table:table-cell>
          <table:table-cell office:value-type="date" office:date-value="2020-06-29T00:00:00" table:style-name="ce14">
            <text:p>29.06.20</text:p>
          </table:table-cell>
          <table:table-cell office:value-type="string" table:style-name="ce7">
            <text:p>A17</text:p>
          </table:table-cell>
          <table:table-cell office:value-type="float" office:value="3" table:style-name="ce7">
            <text:p>3</text:p>
          </table:table-cell>
          <table:table-cell office:value-type="float" office:value="331" table:style-name="ce16">
            <text:p>3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2" table:style-name="ce7">
            <text:p>722</text:p>
          </table:table-cell>
          <table:table-cell office:value-type="date" office:date-value="2020-06-29T00:00:00" table:style-name="ce14">
            <text:p>29.06.20</text:p>
          </table:table-cell>
          <table:table-cell office:value-type="string" table:style-name="ce7">
            <text:p>A22</text:p>
          </table:table-cell>
          <table:table-cell office:value-type="float" office:value="13" table:style-name="ce7">
            <text:p>13</text:p>
          </table:table-cell>
          <table:table-cell office:value-type="float" office:value="381" table:style-name="ce16">
            <text:p>3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3" table:style-name="ce7">
            <text:p>723</text:p>
          </table:table-cell>
          <table:table-cell office:value-type="date" office:date-value="2020-06-29T00:00:00" table:style-name="ce14">
            <text:p>29.06.20</text:p>
          </table:table-cell>
          <table:table-cell office:value-type="string" table:style-name="ce7">
            <text:p>A12</text:p>
          </table:table-cell>
          <table:table-cell office:value-type="float" office:value="10" table:style-name="ce7">
            <text:p>10</text:p>
          </table:table-cell>
          <table:table-cell office:value-type="float" office:value="107" table:style-name="ce16">
            <text:p>10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4" table:style-name="ce7">
            <text:p>724</text:p>
          </table:table-cell>
          <table:table-cell office:value-type="date" office:date-value="2020-06-29T00:00:00" table:style-name="ce14">
            <text:p>29.06.20</text:p>
          </table:table-cell>
          <table:table-cell office:value-type="string" table:style-name="ce7">
            <text:p>A61</text:p>
          </table:table-cell>
          <table:table-cell office:value-type="float" office:value="4" table:style-name="ce7">
            <text:p>4</text:p>
          </table:table-cell>
          <table:table-cell office:value-type="float" office:value="357" table:style-name="ce16">
            <text:p>35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5" table:style-name="ce7">
            <text:p>725</text:p>
          </table:table-cell>
          <table:table-cell office:value-type="date" office:date-value="2020-06-30T00:00:00" table:style-name="ce14">
            <text:p>30.06.20</text:p>
          </table:table-cell>
          <table:table-cell office:value-type="string" table:style-name="ce7">
            <text:p>A56</text:p>
          </table:table-cell>
          <table:table-cell office:value-type="float" office:value="4" table:style-name="ce7">
            <text:p>4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6" table:style-name="ce7">
            <text:p>726</text:p>
          </table:table-cell>
          <table:table-cell office:value-type="date" office:date-value="2020-06-30T00:00:00" table:style-name="ce14">
            <text:p>30.06.20</text:p>
          </table:table-cell>
          <table:table-cell office:value-type="string" table:style-name="ce7">
            <text:p>A23</text:p>
          </table:table-cell>
          <table:table-cell office:value-type="float" office:value="11" table:style-name="ce7">
            <text:p>11</text:p>
          </table:table-cell>
          <table:table-cell office:value-type="float" office:value="169" table:style-name="ce16">
            <text:p>16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7" table:style-name="ce7">
            <text:p>727</text:p>
          </table:table-cell>
          <table:table-cell office:value-type="date" office:date-value="2020-06-30T00:00:00" table:style-name="ce14">
            <text:p>30.06.20</text:p>
          </table:table-cell>
          <table:table-cell office:value-type="string" table:style-name="ce7">
            <text:p>A36</text:p>
          </table:table-cell>
          <table:table-cell office:value-type="float" office:value="3" table:style-name="ce7">
            <text:p>3</text:p>
          </table:table-cell>
          <table:table-cell office:value-type="float" office:value="73" table:style-name="ce16">
            <text:p>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8" table:style-name="ce7">
            <text:p>728</text:p>
          </table:table-cell>
          <table:table-cell office:value-type="date" office:date-value="2020-06-30T00:00:00" table:style-name="ce14">
            <text:p>30.06.20</text:p>
          </table:table-cell>
          <table:table-cell office:value-type="string" table:style-name="ce7">
            <text:p>A4</text:p>
          </table:table-cell>
          <table:table-cell office:value-type="float" office:value="8" table:style-name="ce7">
            <text:p>8</text:p>
          </table:table-cell>
          <table:table-cell office:value-type="float" office:value="297" table:style-name="ce16">
            <text:p>2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9" table:style-name="ce7">
            <text:p>729</text:p>
          </table:table-cell>
          <table:table-cell office:value-type="date" office:date-value="2020-07-01T00:00:00" table:style-name="ce14">
            <text:p>01.07.20</text:p>
          </table:table-cell>
          <table:table-cell office:value-type="string" table:style-name="ce7">
            <text:p>A15</text:p>
          </table:table-cell>
          <table:table-cell office:value-type="float" office:value="7" table:style-name="ce7">
            <text:p>7</text:p>
          </table:table-cell>
          <table:table-cell office:value-type="float" office:value="373" table:style-name="ce16">
            <text:p>3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0" table:style-name="ce7">
            <text:p>730</text:p>
          </table:table-cell>
          <table:table-cell office:value-type="date" office:date-value="2020-07-01T00:00:00" table:style-name="ce14">
            <text:p>01.07.20</text:p>
          </table:table-cell>
          <table:table-cell office:value-type="string" table:style-name="ce7">
            <text:p>A54</text:p>
          </table:table-cell>
          <table:table-cell office:value-type="float" office:value="6" table:style-name="ce7">
            <text:p>6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1" table:style-name="ce7">
            <text:p>731</text:p>
          </table:table-cell>
          <table:table-cell office:value-type="date" office:date-value="2020-07-01T00:00:00" table:style-name="ce14">
            <text:p>01.07.20</text:p>
          </table:table-cell>
          <table:table-cell office:value-type="string" table:style-name="ce7">
            <text:p>A22</text:p>
          </table:table-cell>
          <table:table-cell office:value-type="float" office:value="12" table:style-name="ce7">
            <text:p>12</text:p>
          </table:table-cell>
          <table:table-cell office:value-type="float" office:value="109" table:style-name="ce16">
            <text:p>1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2" table:style-name="ce7">
            <text:p>732</text:p>
          </table:table-cell>
          <table:table-cell office:value-type="date" office:date-value="2020-07-01T00:00:00" table:style-name="ce14">
            <text:p>01.07.20</text:p>
          </table:table-cell>
          <table:table-cell office:value-type="string" table:style-name="ce7">
            <text:p>A27</text:p>
          </table:table-cell>
          <table:table-cell office:value-type="float" office:value="14" table:style-name="ce7">
            <text:p>14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3" table:style-name="ce7">
            <text:p>733</text:p>
          </table:table-cell>
          <table:table-cell office:value-type="date" office:date-value="2020-07-02T00:00:00" table:style-name="ce14">
            <text:p>02.07.20</text:p>
          </table:table-cell>
          <table:table-cell office:value-type="string" table:style-name="ce7">
            <text:p>A37</text:p>
          </table:table-cell>
          <table:table-cell office:value-type="float" office:value="14" table:style-name="ce7">
            <text:p>14</text:p>
          </table:table-cell>
          <table:table-cell office:value-type="float" office:value="353" table:style-name="ce16">
            <text:p>3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4" table:style-name="ce7">
            <text:p>734</text:p>
          </table:table-cell>
          <table:table-cell office:value-type="date" office:date-value="2020-07-02T00:00:00" table:style-name="ce14">
            <text:p>02.07.20</text:p>
          </table:table-cell>
          <table:table-cell office:value-type="string" table:style-name="ce7">
            <text:p>A19</text:p>
          </table:table-cell>
          <table:table-cell office:value-type="float" office:value="15" table:style-name="ce7">
            <text:p>15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5" table:style-name="ce7">
            <text:p>735</text:p>
          </table:table-cell>
          <table:table-cell office:value-type="date" office:date-value="2020-07-02T00:00:00" table:style-name="ce14">
            <text:p>02.07.20</text:p>
          </table:table-cell>
          <table:table-cell office:value-type="string" table:style-name="ce7">
            <text:p>A60</text:p>
          </table:table-cell>
          <table:table-cell office:value-type="float" office:value="9" table:style-name="ce7">
            <text:p>9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6" table:style-name="ce7">
            <text:p>736</text:p>
          </table:table-cell>
          <table:table-cell office:value-type="date" office:date-value="2020-07-02T00:00:00" table:style-name="ce14">
            <text:p>02.07.20</text:p>
          </table:table-cell>
          <table:table-cell office:value-type="string" table:style-name="ce7">
            <text:p>A48</text:p>
          </table:table-cell>
          <table:table-cell office:value-type="float" office:value="7" table:style-name="ce7">
            <text:p>7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7" table:style-name="ce7">
            <text:p>737</text:p>
          </table:table-cell>
          <table:table-cell office:value-type="date" office:date-value="2020-07-03T00:00:00" table:style-name="ce14">
            <text:p>03.07.20</text:p>
          </table:table-cell>
          <table:table-cell office:value-type="string" table:style-name="ce7">
            <text:p>A56</text:p>
          </table:table-cell>
          <table:table-cell office:value-type="float" office:value="11" table:style-name="ce7">
            <text:p>11</text:p>
          </table:table-cell>
          <table:table-cell office:value-type="float" office:value="322" table:style-name="ce16">
            <text:p>32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8" table:style-name="ce7">
            <text:p>738</text:p>
          </table:table-cell>
          <table:table-cell office:value-type="date" office:date-value="2020-07-03T00:00:00" table:style-name="ce14">
            <text:p>03.07.20</text:p>
          </table:table-cell>
          <table:table-cell office:value-type="string" table:style-name="ce7">
            <text:p>A33</text:p>
          </table:table-cell>
          <table:table-cell office:value-type="float" office:value="2" table:style-name="ce7">
            <text:p>2</text:p>
          </table:table-cell>
          <table:table-cell office:value-type="float" office:value="161" table:style-name="ce16">
            <text:p>16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9" table:style-name="ce7">
            <text:p>739</text:p>
          </table:table-cell>
          <table:table-cell office:value-type="date" office:date-value="2020-07-03T00:00:00" table:style-name="ce14">
            <text:p>03.07.20</text:p>
          </table:table-cell>
          <table:table-cell office:value-type="string" table:style-name="ce7">
            <text:p>A38</text:p>
          </table:table-cell>
          <table:table-cell office:value-type="float" office:value="4" table:style-name="ce7">
            <text:p>4</text:p>
          </table:table-cell>
          <table:table-cell office:value-type="float" office:value="185" table:style-name="ce16">
            <text:p>18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0" table:style-name="ce7">
            <text:p>740</text:p>
          </table:table-cell>
          <table:table-cell office:value-type="date" office:date-value="2020-07-03T00:00:00" table:style-name="ce14">
            <text:p>03.07.20</text:p>
          </table:table-cell>
          <table:table-cell office:value-type="string" table:style-name="ce7">
            <text:p>A45</text:p>
          </table:table-cell>
          <table:table-cell office:value-type="float" office:value="15" table:style-name="ce7">
            <text:p>15</text:p>
          </table:table-cell>
          <table:table-cell office:value-type="float" office:value="226" table:style-name="ce16">
            <text:p>22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1" table:style-name="ce7">
            <text:p>741</text:p>
          </table:table-cell>
          <table:table-cell office:value-type="date" office:date-value="2020-07-04T00:00:00" table:style-name="ce14">
            <text:p>04.07.20</text:p>
          </table:table-cell>
          <table:table-cell office:value-type="string" table:style-name="ce7">
            <text:p>A23</text:p>
          </table:table-cell>
          <table:table-cell office:value-type="float" office:value="13" table:style-name="ce7">
            <text:p>13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2" table:style-name="ce7">
            <text:p>742</text:p>
          </table:table-cell>
          <table:table-cell office:value-type="date" office:date-value="2020-07-04T00:00:00" table:style-name="ce14">
            <text:p>04.07.20</text:p>
          </table:table-cell>
          <table:table-cell office:value-type="string" table:style-name="ce7">
            <text:p>A46</text:p>
          </table:table-cell>
          <table:table-cell office:value-type="float" office:value="4" table:style-name="ce7">
            <text:p>4</text:p>
          </table:table-cell>
          <table:table-cell office:value-type="float" office:value="376" table:style-name="ce16">
            <text:p>3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3" table:style-name="ce7">
            <text:p>743</text:p>
          </table:table-cell>
          <table:table-cell office:value-type="date" office:date-value="2020-07-04T00:00:00" table:style-name="ce14">
            <text:p>04.07.20</text:p>
          </table:table-cell>
          <table:table-cell office:value-type="string" table:style-name="ce7">
            <text:p>A25</text:p>
          </table:table-cell>
          <table:table-cell office:value-type="float" office:value="1" table:style-name="ce7">
            <text:p>1</text:p>
          </table:table-cell>
          <table:table-cell office:value-type="float" office:value="209" table:style-name="ce16">
            <text:p>2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4" table:style-name="ce7">
            <text:p>744</text:p>
          </table:table-cell>
          <table:table-cell office:value-type="date" office:date-value="2020-07-04T00:00:00" table:style-name="ce14">
            <text:p>04.07.20</text:p>
          </table:table-cell>
          <table:table-cell office:value-type="string" table:style-name="ce7">
            <text:p>A56</text:p>
          </table:table-cell>
          <table:table-cell office:value-type="float" office:value="5" table:style-name="ce7">
            <text:p>5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5" table:style-name="ce7">
            <text:p>745</text:p>
          </table:table-cell>
          <table:table-cell office:value-type="date" office:date-value="2020-07-05T00:00:00" table:style-name="ce14">
            <text:p>05.07.20</text:p>
          </table:table-cell>
          <table:table-cell office:value-type="string" table:style-name="ce7">
            <text:p>A9</text:p>
          </table:table-cell>
          <table:table-cell office:value-type="float" office:value="12" table:style-name="ce7">
            <text:p>12</text:p>
          </table:table-cell>
          <table:table-cell office:value-type="float" office:value="383" table:style-name="ce16">
            <text:p>38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6" table:style-name="ce7">
            <text:p>746</text:p>
          </table:table-cell>
          <table:table-cell office:value-type="date" office:date-value="2020-07-05T00:00:00" table:style-name="ce14">
            <text:p>05.07.20</text:p>
          </table:table-cell>
          <table:table-cell office:value-type="string" table:style-name="ce7">
            <text:p>A30</text:p>
          </table:table-cell>
          <table:table-cell office:value-type="float" office:value="10" table:style-name="ce7">
            <text:p>10</text:p>
          </table:table-cell>
          <table:table-cell office:value-type="float" office:value="201" table:style-name="ce16">
            <text:p>20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7" table:style-name="ce7">
            <text:p>747</text:p>
          </table:table-cell>
          <table:table-cell office:value-type="date" office:date-value="2020-07-05T00:00:00" table:style-name="ce14">
            <text:p>05.07.20</text:p>
          </table:table-cell>
          <table:table-cell office:value-type="string" table:style-name="ce7">
            <text:p>A9</text:p>
          </table:table-cell>
          <table:table-cell office:value-type="float" office:value="8" table:style-name="ce7">
            <text:p>8</text:p>
          </table:table-cell>
          <table:table-cell office:value-type="float" office:value="229" table:style-name="ce16">
            <text:p>2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8" table:style-name="ce7">
            <text:p>748</text:p>
          </table:table-cell>
          <table:table-cell office:value-type="date" office:date-value="2020-07-05T00:00:00" table:style-name="ce14">
            <text:p>05.07.20</text:p>
          </table:table-cell>
          <table:table-cell office:value-type="string" table:style-name="ce7">
            <text:p>A34</text:p>
          </table:table-cell>
          <table:table-cell office:value-type="float" office:value="8" table:style-name="ce7">
            <text:p>8</text:p>
          </table:table-cell>
          <table:table-cell office:value-type="float" office:value="288" table:style-name="ce16">
            <text:p>28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9" table:style-name="ce7">
            <text:p>749</text:p>
          </table:table-cell>
          <table:table-cell office:value-type="date" office:date-value="2020-07-06T00:00:00" table:style-name="ce14">
            <text:p>06.07.20</text:p>
          </table:table-cell>
          <table:table-cell office:value-type="string" table:style-name="ce7">
            <text:p>A22</text:p>
          </table:table-cell>
          <table:table-cell office:value-type="float" office:value="8" table:style-name="ce7">
            <text:p>8</text:p>
          </table:table-cell>
          <table:table-cell office:value-type="float" office:value="448" table:style-name="ce16">
            <text:p>4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0" table:style-name="ce7">
            <text:p>750</text:p>
          </table:table-cell>
          <table:table-cell office:value-type="date" office:date-value="2020-07-06T00:00:00" table:style-name="ce14">
            <text:p>06.07.20</text:p>
          </table:table-cell>
          <table:table-cell office:value-type="string" table:style-name="ce7">
            <text:p>A46</text:p>
          </table:table-cell>
          <table:table-cell office:value-type="float" office:value="6" table:style-name="ce7">
            <text:p>6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1" table:style-name="ce7">
            <text:p>751</text:p>
          </table:table-cell>
          <table:table-cell office:value-type="date" office:date-value="2020-07-06T00:00:00" table:style-name="ce14">
            <text:p>06.07.20</text:p>
          </table:table-cell>
          <table:table-cell office:value-type="string" table:style-name="ce7">
            <text:p>A64</text:p>
          </table:table-cell>
          <table:table-cell office:value-type="float" office:value="4" table:style-name="ce7">
            <text:p>4</text:p>
          </table:table-cell>
          <table:table-cell office:value-type="float" office:value="381" table:style-name="ce16">
            <text:p>3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2" table:style-name="ce7">
            <text:p>752</text:p>
          </table:table-cell>
          <table:table-cell office:value-type="date" office:date-value="2020-07-06T00:00:00" table:style-name="ce14">
            <text:p>06.07.20</text:p>
          </table:table-cell>
          <table:table-cell office:value-type="string" table:style-name="ce7">
            <text:p>A60</text:p>
          </table:table-cell>
          <table:table-cell office:value-type="float" office:value="3" table:style-name="ce7">
            <text:p>3</text:p>
          </table:table-cell>
          <table:table-cell office:value-type="float" office:value="173" table:style-name="ce16">
            <text:p>1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3" table:style-name="ce7">
            <text:p>753</text:p>
          </table:table-cell>
          <table:table-cell office:value-type="date" office:date-value="2020-07-07T00:00:00" table:style-name="ce14">
            <text:p>07.07.20</text:p>
          </table:table-cell>
          <table:table-cell office:value-type="string" table:style-name="ce7">
            <text:p>A32</text:p>
          </table:table-cell>
          <table:table-cell office:value-type="float" office:value="8" table:style-name="ce7">
            <text:p>8</text:p>
          </table:table-cell>
          <table:table-cell office:value-type="float" office:value="275" table:style-name="ce16">
            <text:p>27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4" table:style-name="ce7">
            <text:p>754</text:p>
          </table:table-cell>
          <table:table-cell office:value-type="date" office:date-value="2020-07-07T00:00:00" table:style-name="ce14">
            <text:p>07.07.20</text:p>
          </table:table-cell>
          <table:table-cell office:value-type="string" table:style-name="ce7">
            <text:p>A24</text:p>
          </table:table-cell>
          <table:table-cell office:value-type="float" office:value="14" table:style-name="ce7">
            <text:p>14</text:p>
          </table:table-cell>
          <table:table-cell office:value-type="float" office:value="446" table:style-name="ce16">
            <text:p>44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5" table:style-name="ce7">
            <text:p>755</text:p>
          </table:table-cell>
          <table:table-cell office:value-type="date" office:date-value="2020-07-07T00:00:00" table:style-name="ce14">
            <text:p>07.07.20</text:p>
          </table:table-cell>
          <table:table-cell office:value-type="string" table:style-name="ce7">
            <text:p>A10</text:p>
          </table:table-cell>
          <table:table-cell office:value-type="float" office:value="12" table:style-name="ce7">
            <text:p>12</text:p>
          </table:table-cell>
          <table:table-cell office:value-type="float" office:value="259" table:style-name="ce16">
            <text:p>25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6" table:style-name="ce7">
            <text:p>756</text:p>
          </table:table-cell>
          <table:table-cell office:value-type="date" office:date-value="2020-07-07T00:00:00" table:style-name="ce14">
            <text:p>07.07.20</text:p>
          </table:table-cell>
          <table:table-cell office:value-type="string" table:style-name="ce7">
            <text:p>A5</text:p>
          </table:table-cell>
          <table:table-cell office:value-type="float" office:value="14" table:style-name="ce7">
            <text:p>14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7" table:style-name="ce7">
            <text:p>757</text:p>
          </table:table-cell>
          <table:table-cell office:value-type="date" office:date-value="2020-07-08T00:00:00" table:style-name="ce14">
            <text:p>08.07.20</text:p>
          </table:table-cell>
          <table:table-cell office:value-type="string" table:style-name="ce7">
            <text:p>A23</text:p>
          </table:table-cell>
          <table:table-cell office:value-type="float" office:value="5" table:style-name="ce7">
            <text:p>5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8" table:style-name="ce7">
            <text:p>758</text:p>
          </table:table-cell>
          <table:table-cell office:value-type="date" office:date-value="2020-07-08T00:00:00" table:style-name="ce14">
            <text:p>08.07.20</text:p>
          </table:table-cell>
          <table:table-cell office:value-type="string" table:style-name="ce7">
            <text:p>A8</text:p>
          </table:table-cell>
          <table:table-cell office:value-type="float" office:value="12" table:style-name="ce7">
            <text:p>12</text:p>
          </table:table-cell>
          <table:table-cell office:value-type="float" office:value="213" table:style-name="ce16">
            <text:p>21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9" table:style-name="ce7">
            <text:p>759</text:p>
          </table:table-cell>
          <table:table-cell office:value-type="date" office:date-value="2020-07-08T00:00:00" table:style-name="ce14">
            <text:p>08.07.20</text:p>
          </table:table-cell>
          <table:table-cell office:value-type="string" table:style-name="ce7">
            <text:p>A5</text:p>
          </table:table-cell>
          <table:table-cell office:value-type="float" office:value="4" table:style-name="ce7">
            <text:p>4</text:p>
          </table:table-cell>
          <table:table-cell office:value-type="float" office:value="386" table:style-name="ce16">
            <text:p>3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0" table:style-name="ce7">
            <text:p>760</text:p>
          </table:table-cell>
          <table:table-cell office:value-type="date" office:date-value="2020-07-08T00:00:00" table:style-name="ce14">
            <text:p>08.07.20</text:p>
          </table:table-cell>
          <table:table-cell office:value-type="string" table:style-name="ce7">
            <text:p>A45</text:p>
          </table:table-cell>
          <table:table-cell office:value-type="float" office:value="2" table:style-name="ce7">
            <text:p>2</text:p>
          </table:table-cell>
          <table:table-cell office:value-type="float" office:value="138" table:style-name="ce16">
            <text:p>1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1" table:style-name="ce7">
            <text:p>761</text:p>
          </table:table-cell>
          <table:table-cell office:value-type="date" office:date-value="2020-07-09T00:00:00" table:style-name="ce14">
            <text:p>09.07.20</text:p>
          </table:table-cell>
          <table:table-cell office:value-type="string" table:style-name="ce7">
            <text:p>A10</text:p>
          </table:table-cell>
          <table:table-cell office:value-type="float" office:value="1" table:style-name="ce7">
            <text:p>1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2" table:style-name="ce7">
            <text:p>762</text:p>
          </table:table-cell>
          <table:table-cell office:value-type="date" office:date-value="2020-07-09T00:00:00" table:style-name="ce14">
            <text:p>09.07.20</text:p>
          </table:table-cell>
          <table:table-cell office:value-type="string" table:style-name="ce7">
            <text:p>A6</text:p>
          </table:table-cell>
          <table:table-cell office:value-type="float" office:value="2" table:style-name="ce7">
            <text:p>2</text:p>
          </table:table-cell>
          <table:table-cell office:value-type="float" office:value="213" table:style-name="ce16">
            <text:p>21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3" table:style-name="ce7">
            <text:p>763</text:p>
          </table:table-cell>
          <table:table-cell office:value-type="date" office:date-value="2020-07-09T00:00:00" table:style-name="ce14">
            <text:p>09.07.20</text:p>
          </table:table-cell>
          <table:table-cell office:value-type="string" table:style-name="ce7">
            <text:p>A31</text:p>
          </table:table-cell>
          <table:table-cell office:value-type="float" office:value="8" table:style-name="ce7">
            <text:p>8</text:p>
          </table:table-cell>
          <table:table-cell office:value-type="float" office:value="233" table:style-name="ce16">
            <text:p>2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4" table:style-name="ce7">
            <text:p>764</text:p>
          </table:table-cell>
          <table:table-cell office:value-type="date" office:date-value="2020-07-09T00:00:00" table:style-name="ce14">
            <text:p>09.07.20</text:p>
          </table:table-cell>
          <table:table-cell office:value-type="string" table:style-name="ce7">
            <text:p>A19</text:p>
          </table:table-cell>
          <table:table-cell office:value-type="float" office:value="12" table:style-name="ce7">
            <text:p>12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5" table:style-name="ce7">
            <text:p>765</text:p>
          </table:table-cell>
          <table:table-cell office:value-type="date" office:date-value="2020-07-10T00:00:00" table:style-name="ce14">
            <text:p>10.07.20</text:p>
          </table:table-cell>
          <table:table-cell office:value-type="string" table:style-name="ce7">
            <text:p>A8</text:p>
          </table:table-cell>
          <table:table-cell office:value-type="float" office:value="3" table:style-name="ce7">
            <text:p>3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6" table:style-name="ce7">
            <text:p>766</text:p>
          </table:table-cell>
          <table:table-cell office:value-type="date" office:date-value="2020-07-10T00:00:00" table:style-name="ce14">
            <text:p>10.07.20</text:p>
          </table:table-cell>
          <table:table-cell office:value-type="string" table:style-name="ce7">
            <text:p>A19</text:p>
          </table:table-cell>
          <table:table-cell office:value-type="float" office:value="4" table:style-name="ce7">
            <text:p>4</text:p>
          </table:table-cell>
          <table:table-cell office:value-type="float" office:value="110" table:style-name="ce16">
            <text:p>11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7" table:style-name="ce7">
            <text:p>767</text:p>
          </table:table-cell>
          <table:table-cell office:value-type="date" office:date-value="2020-07-10T00:00:00" table:style-name="ce14">
            <text:p>10.07.20</text:p>
          </table:table-cell>
          <table:table-cell office:value-type="string" table:style-name="ce7">
            <text:p>A16</text:p>
          </table:table-cell>
          <table:table-cell office:value-type="float" office:value="4" table:style-name="ce7">
            <text:p>4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8" table:style-name="ce7">
            <text:p>768</text:p>
          </table:table-cell>
          <table:table-cell office:value-type="date" office:date-value="2020-07-10T00:00:00" table:style-name="ce14">
            <text:p>10.07.20</text:p>
          </table:table-cell>
          <table:table-cell office:value-type="string" table:style-name="ce7">
            <text:p>A60</text:p>
          </table:table-cell>
          <table:table-cell office:value-type="float" office:value="7" table:style-name="ce7">
            <text:p>7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9" table:style-name="ce7">
            <text:p>769</text:p>
          </table:table-cell>
          <table:table-cell office:value-type="date" office:date-value="2020-07-11T00:00:00" table:style-name="ce14">
            <text:p>11.07.20</text:p>
          </table:table-cell>
          <table:table-cell office:value-type="string" table:style-name="ce7">
            <text:p>A23</text:p>
          </table:table-cell>
          <table:table-cell office:value-type="float" office:value="2" table:style-name="ce7">
            <text:p>2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0" table:style-name="ce7">
            <text:p>770</text:p>
          </table:table-cell>
          <table:table-cell office:value-type="date" office:date-value="2020-07-11T00:00:00" table:style-name="ce14">
            <text:p>11.07.20</text:p>
          </table:table-cell>
          <table:table-cell office:value-type="string" table:style-name="ce7">
            <text:p>A26</text:p>
          </table:table-cell>
          <table:table-cell office:value-type="float" office:value="9" table:style-name="ce7">
            <text:p>9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1" table:style-name="ce7">
            <text:p>771</text:p>
          </table:table-cell>
          <table:table-cell office:value-type="date" office:date-value="2020-07-11T00:00:00" table:style-name="ce14">
            <text:p>11.07.20</text:p>
          </table:table-cell>
          <table:table-cell office:value-type="string" table:style-name="ce7">
            <text:p>A46</text:p>
          </table:table-cell>
          <table:table-cell office:value-type="float" office:value="8" table:style-name="ce7">
            <text:p>8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2" table:style-name="ce7">
            <text:p>772</text:p>
          </table:table-cell>
          <table:table-cell office:value-type="date" office:date-value="2020-07-11T00:00:00" table:style-name="ce14">
            <text:p>11.07.20</text:p>
          </table:table-cell>
          <table:table-cell office:value-type="string" table:style-name="ce7">
            <text:p>A6</text:p>
          </table:table-cell>
          <table:table-cell office:value-type="float" office:value="12" table:style-name="ce7">
            <text:p>12</text:p>
          </table:table-cell>
          <table:table-cell office:value-type="float" office:value="153" table:style-name="ce16">
            <text:p>1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3" table:style-name="ce7">
            <text:p>773</text:p>
          </table:table-cell>
          <table:table-cell office:value-type="date" office:date-value="2020-07-12T00:00:00" table:style-name="ce14">
            <text:p>12.07.20</text:p>
          </table:table-cell>
          <table:table-cell office:value-type="string" table:style-name="ce7">
            <text:p>A32</text:p>
          </table:table-cell>
          <table:table-cell office:value-type="float" office:value="8" table:style-name="ce7">
            <text:p>8</text:p>
          </table:table-cell>
          <table:table-cell office:value-type="float" office:value="100" table:style-name="ce16">
            <text:p>1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4" table:style-name="ce7">
            <text:p>774</text:p>
          </table:table-cell>
          <table:table-cell office:value-type="date" office:date-value="2020-07-12T00:00:00" table:style-name="ce14">
            <text:p>12.07.20</text:p>
          </table:table-cell>
          <table:table-cell office:value-type="string" table:style-name="ce7">
            <text:p>A23</text:p>
          </table:table-cell>
          <table:table-cell office:value-type="float" office:value="5" table:style-name="ce7">
            <text:p>5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5" table:style-name="ce7">
            <text:p>775</text:p>
          </table:table-cell>
          <table:table-cell office:value-type="date" office:date-value="2020-07-12T00:00:00" table:style-name="ce14">
            <text:p>12.07.20</text:p>
          </table:table-cell>
          <table:table-cell office:value-type="string" table:style-name="ce7">
            <text:p>A65</text:p>
          </table:table-cell>
          <table:table-cell office:value-type="float" office:value="2" table:style-name="ce7">
            <text:p>2</text:p>
          </table:table-cell>
          <table:table-cell office:value-type="float" office:value="375" table:style-name="ce16">
            <text:p>37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6" table:style-name="ce7">
            <text:p>776</text:p>
          </table:table-cell>
          <table:table-cell office:value-type="date" office:date-value="2020-07-12T00:00:00" table:style-name="ce14">
            <text:p>12.07.20</text:p>
          </table:table-cell>
          <table:table-cell office:value-type="string" table:style-name="ce7">
            <text:p>A22</text:p>
          </table:table-cell>
          <table:table-cell office:value-type="float" office:value="4" table:style-name="ce7">
            <text:p>4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7" table:style-name="ce7">
            <text:p>777</text:p>
          </table:table-cell>
          <table:table-cell office:value-type="date" office:date-value="2020-07-13T00:00:00" table:style-name="ce14">
            <text:p>13.07.20</text:p>
          </table:table-cell>
          <table:table-cell office:value-type="string" table:style-name="ce7">
            <text:p>A59</text:p>
          </table:table-cell>
          <table:table-cell office:value-type="float" office:value="7" table:style-name="ce7">
            <text:p>7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8" table:style-name="ce7">
            <text:p>778</text:p>
          </table:table-cell>
          <table:table-cell office:value-type="date" office:date-value="2020-07-13T00:00:00" table:style-name="ce14">
            <text:p>13.07.20</text:p>
          </table:table-cell>
          <table:table-cell office:value-type="string" table:style-name="ce7">
            <text:p>A46</text:p>
          </table:table-cell>
          <table:table-cell office:value-type="float" office:value="5" table:style-name="ce7">
            <text:p>5</text:p>
          </table:table-cell>
          <table:table-cell office:value-type="float" office:value="191" table:style-name="ce16">
            <text:p>1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9" table:style-name="ce7">
            <text:p>779</text:p>
          </table:table-cell>
          <table:table-cell office:value-type="date" office:date-value="2020-07-13T00:00:00" table:style-name="ce14">
            <text:p>13.07.20</text:p>
          </table:table-cell>
          <table:table-cell office:value-type="string" table:style-name="ce7">
            <text:p>A20</text:p>
          </table:table-cell>
          <table:table-cell office:value-type="float" office:value="15" table:style-name="ce7">
            <text:p>15</text:p>
          </table:table-cell>
          <table:table-cell office:value-type="float" office:value="172" table:style-name="ce16">
            <text:p>17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0" table:style-name="ce7">
            <text:p>780</text:p>
          </table:table-cell>
          <table:table-cell office:value-type="date" office:date-value="2020-07-13T00:00:00" table:style-name="ce14">
            <text:p>13.07.20</text:p>
          </table:table-cell>
          <table:table-cell office:value-type="string" table:style-name="ce7">
            <text:p>A44</text:p>
          </table:table-cell>
          <table:table-cell office:value-type="float" office:value="10" table:style-name="ce7">
            <text:p>10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1" table:style-name="ce7">
            <text:p>781</text:p>
          </table:table-cell>
          <table:table-cell office:value-type="date" office:date-value="2020-07-14T00:00:00" table:style-name="ce14">
            <text:p>14.07.20</text:p>
          </table:table-cell>
          <table:table-cell office:value-type="string" table:style-name="ce7">
            <text:p>A26</text:p>
          </table:table-cell>
          <table:table-cell office:value-type="float" office:value="4" table:style-name="ce7">
            <text:p>4</text:p>
          </table:table-cell>
          <table:table-cell office:value-type="float" office:value="381" table:style-name="ce16">
            <text:p>3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2" table:style-name="ce7">
            <text:p>782</text:p>
          </table:table-cell>
          <table:table-cell office:value-type="date" office:date-value="2020-07-14T00:00:00" table:style-name="ce14">
            <text:p>14.07.20</text:p>
          </table:table-cell>
          <table:table-cell office:value-type="string" table:style-name="ce7">
            <text:p>A25</text:p>
          </table:table-cell>
          <table:table-cell office:value-type="float" office:value="14" table:style-name="ce7">
            <text:p>14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3" table:style-name="ce7">
            <text:p>783</text:p>
          </table:table-cell>
          <table:table-cell office:value-type="date" office:date-value="2020-07-14T00:00:00" table:style-name="ce14">
            <text:p>14.07.20</text:p>
          </table:table-cell>
          <table:table-cell office:value-type="string" table:style-name="ce7">
            <text:p>A21</text:p>
          </table:table-cell>
          <table:table-cell office:value-type="float" office:value="11" table:style-name="ce7">
            <text:p>11</text:p>
          </table:table-cell>
          <table:table-cell office:value-type="float" office:value="443" table:style-name="ce16">
            <text:p>4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4" table:style-name="ce7">
            <text:p>784</text:p>
          </table:table-cell>
          <table:table-cell office:value-type="date" office:date-value="2020-07-14T00:00:00" table:style-name="ce14">
            <text:p>14.07.20</text:p>
          </table:table-cell>
          <table:table-cell office:value-type="string" table:style-name="ce7">
            <text:p>A43</text:p>
          </table:table-cell>
          <table:table-cell office:value-type="float" office:value="6" table:style-name="ce7">
            <text:p>6</text:p>
          </table:table-cell>
          <table:table-cell office:value-type="float" office:value="80" table:style-name="ce16">
            <text:p>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5" table:style-name="ce7">
            <text:p>785</text:p>
          </table:table-cell>
          <table:table-cell office:value-type="date" office:date-value="2020-07-15T00:00:00" table:style-name="ce14">
            <text:p>15.07.20</text:p>
          </table:table-cell>
          <table:table-cell office:value-type="string" table:style-name="ce7">
            <text:p>A15</text:p>
          </table:table-cell>
          <table:table-cell office:value-type="float" office:value="1" table:style-name="ce7">
            <text:p>1</text:p>
          </table:table-cell>
          <table:table-cell office:value-type="float" office:value="354" table:style-name="ce16">
            <text:p>35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6" table:style-name="ce7">
            <text:p>786</text:p>
          </table:table-cell>
          <table:table-cell office:value-type="date" office:date-value="2020-07-15T00:00:00" table:style-name="ce14">
            <text:p>15.07.20</text:p>
          </table:table-cell>
          <table:table-cell office:value-type="string" table:style-name="ce7">
            <text:p>A37</text:p>
          </table:table-cell>
          <table:table-cell office:value-type="float" office:value="1" table:style-name="ce7">
            <text:p>1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7" table:style-name="ce7">
            <text:p>787</text:p>
          </table:table-cell>
          <table:table-cell office:value-type="date" office:date-value="2020-07-15T00:00:00" table:style-name="ce14">
            <text:p>15.07.20</text:p>
          </table:table-cell>
          <table:table-cell office:value-type="string" table:style-name="ce7">
            <text:p>A51</text:p>
          </table:table-cell>
          <table:table-cell office:value-type="float" office:value="3" table:style-name="ce7">
            <text:p>3</text:p>
          </table:table-cell>
          <table:table-cell office:value-type="float" office:value="213" table:style-name="ce16">
            <text:p>21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8" table:style-name="ce7">
            <text:p>788</text:p>
          </table:table-cell>
          <table:table-cell office:value-type="date" office:date-value="2020-07-15T00:00:00" table:style-name="ce14">
            <text:p>15.07.20</text:p>
          </table:table-cell>
          <table:table-cell office:value-type="string" table:style-name="ce7">
            <text:p>A33</text:p>
          </table:table-cell>
          <table:table-cell office:value-type="float" office:value="8" table:style-name="ce7">
            <text:p>8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9" table:style-name="ce7">
            <text:p>789</text:p>
          </table:table-cell>
          <table:table-cell office:value-type="date" office:date-value="2020-07-16T00:00:00" table:style-name="ce14">
            <text:p>16.07.20</text:p>
          </table:table-cell>
          <table:table-cell office:value-type="string" table:style-name="ce7">
            <text:p>A25</text:p>
          </table:table-cell>
          <table:table-cell office:value-type="float" office:value="8" table:style-name="ce7">
            <text:p>8</text:p>
          </table:table-cell>
          <table:table-cell office:value-type="float" office:value="254" table:style-name="ce16">
            <text:p>254</text:p>
          </table:table-cell>
          <table:table-cell office:value-type="string" table:style-name="ce6">
            <text:p>к клиенту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0" table:style-name="ce7">
            <text:p>790</text:p>
          </table:table-cell>
          <table:table-cell office:value-type="date" office:date-value="2020-07-16T00:00:00" table:style-name="ce14">
            <text:p>16.07.20</text:p>
          </table:table-cell>
          <table:table-cell office:value-type="string" table:style-name="ce7">
            <text:p>A20</text:p>
          </table:table-cell>
          <table:table-cell office:value-type="float" office:value="7" table:style-name="ce7">
            <text:p>7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1" table:style-name="ce7">
            <text:p>791</text:p>
          </table:table-cell>
          <table:table-cell office:value-type="date" office:date-value="2020-07-16T00:00:00" table:style-name="ce14">
            <text:p>16.07.20</text:p>
          </table:table-cell>
          <table:table-cell office:value-type="string" table:style-name="ce7">
            <text:p>A57</text:p>
          </table:table-cell>
          <table:table-cell office:value-type="float" office:value="11" table:style-name="ce7">
            <text:p>11</text:p>
          </table:table-cell>
          <table:table-cell office:value-type="float" office:value="425" table:style-name="ce16">
            <text:p>42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2" table:style-name="ce7">
            <text:p>792</text:p>
          </table:table-cell>
          <table:table-cell office:value-type="date" office:date-value="2020-07-16T00:00:00" table:style-name="ce14">
            <text:p>16.07.20</text:p>
          </table:table-cell>
          <table:table-cell office:value-type="string" table:style-name="ce7">
            <text:p>A29</text:p>
          </table:table-cell>
          <table:table-cell office:value-type="float" office:value="6" table:style-name="ce7">
            <text:p>6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3" table:style-name="ce7">
            <text:p>793</text:p>
          </table:table-cell>
          <table:table-cell office:value-type="date" office:date-value="2020-07-17T00:00:00" table:style-name="ce14">
            <text:p>17.07.20</text:p>
          </table:table-cell>
          <table:table-cell office:value-type="string" table:style-name="ce7">
            <text:p>A7</text:p>
          </table:table-cell>
          <table:table-cell office:value-type="float" office:value="12" table:style-name="ce7">
            <text:p>12</text:p>
          </table:table-cell>
          <table:table-cell office:value-type="float" office:value="249" table:style-name="ce16">
            <text:p>2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4" table:style-name="ce7">
            <text:p>794</text:p>
          </table:table-cell>
          <table:table-cell office:value-type="date" office:date-value="2020-07-17T00:00:00" table:style-name="ce14">
            <text:p>17.07.20</text:p>
          </table:table-cell>
          <table:table-cell office:value-type="string" table:style-name="ce7">
            <text:p>A37</text:p>
          </table:table-cell>
          <table:table-cell office:value-type="float" office:value="2" table:style-name="ce7">
            <text:p>2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5" table:style-name="ce7">
            <text:p>795</text:p>
          </table:table-cell>
          <table:table-cell office:value-type="date" office:date-value="2020-07-17T00:00:00" table:style-name="ce14">
            <text:p>17.07.20</text:p>
          </table:table-cell>
          <table:table-cell office:value-type="string" table:style-name="ce7">
            <text:p>A10</text:p>
          </table:table-cell>
          <table:table-cell office:value-type="float" office:value="1" table:style-name="ce7">
            <text:p>1</text:p>
          </table:table-cell>
          <table:table-cell office:value-type="float" office:value="241" table:style-name="ce16">
            <text:p>24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6" table:style-name="ce7">
            <text:p>796</text:p>
          </table:table-cell>
          <table:table-cell office:value-type="date" office:date-value="2020-07-17T00:00:00" table:style-name="ce14">
            <text:p>17.07.20</text:p>
          </table:table-cell>
          <table:table-cell office:value-type="string" table:style-name="ce7">
            <text:p>A53</text:p>
          </table:table-cell>
          <table:table-cell office:value-type="float" office:value="1" table:style-name="ce7">
            <text:p>1</text:p>
          </table:table-cell>
          <table:table-cell office:value-type="float" office:value="278" table:style-name="ce16">
            <text:p>2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7" table:style-name="ce7">
            <text:p>797</text:p>
          </table:table-cell>
          <table:table-cell office:value-type="date" office:date-value="2020-07-18T00:00:00" table:style-name="ce14">
            <text:p>18.07.20</text:p>
          </table:table-cell>
          <table:table-cell office:value-type="string" table:style-name="ce7">
            <text:p>A23</text:p>
          </table:table-cell>
          <table:table-cell office:value-type="float" office:value="6" table:style-name="ce7">
            <text:p>6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8" table:style-name="ce7">
            <text:p>798</text:p>
          </table:table-cell>
          <table:table-cell office:value-type="date" office:date-value="2020-07-18T00:00:00" table:style-name="ce14">
            <text:p>18.07.20</text:p>
          </table:table-cell>
          <table:table-cell office:value-type="string" table:style-name="ce7">
            <text:p>A38</text:p>
          </table:table-cell>
          <table:table-cell office:value-type="float" office:value="2" table:style-name="ce7">
            <text:p>2</text:p>
          </table:table-cell>
          <table:table-cell office:value-type="float" office:value="350" table:style-name="ce16">
            <text:p>35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9" table:style-name="ce7">
            <text:p>799</text:p>
          </table:table-cell>
          <table:table-cell office:value-type="date" office:date-value="2020-07-18T00:00:00" table:style-name="ce14">
            <text:p>18.07.20</text:p>
          </table:table-cell>
          <table:table-cell office:value-type="string" table:style-name="ce7">
            <text:p>A53</text:p>
          </table:table-cell>
          <table:table-cell office:value-type="float" office:value="2" table:style-name="ce7">
            <text:p>2</text:p>
          </table:table-cell>
          <table:table-cell office:value-type="float" office:value="346" table:style-name="ce16">
            <text:p>34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0" table:style-name="ce7">
            <text:p>800</text:p>
          </table:table-cell>
          <table:table-cell office:value-type="date" office:date-value="2020-07-18T00:00:00" table:style-name="ce14">
            <text:p>18.07.20</text:p>
          </table:table-cell>
          <table:table-cell office:value-type="string" table:style-name="ce7">
            <text:p>A4</text:p>
          </table:table-cell>
          <table:table-cell office:value-type="float" office:value="3" table:style-name="ce7">
            <text:p>3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1" table:style-name="ce7">
            <text:p>801</text:p>
          </table:table-cell>
          <table:table-cell office:value-type="date" office:date-value="2020-07-19T00:00:00" table:style-name="ce14">
            <text:p>19.07.20</text:p>
          </table:table-cell>
          <table:table-cell office:value-type="string" table:style-name="ce7">
            <text:p>A27</text:p>
          </table:table-cell>
          <table:table-cell office:value-type="float" office:value="1" table:style-name="ce7">
            <text:p>1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2" table:style-name="ce7">
            <text:p>802</text:p>
          </table:table-cell>
          <table:table-cell office:value-type="date" office:date-value="2020-07-19T00:00:00" table:style-name="ce14">
            <text:p>19.07.20</text:p>
          </table:table-cell>
          <table:table-cell office:value-type="string" table:style-name="ce7">
            <text:p>A45</text:p>
          </table:table-cell>
          <table:table-cell office:value-type="float" office:value="15" table:style-name="ce7">
            <text:p>15</text:p>
          </table:table-cell>
          <table:table-cell office:value-type="float" office:value="280" table:style-name="ce16">
            <text:p>2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3" table:style-name="ce7">
            <text:p>803</text:p>
          </table:table-cell>
          <table:table-cell office:value-type="date" office:date-value="2020-07-19T00:00:00" table:style-name="ce14">
            <text:p>19.07.20</text:p>
          </table:table-cell>
          <table:table-cell office:value-type="string" table:style-name="ce7">
            <text:p>A4</text:p>
          </table:table-cell>
          <table:table-cell office:value-type="float" office:value="10" table:style-name="ce7">
            <text:p>10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4" table:style-name="ce7">
            <text:p>804</text:p>
          </table:table-cell>
          <table:table-cell office:value-type="date" office:date-value="2020-07-19T00:00:00" table:style-name="ce14">
            <text:p>19.07.20</text:p>
          </table:table-cell>
          <table:table-cell office:value-type="string" table:style-name="ce7">
            <text:p>A30</text:p>
          </table:table-cell>
          <table:table-cell office:value-type="float" office:value="10" table:style-name="ce7">
            <text:p>10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5" table:style-name="ce7">
            <text:p>805</text:p>
          </table:table-cell>
          <table:table-cell office:value-type="date" office:date-value="2020-07-20T00:00:00" table:style-name="ce14">
            <text:p>20.07.20</text:p>
          </table:table-cell>
          <table:table-cell office:value-type="string" table:style-name="ce7">
            <text:p>A12</text:p>
          </table:table-cell>
          <table:table-cell office:value-type="float" office:value="8" table:style-name="ce7">
            <text:p>8</text:p>
          </table:table-cell>
          <table:table-cell office:value-type="float" office:value="124" table:style-name="ce16">
            <text:p>12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6" table:style-name="ce7">
            <text:p>806</text:p>
          </table:table-cell>
          <table:table-cell office:value-type="date" office:date-value="2020-07-20T00:00:00" table:style-name="ce14">
            <text:p>20.07.20</text:p>
          </table:table-cell>
          <table:table-cell office:value-type="string" table:style-name="ce7">
            <text:p>A20</text:p>
          </table:table-cell>
          <table:table-cell office:value-type="float" office:value="15" table:style-name="ce7">
            <text:p>15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7" table:style-name="ce7">
            <text:p>807</text:p>
          </table:table-cell>
          <table:table-cell office:value-type="date" office:date-value="2020-07-20T00:00:00" table:style-name="ce14">
            <text:p>20.07.20</text:p>
          </table:table-cell>
          <table:table-cell office:value-type="string" table:style-name="ce7">
            <text:p>A46</text:p>
          </table:table-cell>
          <table:table-cell office:value-type="float" office:value="11" table:style-name="ce7">
            <text:p>11</text:p>
          </table:table-cell>
          <table:table-cell office:value-type="float" office:value="257" table:style-name="ce16">
            <text:p>25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8" table:style-name="ce7">
            <text:p>808</text:p>
          </table:table-cell>
          <table:table-cell office:value-type="date" office:date-value="2020-07-20T00:00:00" table:style-name="ce14">
            <text:p>20.07.20</text:p>
          </table:table-cell>
          <table:table-cell office:value-type="string" table:style-name="ce7">
            <text:p>A4</text:p>
          </table:table-cell>
          <table:table-cell office:value-type="float" office:value="7" table:style-name="ce7">
            <text:p>7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9" table:style-name="ce7">
            <text:p>809</text:p>
          </table:table-cell>
          <table:table-cell office:value-type="date" office:date-value="2020-07-21T00:00:00" table:style-name="ce14">
            <text:p>21.07.20</text:p>
          </table:table-cell>
          <table:table-cell office:value-type="string" table:style-name="ce7">
            <text:p>A2</text:p>
          </table:table-cell>
          <table:table-cell office:value-type="float" office:value="13" table:style-name="ce7">
            <text:p>13</text:p>
          </table:table-cell>
          <table:table-cell office:value-type="float" office:value="399" table:style-name="ce16">
            <text:p>39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0" table:style-name="ce7">
            <text:p>810</text:p>
          </table:table-cell>
          <table:table-cell office:value-type="date" office:date-value="2020-07-21T00:00:00" table:style-name="ce14">
            <text:p>21.07.20</text:p>
          </table:table-cell>
          <table:table-cell office:value-type="string" table:style-name="ce7">
            <text:p>A16</text:p>
          </table:table-cell>
          <table:table-cell office:value-type="float" office:value="2" table:style-name="ce7">
            <text:p>2</text:p>
          </table:table-cell>
          <table:table-cell office:value-type="float" office:value="245" table:style-name="ce16">
            <text:p>24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1" table:style-name="ce7">
            <text:p>811</text:p>
          </table:table-cell>
          <table:table-cell office:value-type="date" office:date-value="2020-07-21T00:00:00" table:style-name="ce14">
            <text:p>21.07.20</text:p>
          </table:table-cell>
          <table:table-cell office:value-type="string" table:style-name="ce7">
            <text:p>A19</text:p>
          </table:table-cell>
          <table:table-cell office:value-type="float" office:value="10" table:style-name="ce7">
            <text:p>10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2" table:style-name="ce7">
            <text:p>812</text:p>
          </table:table-cell>
          <table:table-cell office:value-type="date" office:date-value="2020-07-21T00:00:00" table:style-name="ce14">
            <text:p>21.07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174" table:style-name="ce16">
            <text:p>17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3" table:style-name="ce7">
            <text:p>813</text:p>
          </table:table-cell>
          <table:table-cell office:value-type="date" office:date-value="2020-07-22T00:00:00" table:style-name="ce14">
            <text:p>22.07.20</text:p>
          </table:table-cell>
          <table:table-cell office:value-type="string" table:style-name="ce7">
            <text:p>A47</text:p>
          </table:table-cell>
          <table:table-cell office:value-type="float" office:value="10" table:style-name="ce7">
            <text:p>10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4" table:style-name="ce7">
            <text:p>814</text:p>
          </table:table-cell>
          <table:table-cell office:value-type="date" office:date-value="2020-07-22T00:00:00" table:style-name="ce14">
            <text:p>22.07.20</text:p>
          </table:table-cell>
          <table:table-cell office:value-type="string" table:style-name="ce7">
            <text:p>A60</text:p>
          </table:table-cell>
          <table:table-cell office:value-type="float" office:value="4" table:style-name="ce7">
            <text:p>4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5" table:style-name="ce7">
            <text:p>815</text:p>
          </table:table-cell>
          <table:table-cell office:value-type="date" office:date-value="2020-07-22T00:00:00" table:style-name="ce14">
            <text:p>22.07.20</text:p>
          </table:table-cell>
          <table:table-cell office:value-type="string" table:style-name="ce7">
            <text:p>A20</text:p>
          </table:table-cell>
          <table:table-cell office:value-type="float" office:value="5" table:style-name="ce7">
            <text:p>5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6" table:style-name="ce7">
            <text:p>816</text:p>
          </table:table-cell>
          <table:table-cell office:value-type="date" office:date-value="2020-07-22T00:00:00" table:style-name="ce14">
            <text:p>22.07.20</text:p>
          </table:table-cell>
          <table:table-cell office:value-type="string" table:style-name="ce7">
            <text:p>A41</text:p>
          </table:table-cell>
          <table:table-cell office:value-type="float" office:value="12" table:style-name="ce7">
            <text:p>12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7" table:style-name="ce7">
            <text:p>817</text:p>
          </table:table-cell>
          <table:table-cell office:value-type="date" office:date-value="2020-07-23T00:00:00" table:style-name="ce14">
            <text:p>23.07.20</text:p>
          </table:table-cell>
          <table:table-cell office:value-type="string" table:style-name="ce7">
            <text:p>A9</text:p>
          </table:table-cell>
          <table:table-cell office:value-type="float" office:value="2" table:style-name="ce7">
            <text:p>2</text:p>
          </table:table-cell>
          <table:table-cell office:value-type="float" office:value="269" table:style-name="ce16">
            <text:p>26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8" table:style-name="ce7">
            <text:p>818</text:p>
          </table:table-cell>
          <table:table-cell office:value-type="date" office:date-value="2020-07-23T00:00:00" table:style-name="ce14">
            <text:p>23.07.20</text:p>
          </table:table-cell>
          <table:table-cell office:value-type="string" table:style-name="ce7">
            <text:p>A65</text:p>
          </table:table-cell>
          <table:table-cell office:value-type="float" office:value="2" table:style-name="ce7">
            <text:p>2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9" table:style-name="ce7">
            <text:p>819</text:p>
          </table:table-cell>
          <table:table-cell office:value-type="date" office:date-value="2020-07-23T00:00:00" table:style-name="ce14">
            <text:p>23.07.20</text:p>
          </table:table-cell>
          <table:table-cell office:value-type="string" table:style-name="ce7">
            <text:p>A23</text:p>
          </table:table-cell>
          <table:table-cell office:value-type="float" office:value="6" table:style-name="ce7">
            <text:p>6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0" table:style-name="ce7">
            <text:p>820</text:p>
          </table:table-cell>
          <table:table-cell office:value-type="date" office:date-value="2020-07-23T00:00:00" table:style-name="ce14">
            <text:p>23.07.20</text:p>
          </table:table-cell>
          <table:table-cell office:value-type="string" table:style-name="ce7">
            <text:p>A50</text:p>
          </table:table-cell>
          <table:table-cell office:value-type="float" office:value="6" table:style-name="ce7">
            <text:p>6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1" table:style-name="ce7">
            <text:p>821</text:p>
          </table:table-cell>
          <table:table-cell office:value-type="date" office:date-value="2020-07-24T00:00:00" table:style-name="ce14">
            <text:p>24.07.20</text:p>
          </table:table-cell>
          <table:table-cell office:value-type="string" table:style-name="ce7">
            <text:p>A44</text:p>
          </table:table-cell>
          <table:table-cell office:value-type="float" office:value="14" table:style-name="ce7">
            <text:p>14</text:p>
          </table:table-cell>
          <table:table-cell office:value-type="float" office:value="399" table:style-name="ce16">
            <text:p>39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2" table:style-name="ce7">
            <text:p>822</text:p>
          </table:table-cell>
          <table:table-cell office:value-type="date" office:date-value="2020-07-24T00:00:00" table:style-name="ce14">
            <text:p>24.07.20</text:p>
          </table:table-cell>
          <table:table-cell office:value-type="string" table:style-name="ce7">
            <text:p>A5</text:p>
          </table:table-cell>
          <table:table-cell office:value-type="float" office:value="10" table:style-name="ce7">
            <text:p>10</text:p>
          </table:table-cell>
          <table:table-cell office:value-type="float" office:value="422" table:style-name="ce16">
            <text:p>42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3" table:style-name="ce7">
            <text:p>823</text:p>
          </table:table-cell>
          <table:table-cell office:value-type="date" office:date-value="2020-07-24T00:00:00" table:style-name="ce14">
            <text:p>24.07.20</text:p>
          </table:table-cell>
          <table:table-cell office:value-type="string" table:style-name="ce7">
            <text:p>A47</text:p>
          </table:table-cell>
          <table:table-cell office:value-type="float" office:value="2" table:style-name="ce7">
            <text:p>2</text:p>
          </table:table-cell>
          <table:table-cell office:value-type="float" office:value="141" table:style-name="ce16">
            <text:p>14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4" table:style-name="ce7">
            <text:p>824</text:p>
          </table:table-cell>
          <table:table-cell office:value-type="date" office:date-value="2020-07-24T00:00:00" table:style-name="ce14">
            <text:p>24.07.20</text:p>
          </table:table-cell>
          <table:table-cell office:value-type="string" table:style-name="ce7">
            <text:p>A33</text:p>
          </table:table-cell>
          <table:table-cell office:value-type="float" office:value="11" table:style-name="ce7">
            <text:p>11</text:p>
          </table:table-cell>
          <table:table-cell office:value-type="float" office:value="432" table:style-name="ce16">
            <text:p>4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5" table:style-name="ce7">
            <text:p>825</text:p>
          </table:table-cell>
          <table:table-cell office:value-type="date" office:date-value="2020-07-25T00:00:00" table:style-name="ce14">
            <text:p>25.07.20</text:p>
          </table:table-cell>
          <table:table-cell office:value-type="string" table:style-name="ce7">
            <text:p>A16</text:p>
          </table:table-cell>
          <table:table-cell office:value-type="float" office:value="3" table:style-name="ce7">
            <text:p>3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6" table:style-name="ce7">
            <text:p>826</text:p>
          </table:table-cell>
          <table:table-cell office:value-type="date" office:date-value="2020-07-25T00:00:00" table:style-name="ce14">
            <text:p>25.07.20</text:p>
          </table:table-cell>
          <table:table-cell office:value-type="string" table:style-name="ce7">
            <text:p>A7</text:p>
          </table:table-cell>
          <table:table-cell office:value-type="float" office:value="13" table:style-name="ce7">
            <text:p>13</text:p>
          </table:table-cell>
          <table:table-cell office:value-type="float" office:value="402" table:style-name="ce16">
            <text:p>4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7" table:style-name="ce7">
            <text:p>827</text:p>
          </table:table-cell>
          <table:table-cell office:value-type="date" office:date-value="2020-07-25T00:00:00" table:style-name="ce14">
            <text:p>25.07.20</text:p>
          </table:table-cell>
          <table:table-cell office:value-type="string" table:style-name="ce7">
            <text:p>A24</text:p>
          </table:table-cell>
          <table:table-cell office:value-type="float" office:value="5" table:style-name="ce7">
            <text:p>5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8" table:style-name="ce7">
            <text:p>828</text:p>
          </table:table-cell>
          <table:table-cell office:value-type="date" office:date-value="2020-07-25T00:00:00" table:style-name="ce14">
            <text:p>25.07.20</text:p>
          </table:table-cell>
          <table:table-cell office:value-type="string" table:style-name="ce7">
            <text:p>A8</text:p>
          </table:table-cell>
          <table:table-cell office:value-type="float" office:value="10" table:style-name="ce7">
            <text:p>10</text:p>
          </table:table-cell>
          <table:table-cell office:value-type="float" office:value="233" table:style-name="ce16">
            <text:p>2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9" table:style-name="ce7">
            <text:p>829</text:p>
          </table:table-cell>
          <table:table-cell office:value-type="date" office:date-value="2020-07-26T00:00:00" table:style-name="ce14">
            <text:p>26.07.20</text:p>
          </table:table-cell>
          <table:table-cell office:value-type="string" table:style-name="ce7">
            <text:p>A45</text:p>
          </table:table-cell>
          <table:table-cell office:value-type="float" office:value="9" table:style-name="ce7">
            <text:p>9</text:p>
          </table:table-cell>
          <table:table-cell office:value-type="float" office:value="109" table:style-name="ce16">
            <text:p>1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0" table:style-name="ce7">
            <text:p>830</text:p>
          </table:table-cell>
          <table:table-cell office:value-type="date" office:date-value="2020-07-26T00:00:00" table:style-name="ce14">
            <text:p>26.07.20</text:p>
          </table:table-cell>
          <table:table-cell office:value-type="string" table:style-name="ce7">
            <text:p>A29</text:p>
          </table:table-cell>
          <table:table-cell office:value-type="float" office:value="8" table:style-name="ce7">
            <text:p>8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1" table:style-name="ce7">
            <text:p>831</text:p>
          </table:table-cell>
          <table:table-cell office:value-type="date" office:date-value="2020-07-26T00:00:00" table:style-name="ce14">
            <text:p>26.07.20</text:p>
          </table:table-cell>
          <table:table-cell office:value-type="string" table:style-name="ce7">
            <text:p>A16</text:p>
          </table:table-cell>
          <table:table-cell office:value-type="float" office:value="10" table:style-name="ce7">
            <text:p>10</text:p>
          </table:table-cell>
          <table:table-cell office:value-type="float" office:value="438" table:style-name="ce16">
            <text:p>4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2" table:style-name="ce7">
            <text:p>832</text:p>
          </table:table-cell>
          <table:table-cell office:value-type="date" office:date-value="2020-07-26T00:00:00" table:style-name="ce14">
            <text:p>26.07.20</text:p>
          </table:table-cell>
          <table:table-cell office:value-type="string" table:style-name="ce7">
            <text:p>A24</text:p>
          </table:table-cell>
          <table:table-cell office:value-type="float" office:value="14" table:style-name="ce7">
            <text:p>14</text:p>
          </table:table-cell>
          <table:table-cell office:value-type="float" office:value="197" table:style-name="ce16">
            <text:p>1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3" table:style-name="ce7">
            <text:p>833</text:p>
          </table:table-cell>
          <table:table-cell office:value-type="date" office:date-value="2020-07-27T00:00:00" table:style-name="ce14">
            <text:p>27.07.20</text:p>
          </table:table-cell>
          <table:table-cell office:value-type="string" table:style-name="ce7">
            <text:p>A35</text:p>
          </table:table-cell>
          <table:table-cell office:value-type="float" office:value="13" table:style-name="ce7">
            <text:p>13</text:p>
          </table:table-cell>
          <table:table-cell office:value-type="float" office:value="109" table:style-name="ce16">
            <text:p>1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4" table:style-name="ce7">
            <text:p>834</text:p>
          </table:table-cell>
          <table:table-cell office:value-type="date" office:date-value="2020-07-27T00:00:00" table:style-name="ce14">
            <text:p>27.07.20</text:p>
          </table:table-cell>
          <table:table-cell office:value-type="string" table:style-name="ce7">
            <text:p>A33</text:p>
          </table:table-cell>
          <table:table-cell office:value-type="float" office:value="9" table:style-name="ce7">
            <text:p>9</text:p>
          </table:table-cell>
          <table:table-cell office:value-type="float" office:value="411" table:style-name="ce16">
            <text:p>41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5" table:style-name="ce7">
            <text:p>835</text:p>
          </table:table-cell>
          <table:table-cell office:value-type="date" office:date-value="2020-07-27T00:00:00" table:style-name="ce14">
            <text:p>27.07.20</text:p>
          </table:table-cell>
          <table:table-cell office:value-type="string" table:style-name="ce7">
            <text:p>A3</text:p>
          </table:table-cell>
          <table:table-cell office:value-type="float" office:value="2" table:style-name="ce7">
            <text:p>2</text:p>
          </table:table-cell>
          <table:table-cell office:value-type="float" office:value="297" table:style-name="ce16">
            <text:p>2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6" table:style-name="ce7">
            <text:p>836</text:p>
          </table:table-cell>
          <table:table-cell office:value-type="date" office:date-value="2020-07-27T00:00:00" table:style-name="ce14">
            <text:p>27.07.20</text:p>
          </table:table-cell>
          <table:table-cell office:value-type="string" table:style-name="ce7">
            <text:p>A58</text:p>
          </table:table-cell>
          <table:table-cell office:value-type="float" office:value="5" table:style-name="ce7">
            <text:p>5</text:p>
          </table:table-cell>
          <table:table-cell office:value-type="float" office:value="78" table:style-name="ce16">
            <text:p>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7" table:style-name="ce7">
            <text:p>837</text:p>
          </table:table-cell>
          <table:table-cell office:value-type="date" office:date-value="2020-07-28T00:00:00" table:style-name="ce14">
            <text:p>28.07.20</text:p>
          </table:table-cell>
          <table:table-cell office:value-type="string" table:style-name="ce7">
            <text:p>A41</text:p>
          </table:table-cell>
          <table:table-cell office:value-type="float" office:value="6" table:style-name="ce7">
            <text:p>6</text:p>
          </table:table-cell>
          <table:table-cell office:value-type="float" office:value="123" table:style-name="ce16">
            <text:p>1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8" table:style-name="ce7">
            <text:p>838</text:p>
          </table:table-cell>
          <table:table-cell office:value-type="date" office:date-value="2020-07-28T00:00:00" table:style-name="ce14">
            <text:p>28.07.20</text:p>
          </table:table-cell>
          <table:table-cell office:value-type="string" table:style-name="ce7">
            <text:p>A17</text:p>
          </table:table-cell>
          <table:table-cell office:value-type="float" office:value="9" table:style-name="ce7">
            <text:p>9</text:p>
          </table:table-cell>
          <table:table-cell office:value-type="float" office:value="334" table:style-name="ce16">
            <text:p>33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9" table:style-name="ce7">
            <text:p>839</text:p>
          </table:table-cell>
          <table:table-cell office:value-type="date" office:date-value="2020-07-28T00:00:00" table:style-name="ce14">
            <text:p>28.07.20</text:p>
          </table:table-cell>
          <table:table-cell office:value-type="string" table:style-name="ce7">
            <text:p>A15</text:p>
          </table:table-cell>
          <table:table-cell office:value-type="float" office:value="11" table:style-name="ce7">
            <text:p>11</text:p>
          </table:table-cell>
          <table:table-cell office:value-type="float" office:value="234" table:style-name="ce16">
            <text:p>23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0" table:style-name="ce7">
            <text:p>840</text:p>
          </table:table-cell>
          <table:table-cell office:value-type="date" office:date-value="2020-07-28T00:00:00" table:style-name="ce14">
            <text:p>28.07.20</text:p>
          </table:table-cell>
          <table:table-cell office:value-type="string" table:style-name="ce7">
            <text:p>A63</text:p>
          </table:table-cell>
          <table:table-cell office:value-type="float" office:value="3" table:style-name="ce7">
            <text:p>3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1" table:style-name="ce7">
            <text:p>841</text:p>
          </table:table-cell>
          <table:table-cell office:value-type="date" office:date-value="2020-07-29T00:00:00" table:style-name="ce14">
            <text:p>29.07.20</text:p>
          </table:table-cell>
          <table:table-cell office:value-type="string" table:style-name="ce7">
            <text:p>A55</text:p>
          </table:table-cell>
          <table:table-cell office:value-type="float" office:value="4" table:style-name="ce7">
            <text:p>4</text:p>
          </table:table-cell>
          <table:table-cell office:value-type="float" office:value="319" table:style-name="ce16">
            <text:p>3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2" table:style-name="ce7">
            <text:p>842</text:p>
          </table:table-cell>
          <table:table-cell office:value-type="date" office:date-value="2020-07-29T00:00:00" table:style-name="ce14">
            <text:p>29.07.20</text:p>
          </table:table-cell>
          <table:table-cell office:value-type="string" table:style-name="ce7">
            <text:p>A2</text:p>
          </table:table-cell>
          <table:table-cell office:value-type="float" office:value="13" table:style-name="ce7">
            <text:p>13</text:p>
          </table:table-cell>
          <table:table-cell office:value-type="float" office:value="175" table:style-name="ce16">
            <text:p>17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3" table:style-name="ce7">
            <text:p>843</text:p>
          </table:table-cell>
          <table:table-cell office:value-type="date" office:date-value="2020-07-29T00:00:00" table:style-name="ce14">
            <text:p>29.07.20</text:p>
          </table:table-cell>
          <table:table-cell office:value-type="string" table:style-name="ce7">
            <text:p>A57</text:p>
          </table:table-cell>
          <table:table-cell office:value-type="float" office:value="4" table:style-name="ce7">
            <text:p>4</text:p>
          </table:table-cell>
          <table:table-cell office:value-type="float" office:value="145" table:style-name="ce16">
            <text:p>14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4" table:style-name="ce7">
            <text:p>844</text:p>
          </table:table-cell>
          <table:table-cell office:value-type="date" office:date-value="2020-07-29T00:00:00" table:style-name="ce14">
            <text:p>29.07.20</text:p>
          </table:table-cell>
          <table:table-cell office:value-type="string" table:style-name="ce7">
            <text:p>A47</text:p>
          </table:table-cell>
          <table:table-cell office:value-type="float" office:value="8" table:style-name="ce7">
            <text:p>8</text:p>
          </table:table-cell>
          <table:table-cell office:value-type="float" office:value="376" table:style-name="ce16">
            <text:p>3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5" table:style-name="ce7">
            <text:p>845</text:p>
          </table:table-cell>
          <table:table-cell office:value-type="date" office:date-value="2020-07-30T00:00:00" table:style-name="ce14">
            <text:p>30.07.20</text:p>
          </table:table-cell>
          <table:table-cell office:value-type="string" table:style-name="ce7">
            <text:p>A47</text:p>
          </table:table-cell>
          <table:table-cell office:value-type="float" office:value="14" table:style-name="ce7">
            <text:p>14</text:p>
          </table:table-cell>
          <table:table-cell office:value-type="float" office:value="423" table:style-name="ce16">
            <text:p>4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6" table:style-name="ce7">
            <text:p>846</text:p>
          </table:table-cell>
          <table:table-cell office:value-type="date" office:date-value="2020-07-30T00:00:00" table:style-name="ce14">
            <text:p>30.07.20</text:p>
          </table:table-cell>
          <table:table-cell office:value-type="string" table:style-name="ce7">
            <text:p>A62</text:p>
          </table:table-cell>
          <table:table-cell office:value-type="float" office:value="13" table:style-name="ce7">
            <text:p>13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7" table:style-name="ce7">
            <text:p>847</text:p>
          </table:table-cell>
          <table:table-cell office:value-type="date" office:date-value="2020-07-30T00:00:00" table:style-name="ce14">
            <text:p>30.07.20</text:p>
          </table:table-cell>
          <table:table-cell office:value-type="string" table:style-name="ce7">
            <text:p>A56</text:p>
          </table:table-cell>
          <table:table-cell office:value-type="float" office:value="3" table:style-name="ce7">
            <text:p>3</text:p>
          </table:table-cell>
          <table:table-cell office:value-type="float" office:value="166" table:style-name="ce16">
            <text:p>16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8" table:style-name="ce7">
            <text:p>848</text:p>
          </table:table-cell>
          <table:table-cell office:value-type="date" office:date-value="2020-07-30T00:00:00" table:style-name="ce14">
            <text:p>30.07.20</text:p>
          </table:table-cell>
          <table:table-cell office:value-type="string" table:style-name="ce7">
            <text:p>A23</text:p>
          </table:table-cell>
          <table:table-cell office:value-type="float" office:value="15" table:style-name="ce7">
            <text:p>15</text:p>
          </table:table-cell>
          <table:table-cell office:value-type="float" office:value="262" table:style-name="ce16">
            <text:p>26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9" table:style-name="ce7">
            <text:p>849</text:p>
          </table:table-cell>
          <table:table-cell office:value-type="date" office:date-value="2020-07-31T00:00:00" table:style-name="ce14">
            <text:p>31.07.20</text:p>
          </table:table-cell>
          <table:table-cell office:value-type="string" table:style-name="ce7">
            <text:p>A58</text:p>
          </table:table-cell>
          <table:table-cell office:value-type="float" office:value="14" table:style-name="ce7">
            <text:p>14</text:p>
          </table:table-cell>
          <table:table-cell office:value-type="float" office:value="427" table:style-name="ce16">
            <text:p>42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0" table:style-name="ce7">
            <text:p>850</text:p>
          </table:table-cell>
          <table:table-cell office:value-type="date" office:date-value="2020-07-31T00:00:00" table:style-name="ce14">
            <text:p>31.07.20</text:p>
          </table:table-cell>
          <table:table-cell office:value-type="string" table:style-name="ce7">
            <text:p>A40</text:p>
          </table:table-cell>
          <table:table-cell office:value-type="float" office:value="1" table:style-name="ce7">
            <text:p>1</text:p>
          </table:table-cell>
          <table:table-cell office:value-type="float" office:value="93" table:style-name="ce16">
            <text:p>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1" table:style-name="ce7">
            <text:p>851</text:p>
          </table:table-cell>
          <table:table-cell office:value-type="date" office:date-value="2020-07-31T00:00:00" table:style-name="ce14">
            <text:p>31.07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181" table:style-name="ce16">
            <text:p>1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2" table:style-name="ce7">
            <text:p>852</text:p>
          </table:table-cell>
          <table:table-cell office:value-type="date" office:date-value="2020-07-31T00:00:00" table:style-name="ce14">
            <text:p>31.07.20</text:p>
          </table:table-cell>
          <table:table-cell office:value-type="string" table:style-name="ce7">
            <text:p>A51</text:p>
          </table:table-cell>
          <table:table-cell office:value-type="float" office:value="5" table:style-name="ce7">
            <text:p>5</text:p>
          </table:table-cell>
          <table:table-cell office:value-type="float" office:value="96" table:style-name="ce16">
            <text:p>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3" table:style-name="ce7">
            <text:p>853</text:p>
          </table:table-cell>
          <table:table-cell office:value-type="date" office:date-value="2020-08-01T00:00:00" table:style-name="ce14">
            <text:p>01.08.20</text:p>
          </table:table-cell>
          <table:table-cell office:value-type="string" table:style-name="ce7">
            <text:p>A41</text:p>
          </table:table-cell>
          <table:table-cell office:value-type="float" office:value="8" table:style-name="ce7">
            <text:p>8</text:p>
          </table:table-cell>
          <table:table-cell office:value-type="float" office:value="141" table:style-name="ce16">
            <text:p>14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4" table:style-name="ce7">
            <text:p>854</text:p>
          </table:table-cell>
          <table:table-cell office:value-type="date" office:date-value="2020-08-01T00:00:00" table:style-name="ce14">
            <text:p>01.08.20</text:p>
          </table:table-cell>
          <table:table-cell office:value-type="string" table:style-name="ce7">
            <text:p>A51</text:p>
          </table:table-cell>
          <table:table-cell office:value-type="float" office:value="13" table:style-name="ce7">
            <text:p>13</text:p>
          </table:table-cell>
          <table:table-cell office:value-type="float" office:value="163" table:style-name="ce16">
            <text:p>16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5" table:style-name="ce7">
            <text:p>855</text:p>
          </table:table-cell>
          <table:table-cell office:value-type="date" office:date-value="2020-08-01T00:00:00" table:style-name="ce14">
            <text:p>01.08.20</text:p>
          </table:table-cell>
          <table:table-cell office:value-type="string" table:style-name="ce7">
            <text:p>A10</text:p>
          </table:table-cell>
          <table:table-cell office:value-type="float" office:value="12" table:style-name="ce7">
            <text:p>12</text:p>
          </table:table-cell>
          <table:table-cell office:value-type="float" office:value="84" table:style-name="ce16">
            <text:p>8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6" table:style-name="ce7">
            <text:p>856</text:p>
          </table:table-cell>
          <table:table-cell office:value-type="date" office:date-value="2020-08-01T00:00:00" table:style-name="ce14">
            <text:p>01.08.20</text:p>
          </table:table-cell>
          <table:table-cell office:value-type="string" table:style-name="ce7">
            <text:p>A53</text:p>
          </table:table-cell>
          <table:table-cell office:value-type="float" office:value="12" table:style-name="ce7">
            <text:p>12</text:p>
          </table:table-cell>
          <table:table-cell office:value-type="float" office:value="301" table:style-name="ce16">
            <text:p>30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7" table:style-name="ce7">
            <text:p>857</text:p>
          </table:table-cell>
          <table:table-cell office:value-type="date" office:date-value="2020-08-02T00:00:00" table:style-name="ce14">
            <text:p>02.08.20</text:p>
          </table:table-cell>
          <table:table-cell office:value-type="string" table:style-name="ce7">
            <text:p>A42</text:p>
          </table:table-cell>
          <table:table-cell office:value-type="float" office:value="5" table:style-name="ce7">
            <text:p>5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8" table:style-name="ce7">
            <text:p>858</text:p>
          </table:table-cell>
          <table:table-cell office:value-type="date" office:date-value="2020-08-02T00:00:00" table:style-name="ce14">
            <text:p>02.08.20</text:p>
          </table:table-cell>
          <table:table-cell office:value-type="string" table:style-name="ce7">
            <text:p>A59</text:p>
          </table:table-cell>
          <table:table-cell office:value-type="float" office:value="5" table:style-name="ce7">
            <text:p>5</text:p>
          </table:table-cell>
          <table:table-cell office:value-type="float" office:value="231" table:style-name="ce16">
            <text:p>2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9" table:style-name="ce7">
            <text:p>859</text:p>
          </table:table-cell>
          <table:table-cell office:value-type="date" office:date-value="2020-08-02T00:00:00" table:style-name="ce14">
            <text:p>02.08.20</text:p>
          </table:table-cell>
          <table:table-cell office:value-type="string" table:style-name="ce7">
            <text:p>A55</text:p>
          </table:table-cell>
          <table:table-cell office:value-type="float" office:value="8" table:style-name="ce7">
            <text:p>8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0" table:style-name="ce7">
            <text:p>860</text:p>
          </table:table-cell>
          <table:table-cell office:value-type="date" office:date-value="2020-08-02T00:00:00" table:style-name="ce14">
            <text:p>02.08.20</text:p>
          </table:table-cell>
          <table:table-cell office:value-type="string" table:style-name="ce7">
            <text:p>A13</text:p>
          </table:table-cell>
          <table:table-cell office:value-type="float" office:value="15" table:style-name="ce7">
            <text:p>15</text:p>
          </table:table-cell>
          <table:table-cell office:value-type="float" office:value="323" table:style-name="ce16">
            <text:p>3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1" table:style-name="ce7">
            <text:p>861</text:p>
          </table:table-cell>
          <table:table-cell office:value-type="date" office:date-value="2020-08-03T00:00:00" table:style-name="ce14">
            <text:p>03.08.20</text:p>
          </table:table-cell>
          <table:table-cell office:value-type="string" table:style-name="ce7">
            <text:p>A64</text:p>
          </table:table-cell>
          <table:table-cell office:value-type="float" office:value="12" table:style-name="ce7">
            <text:p>12</text:p>
          </table:table-cell>
          <table:table-cell office:value-type="float" office:value="376" table:style-name="ce16">
            <text:p>3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2" table:style-name="ce7">
            <text:p>862</text:p>
          </table:table-cell>
          <table:table-cell office:value-type="date" office:date-value="2020-08-03T00:00:00" table:style-name="ce14">
            <text:p>03.08.20</text:p>
          </table:table-cell>
          <table:table-cell office:value-type="string" table:style-name="ce7">
            <text:p>A60</text:p>
          </table:table-cell>
          <table:table-cell office:value-type="float" office:value="6" table:style-name="ce7">
            <text:p>6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3" table:style-name="ce7">
            <text:p>863</text:p>
          </table:table-cell>
          <table:table-cell office:value-type="date" office:date-value="2020-08-03T00:00:00" table:style-name="ce14">
            <text:p>03.08.20</text:p>
          </table:table-cell>
          <table:table-cell office:value-type="string" table:style-name="ce7">
            <text:p>A63</text:p>
          </table:table-cell>
          <table:table-cell office:value-type="float" office:value="5" table:style-name="ce7">
            <text:p>5</text:p>
          </table:table-cell>
          <table:table-cell office:value-type="float" office:value="442" table:style-name="ce16">
            <text:p>4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4" table:style-name="ce7">
            <text:p>864</text:p>
          </table:table-cell>
          <table:table-cell office:value-type="date" office:date-value="2020-08-03T00:00:00" table:style-name="ce14">
            <text:p>03.08.20</text:p>
          </table:table-cell>
          <table:table-cell office:value-type="string" table:style-name="ce7">
            <text:p>A35</text:p>
          </table:table-cell>
          <table:table-cell office:value-type="float" office:value="1" table:style-name="ce7">
            <text:p>1</text:p>
          </table:table-cell>
          <table:table-cell office:value-type="float" office:value="298" table:style-name="ce16">
            <text:p>29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5" table:style-name="ce7">
            <text:p>865</text:p>
          </table:table-cell>
          <table:table-cell office:value-type="date" office:date-value="2020-08-04T00:00:00" table:style-name="ce14">
            <text:p>04.08.20</text:p>
          </table:table-cell>
          <table:table-cell office:value-type="string" table:style-name="ce7">
            <text:p>A12</text:p>
          </table:table-cell>
          <table:table-cell office:value-type="float" office:value="6" table:style-name="ce7">
            <text:p>6</text:p>
          </table:table-cell>
          <table:table-cell office:value-type="float" office:value="308" table:style-name="ce16">
            <text:p>3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6" table:style-name="ce7">
            <text:p>866</text:p>
          </table:table-cell>
          <table:table-cell office:value-type="date" office:date-value="2020-08-04T00:00:00" table:style-name="ce14">
            <text:p>04.08.20</text:p>
          </table:table-cell>
          <table:table-cell office:value-type="string" table:style-name="ce7">
            <text:p>A25</text:p>
          </table:table-cell>
          <table:table-cell office:value-type="float" office:value="3" table:style-name="ce7">
            <text:p>3</text:p>
          </table:table-cell>
          <table:table-cell office:value-type="float" office:value="293" table:style-name="ce16">
            <text:p>2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7" table:style-name="ce7">
            <text:p>867</text:p>
          </table:table-cell>
          <table:table-cell office:value-type="date" office:date-value="2020-08-04T00:00:00" table:style-name="ce14">
            <text:p>04.08.20</text:p>
          </table:table-cell>
          <table:table-cell office:value-type="string" table:style-name="ce7">
            <text:p>A36</text:p>
          </table:table-cell>
          <table:table-cell office:value-type="float" office:value="15" table:style-name="ce7">
            <text:p>15</text:p>
          </table:table-cell>
          <table:table-cell office:value-type="float" office:value="149" table:style-name="ce16">
            <text:p>1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8" table:style-name="ce7">
            <text:p>868</text:p>
          </table:table-cell>
          <table:table-cell office:value-type="date" office:date-value="2020-08-04T00:00:00" table:style-name="ce14">
            <text:p>04.08.20</text:p>
          </table:table-cell>
          <table:table-cell office:value-type="string" table:style-name="ce7">
            <text:p>A46</text:p>
          </table:table-cell>
          <table:table-cell office:value-type="float" office:value="13" table:style-name="ce7">
            <text:p>13</text:p>
          </table:table-cell>
          <table:table-cell office:value-type="float" office:value="194" table:style-name="ce16">
            <text:p>1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9" table:style-name="ce7">
            <text:p>869</text:p>
          </table:table-cell>
          <table:table-cell office:value-type="date" office:date-value="2020-08-05T00:00:00" table:style-name="ce14">
            <text:p>05.08.20</text:p>
          </table:table-cell>
          <table:table-cell office:value-type="string" table:style-name="ce7">
            <text:p>A34</text:p>
          </table:table-cell>
          <table:table-cell office:value-type="float" office:value="14" table:style-name="ce7">
            <text:p>14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0" table:style-name="ce7">
            <text:p>870</text:p>
          </table:table-cell>
          <table:table-cell office:value-type="date" office:date-value="2020-08-05T00:00:00" table:style-name="ce14">
            <text:p>05.08.20</text:p>
          </table:table-cell>
          <table:table-cell office:value-type="string" table:style-name="ce7">
            <text:p>A3</text:p>
          </table:table-cell>
          <table:table-cell office:value-type="float" office:value="15" table:style-name="ce7">
            <text:p>15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1" table:style-name="ce7">
            <text:p>871</text:p>
          </table:table-cell>
          <table:table-cell office:value-type="date" office:date-value="2020-08-05T00:00:00" table:style-name="ce14">
            <text:p>05.08.20</text:p>
          </table:table-cell>
          <table:table-cell office:value-type="string" table:style-name="ce7">
            <text:p>A11</text:p>
          </table:table-cell>
          <table:table-cell office:value-type="float" office:value="7" table:style-name="ce7">
            <text:p>7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2" table:style-name="ce7">
            <text:p>872</text:p>
          </table:table-cell>
          <table:table-cell office:value-type="date" office:date-value="2020-08-05T00:00:00" table:style-name="ce14">
            <text:p>05.08.20</text:p>
          </table:table-cell>
          <table:table-cell office:value-type="string" table:style-name="ce7">
            <text:p>A44</text:p>
          </table:table-cell>
          <table:table-cell office:value-type="float" office:value="14" table:style-name="ce7">
            <text:p>14</text:p>
          </table:table-cell>
          <table:table-cell office:value-type="float" office:value="134" table:style-name="ce16">
            <text:p>13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3" table:style-name="ce7">
            <text:p>873</text:p>
          </table:table-cell>
          <table:table-cell office:value-type="date" office:date-value="2020-08-06T00:00:00" table:style-name="ce14">
            <text:p>06.08.20</text:p>
          </table:table-cell>
          <table:table-cell office:value-type="string" table:style-name="ce7">
            <text:p>A9</text:p>
          </table:table-cell>
          <table:table-cell office:value-type="float" office:value="4" table:style-name="ce7">
            <text:p>4</text:p>
          </table:table-cell>
          <table:table-cell office:value-type="float" office:value="287" table:style-name="ce16">
            <text:p>2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4" table:style-name="ce7">
            <text:p>874</text:p>
          </table:table-cell>
          <table:table-cell office:value-type="date" office:date-value="2020-08-06T00:00:00" table:style-name="ce14">
            <text:p>06.08.20</text:p>
          </table:table-cell>
          <table:table-cell office:value-type="string" table:style-name="ce7">
            <text:p>A65</text:p>
          </table:table-cell>
          <table:table-cell office:value-type="float" office:value="5" table:style-name="ce7">
            <text:p>5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5" table:style-name="ce7">
            <text:p>875</text:p>
          </table:table-cell>
          <table:table-cell office:value-type="date" office:date-value="2020-08-06T00:00:00" table:style-name="ce14">
            <text:p>06.08.20</text:p>
          </table:table-cell>
          <table:table-cell office:value-type="string" table:style-name="ce7">
            <text:p>A47</text:p>
          </table:table-cell>
          <table:table-cell office:value-type="float" office:value="6" table:style-name="ce7">
            <text:p>6</text:p>
          </table:table-cell>
          <table:table-cell office:value-type="float" office:value="337" table:style-name="ce16">
            <text:p>3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6" table:style-name="ce7">
            <text:p>876</text:p>
          </table:table-cell>
          <table:table-cell office:value-type="date" office:date-value="2020-08-06T00:00:00" table:style-name="ce14">
            <text:p>06.08.20</text:p>
          </table:table-cell>
          <table:table-cell office:value-type="string" table:style-name="ce7">
            <text:p>A23</text:p>
          </table:table-cell>
          <table:table-cell office:value-type="float" office:value="7" table:style-name="ce7">
            <text:p>7</text:p>
          </table:table-cell>
          <table:table-cell office:value-type="float" office:value="389" table:style-name="ce16">
            <text:p>38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7" table:style-name="ce7">
            <text:p>877</text:p>
          </table:table-cell>
          <table:table-cell office:value-type="date" office:date-value="2020-08-07T00:00:00" table:style-name="ce14">
            <text:p>07.08.20</text:p>
          </table:table-cell>
          <table:table-cell office:value-type="string" table:style-name="ce7">
            <text:p>A33</text:p>
          </table:table-cell>
          <table:table-cell office:value-type="float" office:value="15" table:style-name="ce7">
            <text:p>15</text:p>
          </table:table-cell>
          <table:table-cell office:value-type="float" office:value="231" table:style-name="ce16">
            <text:p>2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8" table:style-name="ce7">
            <text:p>878</text:p>
          </table:table-cell>
          <table:table-cell office:value-type="date" office:date-value="2020-08-07T00:00:00" table:style-name="ce14">
            <text:p>07.08.20</text:p>
          </table:table-cell>
          <table:table-cell office:value-type="string" table:style-name="ce7">
            <text:p>A28</text:p>
          </table:table-cell>
          <table:table-cell office:value-type="float" office:value="15" table:style-name="ce7">
            <text:p>15</text:p>
          </table:table-cell>
          <table:table-cell office:value-type="float" office:value="386" table:style-name="ce16">
            <text:p>3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9" table:style-name="ce7">
            <text:p>879</text:p>
          </table:table-cell>
          <table:table-cell office:value-type="date" office:date-value="2020-08-07T00:00:00" table:style-name="ce14">
            <text:p>07.08.20</text:p>
          </table:table-cell>
          <table:table-cell office:value-type="string" table:style-name="ce7">
            <text:p>A46</text:p>
          </table:table-cell>
          <table:table-cell office:value-type="float" office:value="10" table:style-name="ce7">
            <text:p>10</text:p>
          </table:table-cell>
          <table:table-cell office:value-type="float" office:value="405" table:style-name="ce16">
            <text:p>4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0" table:style-name="ce7">
            <text:p>880</text:p>
          </table:table-cell>
          <table:table-cell office:value-type="date" office:date-value="2020-08-07T00:00:00" table:style-name="ce14">
            <text:p>07.08.20</text:p>
          </table:table-cell>
          <table:table-cell office:value-type="string" table:style-name="ce7">
            <text:p>A64</text:p>
          </table:table-cell>
          <table:table-cell office:value-type="float" office:value="5" table:style-name="ce7">
            <text:p>5</text:p>
          </table:table-cell>
          <table:table-cell office:value-type="float" office:value="393" table:style-name="ce16">
            <text:p>3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1" table:style-name="ce7">
            <text:p>881</text:p>
          </table:table-cell>
          <table:table-cell office:value-type="date" office:date-value="2020-08-08T00:00:00" table:style-name="ce14">
            <text:p>08.08.20</text:p>
          </table:table-cell>
          <table:table-cell office:value-type="string" table:style-name="ce7">
            <text:p>A48</text:p>
          </table:table-cell>
          <table:table-cell office:value-type="float" office:value="8" table:style-name="ce7">
            <text:p>8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2" table:style-name="ce7">
            <text:p>882</text:p>
          </table:table-cell>
          <table:table-cell office:value-type="date" office:date-value="2020-08-08T00:00:00" table:style-name="ce14">
            <text:p>08.08.20</text:p>
          </table:table-cell>
          <table:table-cell office:value-type="string" table:style-name="ce7">
            <text:p>A17</text:p>
          </table:table-cell>
          <table:table-cell office:value-type="float" office:value="1" table:style-name="ce7">
            <text:p>1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3" table:style-name="ce7">
            <text:p>883</text:p>
          </table:table-cell>
          <table:table-cell office:value-type="date" office:date-value="2020-08-08T00:00:00" table:style-name="ce14">
            <text:p>08.08.20</text:p>
          </table:table-cell>
          <table:table-cell office:value-type="string" table:style-name="ce7">
            <text:p>A6</text:p>
          </table:table-cell>
          <table:table-cell office:value-type="float" office:value="9" table:style-name="ce7">
            <text:p>9</text:p>
          </table:table-cell>
          <table:table-cell office:value-type="float" office:value="322" table:style-name="ce16">
            <text:p>32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4" table:style-name="ce7">
            <text:p>884</text:p>
          </table:table-cell>
          <table:table-cell office:value-type="date" office:date-value="2020-08-08T00:00:00" table:style-name="ce14">
            <text:p>08.08.20</text:p>
          </table:table-cell>
          <table:table-cell office:value-type="string" table:style-name="ce7">
            <text:p>A44</text:p>
          </table:table-cell>
          <table:table-cell office:value-type="float" office:value="14" table:style-name="ce7">
            <text:p>14</text:p>
          </table:table-cell>
          <table:table-cell office:value-type="float" office:value="281" table:style-name="ce16">
            <text:p>2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5" table:style-name="ce7">
            <text:p>885</text:p>
          </table:table-cell>
          <table:table-cell office:value-type="date" office:date-value="2020-08-09T00:00:00" table:style-name="ce14">
            <text:p>09.08.20</text:p>
          </table:table-cell>
          <table:table-cell office:value-type="string" table:style-name="ce7">
            <text:p>A46</text:p>
          </table:table-cell>
          <table:table-cell office:value-type="float" office:value="5" table:style-name="ce7">
            <text:p>5</text:p>
          </table:table-cell>
          <table:table-cell office:value-type="float" office:value="100" table:style-name="ce16">
            <text:p>1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6" table:style-name="ce7">
            <text:p>886</text:p>
          </table:table-cell>
          <table:table-cell office:value-type="date" office:date-value="2020-08-09T00:00:00" table:style-name="ce14">
            <text:p>09.08.20</text:p>
          </table:table-cell>
          <table:table-cell office:value-type="string" table:style-name="ce7">
            <text:p>A14</text:p>
          </table:table-cell>
          <table:table-cell office:value-type="float" office:value="3" table:style-name="ce7">
            <text:p>3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7" table:style-name="ce7">
            <text:p>887</text:p>
          </table:table-cell>
          <table:table-cell office:value-type="date" office:date-value="2020-08-09T00:00:00" table:style-name="ce14">
            <text:p>09.08.20</text:p>
          </table:table-cell>
          <table:table-cell office:value-type="string" table:style-name="ce7">
            <text:p>A36</text:p>
          </table:table-cell>
          <table:table-cell office:value-type="float" office:value="5" table:style-name="ce7">
            <text:p>5</text:p>
          </table:table-cell>
          <table:table-cell office:value-type="float" office:value="408" table:style-name="ce16">
            <text:p>4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8" table:style-name="ce7">
            <text:p>888</text:p>
          </table:table-cell>
          <table:table-cell office:value-type="date" office:date-value="2020-08-09T00:00:00" table:style-name="ce14">
            <text:p>09.08.20</text:p>
          </table:table-cell>
          <table:table-cell office:value-type="string" table:style-name="ce7">
            <text:p>A45</text:p>
          </table:table-cell>
          <table:table-cell office:value-type="float" office:value="6" table:style-name="ce7">
            <text:p>6</text:p>
          </table:table-cell>
          <table:table-cell office:value-type="float" office:value="389" table:style-name="ce16">
            <text:p>38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9" table:style-name="ce7">
            <text:p>889</text:p>
          </table:table-cell>
          <table:table-cell office:value-type="date" office:date-value="2020-08-10T00:00:00" table:style-name="ce14">
            <text:p>10.08.20</text:p>
          </table:table-cell>
          <table:table-cell office:value-type="string" table:style-name="ce7">
            <text:p>A47</text:p>
          </table:table-cell>
          <table:table-cell office:value-type="float" office:value="14" table:style-name="ce7">
            <text:p>14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0" table:style-name="ce7">
            <text:p>890</text:p>
          </table:table-cell>
          <table:table-cell office:value-type="date" office:date-value="2020-08-10T00:00:00" table:style-name="ce14">
            <text:p>10.08.20</text:p>
          </table:table-cell>
          <table:table-cell office:value-type="string" table:style-name="ce7">
            <text:p>A56</text:p>
          </table:table-cell>
          <table:table-cell office:value-type="float" office:value="4" table:style-name="ce7">
            <text:p>4</text:p>
          </table:table-cell>
          <table:table-cell office:value-type="float" office:value="320" table:style-name="ce16">
            <text:p>3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1" table:style-name="ce7">
            <text:p>891</text:p>
          </table:table-cell>
          <table:table-cell office:value-type="date" office:date-value="2020-08-10T00:00:00" table:style-name="ce14">
            <text:p>10.08.20</text:p>
          </table:table-cell>
          <table:table-cell office:value-type="string" table:style-name="ce7">
            <text:p>A16</text:p>
          </table:table-cell>
          <table:table-cell office:value-type="float" office:value="13" table:style-name="ce7">
            <text:p>13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2" table:style-name="ce7">
            <text:p>892</text:p>
          </table:table-cell>
          <table:table-cell office:value-type="date" office:date-value="2020-08-10T00:00:00" table:style-name="ce14">
            <text:p>10.08.20</text:p>
          </table:table-cell>
          <table:table-cell office:value-type="string" table:style-name="ce7">
            <text:p>A4</text:p>
          </table:table-cell>
          <table:table-cell office:value-type="float" office:value="6" table:style-name="ce7">
            <text:p>6</text:p>
          </table:table-cell>
          <table:table-cell office:value-type="float" office:value="273" table:style-name="ce16">
            <text:p>2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3" table:style-name="ce7">
            <text:p>893</text:p>
          </table:table-cell>
          <table:table-cell office:value-type="date" office:date-value="2020-08-11T00:00:00" table:style-name="ce14">
            <text:p>11.08.20</text:p>
          </table:table-cell>
          <table:table-cell office:value-type="string" table:style-name="ce7">
            <text:p>A52</text:p>
          </table:table-cell>
          <table:table-cell office:value-type="float" office:value="11" table:style-name="ce7">
            <text:p>11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4" table:style-name="ce7">
            <text:p>894</text:p>
          </table:table-cell>
          <table:table-cell office:value-type="date" office:date-value="2020-08-11T00:00:00" table:style-name="ce14">
            <text:p>11.08.20</text:p>
          </table:table-cell>
          <table:table-cell office:value-type="string" table:style-name="ce7">
            <text:p>A58</text:p>
          </table:table-cell>
          <table:table-cell office:value-type="float" office:value="8" table:style-name="ce7">
            <text:p>8</text:p>
          </table:table-cell>
          <table:table-cell office:value-type="float" office:value="315" table:style-name="ce16">
            <text:p>31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5" table:style-name="ce7">
            <text:p>895</text:p>
          </table:table-cell>
          <table:table-cell office:value-type="date" office:date-value="2020-08-11T00:00:00" table:style-name="ce14">
            <text:p>11.08.20</text:p>
          </table:table-cell>
          <table:table-cell office:value-type="string" table:style-name="ce7">
            <text:p>A21</text:p>
          </table:table-cell>
          <table:table-cell office:value-type="float" office:value="4" table:style-name="ce7">
            <text:p>4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6" table:style-name="ce7">
            <text:p>896</text:p>
          </table:table-cell>
          <table:table-cell office:value-type="date" office:date-value="2020-08-11T00:00:00" table:style-name="ce14">
            <text:p>11.08.20</text:p>
          </table:table-cell>
          <table:table-cell office:value-type="string" table:style-name="ce7">
            <text:p>A36</text:p>
          </table:table-cell>
          <table:table-cell office:value-type="float" office:value="8" table:style-name="ce7">
            <text:p>8</text:p>
          </table:table-cell>
          <table:table-cell office:value-type="float" office:value="105" table:style-name="ce16">
            <text:p>1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7" table:style-name="ce7">
            <text:p>897</text:p>
          </table:table-cell>
          <table:table-cell office:value-type="date" office:date-value="2020-08-12T00:00:00" table:style-name="ce14">
            <text:p>12.08.20</text:p>
          </table:table-cell>
          <table:table-cell office:value-type="string" table:style-name="ce7">
            <text:p>A55</text:p>
          </table:table-cell>
          <table:table-cell office:value-type="float" office:value="13" table:style-name="ce7">
            <text:p>13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8" table:style-name="ce7">
            <text:p>898</text:p>
          </table:table-cell>
          <table:table-cell office:value-type="date" office:date-value="2020-08-12T00:00:00" table:style-name="ce14">
            <text:p>12.08.20</text:p>
          </table:table-cell>
          <table:table-cell office:value-type="string" table:style-name="ce7">
            <text:p>A22</text:p>
          </table:table-cell>
          <table:table-cell office:value-type="float" office:value="6" table:style-name="ce7">
            <text:p>6</text:p>
          </table:table-cell>
          <table:table-cell office:value-type="float" office:value="217" table:style-name="ce16">
            <text:p>21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9" table:style-name="ce7">
            <text:p>899</text:p>
          </table:table-cell>
          <table:table-cell office:value-type="date" office:date-value="2020-08-12T00:00:00" table:style-name="ce14">
            <text:p>12.08.20</text:p>
          </table:table-cell>
          <table:table-cell office:value-type="string" table:style-name="ce7">
            <text:p>A3</text:p>
          </table:table-cell>
          <table:table-cell office:value-type="float" office:value="3" table:style-name="ce7">
            <text:p>3</text:p>
          </table:table-cell>
          <table:table-cell office:value-type="float" office:value="411" table:style-name="ce16">
            <text:p>41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0" table:style-name="ce7">
            <text:p>900</text:p>
          </table:table-cell>
          <table:table-cell office:value-type="date" office:date-value="2020-08-12T00:00:00" table:style-name="ce14">
            <text:p>12.08.20</text:p>
          </table:table-cell>
          <table:table-cell office:value-type="string" table:style-name="ce7">
            <text:p>A5</text:p>
          </table:table-cell>
          <table:table-cell office:value-type="float" office:value="15" table:style-name="ce7">
            <text:p>15</text:p>
          </table:table-cell>
          <table:table-cell office:value-type="float" office:value="393" table:style-name="ce16">
            <text:p>3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1" table:style-name="ce7">
            <text:p>901</text:p>
          </table:table-cell>
          <table:table-cell office:value-type="date" office:date-value="2020-08-13T00:00:00" table:style-name="ce14">
            <text:p>13.08.20</text:p>
          </table:table-cell>
          <table:table-cell office:value-type="string" table:style-name="ce7">
            <text:p>A31</text:p>
          </table:table-cell>
          <table:table-cell office:value-type="float" office:value="13" table:style-name="ce7">
            <text:p>13</text:p>
          </table:table-cell>
          <table:table-cell office:value-type="float" office:value="369" table:style-name="ce16">
            <text:p>36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2" table:style-name="ce7">
            <text:p>902</text:p>
          </table:table-cell>
          <table:table-cell office:value-type="date" office:date-value="2020-08-13T00:00:00" table:style-name="ce14">
            <text:p>13.08.20</text:p>
          </table:table-cell>
          <table:table-cell office:value-type="string" table:style-name="ce7">
            <text:p>A35</text:p>
          </table:table-cell>
          <table:table-cell office:value-type="float" office:value="8" table:style-name="ce7">
            <text:p>8</text:p>
          </table:table-cell>
          <table:table-cell office:value-type="float" office:value="173" table:style-name="ce16">
            <text:p>1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3" table:style-name="ce7">
            <text:p>903</text:p>
          </table:table-cell>
          <table:table-cell office:value-type="date" office:date-value="2020-08-13T00:00:00" table:style-name="ce14">
            <text:p>13.08.20</text:p>
          </table:table-cell>
          <table:table-cell office:value-type="string" table:style-name="ce7">
            <text:p>A37</text:p>
          </table:table-cell>
          <table:table-cell office:value-type="float" office:value="5" table:style-name="ce7">
            <text:p>5</text:p>
          </table:table-cell>
          <table:table-cell office:value-type="float" office:value="290" table:style-name="ce16">
            <text:p>29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4" table:style-name="ce7">
            <text:p>904</text:p>
          </table:table-cell>
          <table:table-cell office:value-type="date" office:date-value="2020-08-13T00:00:00" table:style-name="ce14">
            <text:p>13.08.20</text:p>
          </table:table-cell>
          <table:table-cell office:value-type="string" table:style-name="ce7">
            <text:p>A19</text:p>
          </table:table-cell>
          <table:table-cell office:value-type="float" office:value="8" table:style-name="ce7">
            <text:p>8</text:p>
          </table:table-cell>
          <table:table-cell office:value-type="float" office:value="259" table:style-name="ce16">
            <text:p>25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5" table:style-name="ce7">
            <text:p>905</text:p>
          </table:table-cell>
          <table:table-cell office:value-type="date" office:date-value="2020-08-14T00:00:00" table:style-name="ce14">
            <text:p>14.08.20</text:p>
          </table:table-cell>
          <table:table-cell office:value-type="string" table:style-name="ce7">
            <text:p>A60</text:p>
          </table:table-cell>
          <table:table-cell office:value-type="float" office:value="11" table:style-name="ce7">
            <text:p>11</text:p>
          </table:table-cell>
          <table:table-cell office:value-type="float" office:value="125" table:style-name="ce16">
            <text:p>12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6" table:style-name="ce7">
            <text:p>906</text:p>
          </table:table-cell>
          <table:table-cell office:value-type="date" office:date-value="2020-08-14T00:00:00" table:style-name="ce14">
            <text:p>14.08.20</text:p>
          </table:table-cell>
          <table:table-cell office:value-type="string" table:style-name="ce7">
            <text:p>A25</text:p>
          </table:table-cell>
          <table:table-cell office:value-type="float" office:value="14" table:style-name="ce7">
            <text:p>14</text:p>
          </table:table-cell>
          <table:table-cell office:value-type="float" office:value="80" table:style-name="ce16">
            <text:p>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7" table:style-name="ce7">
            <text:p>907</text:p>
          </table:table-cell>
          <table:table-cell office:value-type="date" office:date-value="2020-08-14T00:00:00" table:style-name="ce14">
            <text:p>14.08.20</text:p>
          </table:table-cell>
          <table:table-cell office:value-type="string" table:style-name="ce7">
            <text:p>A42</text:p>
          </table:table-cell>
          <table:table-cell office:value-type="float" office:value="11" table:style-name="ce7">
            <text:p>11</text:p>
          </table:table-cell>
          <table:table-cell office:value-type="float" office:value="420" table:style-name="ce16">
            <text:p>4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8" table:style-name="ce7">
            <text:p>908</text:p>
          </table:table-cell>
          <table:table-cell office:value-type="date" office:date-value="2020-08-14T00:00:00" table:style-name="ce14">
            <text:p>14.08.20</text:p>
          </table:table-cell>
          <table:table-cell office:value-type="string" table:style-name="ce7">
            <text:p>A24</text:p>
          </table:table-cell>
          <table:table-cell office:value-type="float" office:value="10" table:style-name="ce7">
            <text:p>10</text:p>
          </table:table-cell>
          <table:table-cell office:value-type="float" office:value="273" table:style-name="ce16">
            <text:p>2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9" table:style-name="ce7">
            <text:p>909</text:p>
          </table:table-cell>
          <table:table-cell office:value-type="date" office:date-value="2020-08-15T00:00:00" table:style-name="ce14">
            <text:p>15.08.20</text:p>
          </table:table-cell>
          <table:table-cell office:value-type="string" table:style-name="ce7">
            <text:p>A32</text:p>
          </table:table-cell>
          <table:table-cell office:value-type="float" office:value="10" table:style-name="ce7">
            <text:p>10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0" table:style-name="ce7">
            <text:p>910</text:p>
          </table:table-cell>
          <table:table-cell office:value-type="date" office:date-value="2020-08-15T00:00:00" table:style-name="ce14">
            <text:p>15.08.20</text:p>
          </table:table-cell>
          <table:table-cell office:value-type="string" table:style-name="ce7">
            <text:p>A21</text:p>
          </table:table-cell>
          <table:table-cell office:value-type="float" office:value="10" table:style-name="ce7">
            <text:p>10</text:p>
          </table:table-cell>
          <table:table-cell office:value-type="float" office:value="235" table:style-name="ce16">
            <text:p>23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1" table:style-name="ce7">
            <text:p>911</text:p>
          </table:table-cell>
          <table:table-cell office:value-type="date" office:date-value="2020-08-15T00:00:00" table:style-name="ce14">
            <text:p>15.08.20</text:p>
          </table:table-cell>
          <table:table-cell office:value-type="string" table:style-name="ce7">
            <text:p>A5</text:p>
          </table:table-cell>
          <table:table-cell office:value-type="float" office:value="13" table:style-name="ce7">
            <text:p>13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2" table:style-name="ce7">
            <text:p>912</text:p>
          </table:table-cell>
          <table:table-cell office:value-type="date" office:date-value="2020-08-15T00:00:00" table:style-name="ce14">
            <text:p>15.08.20</text:p>
          </table:table-cell>
          <table:table-cell office:value-type="string" table:style-name="ce7">
            <text:p>A42</text:p>
          </table:table-cell>
          <table:table-cell office:value-type="float" office:value="8" table:style-name="ce7">
            <text:p>8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3" table:style-name="ce7">
            <text:p>913</text:p>
          </table:table-cell>
          <table:table-cell office:value-type="date" office:date-value="2020-08-16T00:00:00" table:style-name="ce14">
            <text:p>16.08.20</text:p>
          </table:table-cell>
          <table:table-cell office:value-type="string" table:style-name="ce7">
            <text:p>A58</text:p>
          </table:table-cell>
          <table:table-cell office:value-type="float" office:value="6" table:style-name="ce7">
            <text:p>6</text:p>
          </table:table-cell>
          <table:table-cell office:value-type="float" office:value="238" table:style-name="ce16">
            <text:p>2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4" table:style-name="ce7">
            <text:p>914</text:p>
          </table:table-cell>
          <table:table-cell office:value-type="date" office:date-value="2020-08-16T00:00:00" table:style-name="ce14">
            <text:p>16.08.20</text:p>
          </table:table-cell>
          <table:table-cell office:value-type="string" table:style-name="ce7">
            <text:p>A44</text:p>
          </table:table-cell>
          <table:table-cell office:value-type="float" office:value="11" table:style-name="ce7">
            <text:p>11</text:p>
          </table:table-cell>
          <table:table-cell office:value-type="float" office:value="124" table:style-name="ce16">
            <text:p>12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5" table:style-name="ce7">
            <text:p>915</text:p>
          </table:table-cell>
          <table:table-cell office:value-type="date" office:date-value="2020-08-16T00:00:00" table:style-name="ce14">
            <text:p>16.08.20</text:p>
          </table:table-cell>
          <table:table-cell office:value-type="string" table:style-name="ce7">
            <text:p>A15</text:p>
          </table:table-cell>
          <table:table-cell office:value-type="float" office:value="4" table:style-name="ce7">
            <text:p>4</text:p>
          </table:table-cell>
          <table:table-cell office:value-type="float" office:value="281" table:style-name="ce16">
            <text:p>2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6" table:style-name="ce7">
            <text:p>916</text:p>
          </table:table-cell>
          <table:table-cell office:value-type="date" office:date-value="2020-08-16T00:00:00" table:style-name="ce14">
            <text:p>16.08.20</text:p>
          </table:table-cell>
          <table:table-cell office:value-type="string" table:style-name="ce7">
            <text:p>A25</text:p>
          </table:table-cell>
          <table:table-cell office:value-type="float" office:value="2" table:style-name="ce7">
            <text:p>2</text:p>
          </table:table-cell>
          <table:table-cell office:value-type="float" office:value="91" table:style-name="ce16">
            <text:p>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7" table:style-name="ce7">
            <text:p>917</text:p>
          </table:table-cell>
          <table:table-cell office:value-type="date" office:date-value="2020-08-17T00:00:00" table:style-name="ce14">
            <text:p>17.08.20</text:p>
          </table:table-cell>
          <table:table-cell office:value-type="string" table:style-name="ce7">
            <text:p>A25</text:p>
          </table:table-cell>
          <table:table-cell office:value-type="float" office:value="5" table:style-name="ce7">
            <text:p>5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8" table:style-name="ce7">
            <text:p>918</text:p>
          </table:table-cell>
          <table:table-cell office:value-type="date" office:date-value="2020-08-17T00:00:00" table:style-name="ce14">
            <text:p>17.08.20</text:p>
          </table:table-cell>
          <table:table-cell office:value-type="string" table:style-name="ce7">
            <text:p>A48</text:p>
          </table:table-cell>
          <table:table-cell office:value-type="float" office:value="14" table:style-name="ce7">
            <text:p>14</text:p>
          </table:table-cell>
          <table:table-cell office:value-type="float" office:value="210" table:style-name="ce16">
            <text:p>21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9" table:style-name="ce7">
            <text:p>919</text:p>
          </table:table-cell>
          <table:table-cell office:value-type="date" office:date-value="2020-08-17T00:00:00" table:style-name="ce14">
            <text:p>17.08.20</text:p>
          </table:table-cell>
          <table:table-cell office:value-type="string" table:style-name="ce7">
            <text:p>A5</text:p>
          </table:table-cell>
          <table:table-cell office:value-type="float" office:value="2" table:style-name="ce7">
            <text:p>2</text:p>
          </table:table-cell>
          <table:table-cell office:value-type="float" office:value="396" table:style-name="ce16">
            <text:p>3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0" table:style-name="ce7">
            <text:p>920</text:p>
          </table:table-cell>
          <table:table-cell office:value-type="date" office:date-value="2020-08-17T00:00:00" table:style-name="ce14">
            <text:p>17.08.20</text:p>
          </table:table-cell>
          <table:table-cell office:value-type="string" table:style-name="ce7">
            <text:p>A19</text:p>
          </table:table-cell>
          <table:table-cell office:value-type="float" office:value="4" table:style-name="ce7">
            <text:p>4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1" table:style-name="ce7">
            <text:p>921</text:p>
          </table:table-cell>
          <table:table-cell office:value-type="date" office:date-value="2020-08-18T00:00:00" table:style-name="ce14">
            <text:p>18.08.20</text:p>
          </table:table-cell>
          <table:table-cell office:value-type="string" table:style-name="ce7">
            <text:p>A65</text:p>
          </table:table-cell>
          <table:table-cell office:value-type="float" office:value="6" table:style-name="ce7">
            <text:p>6</text:p>
          </table:table-cell>
          <table:table-cell office:value-type="float" office:value="120" table:style-name="ce16">
            <text:p>1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2" table:style-name="ce7">
            <text:p>922</text:p>
          </table:table-cell>
          <table:table-cell office:value-type="date" office:date-value="2020-08-18T00:00:00" table:style-name="ce14">
            <text:p>18.08.20</text:p>
          </table:table-cell>
          <table:table-cell office:value-type="string" table:style-name="ce7">
            <text:p>A29</text:p>
          </table:table-cell>
          <table:table-cell office:value-type="float" office:value="1" table:style-name="ce7">
            <text:p>1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3" table:style-name="ce7">
            <text:p>923</text:p>
          </table:table-cell>
          <table:table-cell office:value-type="date" office:date-value="2020-08-18T00:00:00" table:style-name="ce14">
            <text:p>18.08.20</text:p>
          </table:table-cell>
          <table:table-cell office:value-type="string" table:style-name="ce7">
            <text:p>A35</text:p>
          </table:table-cell>
          <table:table-cell office:value-type="float" office:value="4" table:style-name="ce7">
            <text:p>4</text:p>
          </table:table-cell>
          <table:table-cell office:value-type="float" office:value="370" table:style-name="ce16">
            <text:p>37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4" table:style-name="ce7">
            <text:p>924</text:p>
          </table:table-cell>
          <table:table-cell office:value-type="date" office:date-value="2020-08-18T00:00:00" table:style-name="ce14">
            <text:p>18.08.20</text:p>
          </table:table-cell>
          <table:table-cell office:value-type="string" table:style-name="ce7">
            <text:p>A42</text:p>
          </table:table-cell>
          <table:table-cell office:value-type="float" office:value="8" table:style-name="ce7">
            <text:p>8</text:p>
          </table:table-cell>
          <table:table-cell office:value-type="float" office:value="308" table:style-name="ce16">
            <text:p>3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5" table:style-name="ce7">
            <text:p>925</text:p>
          </table:table-cell>
          <table:table-cell office:value-type="date" office:date-value="2020-08-19T00:00:00" table:style-name="ce14">
            <text:p>19.08.20</text:p>
          </table:table-cell>
          <table:table-cell office:value-type="string" table:style-name="ce7">
            <text:p>A29</text:p>
          </table:table-cell>
          <table:table-cell office:value-type="float" office:value="12" table:style-name="ce7">
            <text:p>12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6" table:style-name="ce7">
            <text:p>926</text:p>
          </table:table-cell>
          <table:table-cell office:value-type="date" office:date-value="2020-08-19T00:00:00" table:style-name="ce14">
            <text:p>19.08.20</text:p>
          </table:table-cell>
          <table:table-cell office:value-type="string" table:style-name="ce7">
            <text:p>A56</text:p>
          </table:table-cell>
          <table:table-cell office:value-type="float" office:value="1" table:style-name="ce7">
            <text:p>1</text:p>
          </table:table-cell>
          <table:table-cell office:value-type="float" office:value="432" table:style-name="ce16">
            <text:p>4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7" table:style-name="ce7">
            <text:p>927</text:p>
          </table:table-cell>
          <table:table-cell office:value-type="date" office:date-value="2020-08-19T00:00:00" table:style-name="ce14">
            <text:p>19.08.20</text:p>
          </table:table-cell>
          <table:table-cell office:value-type="string" table:style-name="ce7">
            <text:p>A11</text:p>
          </table:table-cell>
          <table:table-cell office:value-type="float" office:value="5" table:style-name="ce7">
            <text:p>5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8" table:style-name="ce7">
            <text:p>928</text:p>
          </table:table-cell>
          <table:table-cell office:value-type="date" office:date-value="2020-08-19T00:00:00" table:style-name="ce14">
            <text:p>19.08.20</text:p>
          </table:table-cell>
          <table:table-cell office:value-type="string" table:style-name="ce7">
            <text:p>A43</text:p>
          </table:table-cell>
          <table:table-cell office:value-type="float" office:value="1" table:style-name="ce7">
            <text:p>1</text:p>
          </table:table-cell>
          <table:table-cell office:value-type="float" office:value="270" table:style-name="ce16">
            <text:p>27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9" table:style-name="ce7">
            <text:p>929</text:p>
          </table:table-cell>
          <table:table-cell office:value-type="date" office:date-value="2020-08-20T00:00:00" table:style-name="ce14">
            <text:p>20.08.20</text:p>
          </table:table-cell>
          <table:table-cell office:value-type="string" table:style-name="ce7">
            <text:p>A55</text:p>
          </table:table-cell>
          <table:table-cell office:value-type="float" office:value="11" table:style-name="ce7">
            <text:p>11</text:p>
          </table:table-cell>
          <table:table-cell office:value-type="float" office:value="392" table:style-name="ce16">
            <text:p>3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0" table:style-name="ce7">
            <text:p>930</text:p>
          </table:table-cell>
          <table:table-cell office:value-type="date" office:date-value="2020-08-20T00:00:00" table:style-name="ce14">
            <text:p>20.08.20</text:p>
          </table:table-cell>
          <table:table-cell office:value-type="string" table:style-name="ce7">
            <text:p>A17</text:p>
          </table:table-cell>
          <table:table-cell office:value-type="float" office:value="13" table:style-name="ce7">
            <text:p>13</text:p>
          </table:table-cell>
          <table:table-cell office:value-type="float" office:value="437" table:style-name="ce16">
            <text:p>4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1" table:style-name="ce7">
            <text:p>931</text:p>
          </table:table-cell>
          <table:table-cell office:value-type="date" office:date-value="2020-08-20T00:00:00" table:style-name="ce14">
            <text:p>20.08.20</text:p>
          </table:table-cell>
          <table:table-cell office:value-type="string" table:style-name="ce7">
            <text:p>A22</text:p>
          </table:table-cell>
          <table:table-cell office:value-type="float" office:value="14" table:style-name="ce7">
            <text:p>14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2" table:style-name="ce7">
            <text:p>932</text:p>
          </table:table-cell>
          <table:table-cell office:value-type="date" office:date-value="2020-08-20T00:00:00" table:style-name="ce14">
            <text:p>20.08.20</text:p>
          </table:table-cell>
          <table:table-cell office:value-type="string" table:style-name="ce7">
            <text:p>A14</text:p>
          </table:table-cell>
          <table:table-cell office:value-type="float" office:value="2" table:style-name="ce7">
            <text:p>2</text:p>
          </table:table-cell>
          <table:table-cell office:value-type="float" office:value="212" table:style-name="ce16">
            <text:p>2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3" table:style-name="ce7">
            <text:p>933</text:p>
          </table:table-cell>
          <table:table-cell office:value-type="date" office:date-value="2020-08-21T00:00:00" table:style-name="ce14">
            <text:p>21.08.20</text:p>
          </table:table-cell>
          <table:table-cell office:value-type="string" table:style-name="ce7">
            <text:p>A42</text:p>
          </table:table-cell>
          <table:table-cell office:value-type="float" office:value="10" table:style-name="ce7">
            <text:p>10</text:p>
          </table:table-cell>
          <table:table-cell office:value-type="float" office:value="396" table:style-name="ce16">
            <text:p>3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4" table:style-name="ce7">
            <text:p>934</text:p>
          </table:table-cell>
          <table:table-cell office:value-type="date" office:date-value="2020-08-21T00:00:00" table:style-name="ce14">
            <text:p>21.08.20</text:p>
          </table:table-cell>
          <table:table-cell office:value-type="string" table:style-name="ce7">
            <text:p>A53</text:p>
          </table:table-cell>
          <table:table-cell office:value-type="float" office:value="9" table:style-name="ce7">
            <text:p>9</text:p>
          </table:table-cell>
          <table:table-cell office:value-type="float" office:value="437" table:style-name="ce16">
            <text:p>4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5" table:style-name="ce7">
            <text:p>935</text:p>
          </table:table-cell>
          <table:table-cell office:value-type="date" office:date-value="2020-08-21T00:00:00" table:style-name="ce14">
            <text:p>21.08.20</text:p>
          </table:table-cell>
          <table:table-cell office:value-type="string" table:style-name="ce7">
            <text:p>A23</text:p>
          </table:table-cell>
          <table:table-cell office:value-type="float" office:value="4" table:style-name="ce7">
            <text:p>4</text:p>
          </table:table-cell>
          <table:table-cell office:value-type="float" office:value="291" table:style-name="ce16">
            <text:p>2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6" table:style-name="ce7">
            <text:p>936</text:p>
          </table:table-cell>
          <table:table-cell office:value-type="date" office:date-value="2020-08-21T00:00:00" table:style-name="ce14">
            <text:p>21.08.20</text:p>
          </table:table-cell>
          <table:table-cell office:value-type="string" table:style-name="ce7">
            <text:p>A18</text:p>
          </table:table-cell>
          <table:table-cell office:value-type="float" office:value="3" table:style-name="ce7">
            <text:p>3</text:p>
          </table:table-cell>
          <table:table-cell office:value-type="float" office:value="120" table:style-name="ce16">
            <text:p>1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7" table:style-name="ce7">
            <text:p>937</text:p>
          </table:table-cell>
          <table:table-cell office:value-type="date" office:date-value="2020-08-22T00:00:00" table:style-name="ce14">
            <text:p>22.08.20</text:p>
          </table:table-cell>
          <table:table-cell office:value-type="string" table:style-name="ce7">
            <text:p>A45</text:p>
          </table:table-cell>
          <table:table-cell office:value-type="float" office:value="12" table:style-name="ce7">
            <text:p>12</text:p>
          </table:table-cell>
          <table:table-cell office:value-type="float" office:value="302" table:style-name="ce16">
            <text:p>3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8" table:style-name="ce7">
            <text:p>938</text:p>
          </table:table-cell>
          <table:table-cell office:value-type="date" office:date-value="2020-08-22T00:00:00" table:style-name="ce14">
            <text:p>22.08.20</text:p>
          </table:table-cell>
          <table:table-cell office:value-type="string" table:style-name="ce7">
            <text:p>A11</text:p>
          </table:table-cell>
          <table:table-cell office:value-type="float" office:value="6" table:style-name="ce7">
            <text:p>6</text:p>
          </table:table-cell>
          <table:table-cell office:value-type="float" office:value="292" table:style-name="ce16">
            <text:p>2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9" table:style-name="ce7">
            <text:p>939</text:p>
          </table:table-cell>
          <table:table-cell office:value-type="date" office:date-value="2020-08-22T00:00:00" table:style-name="ce14">
            <text:p>22.08.20</text:p>
          </table:table-cell>
          <table:table-cell office:value-type="string" table:style-name="ce7">
            <text:p>A4</text:p>
          </table:table-cell>
          <table:table-cell office:value-type="float" office:value="5" table:style-name="ce7">
            <text:p>5</text:p>
          </table:table-cell>
          <table:table-cell office:value-type="float" office:value="72" table:style-name="ce16">
            <text:p>7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0" table:style-name="ce7">
            <text:p>940</text:p>
          </table:table-cell>
          <table:table-cell office:value-type="date" office:date-value="2020-08-22T00:00:00" table:style-name="ce14">
            <text:p>22.08.20</text:p>
          </table:table-cell>
          <table:table-cell office:value-type="string" table:style-name="ce7">
            <text:p>A60</text:p>
          </table:table-cell>
          <table:table-cell office:value-type="float" office:value="4" table:style-name="ce7">
            <text:p>4</text:p>
          </table:table-cell>
          <table:table-cell office:value-type="float" office:value="281" table:style-name="ce16">
            <text:p>2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1" table:style-name="ce7">
            <text:p>941</text:p>
          </table:table-cell>
          <table:table-cell office:value-type="date" office:date-value="2020-08-23T00:00:00" table:style-name="ce14">
            <text:p>23.08.20</text:p>
          </table:table-cell>
          <table:table-cell office:value-type="string" table:style-name="ce7">
            <text:p>A4</text:p>
          </table:table-cell>
          <table:table-cell office:value-type="float" office:value="15" table:style-name="ce7">
            <text:p>15</text:p>
          </table:table-cell>
          <table:table-cell office:value-type="float" office:value="164" table:style-name="ce16">
            <text:p>16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2" table:style-name="ce7">
            <text:p>942</text:p>
          </table:table-cell>
          <table:table-cell office:value-type="date" office:date-value="2020-08-23T00:00:00" table:style-name="ce14">
            <text:p>23.08.20</text:p>
          </table:table-cell>
          <table:table-cell office:value-type="string" table:style-name="ce7">
            <text:p>A49</text:p>
          </table:table-cell>
          <table:table-cell office:value-type="float" office:value="3" table:style-name="ce7">
            <text:p>3</text:p>
          </table:table-cell>
          <table:table-cell office:value-type="float" office:value="201" table:style-name="ce16">
            <text:p>20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3" table:style-name="ce7">
            <text:p>943</text:p>
          </table:table-cell>
          <table:table-cell office:value-type="date" office:date-value="2020-08-23T00:00:00" table:style-name="ce14">
            <text:p>23.08.20</text:p>
          </table:table-cell>
          <table:table-cell office:value-type="string" table:style-name="ce7">
            <text:p>A63</text:p>
          </table:table-cell>
          <table:table-cell office:value-type="float" office:value="10" table:style-name="ce7">
            <text:p>10</text:p>
          </table:table-cell>
          <table:table-cell office:value-type="float" office:value="163" table:style-name="ce16">
            <text:p>16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4" table:style-name="ce7">
            <text:p>944</text:p>
          </table:table-cell>
          <table:table-cell office:value-type="date" office:date-value="2020-08-23T00:00:00" table:style-name="ce14">
            <text:p>23.08.20</text:p>
          </table:table-cell>
          <table:table-cell office:value-type="string" table:style-name="ce7">
            <text:p>A1</text:p>
          </table:table-cell>
          <table:table-cell office:value-type="float" office:value="5" table:style-name="ce7">
            <text:p>5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5" table:style-name="ce7">
            <text:p>945</text:p>
          </table:table-cell>
          <table:table-cell office:value-type="date" office:date-value="2020-08-24T00:00:00" table:style-name="ce14">
            <text:p>24.08.20</text:p>
          </table:table-cell>
          <table:table-cell office:value-type="string" table:style-name="ce7">
            <text:p>A18</text:p>
          </table:table-cell>
          <table:table-cell office:value-type="float" office:value="12" table:style-name="ce7">
            <text:p>12</text:p>
          </table:table-cell>
          <table:table-cell office:value-type="float" office:value="250" table:style-name="ce16">
            <text:p>25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6" table:style-name="ce7">
            <text:p>946</text:p>
          </table:table-cell>
          <table:table-cell office:value-type="date" office:date-value="2020-08-24T00:00:00" table:style-name="ce14">
            <text:p>24.08.20</text:p>
          </table:table-cell>
          <table:table-cell office:value-type="string" table:style-name="ce7">
            <text:p>A15</text:p>
          </table:table-cell>
          <table:table-cell office:value-type="float" office:value="10" table:style-name="ce7">
            <text:p>10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7" table:style-name="ce7">
            <text:p>947</text:p>
          </table:table-cell>
          <table:table-cell office:value-type="date" office:date-value="2020-08-24T00:00:00" table:style-name="ce14">
            <text:p>24.08.20</text:p>
          </table:table-cell>
          <table:table-cell office:value-type="string" table:style-name="ce7">
            <text:p>A64</text:p>
          </table:table-cell>
          <table:table-cell office:value-type="float" office:value="5" table:style-name="ce7">
            <text:p>5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8" table:style-name="ce7">
            <text:p>948</text:p>
          </table:table-cell>
          <table:table-cell office:value-type="date" office:date-value="2020-08-24T00:00:00" table:style-name="ce14">
            <text:p>24.08.20</text:p>
          </table:table-cell>
          <table:table-cell office:value-type="string" table:style-name="ce7">
            <text:p>A24</text:p>
          </table:table-cell>
          <table:table-cell office:value-type="float" office:value="3" table:style-name="ce7">
            <text:p>3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9" table:style-name="ce7">
            <text:p>949</text:p>
          </table:table-cell>
          <table:table-cell office:value-type="date" office:date-value="2020-08-25T00:00:00" table:style-name="ce14">
            <text:p>25.08.20</text:p>
          </table:table-cell>
          <table:table-cell office:value-type="string" table:style-name="ce7">
            <text:p>A13</text:p>
          </table:table-cell>
          <table:table-cell office:value-type="float" office:value="10" table:style-name="ce7">
            <text:p>10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0" table:style-name="ce7">
            <text:p>950</text:p>
          </table:table-cell>
          <table:table-cell office:value-type="date" office:date-value="2020-08-25T00:00:00" table:style-name="ce14">
            <text:p>25.08.20</text:p>
          </table:table-cell>
          <table:table-cell office:value-type="string" table:style-name="ce7">
            <text:p>A62</text:p>
          </table:table-cell>
          <table:table-cell office:value-type="float" office:value="12" table:style-name="ce7">
            <text:p>12</text:p>
          </table:table-cell>
          <table:table-cell office:value-type="float" office:value="333" table:style-name="ce16">
            <text:p>3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1" table:style-name="ce7">
            <text:p>951</text:p>
          </table:table-cell>
          <table:table-cell office:value-type="date" office:date-value="2020-08-25T00:00:00" table:style-name="ce14">
            <text:p>25.08.20</text:p>
          </table:table-cell>
          <table:table-cell office:value-type="string" table:style-name="ce7">
            <text:p>A21</text:p>
          </table:table-cell>
          <table:table-cell office:value-type="float" office:value="11" table:style-name="ce7">
            <text:p>11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2" table:style-name="ce7">
            <text:p>952</text:p>
          </table:table-cell>
          <table:table-cell office:value-type="date" office:date-value="2020-08-25T00:00:00" table:style-name="ce14">
            <text:p>25.08.20</text:p>
          </table:table-cell>
          <table:table-cell office:value-type="string" table:style-name="ce7">
            <text:p>A13</text:p>
          </table:table-cell>
          <table:table-cell office:value-type="float" office:value="5" table:style-name="ce7">
            <text:p>5</text:p>
          </table:table-cell>
          <table:table-cell office:value-type="float" office:value="277" table:style-name="ce16">
            <text:p>27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3" table:style-name="ce7">
            <text:p>953</text:p>
          </table:table-cell>
          <table:table-cell office:value-type="date" office:date-value="2020-08-26T00:00:00" table:style-name="ce14">
            <text:p>26.08.20</text:p>
          </table:table-cell>
          <table:table-cell office:value-type="string" table:style-name="ce7">
            <text:p>A54</text:p>
          </table:table-cell>
          <table:table-cell office:value-type="float" office:value="14" table:style-name="ce7">
            <text:p>14</text:p>
          </table:table-cell>
          <table:table-cell office:value-type="float" office:value="79" table:style-name="ce16">
            <text:p>7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4" table:style-name="ce7">
            <text:p>954</text:p>
          </table:table-cell>
          <table:table-cell office:value-type="date" office:date-value="2020-08-26T00:00:00" table:style-name="ce14">
            <text:p>26.08.20</text:p>
          </table:table-cell>
          <table:table-cell office:value-type="string" table:style-name="ce7">
            <text:p>A52</text:p>
          </table:table-cell>
          <table:table-cell office:value-type="float" office:value="2" table:style-name="ce7">
            <text:p>2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5" table:style-name="ce7">
            <text:p>955</text:p>
          </table:table-cell>
          <table:table-cell office:value-type="date" office:date-value="2020-08-26T00:00:00" table:style-name="ce14">
            <text:p>26.08.20</text:p>
          </table:table-cell>
          <table:table-cell office:value-type="string" table:style-name="ce7">
            <text:p>A65</text:p>
          </table:table-cell>
          <table:table-cell office:value-type="float" office:value="11" table:style-name="ce7">
            <text:p>11</text:p>
          </table:table-cell>
          <table:table-cell office:value-type="float" office:value="214" table:style-name="ce16">
            <text:p>21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6" table:style-name="ce7">
            <text:p>956</text:p>
          </table:table-cell>
          <table:table-cell office:value-type="date" office:date-value="2020-08-26T00:00:00" table:style-name="ce14">
            <text:p>26.08.20</text:p>
          </table:table-cell>
          <table:table-cell office:value-type="string" table:style-name="ce7">
            <text:p>A54</text:p>
          </table:table-cell>
          <table:table-cell office:value-type="float" office:value="3" table:style-name="ce7">
            <text:p>3</text:p>
          </table:table-cell>
          <table:table-cell office:value-type="float" office:value="321" table:style-name="ce16">
            <text:p>32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7" table:style-name="ce7">
            <text:p>957</text:p>
          </table:table-cell>
          <table:table-cell office:value-type="date" office:date-value="2020-08-27T00:00:00" table:style-name="ce14">
            <text:p>27.08.20</text:p>
          </table:table-cell>
          <table:table-cell office:value-type="string" table:style-name="ce7">
            <text:p>A14</text:p>
          </table:table-cell>
          <table:table-cell office:value-type="float" office:value="5" table:style-name="ce7">
            <text:p>5</text:p>
          </table:table-cell>
          <table:table-cell office:value-type="float" office:value="166" table:style-name="ce16">
            <text:p>16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8" table:style-name="ce7">
            <text:p>958</text:p>
          </table:table-cell>
          <table:table-cell office:value-type="date" office:date-value="2020-08-27T00:00:00" table:style-name="ce14">
            <text:p>27.08.20</text:p>
          </table:table-cell>
          <table:table-cell office:value-type="string" table:style-name="ce7">
            <text:p>A27</text:p>
          </table:table-cell>
          <table:table-cell office:value-type="float" office:value="9" table:style-name="ce7">
            <text:p>9</text:p>
          </table:table-cell>
          <table:table-cell office:value-type="float" office:value="247" table:style-name="ce16">
            <text:p>2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9" table:style-name="ce7">
            <text:p>959</text:p>
          </table:table-cell>
          <table:table-cell office:value-type="date" office:date-value="2020-08-27T00:00:00" table:style-name="ce14">
            <text:p>27.08.20</text:p>
          </table:table-cell>
          <table:table-cell office:value-type="string" table:style-name="ce7">
            <text:p>A51</text:p>
          </table:table-cell>
          <table:table-cell office:value-type="float" office:value="11" table:style-name="ce7">
            <text:p>11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0" table:style-name="ce7">
            <text:p>960</text:p>
          </table:table-cell>
          <table:table-cell office:value-type="date" office:date-value="2020-08-27T00:00:00" table:style-name="ce14">
            <text:p>27.08.20</text:p>
          </table:table-cell>
          <table:table-cell office:value-type="string" table:style-name="ce7">
            <text:p>A10</text:p>
          </table:table-cell>
          <table:table-cell office:value-type="float" office:value="1" table:style-name="ce7">
            <text:p>1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1" table:style-name="ce7">
            <text:p>961</text:p>
          </table:table-cell>
          <table:table-cell office:value-type="date" office:date-value="2020-08-28T00:00:00" table:style-name="ce14">
            <text:p>28.08.20</text:p>
          </table:table-cell>
          <table:table-cell office:value-type="string" table:style-name="ce7">
            <text:p>A58</text:p>
          </table:table-cell>
          <table:table-cell office:value-type="float" office:value="6" table:style-name="ce7">
            <text:p>6</text:p>
          </table:table-cell>
          <table:table-cell office:value-type="float" office:value="414" table:style-name="ce16">
            <text:p>41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2" table:style-name="ce7">
            <text:p>962</text:p>
          </table:table-cell>
          <table:table-cell office:value-type="date" office:date-value="2020-08-28T00:00:00" table:style-name="ce14">
            <text:p>28.08.20</text:p>
          </table:table-cell>
          <table:table-cell office:value-type="string" table:style-name="ce7">
            <text:p>A30</text:p>
          </table:table-cell>
          <table:table-cell office:value-type="float" office:value="3" table:style-name="ce7">
            <text:p>3</text:p>
          </table:table-cell>
          <table:table-cell office:value-type="float" office:value="81" table:style-name="ce16">
            <text:p>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3" table:style-name="ce7">
            <text:p>963</text:p>
          </table:table-cell>
          <table:table-cell office:value-type="date" office:date-value="2020-08-28T00:00:00" table:style-name="ce14">
            <text:p>28.08.20</text:p>
          </table:table-cell>
          <table:table-cell office:value-type="string" table:style-name="ce7">
            <text:p>A60</text:p>
          </table:table-cell>
          <table:table-cell office:value-type="float" office:value="12" table:style-name="ce7">
            <text:p>12</text:p>
          </table:table-cell>
          <table:table-cell office:value-type="float" office:value="317" table:style-name="ce16">
            <text:p>31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4" table:style-name="ce7">
            <text:p>964</text:p>
          </table:table-cell>
          <table:table-cell office:value-type="date" office:date-value="2020-08-28T00:00:00" table:style-name="ce14">
            <text:p>28.08.20</text:p>
          </table:table-cell>
          <table:table-cell office:value-type="string" table:style-name="ce7">
            <text:p>A51</text:p>
          </table:table-cell>
          <table:table-cell office:value-type="float" office:value="13" table:style-name="ce7">
            <text:p>13</text:p>
          </table:table-cell>
          <table:table-cell office:value-type="float" office:value="406" table:style-name="ce16">
            <text:p>4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5" table:style-name="ce7">
            <text:p>965</text:p>
          </table:table-cell>
          <table:table-cell office:value-type="date" office:date-value="2020-08-29T00:00:00" table:style-name="ce14">
            <text:p>29.08.20</text:p>
          </table:table-cell>
          <table:table-cell office:value-type="string" table:style-name="ce7">
            <text:p>A44</text:p>
          </table:table-cell>
          <table:table-cell office:value-type="float" office:value="6" table:style-name="ce7">
            <text:p>6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6" table:style-name="ce7">
            <text:p>966</text:p>
          </table:table-cell>
          <table:table-cell office:value-type="date" office:date-value="2020-08-29T00:00:00" table:style-name="ce14">
            <text:p>29.08.20</text:p>
          </table:table-cell>
          <table:table-cell office:value-type="string" table:style-name="ce7">
            <text:p>A39</text:p>
          </table:table-cell>
          <table:table-cell office:value-type="float" office:value="15" table:style-name="ce7">
            <text:p>15</text:p>
          </table:table-cell>
          <table:table-cell office:value-type="float" office:value="226" table:style-name="ce16">
            <text:p>22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7" table:style-name="ce7">
            <text:p>967</text:p>
          </table:table-cell>
          <table:table-cell office:value-type="date" office:date-value="2020-08-29T00:00:00" table:style-name="ce14">
            <text:p>29.08.20</text:p>
          </table:table-cell>
          <table:table-cell office:value-type="string" table:style-name="ce7">
            <text:p>A12</text:p>
          </table:table-cell>
          <table:table-cell office:value-type="float" office:value="1" table:style-name="ce7">
            <text:p>1</text:p>
          </table:table-cell>
          <table:table-cell office:value-type="float" office:value="180" table:style-name="ce16">
            <text:p>1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8" table:style-name="ce7">
            <text:p>968</text:p>
          </table:table-cell>
          <table:table-cell office:value-type="date" office:date-value="2020-08-29T00:00:00" table:style-name="ce14">
            <text:p>29.08.20</text:p>
          </table:table-cell>
          <table:table-cell office:value-type="string" table:style-name="ce7">
            <text:p>A33</text:p>
          </table:table-cell>
          <table:table-cell office:value-type="float" office:value="6" table:style-name="ce7">
            <text:p>6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9" table:style-name="ce7">
            <text:p>969</text:p>
          </table:table-cell>
          <table:table-cell office:value-type="date" office:date-value="2020-08-30T00:00:00" table:style-name="ce14">
            <text:p>30.08.20</text:p>
          </table:table-cell>
          <table:table-cell office:value-type="string" table:style-name="ce7">
            <text:p>A32</text:p>
          </table:table-cell>
          <table:table-cell office:value-type="float" office:value="7" table:style-name="ce7">
            <text:p>7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0" table:style-name="ce7">
            <text:p>970</text:p>
          </table:table-cell>
          <table:table-cell office:value-type="date" office:date-value="2020-08-30T00:00:00" table:style-name="ce14">
            <text:p>30.08.20</text:p>
          </table:table-cell>
          <table:table-cell office:value-type="string" table:style-name="ce7">
            <text:p>A57</text:p>
          </table:table-cell>
          <table:table-cell office:value-type="float" office:value="12" table:style-name="ce7">
            <text:p>12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1" table:style-name="ce7">
            <text:p>971</text:p>
          </table:table-cell>
          <table:table-cell office:value-type="date" office:date-value="2020-08-30T00:00:00" table:style-name="ce14">
            <text:p>30.08.20</text:p>
          </table:table-cell>
          <table:table-cell office:value-type="string" table:style-name="ce7">
            <text:p>A6</text:p>
          </table:table-cell>
          <table:table-cell office:value-type="float" office:value="4" table:style-name="ce7">
            <text:p>4</text:p>
          </table:table-cell>
          <table:table-cell office:value-type="float" office:value="192" table:style-name="ce16">
            <text:p>1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2" table:style-name="ce7">
            <text:p>972</text:p>
          </table:table-cell>
          <table:table-cell office:value-type="date" office:date-value="2020-08-30T00:00:00" table:style-name="ce14">
            <text:p>30.08.20</text:p>
          </table:table-cell>
          <table:table-cell office:value-type="string" table:style-name="ce7">
            <text:p>A53</text:p>
          </table:table-cell>
          <table:table-cell office:value-type="float" office:value="2" table:style-name="ce7">
            <text:p>2</text:p>
          </table:table-cell>
          <table:table-cell office:value-type="float" office:value="104" table:style-name="ce16">
            <text:p>10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3" table:style-name="ce7">
            <text:p>973</text:p>
          </table:table-cell>
          <table:table-cell office:value-type="date" office:date-value="2020-08-31T00:00:00" table:style-name="ce14">
            <text:p>31.08.20</text:p>
          </table:table-cell>
          <table:table-cell office:value-type="string" table:style-name="ce7">
            <text:p>A57</text:p>
          </table:table-cell>
          <table:table-cell office:value-type="float" office:value="13" table:style-name="ce7">
            <text:p>13</text:p>
          </table:table-cell>
          <table:table-cell office:value-type="float" office:value="104" table:style-name="ce16">
            <text:p>10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4" table:style-name="ce7">
            <text:p>974</text:p>
          </table:table-cell>
          <table:table-cell office:value-type="date" office:date-value="2020-08-31T00:00:00" table:style-name="ce14">
            <text:p>31.08.20</text:p>
          </table:table-cell>
          <table:table-cell office:value-type="string" table:style-name="ce7">
            <text:p>A1</text:p>
          </table:table-cell>
          <table:table-cell office:value-type="float" office:value="7" table:style-name="ce7">
            <text:p>7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5" table:style-name="ce7">
            <text:p>975</text:p>
          </table:table-cell>
          <table:table-cell office:value-type="date" office:date-value="2020-08-31T00:00:00" table:style-name="ce14">
            <text:p>31.08.20</text:p>
          </table:table-cell>
          <table:table-cell office:value-type="string" table:style-name="ce7">
            <text:p>A61</text:p>
          </table:table-cell>
          <table:table-cell office:value-type="float" office:value="9" table:style-name="ce7">
            <text:p>9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6" table:style-name="ce7">
            <text:p>976</text:p>
          </table:table-cell>
          <table:table-cell office:value-type="date" office:date-value="2020-08-31T00:00:00" table:style-name="ce14">
            <text:p>31.08.20</text:p>
          </table:table-cell>
          <table:table-cell office:value-type="string" table:style-name="ce7">
            <text:p>A35</text:p>
          </table:table-cell>
          <table:table-cell office:value-type="float" office:value="7" table:style-name="ce7">
            <text:p>7</text:p>
          </table:table-cell>
          <table:table-cell office:value-type="float" office:value="200" table:style-name="ce16">
            <text:p>2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7" table:style-name="ce7">
            <text:p>977</text:p>
          </table:table-cell>
          <table:table-cell office:value-type="date" office:date-value="2020-09-01T00:00:00" table:style-name="ce14">
            <text:p>01.09.20</text:p>
          </table:table-cell>
          <table:table-cell office:value-type="string" table:style-name="ce7">
            <text:p>A59</text:p>
          </table:table-cell>
          <table:table-cell office:value-type="float" office:value="8" table:style-name="ce7">
            <text:p>8</text:p>
          </table:table-cell>
          <table:table-cell office:value-type="float" office:value="449" table:style-name="ce16">
            <text:p>4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8" table:style-name="ce7">
            <text:p>978</text:p>
          </table:table-cell>
          <table:table-cell office:value-type="date" office:date-value="2020-09-01T00:00:00" table:style-name="ce14">
            <text:p>01.09.20</text:p>
          </table:table-cell>
          <table:table-cell office:value-type="string" table:style-name="ce7">
            <text:p>A37</text:p>
          </table:table-cell>
          <table:table-cell office:value-type="float" office:value="1" table:style-name="ce7">
            <text:p>1</text:p>
          </table:table-cell>
          <table:table-cell office:value-type="float" office:value="119" table:style-name="ce16">
            <text:p>1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9" table:style-name="ce7">
            <text:p>979</text:p>
          </table:table-cell>
          <table:table-cell office:value-type="date" office:date-value="2020-09-01T00:00:00" table:style-name="ce14">
            <text:p>01.09.20</text:p>
          </table:table-cell>
          <table:table-cell office:value-type="string" table:style-name="ce7">
            <text:p>A20</text:p>
          </table:table-cell>
          <table:table-cell office:value-type="float" office:value="7" table:style-name="ce7">
            <text:p>7</text:p>
          </table:table-cell>
          <table:table-cell office:value-type="float" office:value="82" table:style-name="ce16">
            <text:p>8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0" table:style-name="ce7">
            <text:p>980</text:p>
          </table:table-cell>
          <table:table-cell office:value-type="date" office:date-value="2020-09-01T00:00:00" table:style-name="ce14">
            <text:p>01.09.20</text:p>
          </table:table-cell>
          <table:table-cell office:value-type="string" table:style-name="ce7">
            <text:p>A11</text:p>
          </table:table-cell>
          <table:table-cell office:value-type="float" office:value="13" table:style-name="ce7">
            <text:p>13</text:p>
          </table:table-cell>
          <table:table-cell office:value-type="float" office:value="128" table:style-name="ce16">
            <text:p>12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1" table:style-name="ce7">
            <text:p>981</text:p>
          </table:table-cell>
          <table:table-cell office:value-type="date" office:date-value="2020-09-02T00:00:00" table:style-name="ce14">
            <text:p>02.09.20</text:p>
          </table:table-cell>
          <table:table-cell office:value-type="string" table:style-name="ce7">
            <text:p>A1</text:p>
          </table:table-cell>
          <table:table-cell office:value-type="float" office:value="6" table:style-name="ce7">
            <text:p>6</text:p>
          </table:table-cell>
          <table:table-cell office:value-type="float" office:value="91" table:style-name="ce16">
            <text:p>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2" table:style-name="ce7">
            <text:p>982</text:p>
          </table:table-cell>
          <table:table-cell office:value-type="date" office:date-value="2020-09-02T00:00:00" table:style-name="ce14">
            <text:p>02.09.20</text:p>
          </table:table-cell>
          <table:table-cell office:value-type="string" table:style-name="ce7">
            <text:p>A32</text:p>
          </table:table-cell>
          <table:table-cell office:value-type="float" office:value="4" table:style-name="ce7">
            <text:p>4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3" table:style-name="ce7">
            <text:p>983</text:p>
          </table:table-cell>
          <table:table-cell office:value-type="date" office:date-value="2020-09-02T00:00:00" table:style-name="ce14">
            <text:p>02.09.20</text:p>
          </table:table-cell>
          <table:table-cell office:value-type="string" table:style-name="ce7">
            <text:p>A58</text:p>
          </table:table-cell>
          <table:table-cell office:value-type="float" office:value="12" table:style-name="ce7">
            <text:p>12</text:p>
          </table:table-cell>
          <table:table-cell office:value-type="float" office:value="103" table:style-name="ce16">
            <text:p>10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4" table:style-name="ce7">
            <text:p>984</text:p>
          </table:table-cell>
          <table:table-cell office:value-type="date" office:date-value="2020-09-02T00:00:00" table:style-name="ce14">
            <text:p>02.09.20</text:p>
          </table:table-cell>
          <table:table-cell office:value-type="string" table:style-name="ce7">
            <text:p>A21</text:p>
          </table:table-cell>
          <table:table-cell office:value-type="float" office:value="13" table:style-name="ce7">
            <text:p>13</text:p>
          </table:table-cell>
          <table:table-cell office:value-type="float" office:value="84" table:style-name="ce16">
            <text:p>8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5" table:style-name="ce7">
            <text:p>985</text:p>
          </table:table-cell>
          <table:table-cell office:value-type="date" office:date-value="2020-09-03T00:00:00" table:style-name="ce14">
            <text:p>03.09.20</text:p>
          </table:table-cell>
          <table:table-cell office:value-type="string" table:style-name="ce7">
            <text:p>A16</text:p>
          </table:table-cell>
          <table:table-cell office:value-type="float" office:value="10" table:style-name="ce7">
            <text:p>10</text:p>
          </table:table-cell>
          <table:table-cell office:value-type="float" office:value="243" table:style-name="ce16">
            <text:p>2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6" table:style-name="ce7">
            <text:p>986</text:p>
          </table:table-cell>
          <table:table-cell office:value-type="date" office:date-value="2020-09-03T00:00:00" table:style-name="ce14">
            <text:p>03.09.20</text:p>
          </table:table-cell>
          <table:table-cell office:value-type="string" table:style-name="ce7">
            <text:p>A17</text:p>
          </table:table-cell>
          <table:table-cell office:value-type="float" office:value="3" table:style-name="ce7">
            <text:p>3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7" table:style-name="ce7">
            <text:p>987</text:p>
          </table:table-cell>
          <table:table-cell office:value-type="date" office:date-value="2020-09-03T00:00:00" table:style-name="ce14">
            <text:p>03.09.20</text:p>
          </table:table-cell>
          <table:table-cell office:value-type="string" table:style-name="ce7">
            <text:p>A30</text:p>
          </table:table-cell>
          <table:table-cell office:value-type="float" office:value="8" table:style-name="ce7">
            <text:p>8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8" table:style-name="ce7">
            <text:p>988</text:p>
          </table:table-cell>
          <table:table-cell office:value-type="date" office:date-value="2020-09-03T00:00:00" table:style-name="ce14">
            <text:p>03.09.20</text:p>
          </table:table-cell>
          <table:table-cell office:value-type="string" table:style-name="ce7">
            <text:p>A35</text:p>
          </table:table-cell>
          <table:table-cell office:value-type="float" office:value="13" table:style-name="ce7">
            <text:p>13</text:p>
          </table:table-cell>
          <table:table-cell office:value-type="float" office:value="436" table:style-name="ce16">
            <text:p>43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9" table:style-name="ce7">
            <text:p>989</text:p>
          </table:table-cell>
          <table:table-cell office:value-type="date" office:date-value="2020-09-04T00:00:00" table:style-name="ce14">
            <text:p>04.09.20</text:p>
          </table:table-cell>
          <table:table-cell office:value-type="string" table:style-name="ce7">
            <text:p>A25</text:p>
          </table:table-cell>
          <table:table-cell office:value-type="float" office:value="11" table:style-name="ce7">
            <text:p>11</text:p>
          </table:table-cell>
          <table:table-cell office:value-type="float" office:value="319" table:style-name="ce16">
            <text:p>3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0" table:style-name="ce7">
            <text:p>990</text:p>
          </table:table-cell>
          <table:table-cell office:value-type="date" office:date-value="2020-09-04T00:00:00" table:style-name="ce14">
            <text:p>04.09.20</text:p>
          </table:table-cell>
          <table:table-cell office:value-type="string" table:style-name="ce7">
            <text:p>A41</text:p>
          </table:table-cell>
          <table:table-cell office:value-type="float" office:value="15" table:style-name="ce7">
            <text:p>15</text:p>
          </table:table-cell>
          <table:table-cell office:value-type="float" office:value="430" table:style-name="ce16">
            <text:p>43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1" table:style-name="ce7">
            <text:p>991</text:p>
          </table:table-cell>
          <table:table-cell office:value-type="date" office:date-value="2020-09-04T00:00:00" table:style-name="ce14">
            <text:p>04.09.20</text:p>
          </table:table-cell>
          <table:table-cell office:value-type="string" table:style-name="ce7">
            <text:p>A8</text:p>
          </table:table-cell>
          <table:table-cell office:value-type="float" office:value="15" table:style-name="ce7">
            <text:p>15</text:p>
          </table:table-cell>
          <table:table-cell office:value-type="float" office:value="353" table:style-name="ce16">
            <text:p>3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2" table:style-name="ce7">
            <text:p>992</text:p>
          </table:table-cell>
          <table:table-cell office:value-type="date" office:date-value="2020-09-04T00:00:00" table:style-name="ce14">
            <text:p>04.09.20</text:p>
          </table:table-cell>
          <table:table-cell office:value-type="string" table:style-name="ce7">
            <text:p>A27</text:p>
          </table:table-cell>
          <table:table-cell office:value-type="float" office:value="8" table:style-name="ce7">
            <text:p>8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3" table:style-name="ce7">
            <text:p>993</text:p>
          </table:table-cell>
          <table:table-cell office:value-type="date" office:date-value="2020-09-05T00:00:00" table:style-name="ce14">
            <text:p>05.09.20</text:p>
          </table:table-cell>
          <table:table-cell office:value-type="string" table:style-name="ce7">
            <text:p>A12</text:p>
          </table:table-cell>
          <table:table-cell office:value-type="float" office:value="1" table:style-name="ce7">
            <text:p>1</text:p>
          </table:table-cell>
          <table:table-cell office:value-type="float" office:value="229" table:style-name="ce16">
            <text:p>2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4" table:style-name="ce7">
            <text:p>994</text:p>
          </table:table-cell>
          <table:table-cell office:value-type="date" office:date-value="2020-09-05T00:00:00" table:style-name="ce14">
            <text:p>05.09.20</text:p>
          </table:table-cell>
          <table:table-cell office:value-type="string" table:style-name="ce7">
            <text:p>A35</text:p>
          </table:table-cell>
          <table:table-cell office:value-type="float" office:value="6" table:style-name="ce7">
            <text:p>6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5" table:style-name="ce7">
            <text:p>995</text:p>
          </table:table-cell>
          <table:table-cell office:value-type="date" office:date-value="2020-09-05T00:00:00" table:style-name="ce14">
            <text:p>05.09.20</text:p>
          </table:table-cell>
          <table:table-cell office:value-type="string" table:style-name="ce7">
            <text:p>A14</text:p>
          </table:table-cell>
          <table:table-cell office:value-type="float" office:value="11" table:style-name="ce7">
            <text:p>11</text:p>
          </table:table-cell>
          <table:table-cell office:value-type="float" office:value="165" table:style-name="ce16">
            <text:p>16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6" table:style-name="ce7">
            <text:p>996</text:p>
          </table:table-cell>
          <table:table-cell office:value-type="date" office:date-value="2020-09-05T00:00:00" table:style-name="ce14">
            <text:p>05.09.20</text:p>
          </table:table-cell>
          <table:table-cell office:value-type="string" table:style-name="ce7">
            <text:p>A34</text:p>
          </table:table-cell>
          <table:table-cell office:value-type="float" office:value="14" table:style-name="ce7">
            <text:p>14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7" table:style-name="ce7">
            <text:p>997</text:p>
          </table:table-cell>
          <table:table-cell office:value-type="date" office:date-value="2020-09-06T00:00:00" table:style-name="ce14">
            <text:p>06.09.20</text:p>
          </table:table-cell>
          <table:table-cell office:value-type="string" table:style-name="ce7">
            <text:p>A31</text:p>
          </table:table-cell>
          <table:table-cell office:value-type="float" office:value="4" table:style-name="ce7">
            <text:p>4</text:p>
          </table:table-cell>
          <table:table-cell office:value-type="float" office:value="291" table:style-name="ce16">
            <text:p>2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8" table:style-name="ce7">
            <text:p>998</text:p>
          </table:table-cell>
          <table:table-cell office:value-type="date" office:date-value="2020-09-06T00:00:00" table:style-name="ce14">
            <text:p>06.09.20</text:p>
          </table:table-cell>
          <table:table-cell office:value-type="string" table:style-name="ce7">
            <text:p>A27</text:p>
          </table:table-cell>
          <table:table-cell office:value-type="float" office:value="2" table:style-name="ce7">
            <text:p>2</text:p>
          </table:table-cell>
          <table:table-cell office:value-type="float" office:value="433" table:style-name="ce16">
            <text:p>4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9" table:style-name="ce7">
            <text:p>999</text:p>
          </table:table-cell>
          <table:table-cell office:value-type="date" office:date-value="2020-09-06T00:00:00" table:style-name="ce14">
            <text:p>06.09.20</text:p>
          </table:table-cell>
          <table:table-cell office:value-type="string" table:style-name="ce7">
            <text:p>A53</text:p>
          </table:table-cell>
          <table:table-cell office:value-type="float" office:value="15" table:style-name="ce7">
            <text:p>15</text:p>
          </table:table-cell>
          <table:table-cell office:value-type="float" office:value="284" table:style-name="ce16">
            <text:p>28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0" table:style-name="ce7">
            <text:p>1000</text:p>
          </table:table-cell>
          <table:table-cell office:value-type="date" office:date-value="2020-09-06T00:00:00" table:style-name="ce14">
            <text:p>06.09.20</text:p>
          </table:table-cell>
          <table:table-cell office:value-type="string" table:style-name="ce7">
            <text:p>A44</text:p>
          </table:table-cell>
          <table:table-cell office:value-type="float" office:value="9" table:style-name="ce7">
            <text:p>9</text:p>
          </table:table-cell>
          <table:table-cell office:value-type="float" office:value="320" table:style-name="ce16">
            <text:p>3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1" table:style-name="ce7">
            <text:p>1001</text:p>
          </table:table-cell>
          <table:table-cell office:value-type="date" office:date-value="2020-09-07T00:00:00" table:style-name="ce14">
            <text:p>07.09.20</text:p>
          </table:table-cell>
          <table:table-cell office:value-type="string" table:style-name="ce7">
            <text:p>A30</text:p>
          </table:table-cell>
          <table:table-cell office:value-type="float" office:value="6" table:style-name="ce7">
            <text:p>6</text:p>
          </table:table-cell>
          <table:table-cell office:value-type="float" office:value="139" table:style-name="ce16">
            <text:p>13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2" table:style-name="ce7">
            <text:p>1002</text:p>
          </table:table-cell>
          <table:table-cell office:value-type="date" office:date-value="2020-09-07T00:00:00" table:style-name="ce14">
            <text:p>07.09.20</text:p>
          </table:table-cell>
          <table:table-cell office:value-type="string" table:style-name="ce7">
            <text:p>A16</text:p>
          </table:table-cell>
          <table:table-cell office:value-type="float" office:value="14" table:style-name="ce7">
            <text:p>14</text:p>
          </table:table-cell>
          <table:table-cell office:value-type="float" office:value="340" table:style-name="ce16">
            <text:p>34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3" table:style-name="ce7">
            <text:p>1003</text:p>
          </table:table-cell>
          <table:table-cell office:value-type="date" office:date-value="2020-09-07T00:00:00" table:style-name="ce14">
            <text:p>07.09.20</text:p>
          </table:table-cell>
          <table:table-cell office:value-type="string" table:style-name="ce7">
            <text:p>A11</text:p>
          </table:table-cell>
          <table:table-cell office:value-type="float" office:value="1" table:style-name="ce7">
            <text:p>1</text:p>
          </table:table-cell>
          <table:table-cell office:value-type="float" office:value="442" table:style-name="ce16">
            <text:p>44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4" table:style-name="ce7">
            <text:p>1004</text:p>
          </table:table-cell>
          <table:table-cell office:value-type="date" office:date-value="2020-09-07T00:00:00" table:style-name="ce14">
            <text:p>07.09.20</text:p>
          </table:table-cell>
          <table:table-cell office:value-type="string" table:style-name="ce7">
            <text:p>A39</text:p>
          </table:table-cell>
          <table:table-cell office:value-type="float" office:value="15" table:style-name="ce7">
            <text:p>15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5" table:style-name="ce7">
            <text:p>1005</text:p>
          </table:table-cell>
          <table:table-cell office:value-type="date" office:date-value="2020-09-08T00:00:00" table:style-name="ce14">
            <text:p>08.09.20</text:p>
          </table:table-cell>
          <table:table-cell office:value-type="string" table:style-name="ce7">
            <text:p>A62</text:p>
          </table:table-cell>
          <table:table-cell office:value-type="float" office:value="10" table:style-name="ce7">
            <text:p>10</text:p>
          </table:table-cell>
          <table:table-cell office:value-type="float" office:value="121" table:style-name="ce16">
            <text:p>12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6" table:style-name="ce7">
            <text:p>1006</text:p>
          </table:table-cell>
          <table:table-cell office:value-type="date" office:date-value="2020-09-08T00:00:00" table:style-name="ce14">
            <text:p>08.09.20</text:p>
          </table:table-cell>
          <table:table-cell office:value-type="string" table:style-name="ce7">
            <text:p>A25</text:p>
          </table:table-cell>
          <table:table-cell office:value-type="float" office:value="2" table:style-name="ce7">
            <text:p>2</text:p>
          </table:table-cell>
          <table:table-cell office:value-type="float" office:value="197" table:style-name="ce16">
            <text:p>1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7" table:style-name="ce7">
            <text:p>1007</text:p>
          </table:table-cell>
          <table:table-cell office:value-type="date" office:date-value="2020-09-08T00:00:00" table:style-name="ce14">
            <text:p>08.09.20</text:p>
          </table:table-cell>
          <table:table-cell office:value-type="string" table:style-name="ce7">
            <text:p>A30</text:p>
          </table:table-cell>
          <table:table-cell office:value-type="float" office:value="5" table:style-name="ce7">
            <text:p>5</text:p>
          </table:table-cell>
          <table:table-cell office:value-type="float" office:value="400" table:style-name="ce16">
            <text:p>4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8" table:style-name="ce7">
            <text:p>1008</text:p>
          </table:table-cell>
          <table:table-cell office:value-type="date" office:date-value="2020-09-08T00:00:00" table:style-name="ce14">
            <text:p>08.09.20</text:p>
          </table:table-cell>
          <table:table-cell office:value-type="string" table:style-name="ce7">
            <text:p>A28</text:p>
          </table:table-cell>
          <table:table-cell office:value-type="float" office:value="8" table:style-name="ce7">
            <text:p>8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9" table:style-name="ce7">
            <text:p>1009</text:p>
          </table:table-cell>
          <table:table-cell office:value-type="date" office:date-value="2020-09-09T00:00:00" table:style-name="ce14">
            <text:p>09.09.20</text:p>
          </table:table-cell>
          <table:table-cell office:value-type="string" table:style-name="ce7">
            <text:p>A27</text:p>
          </table:table-cell>
          <table:table-cell office:value-type="float" office:value="5" table:style-name="ce7">
            <text:p>5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0" table:style-name="ce7">
            <text:p>1010</text:p>
          </table:table-cell>
          <table:table-cell office:value-type="date" office:date-value="2020-09-09T00:00:00" table:style-name="ce14">
            <text:p>09.09.20</text:p>
          </table:table-cell>
          <table:table-cell office:value-type="string" table:style-name="ce7">
            <text:p>A55</text:p>
          </table:table-cell>
          <table:table-cell office:value-type="float" office:value="14" table:style-name="ce7">
            <text:p>14</text:p>
          </table:table-cell>
          <table:table-cell office:value-type="float" office:value="117" table:style-name="ce16">
            <text:p>11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1" table:style-name="ce7">
            <text:p>1011</text:p>
          </table:table-cell>
          <table:table-cell office:value-type="date" office:date-value="2020-09-09T00:00:00" table:style-name="ce14">
            <text:p>09.09.20</text:p>
          </table:table-cell>
          <table:table-cell office:value-type="string" table:style-name="ce7">
            <text:p>A43</text:p>
          </table:table-cell>
          <table:table-cell office:value-type="float" office:value="9" table:style-name="ce7">
            <text:p>9</text:p>
          </table:table-cell>
          <table:table-cell office:value-type="float" office:value="437" table:style-name="ce16">
            <text:p>4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2" table:style-name="ce7">
            <text:p>1012</text:p>
          </table:table-cell>
          <table:table-cell office:value-type="date" office:date-value="2020-09-09T00:00:00" table:style-name="ce14">
            <text:p>09.09.20</text:p>
          </table:table-cell>
          <table:table-cell office:value-type="string" table:style-name="ce7">
            <text:p>A38</text:p>
          </table:table-cell>
          <table:table-cell office:value-type="float" office:value="1" table:style-name="ce7">
            <text:p>1</text:p>
          </table:table-cell>
          <table:table-cell office:value-type="float" office:value="281" table:style-name="ce16">
            <text:p>28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3" table:style-name="ce7">
            <text:p>1013</text:p>
          </table:table-cell>
          <table:table-cell office:value-type="date" office:date-value="2020-09-10T00:00:00" table:style-name="ce14">
            <text:p>10.09.20</text:p>
          </table:table-cell>
          <table:table-cell office:value-type="string" table:style-name="ce7">
            <text:p>A25</text:p>
          </table:table-cell>
          <table:table-cell office:value-type="float" office:value="1" table:style-name="ce7">
            <text:p>1</text:p>
          </table:table-cell>
          <table:table-cell office:value-type="float" office:value="171" table:style-name="ce16">
            <text:p>17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4" table:style-name="ce7">
            <text:p>1014</text:p>
          </table:table-cell>
          <table:table-cell office:value-type="date" office:date-value="2020-09-10T00:00:00" table:style-name="ce14">
            <text:p>10.09.20</text:p>
          </table:table-cell>
          <table:table-cell office:value-type="string" table:style-name="ce7">
            <text:p>A43</text:p>
          </table:table-cell>
          <table:table-cell office:value-type="float" office:value="2" table:style-name="ce7">
            <text:p>2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5" table:style-name="ce7">
            <text:p>1015</text:p>
          </table:table-cell>
          <table:table-cell office:value-type="date" office:date-value="2020-09-10T00:00:00" table:style-name="ce14">
            <text:p>10.09.20</text:p>
          </table:table-cell>
          <table:table-cell office:value-type="string" table:style-name="ce7">
            <text:p>A24</text:p>
          </table:table-cell>
          <table:table-cell office:value-type="float" office:value="12" table:style-name="ce7">
            <text:p>12</text:p>
          </table:table-cell>
          <table:table-cell office:value-type="float" office:value="89" table:style-name="ce16">
            <text:p>8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6" table:style-name="ce7">
            <text:p>1016</text:p>
          </table:table-cell>
          <table:table-cell office:value-type="date" office:date-value="2020-09-10T00:00:00" table:style-name="ce14">
            <text:p>10.09.20</text:p>
          </table:table-cell>
          <table:table-cell office:value-type="string" table:style-name="ce7">
            <text:p>A20</text:p>
          </table:table-cell>
          <table:table-cell office:value-type="float" office:value="1" table:style-name="ce7">
            <text:p>1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7" table:style-name="ce7">
            <text:p>1017</text:p>
          </table:table-cell>
          <table:table-cell office:value-type="date" office:date-value="2020-09-11T00:00:00" table:style-name="ce14">
            <text:p>11.09.20</text:p>
          </table:table-cell>
          <table:table-cell office:value-type="string" table:style-name="ce7">
            <text:p>A3</text:p>
          </table:table-cell>
          <table:table-cell office:value-type="float" office:value="9" table:style-name="ce7">
            <text:p>9</text:p>
          </table:table-cell>
          <table:table-cell office:value-type="float" office:value="201" table:style-name="ce16">
            <text:p>20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8" table:style-name="ce7">
            <text:p>1018</text:p>
          </table:table-cell>
          <table:table-cell office:value-type="date" office:date-value="2020-09-11T00:00:00" table:style-name="ce14">
            <text:p>11.09.20</text:p>
          </table:table-cell>
          <table:table-cell office:value-type="string" table:style-name="ce7">
            <text:p>A33</text:p>
          </table:table-cell>
          <table:table-cell office:value-type="float" office:value="8" table:style-name="ce7">
            <text:p>8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9" table:style-name="ce7">
            <text:p>1019</text:p>
          </table:table-cell>
          <table:table-cell office:value-type="date" office:date-value="2020-09-11T00:00:00" table:style-name="ce14">
            <text:p>11.09.20</text:p>
          </table:table-cell>
          <table:table-cell office:value-type="string" table:style-name="ce7">
            <text:p>A62</text:p>
          </table:table-cell>
          <table:table-cell office:value-type="float" office:value="2" table:style-name="ce7">
            <text:p>2</text:p>
          </table:table-cell>
          <table:table-cell office:value-type="float" office:value="194" table:style-name="ce16">
            <text:p>19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0" table:style-name="ce7">
            <text:p>1020</text:p>
          </table:table-cell>
          <table:table-cell office:value-type="date" office:date-value="2020-09-11T00:00:00" table:style-name="ce14">
            <text:p>11.09.20</text:p>
          </table:table-cell>
          <table:table-cell office:value-type="string" table:style-name="ce7">
            <text:p>A13</text:p>
          </table:table-cell>
          <table:table-cell office:value-type="float" office:value="7" table:style-name="ce7">
            <text:p>7</text:p>
          </table:table-cell>
          <table:table-cell office:value-type="float" office:value="71" table:style-name="ce16">
            <text:p>7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1" table:style-name="ce7">
            <text:p>1021</text:p>
          </table:table-cell>
          <table:table-cell office:value-type="date" office:date-value="2020-09-12T00:00:00" table:style-name="ce14">
            <text:p>12.09.20</text:p>
          </table:table-cell>
          <table:table-cell office:value-type="string" table:style-name="ce7">
            <text:p>A29</text:p>
          </table:table-cell>
          <table:table-cell office:value-type="float" office:value="4" table:style-name="ce7">
            <text:p>4</text:p>
          </table:table-cell>
          <table:table-cell office:value-type="float" office:value="313" table:style-name="ce16">
            <text:p>31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2" table:style-name="ce7">
            <text:p>1022</text:p>
          </table:table-cell>
          <table:table-cell office:value-type="date" office:date-value="2020-09-12T00:00:00" table:style-name="ce14">
            <text:p>12.09.20</text:p>
          </table:table-cell>
          <table:table-cell office:value-type="string" table:style-name="ce7">
            <text:p>A34</text:p>
          </table:table-cell>
          <table:table-cell office:value-type="float" office:value="13" table:style-name="ce7">
            <text:p>13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3" table:style-name="ce7">
            <text:p>1023</text:p>
          </table:table-cell>
          <table:table-cell office:value-type="date" office:date-value="2020-09-12T00:00:00" table:style-name="ce14">
            <text:p>12.09.20</text:p>
          </table:table-cell>
          <table:table-cell office:value-type="string" table:style-name="ce7">
            <text:p>A3</text:p>
          </table:table-cell>
          <table:table-cell office:value-type="float" office:value="13" table:style-name="ce7">
            <text:p>13</text:p>
          </table:table-cell>
          <table:table-cell office:value-type="float" office:value="202" table:style-name="ce16">
            <text:p>2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4" table:style-name="ce7">
            <text:p>1024</text:p>
          </table:table-cell>
          <table:table-cell office:value-type="date" office:date-value="2020-09-12T00:00:00" table:style-name="ce14">
            <text:p>12.09.20</text:p>
          </table:table-cell>
          <table:table-cell office:value-type="string" table:style-name="ce7">
            <text:p>A14</text:p>
          </table:table-cell>
          <table:table-cell office:value-type="float" office:value="4" table:style-name="ce7">
            <text:p>4</text:p>
          </table:table-cell>
          <table:table-cell office:value-type="float" office:value="444" table:style-name="ce16">
            <text:p>44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5" table:style-name="ce7">
            <text:p>1025</text:p>
          </table:table-cell>
          <table:table-cell office:value-type="date" office:date-value="2020-09-13T00:00:00" table:style-name="ce14">
            <text:p>13.09.20</text:p>
          </table:table-cell>
          <table:table-cell office:value-type="string" table:style-name="ce7">
            <text:p>A40</text:p>
          </table:table-cell>
          <table:table-cell office:value-type="float" office:value="7" table:style-name="ce7">
            <text:p>7</text:p>
          </table:table-cell>
          <table:table-cell office:value-type="float" office:value="192" table:style-name="ce16">
            <text:p>1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6" table:style-name="ce7">
            <text:p>1026</text:p>
          </table:table-cell>
          <table:table-cell office:value-type="date" office:date-value="2020-09-13T00:00:00" table:style-name="ce14">
            <text:p>13.09.20</text:p>
          </table:table-cell>
          <table:table-cell office:value-type="string" table:style-name="ce7">
            <text:p>A28</text:p>
          </table:table-cell>
          <table:table-cell office:value-type="float" office:value="1" table:style-name="ce7">
            <text:p>1</text:p>
          </table:table-cell>
          <table:table-cell office:value-type="float" office:value="403" table:style-name="ce16">
            <text:p>40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7" table:style-name="ce7">
            <text:p>1027</text:p>
          </table:table-cell>
          <table:table-cell office:value-type="date" office:date-value="2020-09-13T00:00:00" table:style-name="ce14">
            <text:p>13.09.20</text:p>
          </table:table-cell>
          <table:table-cell office:value-type="string" table:style-name="ce7">
            <text:p>A17</text:p>
          </table:table-cell>
          <table:table-cell office:value-type="float" office:value="15" table:style-name="ce7">
            <text:p>15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8" table:style-name="ce7">
            <text:p>1028</text:p>
          </table:table-cell>
          <table:table-cell office:value-type="date" office:date-value="2020-09-13T00:00:00" table:style-name="ce14">
            <text:p>13.09.20</text:p>
          </table:table-cell>
          <table:table-cell office:value-type="string" table:style-name="ce7">
            <text:p>A43</text:p>
          </table:table-cell>
          <table:table-cell office:value-type="float" office:value="15" table:style-name="ce7">
            <text:p>15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9" table:style-name="ce7">
            <text:p>1029</text:p>
          </table:table-cell>
          <table:table-cell office:value-type="date" office:date-value="2020-09-14T00:00:00" table:style-name="ce14">
            <text:p>14.09.20</text:p>
          </table:table-cell>
          <table:table-cell office:value-type="string" table:style-name="ce7">
            <text:p>A13</text:p>
          </table:table-cell>
          <table:table-cell office:value-type="float" office:value="5" table:style-name="ce7">
            <text:p>5</text:p>
          </table:table-cell>
          <table:table-cell office:value-type="float" office:value="419" table:style-name="ce16">
            <text:p>4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0" table:style-name="ce7">
            <text:p>1030</text:p>
          </table:table-cell>
          <table:table-cell office:value-type="date" office:date-value="2020-09-14T00:00:00" table:style-name="ce14">
            <text:p>14.09.20</text:p>
          </table:table-cell>
          <table:table-cell office:value-type="string" table:style-name="ce7">
            <text:p>A4</text:p>
          </table:table-cell>
          <table:table-cell office:value-type="float" office:value="1" table:style-name="ce7">
            <text:p>1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1" table:style-name="ce7">
            <text:p>1031</text:p>
          </table:table-cell>
          <table:table-cell office:value-type="date" office:date-value="2020-09-14T00:00:00" table:style-name="ce14">
            <text:p>14.09.20</text:p>
          </table:table-cell>
          <table:table-cell office:value-type="string" table:style-name="ce7">
            <text:p>A30</text:p>
          </table:table-cell>
          <table:table-cell office:value-type="float" office:value="6" table:style-name="ce7">
            <text:p>6</text:p>
          </table:table-cell>
          <table:table-cell office:value-type="float" office:value="180" table:style-name="ce16">
            <text:p>18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2" table:style-name="ce7">
            <text:p>1032</text:p>
          </table:table-cell>
          <table:table-cell office:value-type="date" office:date-value="2020-09-14T00:00:00" table:style-name="ce14">
            <text:p>14.09.20</text:p>
          </table:table-cell>
          <table:table-cell office:value-type="string" table:style-name="ce7">
            <text:p>A58</text:p>
          </table:table-cell>
          <table:table-cell office:value-type="float" office:value="13" table:style-name="ce7">
            <text:p>13</text:p>
          </table:table-cell>
          <table:table-cell office:value-type="float" office:value="209" table:style-name="ce16">
            <text:p>20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3" table:style-name="ce7">
            <text:p>1033</text:p>
          </table:table-cell>
          <table:table-cell office:value-type="date" office:date-value="2020-09-15T00:00:00" table:style-name="ce14">
            <text:p>15.09.20</text:p>
          </table:table-cell>
          <table:table-cell office:value-type="string" table:style-name="ce7">
            <text:p>A40</text:p>
          </table:table-cell>
          <table:table-cell office:value-type="float" office:value="15" table:style-name="ce7">
            <text:p>15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4" table:style-name="ce7">
            <text:p>1034</text:p>
          </table:table-cell>
          <table:table-cell office:value-type="date" office:date-value="2020-09-15T00:00:00" table:style-name="ce14">
            <text:p>15.09.20</text:p>
          </table:table-cell>
          <table:table-cell office:value-type="string" table:style-name="ce7">
            <text:p>A13</text:p>
          </table:table-cell>
          <table:table-cell office:value-type="float" office:value="1" table:style-name="ce7">
            <text:p>1</text:p>
          </table:table-cell>
          <table:table-cell office:value-type="float" office:value="216" table:style-name="ce16">
            <text:p>21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5" table:style-name="ce7">
            <text:p>1035</text:p>
          </table:table-cell>
          <table:table-cell office:value-type="date" office:date-value="2020-09-15T00:00:00" table:style-name="ce14">
            <text:p>15.09.20</text:p>
          </table:table-cell>
          <table:table-cell office:value-type="string" table:style-name="ce7">
            <text:p>A36</text:p>
          </table:table-cell>
          <table:table-cell office:value-type="float" office:value="5" table:style-name="ce7">
            <text:p>5</text:p>
          </table:table-cell>
          <table:table-cell office:value-type="float" office:value="308" table:style-name="ce16">
            <text:p>3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6" table:style-name="ce7">
            <text:p>1036</text:p>
          </table:table-cell>
          <table:table-cell office:value-type="date" office:date-value="2020-09-15T00:00:00" table:style-name="ce14">
            <text:p>15.09.20</text:p>
          </table:table-cell>
          <table:table-cell office:value-type="string" table:style-name="ce7">
            <text:p>A18</text:p>
          </table:table-cell>
          <table:table-cell office:value-type="float" office:value="9" table:style-name="ce7">
            <text:p>9</text:p>
          </table:table-cell>
          <table:table-cell office:value-type="float" office:value="274" table:style-name="ce16">
            <text:p>27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7" table:style-name="ce7">
            <text:p>1037</text:p>
          </table:table-cell>
          <table:table-cell office:value-type="date" office:date-value="2020-09-16T00:00:00" table:style-name="ce14">
            <text:p>16.09.20</text:p>
          </table:table-cell>
          <table:table-cell office:value-type="string" table:style-name="ce7">
            <text:p>A41</text:p>
          </table:table-cell>
          <table:table-cell office:value-type="float" office:value="9" table:style-name="ce7">
            <text:p>9</text:p>
          </table:table-cell>
          <table:table-cell office:value-type="float" office:value="148" table:style-name="ce16">
            <text:p>1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8" table:style-name="ce7">
            <text:p>1038</text:p>
          </table:table-cell>
          <table:table-cell office:value-type="date" office:date-value="2020-09-16T00:00:00" table:style-name="ce14">
            <text:p>16.09.20</text:p>
          </table:table-cell>
          <table:table-cell office:value-type="string" table:style-name="ce7">
            <text:p>A26</text:p>
          </table:table-cell>
          <table:table-cell office:value-type="float" office:value="6" table:style-name="ce7">
            <text:p>6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9" table:style-name="ce7">
            <text:p>1039</text:p>
          </table:table-cell>
          <table:table-cell office:value-type="date" office:date-value="2020-09-16T00:00:00" table:style-name="ce14">
            <text:p>16.09.20</text:p>
          </table:table-cell>
          <table:table-cell office:value-type="string" table:style-name="ce7">
            <text:p>A35</text:p>
          </table:table-cell>
          <table:table-cell office:value-type="float" office:value="3" table:style-name="ce7">
            <text:p>3</text:p>
          </table:table-cell>
          <table:table-cell office:value-type="float" office:value="77" table:style-name="ce16">
            <text:p>7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0" table:style-name="ce7">
            <text:p>1040</text:p>
          </table:table-cell>
          <table:table-cell office:value-type="date" office:date-value="2020-09-16T00:00:00" table:style-name="ce14">
            <text:p>16.09.20</text:p>
          </table:table-cell>
          <table:table-cell office:value-type="string" table:style-name="ce7">
            <text:p>A48</text:p>
          </table:table-cell>
          <table:table-cell office:value-type="float" office:value="5" table:style-name="ce7">
            <text:p>5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1" table:style-name="ce7">
            <text:p>1041</text:p>
          </table:table-cell>
          <table:table-cell office:value-type="date" office:date-value="2020-09-17T00:00:00" table:style-name="ce14">
            <text:p>17.09.20</text:p>
          </table:table-cell>
          <table:table-cell office:value-type="string" table:style-name="ce7">
            <text:p>A40</text:p>
          </table:table-cell>
          <table:table-cell office:value-type="float" office:value="8" table:style-name="ce7">
            <text:p>8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2" table:style-name="ce7">
            <text:p>1042</text:p>
          </table:table-cell>
          <table:table-cell office:value-type="date" office:date-value="2020-09-17T00:00:00" table:style-name="ce14">
            <text:p>17.09.20</text:p>
          </table:table-cell>
          <table:table-cell office:value-type="string" table:style-name="ce7">
            <text:p>A32</text:p>
          </table:table-cell>
          <table:table-cell office:value-type="float" office:value="10" table:style-name="ce7">
            <text:p>10</text:p>
          </table:table-cell>
          <table:table-cell office:value-type="float" office:value="430" table:style-name="ce16">
            <text:p>43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3" table:style-name="ce7">
            <text:p>1043</text:p>
          </table:table-cell>
          <table:table-cell office:value-type="date" office:date-value="2020-09-17T00:00:00" table:style-name="ce14">
            <text:p>17.09.20</text:p>
          </table:table-cell>
          <table:table-cell office:value-type="string" table:style-name="ce7">
            <text:p>A54</text:p>
          </table:table-cell>
          <table:table-cell office:value-type="float" office:value="2" table:style-name="ce7">
            <text:p>2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4" table:style-name="ce7">
            <text:p>1044</text:p>
          </table:table-cell>
          <table:table-cell office:value-type="date" office:date-value="2020-09-17T00:00:00" table:style-name="ce14">
            <text:p>17.09.20</text:p>
          </table:table-cell>
          <table:table-cell office:value-type="string" table:style-name="ce7">
            <text:p>A13</text:p>
          </table:table-cell>
          <table:table-cell office:value-type="float" office:value="5" table:style-name="ce7">
            <text:p>5</text:p>
          </table:table-cell>
          <table:table-cell office:value-type="float" office:value="238" table:style-name="ce16">
            <text:p>2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5" table:style-name="ce7">
            <text:p>1045</text:p>
          </table:table-cell>
          <table:table-cell office:value-type="date" office:date-value="2020-09-18T00:00:00" table:style-name="ce14">
            <text:p>18.09.20</text:p>
          </table:table-cell>
          <table:table-cell office:value-type="string" table:style-name="ce7">
            <text:p>A34</text:p>
          </table:table-cell>
          <table:table-cell office:value-type="float" office:value="5" table:style-name="ce7">
            <text:p>5</text:p>
          </table:table-cell>
          <table:table-cell office:value-type="float" office:value="146" table:style-name="ce16">
            <text:p>14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6" table:style-name="ce7">
            <text:p>1046</text:p>
          </table:table-cell>
          <table:table-cell office:value-type="date" office:date-value="2020-09-18T00:00:00" table:style-name="ce14">
            <text:p>18.09.20</text:p>
          </table:table-cell>
          <table:table-cell office:value-type="string" table:style-name="ce7">
            <text:p>A38</text:p>
          </table:table-cell>
          <table:table-cell office:value-type="float" office:value="1" table:style-name="ce7">
            <text:p>1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7" table:style-name="ce7">
            <text:p>1047</text:p>
          </table:table-cell>
          <table:table-cell office:value-type="date" office:date-value="2020-09-18T00:00:00" table:style-name="ce14">
            <text:p>18.09.20</text:p>
          </table:table-cell>
          <table:table-cell office:value-type="string" table:style-name="ce7">
            <text:p>A4</text:p>
          </table:table-cell>
          <table:table-cell office:value-type="float" office:value="13" table:style-name="ce7">
            <text:p>13</text:p>
          </table:table-cell>
          <table:table-cell office:value-type="float" office:value="433" table:style-name="ce16">
            <text:p>4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8" table:style-name="ce7">
            <text:p>1048</text:p>
          </table:table-cell>
          <table:table-cell office:value-type="date" office:date-value="2020-09-18T00:00:00" table:style-name="ce14">
            <text:p>18.09.20</text:p>
          </table:table-cell>
          <table:table-cell office:value-type="string" table:style-name="ce7">
            <text:p>A45</text:p>
          </table:table-cell>
          <table:table-cell office:value-type="float" office:value="6" table:style-name="ce7">
            <text:p>6</text:p>
          </table:table-cell>
          <table:table-cell office:value-type="float" office:value="137" table:style-name="ce16">
            <text:p>1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9" table:style-name="ce7">
            <text:p>1049</text:p>
          </table:table-cell>
          <table:table-cell office:value-type="date" office:date-value="2020-09-19T00:00:00" table:style-name="ce14">
            <text:p>19.09.20</text:p>
          </table:table-cell>
          <table:table-cell office:value-type="string" table:style-name="ce7">
            <text:p>A20</text:p>
          </table:table-cell>
          <table:table-cell office:value-type="float" office:value="14" table:style-name="ce7">
            <text:p>14</text:p>
          </table:table-cell>
          <table:table-cell office:value-type="float" office:value="273" table:style-name="ce16">
            <text:p>27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0" table:style-name="ce7">
            <text:p>1050</text:p>
          </table:table-cell>
          <table:table-cell office:value-type="date" office:date-value="2020-09-19T00:00:00" table:style-name="ce14">
            <text:p>19.09.20</text:p>
          </table:table-cell>
          <table:table-cell office:value-type="string" table:style-name="ce7">
            <text:p>A60</text:p>
          </table:table-cell>
          <table:table-cell office:value-type="float" office:value="15" table:style-name="ce7">
            <text:p>15</text:p>
          </table:table-cell>
          <table:table-cell office:value-type="float" office:value="319" table:style-name="ce16">
            <text:p>3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1" table:style-name="ce7">
            <text:p>1051</text:p>
          </table:table-cell>
          <table:table-cell office:value-type="date" office:date-value="2020-09-19T00:00:00" table:style-name="ce14">
            <text:p>19.09.20</text:p>
          </table:table-cell>
          <table:table-cell office:value-type="string" table:style-name="ce7">
            <text:p>A65</text:p>
          </table:table-cell>
          <table:table-cell office:value-type="float" office:value="12" table:style-name="ce7">
            <text:p>12</text:p>
          </table:table-cell>
          <table:table-cell office:value-type="float" office:value="376" table:style-name="ce16">
            <text:p>3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2" table:style-name="ce7">
            <text:p>1052</text:p>
          </table:table-cell>
          <table:table-cell office:value-type="date" office:date-value="2020-09-19T00:00:00" table:style-name="ce14">
            <text:p>19.09.20</text:p>
          </table:table-cell>
          <table:table-cell office:value-type="string" table:style-name="ce7">
            <text:p>A40</text:p>
          </table:table-cell>
          <table:table-cell office:value-type="float" office:value="7" table:style-name="ce7">
            <text:p>7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3" table:style-name="ce7">
            <text:p>1053</text:p>
          </table:table-cell>
          <table:table-cell office:value-type="date" office:date-value="2020-09-20T00:00:00" table:style-name="ce14">
            <text:p>20.09.20</text:p>
          </table:table-cell>
          <table:table-cell office:value-type="string" table:style-name="ce7">
            <text:p>A55</text:p>
          </table:table-cell>
          <table:table-cell office:value-type="float" office:value="8" table:style-name="ce7">
            <text:p>8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4" table:style-name="ce7">
            <text:p>1054</text:p>
          </table:table-cell>
          <table:table-cell office:value-type="date" office:date-value="2020-09-20T00:00:00" table:style-name="ce14">
            <text:p>20.09.20</text:p>
          </table:table-cell>
          <table:table-cell office:value-type="string" table:style-name="ce7">
            <text:p>A2</text:p>
          </table:table-cell>
          <table:table-cell office:value-type="float" office:value="14" table:style-name="ce7">
            <text:p>14</text:p>
          </table:table-cell>
          <table:table-cell office:value-type="float" office:value="402" table:style-name="ce16">
            <text:p>4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5" table:style-name="ce7">
            <text:p>1055</text:p>
          </table:table-cell>
          <table:table-cell office:value-type="date" office:date-value="2020-09-20T00:00:00" table:style-name="ce14">
            <text:p>20.09.20</text:p>
          </table:table-cell>
          <table:table-cell office:value-type="string" table:style-name="ce7">
            <text:p>A39</text:p>
          </table:table-cell>
          <table:table-cell office:value-type="float" office:value="9" table:style-name="ce7">
            <text:p>9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6" table:style-name="ce7">
            <text:p>1056</text:p>
          </table:table-cell>
          <table:table-cell office:value-type="date" office:date-value="2020-09-20T00:00:00" table:style-name="ce14">
            <text:p>20.09.20</text:p>
          </table:table-cell>
          <table:table-cell office:value-type="string" table:style-name="ce7">
            <text:p>A22</text:p>
          </table:table-cell>
          <table:table-cell office:value-type="float" office:value="15" table:style-name="ce7">
            <text:p>15</text:p>
          </table:table-cell>
          <table:table-cell office:value-type="float" office:value="106" table:style-name="ce16">
            <text:p>1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7" table:style-name="ce7">
            <text:p>1057</text:p>
          </table:table-cell>
          <table:table-cell office:value-type="date" office:date-value="2020-09-21T00:00:00" table:style-name="ce14">
            <text:p>21.09.20</text:p>
          </table:table-cell>
          <table:table-cell office:value-type="string" table:style-name="ce7">
            <text:p>A43</text:p>
          </table:table-cell>
          <table:table-cell office:value-type="float" office:value="12" table:style-name="ce7">
            <text:p>12</text:p>
          </table:table-cell>
          <table:table-cell office:value-type="float" office:value="130" table:style-name="ce16">
            <text:p>13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8" table:style-name="ce7">
            <text:p>1058</text:p>
          </table:table-cell>
          <table:table-cell office:value-type="date" office:date-value="2020-09-21T00:00:00" table:style-name="ce14">
            <text:p>21.09.20</text:p>
          </table:table-cell>
          <table:table-cell office:value-type="string" table:style-name="ce7">
            <text:p>A5</text:p>
          </table:table-cell>
          <table:table-cell office:value-type="float" office:value="10" table:style-name="ce7">
            <text:p>10</text:p>
          </table:table-cell>
          <table:table-cell office:value-type="float" office:value="268" table:style-name="ce16">
            <text:p>26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9" table:style-name="ce7">
            <text:p>1059</text:p>
          </table:table-cell>
          <table:table-cell office:value-type="date" office:date-value="2020-09-21T00:00:00" table:style-name="ce14">
            <text:p>21.09.20</text:p>
          </table:table-cell>
          <table:table-cell office:value-type="string" table:style-name="ce7">
            <text:p>A40</text:p>
          </table:table-cell>
          <table:table-cell office:value-type="float" office:value="8" table:style-name="ce7">
            <text:p>8</text:p>
          </table:table-cell>
          <table:table-cell office:value-type="float" office:value="351" table:style-name="ce16">
            <text:p>35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0" table:style-name="ce7">
            <text:p>1060</text:p>
          </table:table-cell>
          <table:table-cell office:value-type="date" office:date-value="2020-09-21T00:00:00" table:style-name="ce14">
            <text:p>21.09.20</text:p>
          </table:table-cell>
          <table:table-cell office:value-type="string" table:style-name="ce7">
            <text:p>A35</text:p>
          </table:table-cell>
          <table:table-cell office:value-type="float" office:value="12" table:style-name="ce7">
            <text:p>12</text:p>
          </table:table-cell>
          <table:table-cell office:value-type="float" office:value="212" table:style-name="ce16">
            <text:p>2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1" table:style-name="ce7">
            <text:p>1061</text:p>
          </table:table-cell>
          <table:table-cell office:value-type="date" office:date-value="2020-09-22T00:00:00" table:style-name="ce14">
            <text:p>22.09.20</text:p>
          </table:table-cell>
          <table:table-cell office:value-type="string" table:style-name="ce7">
            <text:p>A35</text:p>
          </table:table-cell>
          <table:table-cell office:value-type="float" office:value="11" table:style-name="ce7">
            <text:p>11</text:p>
          </table:table-cell>
          <table:table-cell office:value-type="float" office:value="152" table:style-name="ce16">
            <text:p>1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2" table:style-name="ce7">
            <text:p>1062</text:p>
          </table:table-cell>
          <table:table-cell office:value-type="date" office:date-value="2020-09-22T00:00:00" table:style-name="ce14">
            <text:p>22.09.20</text:p>
          </table:table-cell>
          <table:table-cell office:value-type="string" table:style-name="ce7">
            <text:p>A8</text:p>
          </table:table-cell>
          <table:table-cell office:value-type="float" office:value="1" table:style-name="ce7">
            <text:p>1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3" table:style-name="ce7">
            <text:p>1063</text:p>
          </table:table-cell>
          <table:table-cell office:value-type="date" office:date-value="2020-09-22T00:00:00" table:style-name="ce14">
            <text:p>22.09.20</text:p>
          </table:table-cell>
          <table:table-cell office:value-type="string" table:style-name="ce7">
            <text:p>A43</text:p>
          </table:table-cell>
          <table:table-cell office:value-type="float" office:value="6" table:style-name="ce7">
            <text:p>6</text:p>
          </table:table-cell>
          <table:table-cell office:value-type="float" office:value="440" table:style-name="ce16">
            <text:p>44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4" table:style-name="ce7">
            <text:p>1064</text:p>
          </table:table-cell>
          <table:table-cell office:value-type="date" office:date-value="2020-09-22T00:00:00" table:style-name="ce14">
            <text:p>22.09.20</text:p>
          </table:table-cell>
          <table:table-cell office:value-type="string" table:style-name="ce7">
            <text:p>A46</text:p>
          </table:table-cell>
          <table:table-cell office:value-type="float" office:value="2" table:style-name="ce7">
            <text:p>2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5" table:style-name="ce7">
            <text:p>1065</text:p>
          </table:table-cell>
          <table:table-cell office:value-type="date" office:date-value="2020-09-23T00:00:00" table:style-name="ce14">
            <text:p>23.09.20</text:p>
          </table:table-cell>
          <table:table-cell office:value-type="string" table:style-name="ce7">
            <text:p>A14</text:p>
          </table:table-cell>
          <table:table-cell office:value-type="float" office:value="3" table:style-name="ce7">
            <text:p>3</text:p>
          </table:table-cell>
          <table:table-cell office:value-type="float" office:value="357" table:style-name="ce16">
            <text:p>35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6" table:style-name="ce7">
            <text:p>1066</text:p>
          </table:table-cell>
          <table:table-cell office:value-type="date" office:date-value="2020-09-23T00:00:00" table:style-name="ce14">
            <text:p>23.09.20</text:p>
          </table:table-cell>
          <table:table-cell office:value-type="string" table:style-name="ce7">
            <text:p>A49</text:p>
          </table:table-cell>
          <table:table-cell office:value-type="float" office:value="14" table:style-name="ce7">
            <text:p>14</text:p>
          </table:table-cell>
          <table:table-cell office:value-type="float" office:value="276" table:style-name="ce16">
            <text:p>2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7" table:style-name="ce7">
            <text:p>1067</text:p>
          </table:table-cell>
          <table:table-cell office:value-type="date" office:date-value="2020-09-23T00:00:00" table:style-name="ce14">
            <text:p>23.09.20</text:p>
          </table:table-cell>
          <table:table-cell office:value-type="string" table:style-name="ce7">
            <text:p>A28</text:p>
          </table:table-cell>
          <table:table-cell office:value-type="float" office:value="6" table:style-name="ce7">
            <text:p>6</text:p>
          </table:table-cell>
          <table:table-cell office:value-type="float" office:value="275" table:style-name="ce16">
            <text:p>27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8" table:style-name="ce7">
            <text:p>1068</text:p>
          </table:table-cell>
          <table:table-cell office:value-type="date" office:date-value="2020-09-23T00:00:00" table:style-name="ce14">
            <text:p>23.09.20</text:p>
          </table:table-cell>
          <table:table-cell office:value-type="string" table:style-name="ce7">
            <text:p>A34</text:p>
          </table:table-cell>
          <table:table-cell office:value-type="float" office:value="5" table:style-name="ce7">
            <text:p>5</text:p>
          </table:table-cell>
          <table:table-cell office:value-type="float" office:value="421" table:style-name="ce16">
            <text:p>42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9" table:style-name="ce7">
            <text:p>1069</text:p>
          </table:table-cell>
          <table:table-cell office:value-type="date" office:date-value="2020-09-24T00:00:00" table:style-name="ce14">
            <text:p>24.09.20</text:p>
          </table:table-cell>
          <table:table-cell office:value-type="string" table:style-name="ce7">
            <text:p>A45</text:p>
          </table:table-cell>
          <table:table-cell office:value-type="float" office:value="9" table:style-name="ce7">
            <text:p>9</text:p>
          </table:table-cell>
          <table:table-cell office:value-type="float" office:value="271" table:style-name="ce16">
            <text:p>27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0" table:style-name="ce7">
            <text:p>1070</text:p>
          </table:table-cell>
          <table:table-cell office:value-type="date" office:date-value="2020-09-24T00:00:00" table:style-name="ce14">
            <text:p>24.09.20</text:p>
          </table:table-cell>
          <table:table-cell office:value-type="string" table:style-name="ce7">
            <text:p>A47</text:p>
          </table:table-cell>
          <table:table-cell office:value-type="float" office:value="2" table:style-name="ce7">
            <text:p>2</text:p>
          </table:table-cell>
          <table:table-cell office:value-type="float" office:value="354" table:style-name="ce16">
            <text:p>35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1" table:style-name="ce7">
            <text:p>1071</text:p>
          </table:table-cell>
          <table:table-cell office:value-type="date" office:date-value="2020-09-24T00:00:00" table:style-name="ce14">
            <text:p>24.09.20</text:p>
          </table:table-cell>
          <table:table-cell office:value-type="string" table:style-name="ce7">
            <text:p>A34</text:p>
          </table:table-cell>
          <table:table-cell office:value-type="float" office:value="7" table:style-name="ce7">
            <text:p>7</text:p>
          </table:table-cell>
          <table:table-cell office:value-type="float" office:value="282" table:style-name="ce16">
            <text:p>28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2" table:style-name="ce7">
            <text:p>1072</text:p>
          </table:table-cell>
          <table:table-cell office:value-type="date" office:date-value="2020-09-24T00:00:00" table:style-name="ce14">
            <text:p>24.09.20</text:p>
          </table:table-cell>
          <table:table-cell office:value-type="string" table:style-name="ce7">
            <text:p>A56</text:p>
          </table:table-cell>
          <table:table-cell office:value-type="float" office:value="10" table:style-name="ce7">
            <text:p>10</text:p>
          </table:table-cell>
          <table:table-cell office:value-type="float" office:value="278" table:style-name="ce16">
            <text:p>2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3" table:style-name="ce7">
            <text:p>1073</text:p>
          </table:table-cell>
          <table:table-cell office:value-type="date" office:date-value="2020-09-25T00:00:00" table:style-name="ce14">
            <text:p>25.09.20</text:p>
          </table:table-cell>
          <table:table-cell office:value-type="string" table:style-name="ce7">
            <text:p>A65</text:p>
          </table:table-cell>
          <table:table-cell office:value-type="float" office:value="6" table:style-name="ce7">
            <text:p>6</text:p>
          </table:table-cell>
          <table:table-cell office:value-type="float" office:value="334" table:style-name="ce16">
            <text:p>33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4" table:style-name="ce7">
            <text:p>1074</text:p>
          </table:table-cell>
          <table:table-cell office:value-type="date" office:date-value="2020-09-25T00:00:00" table:style-name="ce14">
            <text:p>25.09.20</text:p>
          </table:table-cell>
          <table:table-cell office:value-type="string" table:style-name="ce7">
            <text:p>A48</text:p>
          </table:table-cell>
          <table:table-cell office:value-type="float" office:value="3" table:style-name="ce7">
            <text:p>3</text:p>
          </table:table-cell>
          <table:table-cell office:value-type="float" office:value="261" table:style-name="ce16">
            <text:p>26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5" table:style-name="ce7">
            <text:p>1075</text:p>
          </table:table-cell>
          <table:table-cell office:value-type="date" office:date-value="2020-09-25T00:00:00" table:style-name="ce14">
            <text:p>25.09.20</text:p>
          </table:table-cell>
          <table:table-cell office:value-type="string" table:style-name="ce7">
            <text:p>A1</text:p>
          </table:table-cell>
          <table:table-cell office:value-type="float" office:value="7" table:style-name="ce7">
            <text:p>7</text:p>
          </table:table-cell>
          <table:table-cell office:value-type="float" office:value="248" table:style-name="ce16">
            <text:p>2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6" table:style-name="ce7">
            <text:p>1076</text:p>
          </table:table-cell>
          <table:table-cell office:value-type="date" office:date-value="2020-09-25T00:00:00" table:style-name="ce14">
            <text:p>25.09.20</text:p>
          </table:table-cell>
          <table:table-cell office:value-type="string" table:style-name="ce7">
            <text:p>A30</text:p>
          </table:table-cell>
          <table:table-cell office:value-type="float" office:value="12" table:style-name="ce7">
            <text:p>12</text:p>
          </table:table-cell>
          <table:table-cell office:value-type="float" office:value="247" table:style-name="ce16">
            <text:p>2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7" table:style-name="ce7">
            <text:p>1077</text:p>
          </table:table-cell>
          <table:table-cell office:value-type="date" office:date-value="2020-09-26T00:00:00" table:style-name="ce14">
            <text:p>26.09.20</text:p>
          </table:table-cell>
          <table:table-cell office:value-type="string" table:style-name="ce7">
            <text:p>A64</text:p>
          </table:table-cell>
          <table:table-cell office:value-type="float" office:value="13" table:style-name="ce7">
            <text:p>13</text:p>
          </table:table-cell>
          <table:table-cell office:value-type="float" office:value="446" table:style-name="ce16">
            <text:p>44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8" table:style-name="ce7">
            <text:p>1078</text:p>
          </table:table-cell>
          <table:table-cell office:value-type="date" office:date-value="2020-09-26T00:00:00" table:style-name="ce14">
            <text:p>26.09.20</text:p>
          </table:table-cell>
          <table:table-cell office:value-type="string" table:style-name="ce7">
            <text:p>A54</text:p>
          </table:table-cell>
          <table:table-cell office:value-type="float" office:value="15" table:style-name="ce7">
            <text:p>15</text:p>
          </table:table-cell>
          <table:table-cell office:value-type="float" office:value="249" table:style-name="ce16">
            <text:p>24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9" table:style-name="ce7">
            <text:p>1079</text:p>
          </table:table-cell>
          <table:table-cell office:value-type="date" office:date-value="2020-09-26T00:00:00" table:style-name="ce14">
            <text:p>26.09.20</text:p>
          </table:table-cell>
          <table:table-cell office:value-type="string" table:style-name="ce7">
            <text:p>A34</text:p>
          </table:table-cell>
          <table:table-cell office:value-type="float" office:value="2" table:style-name="ce7">
            <text:p>2</text:p>
          </table:table-cell>
          <table:table-cell office:value-type="float" office:value="359" table:style-name="ce16">
            <text:p>35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0" table:style-name="ce7">
            <text:p>1080</text:p>
          </table:table-cell>
          <table:table-cell office:value-type="date" office:date-value="2020-09-26T00:00:00" table:style-name="ce14">
            <text:p>26.09.20</text:p>
          </table:table-cell>
          <table:table-cell office:value-type="string" table:style-name="ce7">
            <text:p>A23</text:p>
          </table:table-cell>
          <table:table-cell office:value-type="float" office:value="8" table:style-name="ce7">
            <text:p>8</text:p>
          </table:table-cell>
          <table:table-cell office:value-type="float" office:value="128" table:style-name="ce16">
            <text:p>12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1" table:style-name="ce7">
            <text:p>1081</text:p>
          </table:table-cell>
          <table:table-cell office:value-type="date" office:date-value="2020-09-27T00:00:00" table:style-name="ce14">
            <text:p>27.09.20</text:p>
          </table:table-cell>
          <table:table-cell office:value-type="string" table:style-name="ce7">
            <text:p>A3</text:p>
          </table:table-cell>
          <table:table-cell office:value-type="float" office:value="4" table:style-name="ce7">
            <text:p>4</text:p>
          </table:table-cell>
          <table:table-cell office:value-type="float" office:value="265" table:style-name="ce16">
            <text:p>26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2" table:style-name="ce7">
            <text:p>1082</text:p>
          </table:table-cell>
          <table:table-cell office:value-type="date" office:date-value="2020-09-27T00:00:00" table:style-name="ce14">
            <text:p>27.09.20</text:p>
          </table:table-cell>
          <table:table-cell office:value-type="string" table:style-name="ce7">
            <text:p>A18</text:p>
          </table:table-cell>
          <table:table-cell office:value-type="float" office:value="13" table:style-name="ce7">
            <text:p>13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3" table:style-name="ce7">
            <text:p>1083</text:p>
          </table:table-cell>
          <table:table-cell office:value-type="date" office:date-value="2020-09-27T00:00:00" table:style-name="ce14">
            <text:p>27.09.20</text:p>
          </table:table-cell>
          <table:table-cell office:value-type="string" table:style-name="ce7">
            <text:p>A50</text:p>
          </table:table-cell>
          <table:table-cell office:value-type="float" office:value="9" table:style-name="ce7">
            <text:p>9</text:p>
          </table:table-cell>
          <table:table-cell office:value-type="float" office:value="350" table:style-name="ce16">
            <text:p>35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4" table:style-name="ce7">
            <text:p>1084</text:p>
          </table:table-cell>
          <table:table-cell office:value-type="date" office:date-value="2020-09-27T00:00:00" table:style-name="ce14">
            <text:p>27.09.20</text:p>
          </table:table-cell>
          <table:table-cell office:value-type="string" table:style-name="ce7">
            <text:p>A49</text:p>
          </table:table-cell>
          <table:table-cell office:value-type="float" office:value="11" table:style-name="ce7">
            <text:p>11</text:p>
          </table:table-cell>
          <table:table-cell office:value-type="float" office:value="153" table:style-name="ce16">
            <text:p>1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5" table:style-name="ce7">
            <text:p>1085</text:p>
          </table:table-cell>
          <table:table-cell office:value-type="date" office:date-value="2020-09-28T00:00:00" table:style-name="ce14">
            <text:p>28.09.20</text:p>
          </table:table-cell>
          <table:table-cell office:value-type="string" table:style-name="ce7">
            <text:p>A56</text:p>
          </table:table-cell>
          <table:table-cell office:value-type="float" office:value="14" table:style-name="ce7">
            <text:p>14</text:p>
          </table:table-cell>
          <table:table-cell office:value-type="float" office:value="243" table:style-name="ce16">
            <text:p>2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6" table:style-name="ce7">
            <text:p>1086</text:p>
          </table:table-cell>
          <table:table-cell office:value-type="date" office:date-value="2020-09-28T00:00:00" table:style-name="ce14">
            <text:p>28.09.20</text:p>
          </table:table-cell>
          <table:table-cell office:value-type="string" table:style-name="ce7">
            <text:p>A55</text:p>
          </table:table-cell>
          <table:table-cell office:value-type="float" office:value="4" table:style-name="ce7">
            <text:p>4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7" table:style-name="ce7">
            <text:p>1087</text:p>
          </table:table-cell>
          <table:table-cell office:value-type="date" office:date-value="2020-09-28T00:00:00" table:style-name="ce14">
            <text:p>28.09.20</text:p>
          </table:table-cell>
          <table:table-cell office:value-type="string" table:style-name="ce7">
            <text:p>A22</text:p>
          </table:table-cell>
          <table:table-cell office:value-type="float" office:value="1" table:style-name="ce7">
            <text:p>1</text:p>
          </table:table-cell>
          <table:table-cell office:value-type="float" office:value="265" table:style-name="ce16">
            <text:p>26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8" table:style-name="ce7">
            <text:p>1088</text:p>
          </table:table-cell>
          <table:table-cell office:value-type="date" office:date-value="2020-09-28T00:00:00" table:style-name="ce14">
            <text:p>28.09.20</text:p>
          </table:table-cell>
          <table:table-cell office:value-type="string" table:style-name="ce7">
            <text:p>A59</text:p>
          </table:table-cell>
          <table:table-cell office:value-type="float" office:value="15" table:style-name="ce7">
            <text:p>15</text:p>
          </table:table-cell>
          <table:table-cell office:value-type="float" office:value="117" table:style-name="ce16">
            <text:p>11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9" table:style-name="ce7">
            <text:p>1089</text:p>
          </table:table-cell>
          <table:table-cell office:value-type="date" office:date-value="2020-09-29T00:00:00" table:style-name="ce14">
            <text:p>29.09.20</text:p>
          </table:table-cell>
          <table:table-cell office:value-type="string" table:style-name="ce7">
            <text:p>A38</text:p>
          </table:table-cell>
          <table:table-cell office:value-type="float" office:value="5" table:style-name="ce7">
            <text:p>5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0" table:style-name="ce7">
            <text:p>1090</text:p>
          </table:table-cell>
          <table:table-cell office:value-type="date" office:date-value="2020-09-29T00:00:00" table:style-name="ce14">
            <text:p>29.09.20</text:p>
          </table:table-cell>
          <table:table-cell office:value-type="string" table:style-name="ce7">
            <text:p>A36</text:p>
          </table:table-cell>
          <table:table-cell office:value-type="float" office:value="14" table:style-name="ce7">
            <text:p>14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1" table:style-name="ce7">
            <text:p>1091</text:p>
          </table:table-cell>
          <table:table-cell office:value-type="date" office:date-value="2020-09-29T00:00:00" table:style-name="ce14">
            <text:p>29.09.20</text:p>
          </table:table-cell>
          <table:table-cell office:value-type="string" table:style-name="ce7">
            <text:p>A11</text:p>
          </table:table-cell>
          <table:table-cell office:value-type="float" office:value="11" table:style-name="ce7">
            <text:p>11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2" table:style-name="ce7">
            <text:p>1092</text:p>
          </table:table-cell>
          <table:table-cell office:value-type="date" office:date-value="2020-09-29T00:00:00" table:style-name="ce14">
            <text:p>29.09.20</text:p>
          </table:table-cell>
          <table:table-cell office:value-type="string" table:style-name="ce7">
            <text:p>A63</text:p>
          </table:table-cell>
          <table:table-cell office:value-type="float" office:value="9" table:style-name="ce7">
            <text:p>9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3" table:style-name="ce7">
            <text:p>1093</text:p>
          </table:table-cell>
          <table:table-cell office:value-type="date" office:date-value="2020-09-30T00:00:00" table:style-name="ce14">
            <text:p>30.09.20</text:p>
          </table:table-cell>
          <table:table-cell office:value-type="string" table:style-name="ce7">
            <text:p>A30</text:p>
          </table:table-cell>
          <table:table-cell office:value-type="float" office:value="6" table:style-name="ce7">
            <text:p>6</text:p>
          </table:table-cell>
          <table:table-cell office:value-type="float" office:value="131" table:style-name="ce16">
            <text:p>1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4" table:style-name="ce7">
            <text:p>1094</text:p>
          </table:table-cell>
          <table:table-cell office:value-type="date" office:date-value="2020-09-30T00:00:00" table:style-name="ce14">
            <text:p>30.09.20</text:p>
          </table:table-cell>
          <table:table-cell office:value-type="string" table:style-name="ce7">
            <text:p>A47</text:p>
          </table:table-cell>
          <table:table-cell office:value-type="float" office:value="6" table:style-name="ce7">
            <text:p>6</text:p>
          </table:table-cell>
          <table:table-cell office:value-type="float" office:value="132" table:style-name="ce16">
            <text:p>1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5" table:style-name="ce7">
            <text:p>1095</text:p>
          </table:table-cell>
          <table:table-cell office:value-type="date" office:date-value="2020-09-30T00:00:00" table:style-name="ce14">
            <text:p>30.09.20</text:p>
          </table:table-cell>
          <table:table-cell office:value-type="string" table:style-name="ce7">
            <text:p>A5</text:p>
          </table:table-cell>
          <table:table-cell office:value-type="float" office:value="6" table:style-name="ce7">
            <text:p>6</text:p>
          </table:table-cell>
          <table:table-cell office:value-type="float" office:value="198" table:style-name="ce16">
            <text:p>19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6" table:style-name="ce7">
            <text:p>1096</text:p>
          </table:table-cell>
          <table:table-cell office:value-type="date" office:date-value="2020-09-30T00:00:00" table:style-name="ce14">
            <text:p>30.09.20</text:p>
          </table:table-cell>
          <table:table-cell office:value-type="string" table:style-name="ce7">
            <text:p>A63</text:p>
          </table:table-cell>
          <table:table-cell office:value-type="float" office:value="7" table:style-name="ce7">
            <text:p>7</text:p>
          </table:table-cell>
          <table:table-cell office:value-type="float" office:value="391" table:style-name="ce16">
            <text:p>39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7" table:style-name="ce7">
            <text:p>1097</text:p>
          </table:table-cell>
          <table:table-cell office:value-type="date" office:date-value="2020-10-01T00:00:00" table:style-name="ce14">
            <text:p>01.10.20</text:p>
          </table:table-cell>
          <table:table-cell office:value-type="string" table:style-name="ce7">
            <text:p>A51</text:p>
          </table:table-cell>
          <table:table-cell office:value-type="float" office:value="5" table:style-name="ce7">
            <text:p>5</text:p>
          </table:table-cell>
          <table:table-cell office:value-type="float" office:value="306" table:style-name="ce16">
            <text:p>3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8" table:style-name="ce7">
            <text:p>1098</text:p>
          </table:table-cell>
          <table:table-cell office:value-type="date" office:date-value="2020-10-01T00:00:00" table:style-name="ce14">
            <text:p>01.10.20</text:p>
          </table:table-cell>
          <table:table-cell office:value-type="string" table:style-name="ce7">
            <text:p>A56</text:p>
          </table:table-cell>
          <table:table-cell office:value-type="float" office:value="7" table:style-name="ce7">
            <text:p>7</text:p>
          </table:table-cell>
          <table:table-cell office:value-type="float" office:value="184" table:style-name="ce16">
            <text:p>18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9" table:style-name="ce7">
            <text:p>1099</text:p>
          </table:table-cell>
          <table:table-cell office:value-type="date" office:date-value="2020-10-01T00:00:00" table:style-name="ce14">
            <text:p>01.10.20</text:p>
          </table:table-cell>
          <table:table-cell office:value-type="string" table:style-name="ce7">
            <text:p>A27</text:p>
          </table:table-cell>
          <table:table-cell office:value-type="float" office:value="8" table:style-name="ce7">
            <text:p>8</text:p>
          </table:table-cell>
          <table:table-cell office:value-type="float" office:value="439" table:style-name="ce16">
            <text:p>43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0" table:style-name="ce7">
            <text:p>1100</text:p>
          </table:table-cell>
          <table:table-cell office:value-type="date" office:date-value="2020-10-01T00:00:00" table:style-name="ce14">
            <text:p>01.10.20</text:p>
          </table:table-cell>
          <table:table-cell office:value-type="string" table:style-name="ce7">
            <text:p>A42</text:p>
          </table:table-cell>
          <table:table-cell office:value-type="float" office:value="15" table:style-name="ce7">
            <text:p>15</text:p>
          </table:table-cell>
          <table:table-cell office:value-type="float" office:value="211" table:style-name="ce16">
            <text:p>21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1" table:style-name="ce7">
            <text:p>1101</text:p>
          </table:table-cell>
          <table:table-cell office:value-type="date" office:date-value="2020-10-02T00:00:00" table:style-name="ce14">
            <text:p>02.10.20</text:p>
          </table:table-cell>
          <table:table-cell office:value-type="string" table:style-name="ce7">
            <text:p>A13</text:p>
          </table:table-cell>
          <table:table-cell office:value-type="float" office:value="6" table:style-name="ce7">
            <text:p>6</text:p>
          </table:table-cell>
          <table:table-cell office:value-type="float" office:value="146" table:style-name="ce16">
            <text:p>14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2" table:style-name="ce7">
            <text:p>1102</text:p>
          </table:table-cell>
          <table:table-cell office:value-type="date" office:date-value="2020-10-02T00:00:00" table:style-name="ce14">
            <text:p>02.10.20</text:p>
          </table:table-cell>
          <table:table-cell office:value-type="string" table:style-name="ce7">
            <text:p>A41</text:p>
          </table:table-cell>
          <table:table-cell office:value-type="float" office:value="8" table:style-name="ce7">
            <text:p>8</text:p>
          </table:table-cell>
          <table:table-cell office:value-type="float" office:value="129" table:style-name="ce16">
            <text:p>12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3" table:style-name="ce7">
            <text:p>1103</text:p>
          </table:table-cell>
          <table:table-cell office:value-type="date" office:date-value="2020-10-02T00:00:00" table:style-name="ce14">
            <text:p>02.10.20</text:p>
          </table:table-cell>
          <table:table-cell office:value-type="string" table:style-name="ce7">
            <text:p>A20</text:p>
          </table:table-cell>
          <table:table-cell office:value-type="float" office:value="13" table:style-name="ce7">
            <text:p>13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4" table:style-name="ce7">
            <text:p>1104</text:p>
          </table:table-cell>
          <table:table-cell office:value-type="date" office:date-value="2020-10-02T00:00:00" table:style-name="ce14">
            <text:p>02.10.20</text:p>
          </table:table-cell>
          <table:table-cell office:value-type="string" table:style-name="ce7">
            <text:p>A18</text:p>
          </table:table-cell>
          <table:table-cell office:value-type="float" office:value="15" table:style-name="ce7">
            <text:p>15</text:p>
          </table:table-cell>
          <table:table-cell office:value-type="float" office:value="253" table:style-name="ce16">
            <text:p>2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5" table:style-name="ce7">
            <text:p>1105</text:p>
          </table:table-cell>
          <table:table-cell office:value-type="date" office:date-value="2020-10-03T00:00:00" table:style-name="ce14">
            <text:p>03.10.20</text:p>
          </table:table-cell>
          <table:table-cell office:value-type="string" table:style-name="ce7">
            <text:p>A52</text:p>
          </table:table-cell>
          <table:table-cell office:value-type="float" office:value="7" table:style-name="ce7">
            <text:p>7</text:p>
          </table:table-cell>
          <table:table-cell office:value-type="float" office:value="412" table:style-name="ce16">
            <text:p>4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6" table:style-name="ce7">
            <text:p>1106</text:p>
          </table:table-cell>
          <table:table-cell office:value-type="date" office:date-value="2020-10-03T00:00:00" table:style-name="ce14">
            <text:p>03.10.20</text:p>
          </table:table-cell>
          <table:table-cell office:value-type="string" table:style-name="ce7">
            <text:p>A47</text:p>
          </table:table-cell>
          <table:table-cell office:value-type="float" office:value="11" table:style-name="ce7">
            <text:p>11</text:p>
          </table:table-cell>
          <table:table-cell office:value-type="float" office:value="153" table:style-name="ce16">
            <text:p>15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7" table:style-name="ce7">
            <text:p>1107</text:p>
          </table:table-cell>
          <table:table-cell office:value-type="date" office:date-value="2020-10-03T00:00:00" table:style-name="ce14">
            <text:p>03.10.20</text:p>
          </table:table-cell>
          <table:table-cell office:value-type="string" table:style-name="ce7">
            <text:p>A2</text:p>
          </table:table-cell>
          <table:table-cell office:value-type="float" office:value="12" table:style-name="ce7">
            <text:p>12</text:p>
          </table:table-cell>
          <table:table-cell office:value-type="float" office:value="417" table:style-name="ce16">
            <text:p>41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8" table:style-name="ce7">
            <text:p>1108</text:p>
          </table:table-cell>
          <table:table-cell office:value-type="date" office:date-value="2020-10-03T00:00:00" table:style-name="ce14">
            <text:p>03.10.20</text:p>
          </table:table-cell>
          <table:table-cell office:value-type="string" table:style-name="ce7">
            <text:p>A54</text:p>
          </table:table-cell>
          <table:table-cell office:value-type="float" office:value="13" table:style-name="ce7">
            <text:p>13</text:p>
          </table:table-cell>
          <table:table-cell office:value-type="float" office:value="147" table:style-name="ce16">
            <text:p>1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9" table:style-name="ce7">
            <text:p>1109</text:p>
          </table:table-cell>
          <table:table-cell office:value-type="date" office:date-value="2020-10-04T00:00:00" table:style-name="ce14">
            <text:p>04.10.20</text:p>
          </table:table-cell>
          <table:table-cell office:value-type="string" table:style-name="ce7">
            <text:p>A62</text:p>
          </table:table-cell>
          <table:table-cell office:value-type="float" office:value="4" table:style-name="ce7">
            <text:p>4</text:p>
          </table:table-cell>
          <table:table-cell office:value-type="float" office:value="314" table:style-name="ce16">
            <text:p>31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0" table:style-name="ce7">
            <text:p>1110</text:p>
          </table:table-cell>
          <table:table-cell office:value-type="date" office:date-value="2020-10-04T00:00:00" table:style-name="ce14">
            <text:p>04.10.20</text:p>
          </table:table-cell>
          <table:table-cell office:value-type="string" table:style-name="ce7">
            <text:p>A22</text:p>
          </table:table-cell>
          <table:table-cell office:value-type="float" office:value="14" table:style-name="ce7">
            <text:p>14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1" table:style-name="ce7">
            <text:p>1111</text:p>
          </table:table-cell>
          <table:table-cell office:value-type="date" office:date-value="2020-10-04T00:00:00" table:style-name="ce14">
            <text:p>04.10.20</text:p>
          </table:table-cell>
          <table:table-cell office:value-type="string" table:style-name="ce7">
            <text:p>A1</text:p>
          </table:table-cell>
          <table:table-cell office:value-type="float" office:value="9" table:style-name="ce7">
            <text:p>9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2" table:style-name="ce7">
            <text:p>1112</text:p>
          </table:table-cell>
          <table:table-cell office:value-type="date" office:date-value="2020-10-04T00:00:00" table:style-name="ce14">
            <text:p>04.10.20</text:p>
          </table:table-cell>
          <table:table-cell office:value-type="string" table:style-name="ce7">
            <text:p>A19</text:p>
          </table:table-cell>
          <table:table-cell office:value-type="float" office:value="10" table:style-name="ce7">
            <text:p>10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3" table:style-name="ce7">
            <text:p>1113</text:p>
          </table:table-cell>
          <table:table-cell office:value-type="date" office:date-value="2020-10-05T00:00:00" table:style-name="ce14">
            <text:p>05.10.20</text:p>
          </table:table-cell>
          <table:table-cell office:value-type="string" table:style-name="ce7">
            <text:p>A32</text:p>
          </table:table-cell>
          <table:table-cell office:value-type="float" office:value="14" table:style-name="ce7">
            <text:p>14</text:p>
          </table:table-cell>
          <table:table-cell office:value-type="float" office:value="187" table:style-name="ce16">
            <text:p>1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4" table:style-name="ce7">
            <text:p>1114</text:p>
          </table:table-cell>
          <table:table-cell office:value-type="date" office:date-value="2020-10-05T00:00:00" table:style-name="ce14">
            <text:p>05.10.20</text:p>
          </table:table-cell>
          <table:table-cell office:value-type="string" table:style-name="ce7">
            <text:p>A42</text:p>
          </table:table-cell>
          <table:table-cell office:value-type="float" office:value="1" table:style-name="ce7">
            <text:p>1</text:p>
          </table:table-cell>
          <table:table-cell office:value-type="float" office:value="320" table:style-name="ce16">
            <text:p>3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5" table:style-name="ce7">
            <text:p>1115</text:p>
          </table:table-cell>
          <table:table-cell office:value-type="date" office:date-value="2020-10-05T00:00:00" table:style-name="ce14">
            <text:p>05.10.20</text:p>
          </table:table-cell>
          <table:table-cell office:value-type="string" table:style-name="ce7">
            <text:p>A4</text:p>
          </table:table-cell>
          <table:table-cell office:value-type="float" office:value="3" table:style-name="ce7">
            <text:p>3</text:p>
          </table:table-cell>
          <table:table-cell office:value-type="float" office:value="143" table:style-name="ce16">
            <text:p>1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6" table:style-name="ce7">
            <text:p>1116</text:p>
          </table:table-cell>
          <table:table-cell office:value-type="date" office:date-value="2020-10-05T00:00:00" table:style-name="ce14">
            <text:p>05.10.20</text:p>
          </table:table-cell>
          <table:table-cell office:value-type="string" table:style-name="ce7">
            <text:p>A45</text:p>
          </table:table-cell>
          <table:table-cell office:value-type="float" office:value="8" table:style-name="ce7">
            <text:p>8</text:p>
          </table:table-cell>
          <table:table-cell office:value-type="float" office:value="406" table:style-name="ce16">
            <text:p>40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7" table:style-name="ce7">
            <text:p>1117</text:p>
          </table:table-cell>
          <table:table-cell office:value-type="date" office:date-value="2020-10-06T00:00:00" table:style-name="ce14">
            <text:p>06.10.20</text:p>
          </table:table-cell>
          <table:table-cell office:value-type="string" table:style-name="ce7">
            <text:p>A6</text:p>
          </table:table-cell>
          <table:table-cell office:value-type="float" office:value="10" table:style-name="ce7">
            <text:p>10</text:p>
          </table:table-cell>
          <table:table-cell office:value-type="float" office:value="269" table:style-name="ce16">
            <text:p>26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8" table:style-name="ce7">
            <text:p>1118</text:p>
          </table:table-cell>
          <table:table-cell office:value-type="date" office:date-value="2020-10-06T00:00:00" table:style-name="ce14">
            <text:p>06.10.20</text:p>
          </table:table-cell>
          <table:table-cell office:value-type="string" table:style-name="ce7">
            <text:p>A19</text:p>
          </table:table-cell>
          <table:table-cell office:value-type="float" office:value="13" table:style-name="ce7">
            <text:p>13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9" table:style-name="ce7">
            <text:p>1119</text:p>
          </table:table-cell>
          <table:table-cell office:value-type="date" office:date-value="2020-10-06T00:00:00" table:style-name="ce14">
            <text:p>06.10.20</text:p>
          </table:table-cell>
          <table:table-cell office:value-type="string" table:style-name="ce7">
            <text:p>A51</text:p>
          </table:table-cell>
          <table:table-cell office:value-type="float" office:value="9" table:style-name="ce7">
            <text:p>9</text:p>
          </table:table-cell>
          <table:table-cell office:value-type="float" office:value="327" table:style-name="ce16">
            <text:p>32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0" table:style-name="ce7">
            <text:p>1120</text:p>
          </table:table-cell>
          <table:table-cell office:value-type="date" office:date-value="2020-10-06T00:00:00" table:style-name="ce14">
            <text:p>06.10.20</text:p>
          </table:table-cell>
          <table:table-cell office:value-type="string" table:style-name="ce7">
            <text:p>A32</text:p>
          </table:table-cell>
          <table:table-cell office:value-type="float" office:value="13" table:style-name="ce7">
            <text:p>13</text:p>
          </table:table-cell>
          <table:table-cell office:value-type="float" office:value="176" table:style-name="ce16">
            <text:p>1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1" table:style-name="ce7">
            <text:p>1121</text:p>
          </table:table-cell>
          <table:table-cell office:value-type="date" office:date-value="2020-10-07T00:00:00" table:style-name="ce14">
            <text:p>07.10.20</text:p>
          </table:table-cell>
          <table:table-cell office:value-type="string" table:style-name="ce7">
            <text:p>A65</text:p>
          </table:table-cell>
          <table:table-cell office:value-type="float" office:value="4" table:style-name="ce7">
            <text:p>4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2" table:style-name="ce7">
            <text:p>1122</text:p>
          </table:table-cell>
          <table:table-cell office:value-type="date" office:date-value="2020-10-07T00:00:00" table:style-name="ce14">
            <text:p>07.10.20</text:p>
          </table:table-cell>
          <table:table-cell office:value-type="string" table:style-name="ce7">
            <text:p>A2</text:p>
          </table:table-cell>
          <table:table-cell office:value-type="float" office:value="11" table:style-name="ce7">
            <text:p>11</text:p>
          </table:table-cell>
          <table:table-cell office:value-type="float" office:value="369" table:style-name="ce16">
            <text:p>36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3" table:style-name="ce7">
            <text:p>1123</text:p>
          </table:table-cell>
          <table:table-cell office:value-type="date" office:date-value="2020-10-07T00:00:00" table:style-name="ce14">
            <text:p>07.10.20</text:p>
          </table:table-cell>
          <table:table-cell office:value-type="string" table:style-name="ce7">
            <text:p>A26</text:p>
          </table:table-cell>
          <table:table-cell office:value-type="float" office:value="2" table:style-name="ce7">
            <text:p>2</text:p>
          </table:table-cell>
          <table:table-cell office:value-type="float" office:value="308" table:style-name="ce16">
            <text:p>3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4" table:style-name="ce7">
            <text:p>1124</text:p>
          </table:table-cell>
          <table:table-cell office:value-type="date" office:date-value="2020-10-07T00:00:00" table:style-name="ce14">
            <text:p>07.10.20</text:p>
          </table:table-cell>
          <table:table-cell office:value-type="string" table:style-name="ce7">
            <text:p>A6</text:p>
          </table:table-cell>
          <table:table-cell office:value-type="float" office:value="13" table:style-name="ce7">
            <text:p>13</text:p>
          </table:table-cell>
          <table:table-cell office:value-type="float" office:value="143" table:style-name="ce16">
            <text:p>14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5" table:style-name="ce7">
            <text:p>1125</text:p>
          </table:table-cell>
          <table:table-cell office:value-type="date" office:date-value="2020-10-08T00:00:00" table:style-name="ce14">
            <text:p>08.10.20</text:p>
          </table:table-cell>
          <table:table-cell office:value-type="string" table:style-name="ce7">
            <text:p>A62</text:p>
          </table:table-cell>
          <table:table-cell office:value-type="float" office:value="1" table:style-name="ce7">
            <text:p>1</text:p>
          </table:table-cell>
          <table:table-cell office:value-type="float" office:value="431" table:style-name="ce16">
            <text:p>4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6" table:style-name="ce7">
            <text:p>1126</text:p>
          </table:table-cell>
          <table:table-cell office:value-type="date" office:date-value="2020-10-08T00:00:00" table:style-name="ce14">
            <text:p>08.10.20</text:p>
          </table:table-cell>
          <table:table-cell office:value-type="string" table:style-name="ce7">
            <text:p>A45</text:p>
          </table:table-cell>
          <table:table-cell office:value-type="float" office:value="15" table:style-name="ce7">
            <text:p>15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7" table:style-name="ce7">
            <text:p>1127</text:p>
          </table:table-cell>
          <table:table-cell office:value-type="date" office:date-value="2020-10-08T00:00:00" table:style-name="ce14">
            <text:p>08.10.20</text:p>
          </table:table-cell>
          <table:table-cell office:value-type="string" table:style-name="ce7">
            <text:p>A40</text:p>
          </table:table-cell>
          <table:table-cell office:value-type="float" office:value="10" table:style-name="ce7">
            <text:p>10</text:p>
          </table:table-cell>
          <table:table-cell office:value-type="float" office:value="200" table:style-name="ce16">
            <text:p>2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8" table:style-name="ce7">
            <text:p>1128</text:p>
          </table:table-cell>
          <table:table-cell office:value-type="date" office:date-value="2020-10-08T00:00:00" table:style-name="ce14">
            <text:p>08.10.20</text:p>
          </table:table-cell>
          <table:table-cell office:value-type="string" table:style-name="ce7">
            <text:p>A53</text:p>
          </table:table-cell>
          <table:table-cell office:value-type="float" office:value="4" table:style-name="ce7">
            <text:p>4</text:p>
          </table:table-cell>
          <table:table-cell office:value-type="float" office:value="220" table:style-name="ce16">
            <text:p>22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9" table:style-name="ce7">
            <text:p>1129</text:p>
          </table:table-cell>
          <table:table-cell office:value-type="date" office:date-value="2020-10-09T00:00:00" table:style-name="ce14">
            <text:p>09.10.20</text:p>
          </table:table-cell>
          <table:table-cell office:value-type="string" table:style-name="ce7">
            <text:p>A65</text:p>
          </table:table-cell>
          <table:table-cell office:value-type="float" office:value="6" table:style-name="ce7">
            <text:p>6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0" table:style-name="ce7">
            <text:p>1130</text:p>
          </table:table-cell>
          <table:table-cell office:value-type="date" office:date-value="2020-10-09T00:00:00" table:style-name="ce14">
            <text:p>09.10.20</text:p>
          </table:table-cell>
          <table:table-cell office:value-type="string" table:style-name="ce7">
            <text:p>A65</text:p>
          </table:table-cell>
          <table:table-cell office:value-type="float" office:value="11" table:style-name="ce7">
            <text:p>11</text:p>
          </table:table-cell>
          <table:table-cell office:value-type="float" office:value="211" table:style-name="ce16">
            <text:p>21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1" table:style-name="ce7">
            <text:p>1131</text:p>
          </table:table-cell>
          <table:table-cell office:value-type="date" office:date-value="2020-10-09T00:00:00" table:style-name="ce14">
            <text:p>09.10.20</text:p>
          </table:table-cell>
          <table:table-cell office:value-type="string" table:style-name="ce7">
            <text:p>A54</text:p>
          </table:table-cell>
          <table:table-cell office:value-type="float" office:value="4" table:style-name="ce7">
            <text:p>4</text:p>
          </table:table-cell>
          <table:table-cell office:value-type="float" office:value="377" table:style-name="ce16">
            <text:p>37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2" table:style-name="ce7">
            <text:p>1132</text:p>
          </table:table-cell>
          <table:table-cell office:value-type="date" office:date-value="2020-10-09T00:00:00" table:style-name="ce14">
            <text:p>09.10.20</text:p>
          </table:table-cell>
          <table:table-cell office:value-type="string" table:style-name="ce7">
            <text:p>A25</text:p>
          </table:table-cell>
          <table:table-cell office:value-type="float" office:value="5" table:style-name="ce7">
            <text:p>5</text:p>
          </table:table-cell>
          <table:table-cell office:value-type="float" office:value="407" table:style-name="ce16">
            <text:p>40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3" table:style-name="ce7">
            <text:p>1133</text:p>
          </table:table-cell>
          <table:table-cell office:value-type="date" office:date-value="2020-10-10T00:00:00" table:style-name="ce14">
            <text:p>10.10.20</text:p>
          </table:table-cell>
          <table:table-cell office:value-type="string" table:style-name="ce7">
            <text:p>A44</text:p>
          </table:table-cell>
          <table:table-cell office:value-type="float" office:value="7" table:style-name="ce7">
            <text:p>7</text:p>
          </table:table-cell>
          <table:table-cell office:value-type="float" office:value="305" table:style-name="ce16">
            <text:p>30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4" table:style-name="ce7">
            <text:p>1134</text:p>
          </table:table-cell>
          <table:table-cell office:value-type="date" office:date-value="2020-10-10T00:00:00" table:style-name="ce14">
            <text:p>10.10.20</text:p>
          </table:table-cell>
          <table:table-cell office:value-type="string" table:style-name="ce7">
            <text:p>A45</text:p>
          </table:table-cell>
          <table:table-cell office:value-type="float" office:value="15" table:style-name="ce7">
            <text:p>15</text:p>
          </table:table-cell>
          <table:table-cell office:value-type="float" office:value="425" table:style-name="ce16">
            <text:p>42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5" table:style-name="ce7">
            <text:p>1135</text:p>
          </table:table-cell>
          <table:table-cell office:value-type="date" office:date-value="2020-10-10T00:00:00" table:style-name="ce14">
            <text:p>10.10.20</text:p>
          </table:table-cell>
          <table:table-cell office:value-type="string" table:style-name="ce7">
            <text:p>A36</text:p>
          </table:table-cell>
          <table:table-cell office:value-type="float" office:value="2" table:style-name="ce7">
            <text:p>2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6" table:style-name="ce7">
            <text:p>1136</text:p>
          </table:table-cell>
          <table:table-cell office:value-type="date" office:date-value="2020-10-10T00:00:00" table:style-name="ce14">
            <text:p>10.10.20</text:p>
          </table:table-cell>
          <table:table-cell office:value-type="string" table:style-name="ce7">
            <text:p>A51</text:p>
          </table:table-cell>
          <table:table-cell office:value-type="float" office:value="10" table:style-name="ce7">
            <text:p>10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7" table:style-name="ce7">
            <text:p>1137</text:p>
          </table:table-cell>
          <table:table-cell office:value-type="date" office:date-value="2020-10-11T00:00:00" table:style-name="ce14">
            <text:p>11.10.20</text:p>
          </table:table-cell>
          <table:table-cell office:value-type="string" table:style-name="ce7">
            <text:p>A41</text:p>
          </table:table-cell>
          <table:table-cell office:value-type="float" office:value="12" table:style-name="ce7">
            <text:p>12</text:p>
          </table:table-cell>
          <table:table-cell office:value-type="float" office:value="233" table:style-name="ce16">
            <text:p>23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8" table:style-name="ce7">
            <text:p>1138</text:p>
          </table:table-cell>
          <table:table-cell office:value-type="date" office:date-value="2020-10-11T00:00:00" table:style-name="ce14">
            <text:p>11.10.20</text:p>
          </table:table-cell>
          <table:table-cell office:value-type="string" table:style-name="ce7">
            <text:p>A8</text:p>
          </table:table-cell>
          <table:table-cell office:value-type="float" office:value="14" table:style-name="ce7">
            <text:p>14</text:p>
          </table:table-cell>
          <table:table-cell office:value-type="float" office:value="424" table:style-name="ce16">
            <text:p>42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9" table:style-name="ce7">
            <text:p>1139</text:p>
          </table:table-cell>
          <table:table-cell office:value-type="date" office:date-value="2020-10-11T00:00:00" table:style-name="ce14">
            <text:p>11.10.20</text:p>
          </table:table-cell>
          <table:table-cell office:value-type="string" table:style-name="ce7">
            <text:p>A42</text:p>
          </table:table-cell>
          <table:table-cell office:value-type="float" office:value="12" table:style-name="ce7">
            <text:p>12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0" table:style-name="ce7">
            <text:p>1140</text:p>
          </table:table-cell>
          <table:table-cell office:value-type="date" office:date-value="2020-10-11T00:00:00" table:style-name="ce14">
            <text:p>11.10.20</text:p>
          </table:table-cell>
          <table:table-cell office:value-type="string" table:style-name="ce7">
            <text:p>A61</text:p>
          </table:table-cell>
          <table:table-cell office:value-type="float" office:value="11" table:style-name="ce7">
            <text:p>11</text:p>
          </table:table-cell>
          <table:table-cell office:value-type="float" office:value="193" table:style-name="ce16">
            <text:p>19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1" table:style-name="ce7">
            <text:p>1141</text:p>
          </table:table-cell>
          <table:table-cell office:value-type="date" office:date-value="2020-10-12T00:00:00" table:style-name="ce14">
            <text:p>12.10.20</text:p>
          </table:table-cell>
          <table:table-cell office:value-type="string" table:style-name="ce7">
            <text:p>A65</text:p>
          </table:table-cell>
          <table:table-cell office:value-type="float" office:value="3" table:style-name="ce7">
            <text:p>3</text:p>
          </table:table-cell>
          <table:table-cell office:value-type="float" office:value="361" table:style-name="ce16">
            <text:p>36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2" table:style-name="ce7">
            <text:p>1142</text:p>
          </table:table-cell>
          <table:table-cell office:value-type="date" office:date-value="2020-10-12T00:00:00" table:style-name="ce14">
            <text:p>12.10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3" table:style-name="ce7">
            <text:p>1143</text:p>
          </table:table-cell>
          <table:table-cell office:value-type="date" office:date-value="2020-10-12T00:00:00" table:style-name="ce14">
            <text:p>12.10.20</text:p>
          </table:table-cell>
          <table:table-cell office:value-type="string" table:style-name="ce7">
            <text:p>A58</text:p>
          </table:table-cell>
          <table:table-cell office:value-type="float" office:value="13" table:style-name="ce7">
            <text:p>13</text:p>
          </table:table-cell>
          <table:table-cell office:value-type="float" office:value="76" table:style-name="ce16">
            <text:p>7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4" table:style-name="ce7">
            <text:p>1144</text:p>
          </table:table-cell>
          <table:table-cell office:value-type="date" office:date-value="2020-10-12T00:00:00" table:style-name="ce14">
            <text:p>12.10.20</text:p>
          </table:table-cell>
          <table:table-cell office:value-type="string" table:style-name="ce7">
            <text:p>A45</text:p>
          </table:table-cell>
          <table:table-cell office:value-type="float" office:value="1" table:style-name="ce7">
            <text:p>1</text:p>
          </table:table-cell>
          <table:table-cell office:value-type="float" office:value="370" table:style-name="ce16">
            <text:p>37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5" table:style-name="ce7">
            <text:p>1145</text:p>
          </table:table-cell>
          <table:table-cell office:value-type="date" office:date-value="2020-10-13T00:00:00" table:style-name="ce14">
            <text:p>13.10.20</text:p>
          </table:table-cell>
          <table:table-cell office:value-type="string" table:style-name="ce7">
            <text:p>A23</text:p>
          </table:table-cell>
          <table:table-cell office:value-type="float" office:value="11" table:style-name="ce7">
            <text:p>11</text:p>
          </table:table-cell>
          <table:table-cell office:value-type="float" office:value="411" table:style-name="ce16">
            <text:p>41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6" table:style-name="ce7">
            <text:p>1146</text:p>
          </table:table-cell>
          <table:table-cell office:value-type="date" office:date-value="2020-10-13T00:00:00" table:style-name="ce14">
            <text:p>13.10.20</text:p>
          </table:table-cell>
          <table:table-cell office:value-type="string" table:style-name="ce7">
            <text:p>A11</text:p>
          </table:table-cell>
          <table:table-cell office:value-type="float" office:value="4" table:style-name="ce7">
            <text:p>4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7" table:style-name="ce7">
            <text:p>1147</text:p>
          </table:table-cell>
          <table:table-cell office:value-type="date" office:date-value="2020-10-13T00:00:00" table:style-name="ce14">
            <text:p>13.10.20</text:p>
          </table:table-cell>
          <table:table-cell office:value-type="string" table:style-name="ce7">
            <text:p>A2</text:p>
          </table:table-cell>
          <table:table-cell office:value-type="float" office:value="12" table:style-name="ce7">
            <text:p>12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8" table:style-name="ce7">
            <text:p>1148</text:p>
          </table:table-cell>
          <table:table-cell office:value-type="date" office:date-value="2020-10-13T00:00:00" table:style-name="ce14">
            <text:p>13.10.20</text:p>
          </table:table-cell>
          <table:table-cell office:value-type="string" table:style-name="ce7">
            <text:p>A17</text:p>
          </table:table-cell>
          <table:table-cell office:value-type="float" office:value="15" table:style-name="ce7">
            <text:p>15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9" table:style-name="ce7">
            <text:p>1149</text:p>
          </table:table-cell>
          <table:table-cell office:value-type="date" office:date-value="2020-10-14T00:00:00" table:style-name="ce14">
            <text:p>14.10.20</text:p>
          </table:table-cell>
          <table:table-cell office:value-type="string" table:style-name="ce7">
            <text:p>A45</text:p>
          </table:table-cell>
          <table:table-cell office:value-type="float" office:value="15" table:style-name="ce7">
            <text:p>15</text:p>
          </table:table-cell>
          <table:table-cell office:value-type="float" office:value="92" table:style-name="ce16">
            <text:p>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0" table:style-name="ce7">
            <text:p>1150</text:p>
          </table:table-cell>
          <table:table-cell office:value-type="date" office:date-value="2020-10-14T00:00:00" table:style-name="ce14">
            <text:p>14.10.20</text:p>
          </table:table-cell>
          <table:table-cell office:value-type="string" table:style-name="ce7">
            <text:p>A52</text:p>
          </table:table-cell>
          <table:table-cell office:value-type="float" office:value="14" table:style-name="ce7">
            <text:p>14</text:p>
          </table:table-cell>
          <table:table-cell office:value-type="float" office:value="421" table:style-name="ce16">
            <text:p>42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1" table:style-name="ce7">
            <text:p>1151</text:p>
          </table:table-cell>
          <table:table-cell office:value-type="date" office:date-value="2020-10-14T00:00:00" table:style-name="ce14">
            <text:p>14.10.20</text:p>
          </table:table-cell>
          <table:table-cell office:value-type="string" table:style-name="ce7">
            <text:p>A64</text:p>
          </table:table-cell>
          <table:table-cell office:value-type="float" office:value="8" table:style-name="ce7">
            <text:p>8</text:p>
          </table:table-cell>
          <table:table-cell office:value-type="float" office:value="263" table:style-name="ce16">
            <text:p>26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2" table:style-name="ce7">
            <text:p>1152</text:p>
          </table:table-cell>
          <table:table-cell office:value-type="date" office:date-value="2020-10-14T00:00:00" table:style-name="ce14">
            <text:p>14.10.20</text:p>
          </table:table-cell>
          <table:table-cell office:value-type="string" table:style-name="ce7">
            <text:p>A48</text:p>
          </table:table-cell>
          <table:table-cell office:value-type="float" office:value="11" table:style-name="ce7">
            <text:p>11</text:p>
          </table:table-cell>
          <table:table-cell office:value-type="float" office:value="247" table:style-name="ce16">
            <text:p>24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3" table:style-name="ce7">
            <text:p>1153</text:p>
          </table:table-cell>
          <table:table-cell office:value-type="date" office:date-value="2020-10-15T00:00:00" table:style-name="ce14">
            <text:p>15.10.20</text:p>
          </table:table-cell>
          <table:table-cell office:value-type="string" table:style-name="ce7">
            <text:p>A6</text:p>
          </table:table-cell>
          <table:table-cell office:value-type="float" office:value="2" table:style-name="ce7">
            <text:p>2</text:p>
          </table:table-cell>
          <table:table-cell office:value-type="float" office:value="78" table:style-name="ce16">
            <text:p>7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4" table:style-name="ce7">
            <text:p>1154</text:p>
          </table:table-cell>
          <table:table-cell office:value-type="date" office:date-value="2020-10-15T00:00:00" table:style-name="ce14">
            <text:p>15.10.20</text:p>
          </table:table-cell>
          <table:table-cell office:value-type="string" table:style-name="ce7">
            <text:p>A11</text:p>
          </table:table-cell>
          <table:table-cell office:value-type="float" office:value="10" table:style-name="ce7">
            <text:p>10</text:p>
          </table:table-cell>
          <table:table-cell office:value-type="float" office:value="208" table:style-name="ce16">
            <text:p>208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5" table:style-name="ce7">
            <text:p>1155</text:p>
          </table:table-cell>
          <table:table-cell office:value-type="date" office:date-value="2020-10-15T00:00:00" table:style-name="ce14">
            <text:p>15.10.20</text:p>
          </table:table-cell>
          <table:table-cell office:value-type="string" table:style-name="ce7">
            <text:p>A61</text:p>
          </table:table-cell>
          <table:table-cell office:value-type="float" office:value="6" table:style-name="ce7">
            <text:p>6</text:p>
          </table:table-cell>
          <table:table-cell office:value-type="float" office:value="127" table:style-name="ce16">
            <text:p>12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6" table:style-name="ce7">
            <text:p>1156</text:p>
          </table:table-cell>
          <table:table-cell office:value-type="date" office:date-value="2020-10-15T00:00:00" table:style-name="ce14">
            <text:p>15.10.20</text:p>
          </table:table-cell>
          <table:table-cell office:value-type="string" table:style-name="ce7">
            <text:p>A26</text:p>
          </table:table-cell>
          <table:table-cell office:value-type="float" office:value="5" table:style-name="ce7">
            <text:p>5</text:p>
          </table:table-cell>
          <table:table-cell office:value-type="float" office:value="123" table:style-name="ce16">
            <text:p>123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7" table:style-name="ce7">
            <text:p>1157</text:p>
          </table:table-cell>
          <table:table-cell office:value-type="date" office:date-value="2020-10-16T00:00:00" table:style-name="ce14">
            <text:p>16.10.20</text:p>
          </table:table-cell>
          <table:table-cell office:value-type="string" table:style-name="ce7">
            <text:p>A35</text:p>
          </table:table-cell>
          <table:table-cell office:value-type="float" office:value="9" table:style-name="ce7">
            <text:p>9</text:p>
          </table:table-cell>
          <table:table-cell office:value-type="float" office:value="337" table:style-name="ce16">
            <text:p>33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8" table:style-name="ce7">
            <text:p>1158</text:p>
          </table:table-cell>
          <table:table-cell office:value-type="date" office:date-value="2020-10-16T00:00:00" table:style-name="ce14">
            <text:p>16.10.20</text:p>
          </table:table-cell>
          <table:table-cell office:value-type="string" table:style-name="ce7">
            <text:p>A27</text:p>
          </table:table-cell>
          <table:table-cell office:value-type="float" office:value="10" table:style-name="ce7">
            <text:p>10</text:p>
          </table:table-cell>
          <table:table-cell office:value-type="float" office:value="436" table:style-name="ce16">
            <text:p>436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9" table:style-name="ce7">
            <text:p>1159</text:p>
          </table:table-cell>
          <table:table-cell office:value-type="date" office:date-value="2020-10-16T00:00:00" table:style-name="ce14">
            <text:p>16.10.20</text:p>
          </table:table-cell>
          <table:table-cell office:value-type="string" table:style-name="ce7">
            <text:p>A33</text:p>
          </table:table-cell>
          <table:table-cell office:value-type="float" office:value="7" table:style-name="ce7">
            <text:p>7</text:p>
          </table:table-cell>
          <table:table-cell office:value-type="float" office:value="352" table:style-name="ce16">
            <text:p>3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0" table:style-name="ce7">
            <text:p>1160</text:p>
          </table:table-cell>
          <table:table-cell office:value-type="date" office:date-value="2020-10-16T00:00:00" table:style-name="ce14">
            <text:p>16.10.20</text:p>
          </table:table-cell>
          <table:table-cell office:value-type="string" table:style-name="ce7">
            <text:p>A31</text:p>
          </table:table-cell>
          <table:table-cell office:value-type="float" office:value="1" table:style-name="ce7">
            <text:p>1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1" table:style-name="ce7">
            <text:p>1161</text:p>
          </table:table-cell>
          <table:table-cell office:value-type="date" office:date-value="2020-10-17T00:00:00" table:style-name="ce14">
            <text:p>17.10.20</text:p>
          </table:table-cell>
          <table:table-cell office:value-type="string" table:style-name="ce7">
            <text:p>A14</text:p>
          </table:table-cell>
          <table:table-cell office:value-type="float" office:value="7" table:style-name="ce7">
            <text:p>7</text:p>
          </table:table-cell>
          <table:table-cell office:value-type="float" office:value="232" table:style-name="ce16">
            <text:p>23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2" table:style-name="ce7">
            <text:p>1162</text:p>
          </table:table-cell>
          <table:table-cell office:value-type="date" office:date-value="2020-10-17T00:00:00" table:style-name="ce14">
            <text:p>17.10.20</text:p>
          </table:table-cell>
          <table:table-cell office:value-type="string" table:style-name="ce7">
            <text:p>A33</text:p>
          </table:table-cell>
          <table:table-cell office:value-type="float" office:value="11" table:style-name="ce7">
            <text:p>11</text:p>
          </table:table-cell>
          <table:table-cell office:value-type="float" office:value="159" table:style-name="ce16">
            <text:p>159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3" table:style-name="ce7">
            <text:p>1163</text:p>
          </table:table-cell>
          <table:table-cell office:value-type="date" office:date-value="2020-10-17T00:00:00" table:style-name="ce14">
            <text:p>17.10.20</text:p>
          </table:table-cell>
          <table:table-cell office:value-type="string" table:style-name="ce7">
            <text:p>A24</text:p>
          </table:table-cell>
          <table:table-cell office:value-type="float" office:value="6" table:style-name="ce7">
            <text:p>6</text:p>
          </table:table-cell>
          <table:table-cell office:value-type="float" office:value="400" table:style-name="ce16">
            <text:p>400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4" table:style-name="ce7">
            <text:p>1164</text:p>
          </table:table-cell>
          <table:table-cell office:value-type="date" office:date-value="2020-10-17T00:00:00" table:style-name="ce14">
            <text:p>17.10.20</text:p>
          </table:table-cell>
          <table:table-cell office:value-type="string" table:style-name="ce7">
            <text:p>A2</text:p>
          </table:table-cell>
          <table:table-cell office:value-type="float" office:value="15" table:style-name="ce7">
            <text:p>15</text:p>
          </table:table-cell>
          <table:table-cell office:value-type="float" office:value="192" table:style-name="ce16">
            <text:p>19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5" table:style-name="ce7">
            <text:p>1165</text:p>
          </table:table-cell>
          <table:table-cell office:value-type="date" office:date-value="2020-10-18T00:00:00" table:style-name="ce14">
            <text:p>18.10.20</text:p>
          </table:table-cell>
          <table:table-cell office:value-type="string" table:style-name="ce7">
            <text:p>A20</text:p>
          </table:table-cell>
          <table:table-cell office:value-type="float" office:value="5" table:style-name="ce7">
            <text:p>5</text:p>
          </table:table-cell>
          <table:table-cell office:value-type="float" office:value="252" table:style-name="ce16">
            <text:p>25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6" table:style-name="ce7">
            <text:p>1166</text:p>
          </table:table-cell>
          <table:table-cell office:value-type="date" office:date-value="2020-10-18T00:00:00" table:style-name="ce14">
            <text:p>18.10.20</text:p>
          </table:table-cell>
          <table:table-cell office:value-type="string" table:style-name="ce7">
            <text:p>A63</text:p>
          </table:table-cell>
          <table:table-cell office:value-type="float" office:value="8" table:style-name="ce7">
            <text:p>8</text:p>
          </table:table-cell>
          <table:table-cell office:value-type="float" office:value="135" table:style-name="ce16">
            <text:p>13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7" table:style-name="ce7">
            <text:p>1167</text:p>
          </table:table-cell>
          <table:table-cell office:value-type="date" office:date-value="2020-10-18T00:00:00" table:style-name="ce14">
            <text:p>18.10.20</text:p>
          </table:table-cell>
          <table:table-cell office:value-type="string" table:style-name="ce7">
            <text:p>A39</text:p>
          </table:table-cell>
          <table:table-cell office:value-type="float" office:value="13" table:style-name="ce7">
            <text:p>13</text:p>
          </table:table-cell>
          <table:table-cell office:value-type="float" office:value="402" table:style-name="ce16">
            <text:p>402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8" table:style-name="ce7">
            <text:p>1168</text:p>
          </table:table-cell>
          <table:table-cell office:value-type="date" office:date-value="2020-10-18T00:00:00" table:style-name="ce14">
            <text:p>18.10.20</text:p>
          </table:table-cell>
          <table:table-cell office:value-type="string" table:style-name="ce7">
            <text:p>A58</text:p>
          </table:table-cell>
          <table:table-cell office:value-type="float" office:value="13" table:style-name="ce7">
            <text:p>13</text:p>
          </table:table-cell>
          <table:table-cell office:value-type="float" office:value="285" table:style-name="ce16">
            <text:p>285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9" table:style-name="ce7">
            <text:p>1169</text:p>
          </table:table-cell>
          <table:table-cell office:value-type="date" office:date-value="2020-10-19T00:00:00" table:style-name="ce14">
            <text:p>19.10.20</text:p>
          </table:table-cell>
          <table:table-cell office:value-type="string" table:style-name="ce7">
            <text:p>A47</text:p>
          </table:table-cell>
          <table:table-cell office:value-type="float" office:value="7" table:style-name="ce7">
            <text:p>7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70" table:style-name="ce7">
            <text:p>1170</text:p>
          </table:table-cell>
          <table:table-cell office:value-type="date" office:date-value="2020-10-19T00:00:00" table:style-name="ce14">
            <text:p>19.10.20</text:p>
          </table:table-cell>
          <table:table-cell office:value-type="string" table:style-name="ce7">
            <text:p>A64</text:p>
          </table:table-cell>
          <table:table-cell office:value-type="float" office:value="5" table:style-name="ce7">
            <text:p>5</text:p>
          </table:table-cell>
          <table:table-cell office:value-type="float" office:value="331" table:style-name="ce16">
            <text:p>331</text:p>
          </table:table-cell>
          <table:table-cell office:value-type="string" table:style-name="ce6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71" table:style-name="ce7">
            <text:p>1171</text:p>
          </table:table-cell>
          <table:table-cell office:value-type="date" office:date-value="2020-10-19T00:00:00" table:style-name="ce14">
            <text:p>19.10.20</text:p>
          </table:table-cell>
          <table:table-cell office:value-type="string" table:style-name="ce7">
            <text:p>A35</text:p>
          </table:table-cell>
          <table:table-cell office:value-type="float" office:value="1" table:style-name="ce7">
            <text:p>1</text:p>
          </table:table-cell>
          <table:table-cell office:value-type="float" office:value="391" table:style-name="ce16">
            <text:p>391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2" table:style-name="ce7">
            <text:p>1172</text:p>
          </table:table-cell>
          <table:table-cell office:value-type="date" office:date-value="2020-10-19T00:00:00" table:style-name="ce14">
            <text:p>19.10.20</text:p>
          </table:table-cell>
          <table:table-cell office:value-type="string" table:style-name="ce7">
            <text:p>A18</text:p>
          </table:table-cell>
          <table:table-cell office:value-type="float" office:value="4" table:style-name="ce7">
            <text:p>4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3" table:style-name="ce7">
            <text:p>1173</text:p>
          </table:table-cell>
          <table:table-cell office:value-type="date" office:date-value="2020-10-20T00:00:00" table:style-name="ce14">
            <text:p>20.10.20</text:p>
          </table:table-cell>
          <table:table-cell office:value-type="string" table:style-name="ce7">
            <text:p>A43</text:p>
          </table:table-cell>
          <table:table-cell office:value-type="float" office:value="10" table:style-name="ce7">
            <text:p>10</text:p>
          </table:table-cell>
          <table:table-cell office:value-type="float" office:value="70" table:style-name="ce16">
            <text:p>7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4" table:style-name="ce7">
            <text:p>1174</text:p>
          </table:table-cell>
          <table:table-cell office:value-type="date" office:date-value="2020-10-20T00:00:00" table:style-name="ce14">
            <text:p>20.10.20</text:p>
          </table:table-cell>
          <table:table-cell office:value-type="string" table:style-name="ce7">
            <text:p>A18</text:p>
          </table:table-cell>
          <table:table-cell office:value-type="float" office:value="6" table:style-name="ce7">
            <text:p>6</text:p>
          </table:table-cell>
          <table:table-cell office:value-type="float" office:value="240" table:style-name="ce16">
            <text:p>240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5" table:style-name="ce7">
            <text:p>1175</text:p>
          </table:table-cell>
          <table:table-cell office:value-type="date" office:date-value="2020-10-20T00:00:00" table:style-name="ce14">
            <text:p>20.10.20</text:p>
          </table:table-cell>
          <table:table-cell office:value-type="string" table:style-name="ce7">
            <text:p>A43</text:p>
          </table:table-cell>
          <table:table-cell office:value-type="float" office:value="15" table:style-name="ce7">
            <text:p>15</text:p>
          </table:table-cell>
          <table:table-cell office:value-type="float" office:value="253" table:style-name="ce16">
            <text:p>253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6" table:style-name="ce7">
            <text:p>1176</text:p>
          </table:table-cell>
          <table:table-cell office:value-type="date" office:date-value="2020-10-20T00:00:00" table:style-name="ce14">
            <text:p>20.10.20</text:p>
          </table:table-cell>
          <table:table-cell office:value-type="string" table:style-name="ce7">
            <text:p>A33</text:p>
          </table:table-cell>
          <table:table-cell office:value-type="float" office:value="3" table:style-name="ce7">
            <text:p>3</text:p>
          </table:table-cell>
          <table:table-cell office:value-type="float" office:value="219" table:style-name="ce16">
            <text:p>219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7" table:style-name="ce7">
            <text:p>1177</text:p>
          </table:table-cell>
          <table:table-cell office:value-type="date" office:date-value="2020-10-21T00:00:00" table:style-name="ce14">
            <text:p>21.10.20</text:p>
          </table:table-cell>
          <table:table-cell office:value-type="string" table:style-name="ce7">
            <text:p>A58</text:p>
          </table:table-cell>
          <table:table-cell office:value-type="float" office:value="3" table:style-name="ce7">
            <text:p>3</text:p>
          </table:table-cell>
          <table:table-cell office:value-type="float" office:value="331" table:style-name="ce16">
            <text:p>331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8" table:style-name="ce7">
            <text:p>1178</text:p>
          </table:table-cell>
          <table:table-cell office:value-type="date" office:date-value="2020-10-21T00:00:00" table:style-name="ce14">
            <text:p>21.10.20</text:p>
          </table:table-cell>
          <table:table-cell office:value-type="string" table:style-name="ce7">
            <text:p>A63</text:p>
          </table:table-cell>
          <table:table-cell office:value-type="float" office:value="1" table:style-name="ce7">
            <text:p>1</text:p>
          </table:table-cell>
          <table:table-cell office:value-type="float" office:value="99" table:style-name="ce16">
            <text:p>99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9" table:style-name="ce7">
            <text:p>1179</text:p>
          </table:table-cell>
          <table:table-cell office:value-type="date" office:date-value="2020-10-21T00:00:00" table:style-name="ce14">
            <text:p>21.10.20</text:p>
          </table:table-cell>
          <table:table-cell office:value-type="string" table:style-name="ce7">
            <text:p>A65</text:p>
          </table:table-cell>
          <table:table-cell office:value-type="float" office:value="14" table:style-name="ce7">
            <text:p>14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0" table:style-name="ce7">
            <text:p>1180</text:p>
          </table:table-cell>
          <table:table-cell office:value-type="date" office:date-value="2020-10-21T00:00:00" table:style-name="ce14">
            <text:p>21.10.20</text:p>
          </table:table-cell>
          <table:table-cell office:value-type="string" table:style-name="ce7">
            <text:p>A42</text:p>
          </table:table-cell>
          <table:table-cell office:value-type="float" office:value="6" table:style-name="ce7">
            <text:p>6</text:p>
          </table:table-cell>
          <table:table-cell office:value-type="float" office:value="91" table:style-name="ce16">
            <text:p>91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1" table:style-name="ce7">
            <text:p>1181</text:p>
          </table:table-cell>
          <table:table-cell office:value-type="date" office:date-value="2020-10-22T00:00:00" table:style-name="ce14">
            <text:p>22.10.20</text:p>
          </table:table-cell>
          <table:table-cell office:value-type="string" table:style-name="ce7">
            <text:p>A49</text:p>
          </table:table-cell>
          <table:table-cell office:value-type="float" office:value="5" table:style-name="ce7">
            <text:p>5</text:p>
          </table:table-cell>
          <table:table-cell office:value-type="float" office:value="256" table:style-name="ce16">
            <text:p>256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2" table:style-name="ce7">
            <text:p>1182</text:p>
          </table:table-cell>
          <table:table-cell office:value-type="date" office:date-value="2020-10-22T00:00:00" table:style-name="ce14">
            <text:p>22.10.20</text:p>
          </table:table-cell>
          <table:table-cell office:value-type="string" table:style-name="ce7">
            <text:p>A28</text:p>
          </table:table-cell>
          <table:table-cell office:value-type="float" office:value="10" table:style-name="ce7">
            <text:p>10</text:p>
          </table:table-cell>
          <table:table-cell office:value-type="float" office:value="403" table:style-name="ce16">
            <text:p>403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3" table:style-name="ce7">
            <text:p>1183</text:p>
          </table:table-cell>
          <table:table-cell office:value-type="date" office:date-value="2020-10-22T00:00:00" table:style-name="ce14">
            <text:p>22.10.20</text:p>
          </table:table-cell>
          <table:table-cell office:value-type="string" table:style-name="ce7">
            <text:p>A29</text:p>
          </table:table-cell>
          <table:table-cell office:value-type="float" office:value="5" table:style-name="ce7">
            <text:p>5</text:p>
          </table:table-cell>
          <table:table-cell office:value-type="float" office:value="136" table:style-name="ce16">
            <text:p>136</text:p>
          </table:table-cell>
          <table:table-cell office:value-type="string" table:style-name="ce6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4" table:style-name="ce7">
            <text:p>1184</text:p>
          </table:table-cell>
          <table:table-cell office:value-type="date" office:date-value="2020-10-22T00:00:00" table:style-name="ce14">
            <text:p>22.10.20</text:p>
          </table:table-cell>
          <table:table-cell office:value-type="string" table:style-name="ce7">
            <text:p>A21</text:p>
          </table:table-cell>
          <table:table-cell office:value-type="float" office:value="9" table:style-name="ce7">
            <text:p>9</text:p>
          </table:table-cell>
          <table:table-cell office:value-type="float" office:value="365" table:style-name="ce16">
            <text:p>365</text:p>
          </table:table-cell>
          <table:table-cell office:value-type="string" table:style-name="ce6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185" table:style-name="ce7">
            <text:p>1185</text:p>
          </table:table-cell>
          <table:table-cell office:value-type="date" office:date-value="2020-10-23T00:00:00" table:style-name="ce14">
            <text:p>23.10.20</text:p>
          </table:table-cell>
          <table:table-cell office:value-type="string" table:style-name="ce7">
            <text:p>A63</text:p>
          </table:table-cell>
          <table:table-cell office:value-type="float" office:value="3" table:style-name="ce7">
            <text:p>3</text:p>
          </table:table-cell>
          <table:table-cell office:value-type="float" office:value="309" table:style-name="ce16">
            <text:p>30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6" table:style-name="ce7">
            <text:p>1186</text:p>
          </table:table-cell>
          <table:table-cell office:value-type="date" office:date-value="2020-10-23T00:00:00" table:style-name="ce14">
            <text:p>23.10.20</text:p>
          </table:table-cell>
          <table:table-cell office:value-type="string" table:style-name="ce7">
            <text:p>A15</text:p>
          </table:table-cell>
          <table:table-cell office:value-type="float" office:value="13" table:style-name="ce7">
            <text:p>13</text:p>
          </table:table-cell>
          <table:table-cell office:value-type="float" office:value="203" table:style-name="ce16">
            <text:p>2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7" table:style-name="ce7">
            <text:p>1187</text:p>
          </table:table-cell>
          <table:table-cell office:value-type="date" office:date-value="2020-10-23T00:00:00" table:style-name="ce14">
            <text:p>23.10.20</text:p>
          </table:table-cell>
          <table:table-cell office:value-type="string" table:style-name="ce7">
            <text:p>A36</text:p>
          </table:table-cell>
          <table:table-cell office:value-type="float" office:value="15" table:style-name="ce7">
            <text:p>15</text:p>
          </table:table-cell>
          <table:table-cell office:value-type="float" office:value="327" table:style-name="ce16">
            <text:p>3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8" table:style-name="ce7">
            <text:p>1188</text:p>
          </table:table-cell>
          <table:table-cell office:value-type="date" office:date-value="2020-10-23T00:00:00" table:style-name="ce14">
            <text:p>23.10.20</text:p>
          </table:table-cell>
          <table:table-cell office:value-type="string" table:style-name="ce7">
            <text:p>A46</text:p>
          </table:table-cell>
          <table:table-cell office:value-type="float" office:value="8" table:style-name="ce7">
            <text:p>8</text:p>
          </table:table-cell>
          <table:table-cell office:value-type="float" office:value="361" table:style-name="ce16">
            <text:p>36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9" table:style-name="ce7">
            <text:p>1189</text:p>
          </table:table-cell>
          <table:table-cell office:value-type="date" office:date-value="2020-10-24T00:00:00" table:style-name="ce14">
            <text:p>24.10.20</text:p>
          </table:table-cell>
          <table:table-cell office:value-type="string" table:style-name="ce7">
            <text:p>A46</text:p>
          </table:table-cell>
          <table:table-cell office:value-type="float" office:value="11" table:style-name="ce7">
            <text:p>11</text:p>
          </table:table-cell>
          <table:table-cell office:value-type="float" office:value="295" table:style-name="ce16">
            <text:p>2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0" table:style-name="ce7">
            <text:p>1190</text:p>
          </table:table-cell>
          <table:table-cell office:value-type="date" office:date-value="2020-10-24T00:00:00" table:style-name="ce14">
            <text:p>24.10.20</text:p>
          </table:table-cell>
          <table:table-cell office:value-type="string" table:style-name="ce7">
            <text:p>A56</text:p>
          </table:table-cell>
          <table:table-cell office:value-type="float" office:value="1" table:style-name="ce7">
            <text:p>1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1" table:style-name="ce7">
            <text:p>1191</text:p>
          </table:table-cell>
          <table:table-cell office:value-type="date" office:date-value="2020-10-24T00:00:00" table:style-name="ce14">
            <text:p>24.10.20</text:p>
          </table:table-cell>
          <table:table-cell office:value-type="string" table:style-name="ce7">
            <text:p>A36</text:p>
          </table:table-cell>
          <table:table-cell office:value-type="float" office:value="3" table:style-name="ce7">
            <text:p>3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2" table:style-name="ce7">
            <text:p>1192</text:p>
          </table:table-cell>
          <table:table-cell office:value-type="date" office:date-value="2020-10-24T00:00:00" table:style-name="ce14">
            <text:p>24.10.20</text:p>
          </table:table-cell>
          <table:table-cell office:value-type="string" table:style-name="ce7">
            <text:p>A10</text:p>
          </table:table-cell>
          <table:table-cell office:value-type="float" office:value="4" table:style-name="ce7">
            <text:p>4</text:p>
          </table:table-cell>
          <table:table-cell office:value-type="float" office:value="305" table:style-name="ce16">
            <text:p>3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3" table:style-name="ce7">
            <text:p>1193</text:p>
          </table:table-cell>
          <table:table-cell office:value-type="date" office:date-value="2020-10-25T00:00:00" table:style-name="ce14">
            <text:p>25.10.20</text:p>
          </table:table-cell>
          <table:table-cell office:value-type="string" table:style-name="ce7">
            <text:p>A3</text:p>
          </table:table-cell>
          <table:table-cell office:value-type="float" office:value="12" table:style-name="ce7">
            <text:p>12</text:p>
          </table:table-cell>
          <table:table-cell office:value-type="float" office:value="254" table:style-name="ce16">
            <text:p>2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4" table:style-name="ce7">
            <text:p>1194</text:p>
          </table:table-cell>
          <table:table-cell office:value-type="date" office:date-value="2020-10-25T00:00:00" table:style-name="ce14">
            <text:p>25.10.20</text:p>
          </table:table-cell>
          <table:table-cell office:value-type="string" table:style-name="ce7">
            <text:p>A55</text:p>
          </table:table-cell>
          <table:table-cell office:value-type="float" office:value="1" table:style-name="ce7">
            <text:p>1</text:p>
          </table:table-cell>
          <table:table-cell office:value-type="float" office:value="174" table:style-name="ce16">
            <text:p>17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5" table:style-name="ce7">
            <text:p>1195</text:p>
          </table:table-cell>
          <table:table-cell office:value-type="date" office:date-value="2020-10-25T00:00:00" table:style-name="ce14">
            <text:p>25.10.20</text:p>
          </table:table-cell>
          <table:table-cell office:value-type="string" table:style-name="ce7">
            <text:p>A58</text:p>
          </table:table-cell>
          <table:table-cell office:value-type="float" office:value="3" table:style-name="ce7">
            <text:p>3</text:p>
          </table:table-cell>
          <table:table-cell office:value-type="float" office:value="139" table:style-name="ce16">
            <text:p>1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6" table:style-name="ce7">
            <text:p>1196</text:p>
          </table:table-cell>
          <table:table-cell office:value-type="date" office:date-value="2020-10-25T00:00:00" table:style-name="ce14">
            <text:p>25.10.20</text:p>
          </table:table-cell>
          <table:table-cell office:value-type="string" table:style-name="ce7">
            <text:p>A54</text:p>
          </table:table-cell>
          <table:table-cell office:value-type="float" office:value="2" table:style-name="ce7">
            <text:p>2</text:p>
          </table:table-cell>
          <table:table-cell office:value-type="float" office:value="323" table:style-name="ce16">
            <text:p>3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7" table:style-name="ce7">
            <text:p>1197</text:p>
          </table:table-cell>
          <table:table-cell office:value-type="date" office:date-value="2020-10-26T00:00:00" table:style-name="ce14">
            <text:p>26.10.20</text:p>
          </table:table-cell>
          <table:table-cell office:value-type="string" table:style-name="ce7">
            <text:p>A65</text:p>
          </table:table-cell>
          <table:table-cell office:value-type="float" office:value="15" table:style-name="ce7">
            <text:p>15</text:p>
          </table:table-cell>
          <table:table-cell office:value-type="float" office:value="255" table:style-name="ce16">
            <text:p>25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8" table:style-name="ce7">
            <text:p>1198</text:p>
          </table:table-cell>
          <table:table-cell office:value-type="date" office:date-value="2020-10-26T00:00:00" table:style-name="ce14">
            <text:p>26.10.20</text:p>
          </table:table-cell>
          <table:table-cell office:value-type="string" table:style-name="ce7">
            <text:p>A20</text:p>
          </table:table-cell>
          <table:table-cell office:value-type="float" office:value="11" table:style-name="ce7">
            <text:p>11</text:p>
          </table:table-cell>
          <table:table-cell office:value-type="float" office:value="208" table:style-name="ce16">
            <text:p>2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9" table:style-name="ce7">
            <text:p>1199</text:p>
          </table:table-cell>
          <table:table-cell office:value-type="date" office:date-value="2020-10-26T00:00:00" table:style-name="ce14">
            <text:p>26.10.20</text:p>
          </table:table-cell>
          <table:table-cell office:value-type="string" table:style-name="ce7">
            <text:p>A8</text:p>
          </table:table-cell>
          <table:table-cell office:value-type="float" office:value="7" table:style-name="ce7">
            <text:p>7</text:p>
          </table:table-cell>
          <table:table-cell office:value-type="float" office:value="266" table:style-name="ce16">
            <text:p>2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0" table:style-name="ce7">
            <text:p>1200</text:p>
          </table:table-cell>
          <table:table-cell office:value-type="date" office:date-value="2020-10-26T00:00:00" table:style-name="ce14">
            <text:p>26.10.20</text:p>
          </table:table-cell>
          <table:table-cell office:value-type="string" table:style-name="ce7">
            <text:p>A61</text:p>
          </table:table-cell>
          <table:table-cell office:value-type="float" office:value="14" table:style-name="ce7">
            <text:p>14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1" table:style-name="ce7">
            <text:p>1201</text:p>
          </table:table-cell>
          <table:table-cell office:value-type="date" office:date-value="2020-10-27T00:00:00" table:style-name="ce14">
            <text:p>27.10.20</text:p>
          </table:table-cell>
          <table:table-cell office:value-type="string" table:style-name="ce7">
            <text:p>A8</text:p>
          </table:table-cell>
          <table:table-cell office:value-type="float" office:value="12" table:style-name="ce7">
            <text:p>12</text:p>
          </table:table-cell>
          <table:table-cell office:value-type="float" office:value="422" table:style-name="ce16">
            <text:p>4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2" table:style-name="ce7">
            <text:p>1202</text:p>
          </table:table-cell>
          <table:table-cell office:value-type="date" office:date-value="2020-10-27T00:00:00" table:style-name="ce14">
            <text:p>27.10.20</text:p>
          </table:table-cell>
          <table:table-cell office:value-type="string" table:style-name="ce7">
            <text:p>A54</text:p>
          </table:table-cell>
          <table:table-cell office:value-type="float" office:value="10" table:style-name="ce7">
            <text:p>10</text:p>
          </table:table-cell>
          <table:table-cell office:value-type="float" office:value="251" table:style-name="ce16">
            <text:p>2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3" table:style-name="ce7">
            <text:p>1203</text:p>
          </table:table-cell>
          <table:table-cell office:value-type="date" office:date-value="2020-10-27T00:00:00" table:style-name="ce14">
            <text:p>27.10.20</text:p>
          </table:table-cell>
          <table:table-cell office:value-type="string" table:style-name="ce7">
            <text:p>A42</text:p>
          </table:table-cell>
          <table:table-cell office:value-type="float" office:value="13" table:style-name="ce7">
            <text:p>13</text:p>
          </table:table-cell>
          <table:table-cell office:value-type="float" office:value="113" table:style-name="ce16">
            <text:p>1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4" table:style-name="ce7">
            <text:p>1204</text:p>
          </table:table-cell>
          <table:table-cell office:value-type="date" office:date-value="2020-10-27T00:00:00" table:style-name="ce14">
            <text:p>27.10.20</text:p>
          </table:table-cell>
          <table:table-cell office:value-type="string" table:style-name="ce7">
            <text:p>A17</text:p>
          </table:table-cell>
          <table:table-cell office:value-type="float" office:value="2" table:style-name="ce7">
            <text:p>2</text:p>
          </table:table-cell>
          <table:table-cell office:value-type="float" office:value="144" table:style-name="ce16">
            <text:p>1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5" table:style-name="ce7">
            <text:p>1205</text:p>
          </table:table-cell>
          <table:table-cell office:value-type="date" office:date-value="2020-10-28T00:00:00" table:style-name="ce14">
            <text:p>28.10.20</text:p>
          </table:table-cell>
          <table:table-cell office:value-type="string" table:style-name="ce7">
            <text:p>A16</text:p>
          </table:table-cell>
          <table:table-cell office:value-type="float" office:value="7" table:style-name="ce7">
            <text:p>7</text:p>
          </table:table-cell>
          <table:table-cell office:value-type="float" office:value="304" table:style-name="ce16">
            <text:p>3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6" table:style-name="ce7">
            <text:p>1206</text:p>
          </table:table-cell>
          <table:table-cell office:value-type="date" office:date-value="2020-10-28T00:00:00" table:style-name="ce14">
            <text:p>28.10.20</text:p>
          </table:table-cell>
          <table:table-cell office:value-type="string" table:style-name="ce7">
            <text:p>A56</text:p>
          </table:table-cell>
          <table:table-cell office:value-type="float" office:value="15" table:style-name="ce7">
            <text:p>15</text:p>
          </table:table-cell>
          <table:table-cell office:value-type="float" office:value="325" table:style-name="ce16">
            <text:p>3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7" table:style-name="ce7">
            <text:p>1207</text:p>
          </table:table-cell>
          <table:table-cell office:value-type="date" office:date-value="2020-10-28T00:00:00" table:style-name="ce14">
            <text:p>28.10.20</text:p>
          </table:table-cell>
          <table:table-cell office:value-type="string" table:style-name="ce7">
            <text:p>A46</text:p>
          </table:table-cell>
          <table:table-cell office:value-type="float" office:value="1" table:style-name="ce7">
            <text:p>1</text:p>
          </table:table-cell>
          <table:table-cell office:value-type="float" office:value="289" table:style-name="ce16">
            <text:p>2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8" table:style-name="ce7">
            <text:p>1208</text:p>
          </table:table-cell>
          <table:table-cell office:value-type="date" office:date-value="2020-10-28T00:00:00" table:style-name="ce14">
            <text:p>28.10.20</text:p>
          </table:table-cell>
          <table:table-cell office:value-type="string" table:style-name="ce7">
            <text:p>A43</text:p>
          </table:table-cell>
          <table:table-cell office:value-type="float" office:value="5" table:style-name="ce7">
            <text:p>5</text:p>
          </table:table-cell>
          <table:table-cell office:value-type="float" office:value="294" table:style-name="ce16">
            <text:p>2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9" table:style-name="ce7">
            <text:p>1209</text:p>
          </table:table-cell>
          <table:table-cell office:value-type="date" office:date-value="2020-10-29T00:00:00" table:style-name="ce14">
            <text:p>29.10.20</text:p>
          </table:table-cell>
          <table:table-cell office:value-type="string" table:style-name="ce7">
            <text:p>A40</text:p>
          </table:table-cell>
          <table:table-cell office:value-type="float" office:value="15" table:style-name="ce7">
            <text:p>15</text:p>
          </table:table-cell>
          <table:table-cell office:value-type="float" office:value="359" table:style-name="ce16">
            <text:p>35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0" table:style-name="ce7">
            <text:p>1210</text:p>
          </table:table-cell>
          <table:table-cell office:value-type="date" office:date-value="2020-10-29T00:00:00" table:style-name="ce14">
            <text:p>29.10.20</text:p>
          </table:table-cell>
          <table:table-cell office:value-type="string" table:style-name="ce7">
            <text:p>A57</text:p>
          </table:table-cell>
          <table:table-cell office:value-type="float" office:value="3" table:style-name="ce7">
            <text:p>3</text:p>
          </table:table-cell>
          <table:table-cell office:value-type="float" office:value="229" table:style-name="ce16">
            <text:p>2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1" table:style-name="ce7">
            <text:p>1211</text:p>
          </table:table-cell>
          <table:table-cell office:value-type="date" office:date-value="2020-10-29T00:00:00" table:style-name="ce14">
            <text:p>29.10.20</text:p>
          </table:table-cell>
          <table:table-cell office:value-type="string" table:style-name="ce7">
            <text:p>A26</text:p>
          </table:table-cell>
          <table:table-cell office:value-type="float" office:value="14" table:style-name="ce7">
            <text:p>14</text:p>
          </table:table-cell>
          <table:table-cell office:value-type="float" office:value="312" table:style-name="ce16">
            <text:p>3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2" table:style-name="ce7">
            <text:p>1212</text:p>
          </table:table-cell>
          <table:table-cell office:value-type="date" office:date-value="2020-10-29T00:00:00" table:style-name="ce14">
            <text:p>29.10.20</text:p>
          </table:table-cell>
          <table:table-cell office:value-type="string" table:style-name="ce7">
            <text:p>A37</text:p>
          </table:table-cell>
          <table:table-cell office:value-type="float" office:value="7" table:style-name="ce7">
            <text:p>7</text:p>
          </table:table-cell>
          <table:table-cell office:value-type="float" office:value="286" table:style-name="ce16">
            <text:p>2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3" table:style-name="ce7">
            <text:p>1213</text:p>
          </table:table-cell>
          <table:table-cell office:value-type="date" office:date-value="2020-10-30T00:00:00" table:style-name="ce14">
            <text:p>30.10.20</text:p>
          </table:table-cell>
          <table:table-cell office:value-type="string" table:style-name="ce7">
            <text:p>A59</text:p>
          </table:table-cell>
          <table:table-cell office:value-type="float" office:value="15" table:style-name="ce7">
            <text:p>15</text:p>
          </table:table-cell>
          <table:table-cell office:value-type="float" office:value="341" table:style-name="ce16">
            <text:p>34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4" table:style-name="ce7">
            <text:p>1214</text:p>
          </table:table-cell>
          <table:table-cell office:value-type="date" office:date-value="2020-10-30T00:00:00" table:style-name="ce14">
            <text:p>30.10.20</text:p>
          </table:table-cell>
          <table:table-cell office:value-type="string" table:style-name="ce7">
            <text:p>A19</text:p>
          </table:table-cell>
          <table:table-cell office:value-type="float" office:value="13" table:style-name="ce7">
            <text:p>13</text:p>
          </table:table-cell>
          <table:table-cell office:value-type="float" office:value="362" table:style-name="ce16">
            <text:p>3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5" table:style-name="ce7">
            <text:p>1215</text:p>
          </table:table-cell>
          <table:table-cell office:value-type="date" office:date-value="2020-10-30T00:00:00" table:style-name="ce14">
            <text:p>30.10.20</text:p>
          </table:table-cell>
          <table:table-cell office:value-type="string" table:style-name="ce7">
            <text:p>A13</text:p>
          </table:table-cell>
          <table:table-cell office:value-type="float" office:value="4" table:style-name="ce7">
            <text:p>4</text:p>
          </table:table-cell>
          <table:table-cell office:value-type="float" office:value="188" table:style-name="ce16">
            <text:p>1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6" table:style-name="ce7">
            <text:p>1216</text:p>
          </table:table-cell>
          <table:table-cell office:value-type="date" office:date-value="2020-10-30T00:00:00" table:style-name="ce14">
            <text:p>30.10.20</text:p>
          </table:table-cell>
          <table:table-cell office:value-type="string" table:style-name="ce7">
            <text:p>A60</text:p>
          </table:table-cell>
          <table:table-cell office:value-type="float" office:value="15" table:style-name="ce7">
            <text:p>15</text:p>
          </table:table-cell>
          <table:table-cell office:value-type="float" office:value="312" table:style-name="ce16">
            <text:p>3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7" table:style-name="ce7">
            <text:p>1217</text:p>
          </table:table-cell>
          <table:table-cell office:value-type="date" office:date-value="2020-10-31T00:00:00" table:style-name="ce14">
            <text:p>31.10.20</text:p>
          </table:table-cell>
          <table:table-cell office:value-type="string" table:style-name="ce7">
            <text:p>A27</text:p>
          </table:table-cell>
          <table:table-cell office:value-type="float" office:value="9" table:style-name="ce7">
            <text:p>9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8" table:style-name="ce7">
            <text:p>1218</text:p>
          </table:table-cell>
          <table:table-cell office:value-type="date" office:date-value="2020-10-31T00:00:00" table:style-name="ce14">
            <text:p>31.10.20</text:p>
          </table:table-cell>
          <table:table-cell office:value-type="string" table:style-name="ce7">
            <text:p>A51</text:p>
          </table:table-cell>
          <table:table-cell office:value-type="float" office:value="3" table:style-name="ce7">
            <text:p>3</text:p>
          </table:table-cell>
          <table:table-cell office:value-type="float" office:value="270" table:style-name="ce16">
            <text:p>2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9" table:style-name="ce7">
            <text:p>1219</text:p>
          </table:table-cell>
          <table:table-cell office:value-type="date" office:date-value="2020-10-31T00:00:00" table:style-name="ce14">
            <text:p>31.10.20</text:p>
          </table:table-cell>
          <table:table-cell office:value-type="string" table:style-name="ce7">
            <text:p>A10</text:p>
          </table:table-cell>
          <table:table-cell office:value-type="float" office:value="12" table:style-name="ce7">
            <text:p>12</text:p>
          </table:table-cell>
          <table:table-cell office:value-type="float" office:value="145" table:style-name="ce16">
            <text:p>1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0" table:style-name="ce7">
            <text:p>1220</text:p>
          </table:table-cell>
          <table:table-cell office:value-type="date" office:date-value="2020-10-31T00:00:00" table:style-name="ce14">
            <text:p>31.10.20</text:p>
          </table:table-cell>
          <table:table-cell office:value-type="string" table:style-name="ce7">
            <text:p>A19</text:p>
          </table:table-cell>
          <table:table-cell office:value-type="float" office:value="2" table:style-name="ce7">
            <text:p>2</text:p>
          </table:table-cell>
          <table:table-cell office:value-type="float" office:value="239" table:style-name="ce16">
            <text:p>2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1" table:style-name="ce7">
            <text:p>1221</text:p>
          </table:table-cell>
          <table:table-cell office:value-type="date" office:date-value="2020-11-01T00:00:00" table:style-name="ce14">
            <text:p>01.11.20</text:p>
          </table:table-cell>
          <table:table-cell office:value-type="string" table:style-name="ce7">
            <text:p>A33</text:p>
          </table:table-cell>
          <table:table-cell office:value-type="float" office:value="2" table:style-name="ce7">
            <text:p>2</text:p>
          </table:table-cell>
          <table:table-cell office:value-type="float" office:value="148" table:style-name="ce16">
            <text:p>1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2" table:style-name="ce7">
            <text:p>1222</text:p>
          </table:table-cell>
          <table:table-cell office:value-type="date" office:date-value="2020-11-01T00:00:00" table:style-name="ce14">
            <text:p>01.11.20</text:p>
          </table:table-cell>
          <table:table-cell office:value-type="string" table:style-name="ce7">
            <text:p>A43</text:p>
          </table:table-cell>
          <table:table-cell office:value-type="float" office:value="7" table:style-name="ce7">
            <text:p>7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3" table:style-name="ce7">
            <text:p>1223</text:p>
          </table:table-cell>
          <table:table-cell office:value-type="date" office:date-value="2020-11-01T00:00:00" table:style-name="ce14">
            <text:p>01.11.20</text:p>
          </table:table-cell>
          <table:table-cell office:value-type="string" table:style-name="ce7">
            <text:p>A3</text:p>
          </table:table-cell>
          <table:table-cell office:value-type="float" office:value="11" table:style-name="ce7">
            <text:p>11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4" table:style-name="ce7">
            <text:p>1224</text:p>
          </table:table-cell>
          <table:table-cell office:value-type="date" office:date-value="2020-11-01T00:00:00" table:style-name="ce14">
            <text:p>01.11.20</text:p>
          </table:table-cell>
          <table:table-cell office:value-type="string" table:style-name="ce7">
            <text:p>A18</text:p>
          </table:table-cell>
          <table:table-cell office:value-type="float" office:value="10" table:style-name="ce7">
            <text:p>10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5" table:style-name="ce7">
            <text:p>1225</text:p>
          </table:table-cell>
          <table:table-cell office:value-type="date" office:date-value="2020-11-02T00:00:00" table:style-name="ce14">
            <text:p>02.11.20</text:p>
          </table:table-cell>
          <table:table-cell office:value-type="string" table:style-name="ce7">
            <text:p>A37</text:p>
          </table:table-cell>
          <table:table-cell office:value-type="float" office:value="5" table:style-name="ce7">
            <text:p>5</text:p>
          </table:table-cell>
          <table:table-cell office:value-type="float" office:value="239" table:style-name="ce16">
            <text:p>2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6" table:style-name="ce7">
            <text:p>1226</text:p>
          </table:table-cell>
          <table:table-cell office:value-type="date" office:date-value="2020-11-02T00:00:00" table:style-name="ce14">
            <text:p>02.11.20</text:p>
          </table:table-cell>
          <table:table-cell office:value-type="string" table:style-name="ce7">
            <text:p>A65</text:p>
          </table:table-cell>
          <table:table-cell office:value-type="float" office:value="11" table:style-name="ce7">
            <text:p>11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7" table:style-name="ce7">
            <text:p>1227</text:p>
          </table:table-cell>
          <table:table-cell office:value-type="date" office:date-value="2020-11-02T00:00:00" table:style-name="ce14">
            <text:p>02.11.20</text:p>
          </table:table-cell>
          <table:table-cell office:value-type="string" table:style-name="ce7">
            <text:p>A46</text:p>
          </table:table-cell>
          <table:table-cell office:value-type="float" office:value="12" table:style-name="ce7">
            <text:p>12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8" table:style-name="ce7">
            <text:p>1228</text:p>
          </table:table-cell>
          <table:table-cell office:value-type="date" office:date-value="2020-11-02T00:00:00" table:style-name="ce14">
            <text:p>02.11.20</text:p>
          </table:table-cell>
          <table:table-cell office:value-type="string" table:style-name="ce7">
            <text:p>A45</text:p>
          </table:table-cell>
          <table:table-cell office:value-type="float" office:value="10" table:style-name="ce7">
            <text:p>10</text:p>
          </table:table-cell>
          <table:table-cell office:value-type="float" office:value="168" table:style-name="ce16">
            <text:p>1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9" table:style-name="ce7">
            <text:p>1229</text:p>
          </table:table-cell>
          <table:table-cell office:value-type="date" office:date-value="2020-11-03T00:00:00" table:style-name="ce14">
            <text:p>03.11.20</text:p>
          </table:table-cell>
          <table:table-cell office:value-type="string" table:style-name="ce7">
            <text:p>A45</text:p>
          </table:table-cell>
          <table:table-cell office:value-type="float" office:value="9" table:style-name="ce7">
            <text:p>9</text:p>
          </table:table-cell>
          <table:table-cell office:value-type="float" office:value="364" table:style-name="ce16">
            <text:p>3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0" table:style-name="ce7">
            <text:p>1230</text:p>
          </table:table-cell>
          <table:table-cell office:value-type="date" office:date-value="2020-11-03T00:00:00" table:style-name="ce14">
            <text:p>03.11.20</text:p>
          </table:table-cell>
          <table:table-cell office:value-type="string" table:style-name="ce7">
            <text:p>A53</text:p>
          </table:table-cell>
          <table:table-cell office:value-type="float" office:value="9" table:style-name="ce7">
            <text:p>9</text:p>
          </table:table-cell>
          <table:table-cell office:value-type="float" office:value="124" table:style-name="ce16">
            <text:p>1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1" table:style-name="ce7">
            <text:p>1231</text:p>
          </table:table-cell>
          <table:table-cell office:value-type="date" office:date-value="2020-11-03T00:00:00" table:style-name="ce14">
            <text:p>03.11.20</text:p>
          </table:table-cell>
          <table:table-cell office:value-type="string" table:style-name="ce7">
            <text:p>A14</text:p>
          </table:table-cell>
          <table:table-cell office:value-type="float" office:value="8" table:style-name="ce7">
            <text:p>8</text:p>
          </table:table-cell>
          <table:table-cell office:value-type="float" office:value="136" table:style-name="ce16">
            <text:p>1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2" table:style-name="ce7">
            <text:p>1232</text:p>
          </table:table-cell>
          <table:table-cell office:value-type="date" office:date-value="2020-11-03T00:00:00" table:style-name="ce14">
            <text:p>03.11.20</text:p>
          </table:table-cell>
          <table:table-cell office:value-type="string" table:style-name="ce7">
            <text:p>A13</text:p>
          </table:table-cell>
          <table:table-cell office:value-type="float" office:value="10" table:style-name="ce7">
            <text:p>10</text:p>
          </table:table-cell>
          <table:table-cell office:value-type="float" office:value="126" table:style-name="ce16">
            <text:p>1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3" table:style-name="ce7">
            <text:p>1233</text:p>
          </table:table-cell>
          <table:table-cell office:value-type="date" office:date-value="2020-11-04T00:00:00" table:style-name="ce14">
            <text:p>04.11.20</text:p>
          </table:table-cell>
          <table:table-cell office:value-type="string" table:style-name="ce7">
            <text:p>A10</text:p>
          </table:table-cell>
          <table:table-cell office:value-type="float" office:value="15" table:style-name="ce7">
            <text:p>15</text:p>
          </table:table-cell>
          <table:table-cell office:value-type="float" office:value="78" table:style-name="ce16">
            <text:p>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4" table:style-name="ce7">
            <text:p>1234</text:p>
          </table:table-cell>
          <table:table-cell office:value-type="date" office:date-value="2020-11-04T00:00:00" table:style-name="ce14">
            <text:p>04.11.20</text:p>
          </table:table-cell>
          <table:table-cell office:value-type="string" table:style-name="ce7">
            <text:p>A2</text:p>
          </table:table-cell>
          <table:table-cell office:value-type="float" office:value="8" table:style-name="ce7">
            <text:p>8</text:p>
          </table:table-cell>
          <table:table-cell office:value-type="float" office:value="115" table:style-name="ce16">
            <text:p>11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5" table:style-name="ce7">
            <text:p>1235</text:p>
          </table:table-cell>
          <table:table-cell office:value-type="date" office:date-value="2020-11-04T00:00:00" table:style-name="ce14">
            <text:p>04.11.20</text:p>
          </table:table-cell>
          <table:table-cell office:value-type="string" table:style-name="ce7">
            <text:p>A56</text:p>
          </table:table-cell>
          <table:table-cell office:value-type="float" office:value="2" table:style-name="ce7">
            <text:p>2</text:p>
          </table:table-cell>
          <table:table-cell office:value-type="float" office:value="166" table:style-name="ce16">
            <text:p>1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6" table:style-name="ce7">
            <text:p>1236</text:p>
          </table:table-cell>
          <table:table-cell office:value-type="date" office:date-value="2020-11-04T00:00:00" table:style-name="ce14">
            <text:p>04.11.20</text:p>
          </table:table-cell>
          <table:table-cell office:value-type="string" table:style-name="ce7">
            <text:p>A3</text:p>
          </table:table-cell>
          <table:table-cell office:value-type="float" office:value="5" table:style-name="ce7">
            <text:p>5</text:p>
          </table:table-cell>
          <table:table-cell office:value-type="float" office:value="391" table:style-name="ce16">
            <text:p>3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7" table:style-name="ce7">
            <text:p>1237</text:p>
          </table:table-cell>
          <table:table-cell office:value-type="date" office:date-value="2020-11-05T00:00:00" table:style-name="ce14">
            <text:p>05.11.20</text:p>
          </table:table-cell>
          <table:table-cell office:value-type="string" table:style-name="ce7">
            <text:p>A3</text:p>
          </table:table-cell>
          <table:table-cell office:value-type="float" office:value="5" table:style-name="ce7">
            <text:p>5</text:p>
          </table:table-cell>
          <table:table-cell office:value-type="float" office:value="124" table:style-name="ce16">
            <text:p>1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8" table:style-name="ce7">
            <text:p>1238</text:p>
          </table:table-cell>
          <table:table-cell office:value-type="date" office:date-value="2020-11-05T00:00:00" table:style-name="ce14">
            <text:p>05.11.20</text:p>
          </table:table-cell>
          <table:table-cell office:value-type="string" table:style-name="ce7">
            <text:p>A42</text:p>
          </table:table-cell>
          <table:table-cell office:value-type="float" office:value="15" table:style-name="ce7">
            <text:p>15</text:p>
          </table:table-cell>
          <table:table-cell office:value-type="float" office:value="97" table:style-name="ce16">
            <text:p>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9" table:style-name="ce7">
            <text:p>1239</text:p>
          </table:table-cell>
          <table:table-cell office:value-type="date" office:date-value="2020-11-05T00:00:00" table:style-name="ce14">
            <text:p>05.11.20</text:p>
          </table:table-cell>
          <table:table-cell office:value-type="string" table:style-name="ce7">
            <text:p>A31</text:p>
          </table:table-cell>
          <table:table-cell office:value-type="float" office:value="2" table:style-name="ce7">
            <text:p>2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0" table:style-name="ce7">
            <text:p>1240</text:p>
          </table:table-cell>
          <table:table-cell office:value-type="date" office:date-value="2020-11-05T00:00:00" table:style-name="ce14">
            <text:p>05.11.20</text:p>
          </table:table-cell>
          <table:table-cell office:value-type="string" table:style-name="ce7">
            <text:p>A61</text:p>
          </table:table-cell>
          <table:table-cell office:value-type="float" office:value="5" table:style-name="ce7">
            <text:p>5</text:p>
          </table:table-cell>
          <table:table-cell office:value-type="float" office:value="312" table:style-name="ce16">
            <text:p>3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1" table:style-name="ce7">
            <text:p>1241</text:p>
          </table:table-cell>
          <table:table-cell office:value-type="date" office:date-value="2020-11-06T00:00:00" table:style-name="ce14">
            <text:p>06.11.20</text:p>
          </table:table-cell>
          <table:table-cell office:value-type="string" table:style-name="ce7">
            <text:p>A25</text:p>
          </table:table-cell>
          <table:table-cell office:value-type="float" office:value="2" table:style-name="ce7">
            <text:p>2</text:p>
          </table:table-cell>
          <table:table-cell office:value-type="float" office:value="113" table:style-name="ce16">
            <text:p>11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2" table:style-name="ce7">
            <text:p>1242</text:p>
          </table:table-cell>
          <table:table-cell office:value-type="date" office:date-value="2020-11-06T00:00:00" table:style-name="ce14">
            <text:p>06.11.20</text:p>
          </table:table-cell>
          <table:table-cell office:value-type="string" table:style-name="ce7">
            <text:p>A39</text:p>
          </table:table-cell>
          <table:table-cell office:value-type="float" office:value="8" table:style-name="ce7">
            <text:p>8</text:p>
          </table:table-cell>
          <table:table-cell office:value-type="float" office:value="263" table:style-name="ce16">
            <text:p>2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3" table:style-name="ce7">
            <text:p>1243</text:p>
          </table:table-cell>
          <table:table-cell office:value-type="date" office:date-value="2020-11-06T00:00:00" table:style-name="ce14">
            <text:p>06.11.20</text:p>
          </table:table-cell>
          <table:table-cell office:value-type="string" table:style-name="ce7">
            <text:p>A2</text:p>
          </table:table-cell>
          <table:table-cell office:value-type="float" office:value="14" table:style-name="ce7">
            <text:p>14</text:p>
          </table:table-cell>
          <table:table-cell office:value-type="float" office:value="371" table:style-name="ce16">
            <text:p>3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4" table:style-name="ce7">
            <text:p>1244</text:p>
          </table:table-cell>
          <table:table-cell office:value-type="date" office:date-value="2020-11-06T00:00:00" table:style-name="ce14">
            <text:p>06.11.20</text:p>
          </table:table-cell>
          <table:table-cell office:value-type="string" table:style-name="ce7">
            <text:p>A17</text:p>
          </table:table-cell>
          <table:table-cell office:value-type="float" office:value="13" table:style-name="ce7">
            <text:p>13</text:p>
          </table:table-cell>
          <table:table-cell office:value-type="float" office:value="167" table:style-name="ce16">
            <text:p>1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5" table:style-name="ce7">
            <text:p>1245</text:p>
          </table:table-cell>
          <table:table-cell office:value-type="date" office:date-value="2020-11-07T00:00:00" table:style-name="ce14">
            <text:p>07.11.20</text:p>
          </table:table-cell>
          <table:table-cell office:value-type="string" table:style-name="ce7">
            <text:p>A65</text:p>
          </table:table-cell>
          <table:table-cell office:value-type="float" office:value="14" table:style-name="ce7">
            <text:p>14</text:p>
          </table:table-cell>
          <table:table-cell office:value-type="float" office:value="400" table:style-name="ce16">
            <text:p>4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6" table:style-name="ce7">
            <text:p>1246</text:p>
          </table:table-cell>
          <table:table-cell office:value-type="date" office:date-value="2020-11-07T00:00:00" table:style-name="ce14">
            <text:p>07.11.20</text:p>
          </table:table-cell>
          <table:table-cell office:value-type="string" table:style-name="ce7">
            <text:p>A62</text:p>
          </table:table-cell>
          <table:table-cell office:value-type="float" office:value="5" table:style-name="ce7">
            <text:p>5</text:p>
          </table:table-cell>
          <table:table-cell office:value-type="float" office:value="83" table:style-name="ce16">
            <text:p>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7" table:style-name="ce7">
            <text:p>1247</text:p>
          </table:table-cell>
          <table:table-cell office:value-type="date" office:date-value="2020-11-07T00:00:00" table:style-name="ce14">
            <text:p>07.11.20</text:p>
          </table:table-cell>
          <table:table-cell office:value-type="string" table:style-name="ce7">
            <text:p>A25</text:p>
          </table:table-cell>
          <table:table-cell office:value-type="float" office:value="6" table:style-name="ce7">
            <text:p>6</text:p>
          </table:table-cell>
          <table:table-cell office:value-type="float" office:value="290" table:style-name="ce16">
            <text:p>2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8" table:style-name="ce7">
            <text:p>1248</text:p>
          </table:table-cell>
          <table:table-cell office:value-type="date" office:date-value="2020-11-07T00:00:00" table:style-name="ce14">
            <text:p>07.11.20</text:p>
          </table:table-cell>
          <table:table-cell office:value-type="string" table:style-name="ce7">
            <text:p>A53</text:p>
          </table:table-cell>
          <table:table-cell office:value-type="float" office:value="15" table:style-name="ce7">
            <text:p>15</text:p>
          </table:table-cell>
          <table:table-cell office:value-type="float" office:value="404" table:style-name="ce16">
            <text:p>40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9" table:style-name="ce7">
            <text:p>1249</text:p>
          </table:table-cell>
          <table:table-cell office:value-type="date" office:date-value="2020-11-08T00:00:00" table:style-name="ce14">
            <text:p>08.11.20</text:p>
          </table:table-cell>
          <table:table-cell office:value-type="string" table:style-name="ce7">
            <text:p>A5</text:p>
          </table:table-cell>
          <table:table-cell office:value-type="float" office:value="2" table:style-name="ce7">
            <text:p>2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0" table:style-name="ce7">
            <text:p>1250</text:p>
          </table:table-cell>
          <table:table-cell office:value-type="date" office:date-value="2020-11-08T00:00:00" table:style-name="ce14">
            <text:p>08.11.20</text:p>
          </table:table-cell>
          <table:table-cell office:value-type="string" table:style-name="ce7">
            <text:p>A61</text:p>
          </table:table-cell>
          <table:table-cell office:value-type="float" office:value="4" table:style-name="ce7">
            <text:p>4</text:p>
          </table:table-cell>
          <table:table-cell office:value-type="float" office:value="439" table:style-name="ce16">
            <text:p>4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1" table:style-name="ce7">
            <text:p>1251</text:p>
          </table:table-cell>
          <table:table-cell office:value-type="date" office:date-value="2020-11-08T00:00:00" table:style-name="ce14">
            <text:p>08.11.20</text:p>
          </table:table-cell>
          <table:table-cell office:value-type="string" table:style-name="ce7">
            <text:p>A12</text:p>
          </table:table-cell>
          <table:table-cell office:value-type="float" office:value="12" table:style-name="ce7">
            <text:p>12</text:p>
          </table:table-cell>
          <table:table-cell office:value-type="float" office:value="242" table:style-name="ce16">
            <text:p>2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2" table:style-name="ce7">
            <text:p>1252</text:p>
          </table:table-cell>
          <table:table-cell office:value-type="date" office:date-value="2020-11-08T00:00:00" table:style-name="ce14">
            <text:p>08.11.20</text:p>
          </table:table-cell>
          <table:table-cell office:value-type="string" table:style-name="ce7">
            <text:p>A13</text:p>
          </table:table-cell>
          <table:table-cell office:value-type="float" office:value="11" table:style-name="ce7">
            <text:p>11</text:p>
          </table:table-cell>
          <table:table-cell office:value-type="float" office:value="177" table:style-name="ce16">
            <text:p>1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3" table:style-name="ce7">
            <text:p>1253</text:p>
          </table:table-cell>
          <table:table-cell office:value-type="date" office:date-value="2020-11-09T00:00:00" table:style-name="ce14">
            <text:p>09.11.20</text:p>
          </table:table-cell>
          <table:table-cell office:value-type="string" table:style-name="ce7">
            <text:p>A38</text:p>
          </table:table-cell>
          <table:table-cell office:value-type="float" office:value="7" table:style-name="ce7">
            <text:p>7</text:p>
          </table:table-cell>
          <table:table-cell office:value-type="float" office:value="384" table:style-name="ce16">
            <text:p>38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4" table:style-name="ce7">
            <text:p>1254</text:p>
          </table:table-cell>
          <table:table-cell office:value-type="date" office:date-value="2020-11-09T00:00:00" table:style-name="ce14">
            <text:p>09.11.20</text:p>
          </table:table-cell>
          <table:table-cell office:value-type="string" table:style-name="ce7">
            <text:p>A32</text:p>
          </table:table-cell>
          <table:table-cell office:value-type="float" office:value="2" table:style-name="ce7">
            <text:p>2</text:p>
          </table:table-cell>
          <table:table-cell office:value-type="float" office:value="303" table:style-name="ce16">
            <text:p>3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5" table:style-name="ce7">
            <text:p>1255</text:p>
          </table:table-cell>
          <table:table-cell office:value-type="date" office:date-value="2020-11-09T00:00:00" table:style-name="ce14">
            <text:p>09.11.20</text:p>
          </table:table-cell>
          <table:table-cell office:value-type="string" table:style-name="ce7">
            <text:p>A13</text:p>
          </table:table-cell>
          <table:table-cell office:value-type="float" office:value="2" table:style-name="ce7">
            <text:p>2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6" table:style-name="ce7">
            <text:p>1256</text:p>
          </table:table-cell>
          <table:table-cell office:value-type="date" office:date-value="2020-11-09T00:00:00" table:style-name="ce14">
            <text:p>09.11.20</text:p>
          </table:table-cell>
          <table:table-cell office:value-type="string" table:style-name="ce7">
            <text:p>A59</text:p>
          </table:table-cell>
          <table:table-cell office:value-type="float" office:value="3" table:style-name="ce7">
            <text:p>3</text:p>
          </table:table-cell>
          <table:table-cell office:value-type="float" office:value="349" table:style-name="ce16">
            <text:p>3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7" table:style-name="ce7">
            <text:p>1257</text:p>
          </table:table-cell>
          <table:table-cell office:value-type="date" office:date-value="2020-11-10T00:00:00" table:style-name="ce14">
            <text:p>10.11.20</text:p>
          </table:table-cell>
          <table:table-cell office:value-type="string" table:style-name="ce7">
            <text:p>A46</text:p>
          </table:table-cell>
          <table:table-cell office:value-type="float" office:value="3" table:style-name="ce7">
            <text:p>3</text:p>
          </table:table-cell>
          <table:table-cell office:value-type="float" office:value="356" table:style-name="ce16">
            <text:p>3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8" table:style-name="ce7">
            <text:p>1258</text:p>
          </table:table-cell>
          <table:table-cell office:value-type="date" office:date-value="2020-11-10T00:00:00" table:style-name="ce14">
            <text:p>10.11.20</text:p>
          </table:table-cell>
          <table:table-cell office:value-type="string" table:style-name="ce7">
            <text:p>A6</text:p>
          </table:table-cell>
          <table:table-cell office:value-type="float" office:value="11" table:style-name="ce7">
            <text:p>11</text:p>
          </table:table-cell>
          <table:table-cell office:value-type="float" office:value="140" table:style-name="ce16">
            <text:p>1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9" table:style-name="ce7">
            <text:p>1259</text:p>
          </table:table-cell>
          <table:table-cell office:value-type="date" office:date-value="2020-11-10T00:00:00" table:style-name="ce14">
            <text:p>10.11.20</text:p>
          </table:table-cell>
          <table:table-cell office:value-type="string" table:style-name="ce7">
            <text:p>A30</text:p>
          </table:table-cell>
          <table:table-cell office:value-type="float" office:value="1" table:style-name="ce7">
            <text:p>1</text:p>
          </table:table-cell>
          <table:table-cell office:value-type="float" office:value="133" table:style-name="ce16">
            <text:p>1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0" table:style-name="ce7">
            <text:p>1260</text:p>
          </table:table-cell>
          <table:table-cell office:value-type="date" office:date-value="2020-11-10T00:00:00" table:style-name="ce14">
            <text:p>10.11.20</text:p>
          </table:table-cell>
          <table:table-cell office:value-type="string" table:style-name="ce7">
            <text:p>A64</text:p>
          </table:table-cell>
          <table:table-cell office:value-type="float" office:value="6" table:style-name="ce7">
            <text:p>6</text:p>
          </table:table-cell>
          <table:table-cell office:value-type="float" office:value="95" table:style-name="ce16">
            <text:p>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1" table:style-name="ce7">
            <text:p>1261</text:p>
          </table:table-cell>
          <table:table-cell office:value-type="date" office:date-value="2020-11-11T00:00:00" table:style-name="ce14">
            <text:p>11.11.20</text:p>
          </table:table-cell>
          <table:table-cell office:value-type="string" table:style-name="ce7">
            <text:p>A21</text:p>
          </table:table-cell>
          <table:table-cell office:value-type="float" office:value="4" table:style-name="ce7">
            <text:p>4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2" table:style-name="ce7">
            <text:p>1262</text:p>
          </table:table-cell>
          <table:table-cell office:value-type="date" office:date-value="2020-11-11T00:00:00" table:style-name="ce14">
            <text:p>11.11.20</text:p>
          </table:table-cell>
          <table:table-cell office:value-type="string" table:style-name="ce7">
            <text:p>A33</text:p>
          </table:table-cell>
          <table:table-cell office:value-type="float" office:value="13" table:style-name="ce7">
            <text:p>13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3" table:style-name="ce7">
            <text:p>1263</text:p>
          </table:table-cell>
          <table:table-cell office:value-type="date" office:date-value="2020-11-11T00:00:00" table:style-name="ce14">
            <text:p>11.11.20</text:p>
          </table:table-cell>
          <table:table-cell office:value-type="string" table:style-name="ce7">
            <text:p>A60</text:p>
          </table:table-cell>
          <table:table-cell office:value-type="float" office:value="3" table:style-name="ce7">
            <text:p>3</text:p>
          </table:table-cell>
          <table:table-cell office:value-type="float" office:value="144" table:style-name="ce16">
            <text:p>14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4" table:style-name="ce7">
            <text:p>1264</text:p>
          </table:table-cell>
          <table:table-cell office:value-type="date" office:date-value="2020-11-11T00:00:00" table:style-name="ce14">
            <text:p>11.11.20</text:p>
          </table:table-cell>
          <table:table-cell office:value-type="string" table:style-name="ce7">
            <text:p>A56</text:p>
          </table:table-cell>
          <table:table-cell office:value-type="float" office:value="1" table:style-name="ce7">
            <text:p>1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5" table:style-name="ce7">
            <text:p>1265</text:p>
          </table:table-cell>
          <table:table-cell office:value-type="date" office:date-value="2020-11-12T00:00:00" table:style-name="ce14">
            <text:p>12.11.20</text:p>
          </table:table-cell>
          <table:table-cell office:value-type="string" table:style-name="ce7">
            <text:p>A2</text:p>
          </table:table-cell>
          <table:table-cell office:value-type="float" office:value="5" table:style-name="ce7">
            <text:p>5</text:p>
          </table:table-cell>
          <table:table-cell office:value-type="float" office:value="114" table:style-name="ce16">
            <text:p>11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6" table:style-name="ce7">
            <text:p>1266</text:p>
          </table:table-cell>
          <table:table-cell office:value-type="date" office:date-value="2020-11-12T00:00:00" table:style-name="ce14">
            <text:p>12.11.20</text:p>
          </table:table-cell>
          <table:table-cell office:value-type="string" table:style-name="ce7">
            <text:p>A21</text:p>
          </table:table-cell>
          <table:table-cell office:value-type="float" office:value="6" table:style-name="ce7">
            <text:p>6</text:p>
          </table:table-cell>
          <table:table-cell office:value-type="float" office:value="238" table:style-name="ce16">
            <text:p>2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7" table:style-name="ce7">
            <text:p>1267</text:p>
          </table:table-cell>
          <table:table-cell office:value-type="date" office:date-value="2020-11-12T00:00:00" table:style-name="ce14">
            <text:p>12.11.20</text:p>
          </table:table-cell>
          <table:table-cell office:value-type="string" table:style-name="ce7">
            <text:p>A40</text:p>
          </table:table-cell>
          <table:table-cell office:value-type="float" office:value="9" table:style-name="ce7">
            <text:p>9</text:p>
          </table:table-cell>
          <table:table-cell office:value-type="float" office:value="193" table:style-name="ce16">
            <text:p>1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8" table:style-name="ce7">
            <text:p>1268</text:p>
          </table:table-cell>
          <table:table-cell office:value-type="date" office:date-value="2020-11-12T00:00:00" table:style-name="ce14">
            <text:p>12.11.20</text:p>
          </table:table-cell>
          <table:table-cell office:value-type="string" table:style-name="ce7">
            <text:p>A36</text:p>
          </table:table-cell>
          <table:table-cell office:value-type="float" office:value="10" table:style-name="ce7">
            <text:p>10</text:p>
          </table:table-cell>
          <table:table-cell office:value-type="float" office:value="136" table:style-name="ce16">
            <text:p>1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9" table:style-name="ce7">
            <text:p>1269</text:p>
          </table:table-cell>
          <table:table-cell office:value-type="date" office:date-value="2020-11-13T00:00:00" table:style-name="ce14">
            <text:p>13.11.20</text:p>
          </table:table-cell>
          <table:table-cell office:value-type="string" table:style-name="ce7">
            <text:p>A20</text:p>
          </table:table-cell>
          <table:table-cell office:value-type="float" office:value="11" table:style-name="ce7">
            <text:p>11</text:p>
          </table:table-cell>
          <table:table-cell office:value-type="float" office:value="156" table:style-name="ce16">
            <text:p>15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0" table:style-name="ce7">
            <text:p>1270</text:p>
          </table:table-cell>
          <table:table-cell office:value-type="date" office:date-value="2020-11-13T00:00:00" table:style-name="ce14">
            <text:p>13.11.20</text:p>
          </table:table-cell>
          <table:table-cell office:value-type="string" table:style-name="ce7">
            <text:p>A14</text:p>
          </table:table-cell>
          <table:table-cell office:value-type="float" office:value="15" table:style-name="ce7">
            <text:p>15</text:p>
          </table:table-cell>
          <table:table-cell office:value-type="float" office:value="261" table:style-name="ce16">
            <text:p>26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1" table:style-name="ce7">
            <text:p>1271</text:p>
          </table:table-cell>
          <table:table-cell office:value-type="date" office:date-value="2020-11-13T00:00:00" table:style-name="ce14">
            <text:p>13.11.20</text:p>
          </table:table-cell>
          <table:table-cell office:value-type="string" table:style-name="ce7">
            <text:p>A38</text:p>
          </table:table-cell>
          <table:table-cell office:value-type="float" office:value="4" table:style-name="ce7">
            <text:p>4</text:p>
          </table:table-cell>
          <table:table-cell office:value-type="float" office:value="405" table:style-name="ce16">
            <text:p>4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2" table:style-name="ce7">
            <text:p>1272</text:p>
          </table:table-cell>
          <table:table-cell office:value-type="date" office:date-value="2020-11-13T00:00:00" table:style-name="ce14">
            <text:p>13.11.20</text:p>
          </table:table-cell>
          <table:table-cell office:value-type="string" table:style-name="ce7">
            <text:p>A12</text:p>
          </table:table-cell>
          <table:table-cell office:value-type="float" office:value="9" table:style-name="ce7">
            <text:p>9</text:p>
          </table:table-cell>
          <table:table-cell office:value-type="float" office:value="221" table:style-name="ce16">
            <text:p>22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3" table:style-name="ce7">
            <text:p>1273</text:p>
          </table:table-cell>
          <table:table-cell office:value-type="date" office:date-value="2020-11-14T00:00:00" table:style-name="ce14">
            <text:p>14.11.20</text:p>
          </table:table-cell>
          <table:table-cell office:value-type="string" table:style-name="ce7">
            <text:p>A7</text:p>
          </table:table-cell>
          <table:table-cell office:value-type="float" office:value="15" table:style-name="ce7">
            <text:p>15</text:p>
          </table:table-cell>
          <table:table-cell office:value-type="float" office:value="228" table:style-name="ce16">
            <text:p>2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4" table:style-name="ce7">
            <text:p>1274</text:p>
          </table:table-cell>
          <table:table-cell office:value-type="date" office:date-value="2020-11-14T00:00:00" table:style-name="ce14">
            <text:p>14.11.20</text:p>
          </table:table-cell>
          <table:table-cell office:value-type="string" table:style-name="ce7">
            <text:p>A63</text:p>
          </table:table-cell>
          <table:table-cell office:value-type="float" office:value="14" table:style-name="ce7">
            <text:p>14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5" table:style-name="ce7">
            <text:p>1275</text:p>
          </table:table-cell>
          <table:table-cell office:value-type="date" office:date-value="2020-11-14T00:00:00" table:style-name="ce14">
            <text:p>14.11.20</text:p>
          </table:table-cell>
          <table:table-cell office:value-type="string" table:style-name="ce7">
            <text:p>A49</text:p>
          </table:table-cell>
          <table:table-cell office:value-type="float" office:value="1" table:style-name="ce7">
            <text:p>1</text:p>
          </table:table-cell>
          <table:table-cell office:value-type="float" office:value="149" table:style-name="ce16">
            <text:p>1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6" table:style-name="ce7">
            <text:p>1276</text:p>
          </table:table-cell>
          <table:table-cell office:value-type="date" office:date-value="2020-11-14T00:00:00" table:style-name="ce14">
            <text:p>14.11.20</text:p>
          </table:table-cell>
          <table:table-cell office:value-type="string" table:style-name="ce7">
            <text:p>A18</text:p>
          </table:table-cell>
          <table:table-cell office:value-type="float" office:value="6" table:style-name="ce7">
            <text:p>6</text:p>
          </table:table-cell>
          <table:table-cell office:value-type="float" office:value="235" table:style-name="ce16">
            <text:p>2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7" table:style-name="ce7">
            <text:p>1277</text:p>
          </table:table-cell>
          <table:table-cell office:value-type="date" office:date-value="2020-11-15T00:00:00" table:style-name="ce14">
            <text:p>15.11.20</text:p>
          </table:table-cell>
          <table:table-cell office:value-type="string" table:style-name="ce7">
            <text:p>A5</text:p>
          </table:table-cell>
          <table:table-cell office:value-type="float" office:value="5" table:style-name="ce7">
            <text:p>5</text:p>
          </table:table-cell>
          <table:table-cell office:value-type="float" office:value="199" table:style-name="ce16">
            <text:p>1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8" table:style-name="ce7">
            <text:p>1278</text:p>
          </table:table-cell>
          <table:table-cell office:value-type="date" office:date-value="2020-11-15T00:00:00" table:style-name="ce14">
            <text:p>15.11.20</text:p>
          </table:table-cell>
          <table:table-cell office:value-type="string" table:style-name="ce7">
            <text:p>A25</text:p>
          </table:table-cell>
          <table:table-cell office:value-type="float" office:value="8" table:style-name="ce7">
            <text:p>8</text:p>
          </table:table-cell>
          <table:table-cell office:value-type="float" office:value="160" table:style-name="ce16">
            <text:p>1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9" table:style-name="ce7">
            <text:p>1279</text:p>
          </table:table-cell>
          <table:table-cell office:value-type="date" office:date-value="2020-11-15T00:00:00" table:style-name="ce14">
            <text:p>15.11.20</text:p>
          </table:table-cell>
          <table:table-cell office:value-type="string" table:style-name="ce7">
            <text:p>A34</text:p>
          </table:table-cell>
          <table:table-cell office:value-type="float" office:value="12" table:style-name="ce7">
            <text:p>12</text:p>
          </table:table-cell>
          <table:table-cell office:value-type="float" office:value="264" table:style-name="ce16">
            <text:p>2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0" table:style-name="ce7">
            <text:p>1280</text:p>
          </table:table-cell>
          <table:table-cell office:value-type="date" office:date-value="2020-11-15T00:00:00" table:style-name="ce14">
            <text:p>15.11.20</text:p>
          </table:table-cell>
          <table:table-cell office:value-type="string" table:style-name="ce7">
            <text:p>A34</text:p>
          </table:table-cell>
          <table:table-cell office:value-type="float" office:value="9" table:style-name="ce7">
            <text:p>9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1" table:style-name="ce7">
            <text:p>1281</text:p>
          </table:table-cell>
          <table:table-cell office:value-type="date" office:date-value="2020-11-16T00:00:00" table:style-name="ce14">
            <text:p>16.11.20</text:p>
          </table:table-cell>
          <table:table-cell office:value-type="string" table:style-name="ce7">
            <text:p>A13</text:p>
          </table:table-cell>
          <table:table-cell office:value-type="float" office:value="12" table:style-name="ce7">
            <text:p>12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2" table:style-name="ce7">
            <text:p>1282</text:p>
          </table:table-cell>
          <table:table-cell office:value-type="date" office:date-value="2020-11-16T00:00:00" table:style-name="ce14">
            <text:p>16.11.20</text:p>
          </table:table-cell>
          <table:table-cell office:value-type="string" table:style-name="ce7">
            <text:p>A12</text:p>
          </table:table-cell>
          <table:table-cell office:value-type="float" office:value="11" table:style-name="ce7">
            <text:p>11</text:p>
          </table:table-cell>
          <table:table-cell office:value-type="float" office:value="401" table:style-name="ce16">
            <text:p>40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3" table:style-name="ce7">
            <text:p>1283</text:p>
          </table:table-cell>
          <table:table-cell office:value-type="date" office:date-value="2020-11-16T00:00:00" table:style-name="ce14">
            <text:p>16.11.20</text:p>
          </table:table-cell>
          <table:table-cell office:value-type="string" table:style-name="ce7">
            <text:p>A41</text:p>
          </table:table-cell>
          <table:table-cell office:value-type="float" office:value="2" table:style-name="ce7">
            <text:p>2</text:p>
          </table:table-cell>
          <table:table-cell office:value-type="float" office:value="92" table:style-name="ce16">
            <text:p>9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4" table:style-name="ce7">
            <text:p>1284</text:p>
          </table:table-cell>
          <table:table-cell office:value-type="date" office:date-value="2020-11-16T00:00:00" table:style-name="ce14">
            <text:p>16.11.20</text:p>
          </table:table-cell>
          <table:table-cell office:value-type="string" table:style-name="ce7">
            <text:p>A8</text:p>
          </table:table-cell>
          <table:table-cell office:value-type="float" office:value="1" table:style-name="ce7">
            <text:p>1</text:p>
          </table:table-cell>
          <table:table-cell office:value-type="float" office:value="230" table:style-name="ce16">
            <text:p>23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5" table:style-name="ce7">
            <text:p>1285</text:p>
          </table:table-cell>
          <table:table-cell office:value-type="date" office:date-value="2020-11-17T00:00:00" table:style-name="ce14">
            <text:p>17.11.20</text:p>
          </table:table-cell>
          <table:table-cell office:value-type="string" table:style-name="ce7">
            <text:p>A60</text:p>
          </table:table-cell>
          <table:table-cell office:value-type="float" office:value="2" table:style-name="ce7">
            <text:p>2</text:p>
          </table:table-cell>
          <table:table-cell office:value-type="float" office:value="442" table:style-name="ce16">
            <text:p>4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6" table:style-name="ce7">
            <text:p>1286</text:p>
          </table:table-cell>
          <table:table-cell office:value-type="date" office:date-value="2020-11-17T00:00:00" table:style-name="ce14">
            <text:p>17.11.20</text:p>
          </table:table-cell>
          <table:table-cell office:value-type="string" table:style-name="ce7">
            <text:p>A47</text:p>
          </table:table-cell>
          <table:table-cell office:value-type="float" office:value="6" table:style-name="ce7">
            <text:p>6</text:p>
          </table:table-cell>
          <table:table-cell office:value-type="float" office:value="131" table:style-name="ce16">
            <text:p>13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7" table:style-name="ce7">
            <text:p>1287</text:p>
          </table:table-cell>
          <table:table-cell office:value-type="date" office:date-value="2020-11-17T00:00:00" table:style-name="ce14">
            <text:p>17.11.20</text:p>
          </table:table-cell>
          <table:table-cell office:value-type="string" table:style-name="ce7">
            <text:p>A44</text:p>
          </table:table-cell>
          <table:table-cell office:value-type="float" office:value="9" table:style-name="ce7">
            <text:p>9</text:p>
          </table:table-cell>
          <table:table-cell office:value-type="float" office:value="87" table:style-name="ce16">
            <text:p>8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8" table:style-name="ce7">
            <text:p>1288</text:p>
          </table:table-cell>
          <table:table-cell office:value-type="date" office:date-value="2020-11-17T00:00:00" table:style-name="ce14">
            <text:p>17.11.20</text:p>
          </table:table-cell>
          <table:table-cell office:value-type="string" table:style-name="ce7">
            <text:p>A30</text:p>
          </table:table-cell>
          <table:table-cell office:value-type="float" office:value="15" table:style-name="ce7">
            <text:p>15</text:p>
          </table:table-cell>
          <table:table-cell office:value-type="float" office:value="206" table:style-name="ce16">
            <text:p>2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9" table:style-name="ce7">
            <text:p>1289</text:p>
          </table:table-cell>
          <table:table-cell office:value-type="date" office:date-value="2020-11-18T00:00:00" table:style-name="ce14">
            <text:p>18.11.20</text:p>
          </table:table-cell>
          <table:table-cell office:value-type="string" table:style-name="ce7">
            <text:p>A4</text:p>
          </table:table-cell>
          <table:table-cell office:value-type="float" office:value="13" table:style-name="ce7">
            <text:p>13</text:p>
          </table:table-cell>
          <table:table-cell office:value-type="float" office:value="89" table:style-name="ce16">
            <text:p>8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0" table:style-name="ce7">
            <text:p>1290</text:p>
          </table:table-cell>
          <table:table-cell office:value-type="date" office:date-value="2020-11-18T00:00:00" table:style-name="ce14">
            <text:p>18.11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166" table:style-name="ce16">
            <text:p>1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1" table:style-name="ce7">
            <text:p>1291</text:p>
          </table:table-cell>
          <table:table-cell office:value-type="date" office:date-value="2020-11-18T00:00:00" table:style-name="ce14">
            <text:p>18.11.20</text:p>
          </table:table-cell>
          <table:table-cell office:value-type="string" table:style-name="ce7">
            <text:p>A16</text:p>
          </table:table-cell>
          <table:table-cell office:value-type="float" office:value="8" table:style-name="ce7">
            <text:p>8</text:p>
          </table:table-cell>
          <table:table-cell office:value-type="float" office:value="90" table:style-name="ce16">
            <text:p>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2" table:style-name="ce7">
            <text:p>1292</text:p>
          </table:table-cell>
          <table:table-cell office:value-type="date" office:date-value="2020-11-18T00:00:00" table:style-name="ce14">
            <text:p>18.11.20</text:p>
          </table:table-cell>
          <table:table-cell office:value-type="string" table:style-name="ce7">
            <text:p>A47</text:p>
          </table:table-cell>
          <table:table-cell office:value-type="float" office:value="8" table:style-name="ce7">
            <text:p>8</text:p>
          </table:table-cell>
          <table:table-cell office:value-type="float" office:value="155" table:style-name="ce16">
            <text:p>15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3" table:style-name="ce7">
            <text:p>1293</text:p>
          </table:table-cell>
          <table:table-cell office:value-type="date" office:date-value="2020-11-19T00:00:00" table:style-name="ce14">
            <text:p>19.11.20</text:p>
          </table:table-cell>
          <table:table-cell office:value-type="string" table:style-name="ce7">
            <text:p>A51</text:p>
          </table:table-cell>
          <table:table-cell office:value-type="float" office:value="7" table:style-name="ce7">
            <text:p>7</text:p>
          </table:table-cell>
          <table:table-cell office:value-type="float" office:value="390" table:style-name="ce16">
            <text:p>3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4" table:style-name="ce7">
            <text:p>1294</text:p>
          </table:table-cell>
          <table:table-cell office:value-type="date" office:date-value="2020-11-19T00:00:00" table:style-name="ce14">
            <text:p>19.11.20</text:p>
          </table:table-cell>
          <table:table-cell office:value-type="string" table:style-name="ce7">
            <text:p>A21</text:p>
          </table:table-cell>
          <table:table-cell office:value-type="float" office:value="11" table:style-name="ce7">
            <text:p>11</text:p>
          </table:table-cell>
          <table:table-cell office:value-type="float" office:value="412" table:style-name="ce16">
            <text:p>4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5" table:style-name="ce7">
            <text:p>1295</text:p>
          </table:table-cell>
          <table:table-cell office:value-type="date" office:date-value="2020-11-19T00:00:00" table:style-name="ce14">
            <text:p>19.11.20</text:p>
          </table:table-cell>
          <table:table-cell office:value-type="string" table:style-name="ce7">
            <text:p>A38</text:p>
          </table:table-cell>
          <table:table-cell office:value-type="float" office:value="1" table:style-name="ce7">
            <text:p>1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6" table:style-name="ce7">
            <text:p>1296</text:p>
          </table:table-cell>
          <table:table-cell office:value-type="date" office:date-value="2020-11-19T00:00:00" table:style-name="ce14">
            <text:p>19.11.20</text:p>
          </table:table-cell>
          <table:table-cell office:value-type="string" table:style-name="ce7">
            <text:p>A18</text:p>
          </table:table-cell>
          <table:table-cell office:value-type="float" office:value="9" table:style-name="ce7">
            <text:p>9</text:p>
          </table:table-cell>
          <table:table-cell office:value-type="float" office:value="266" table:style-name="ce16">
            <text:p>2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7" table:style-name="ce7">
            <text:p>1297</text:p>
          </table:table-cell>
          <table:table-cell office:value-type="date" office:date-value="2020-11-20T00:00:00" table:style-name="ce14">
            <text:p>20.11.20</text:p>
          </table:table-cell>
          <table:table-cell office:value-type="string" table:style-name="ce7">
            <text:p>A1</text:p>
          </table:table-cell>
          <table:table-cell office:value-type="float" office:value="12" table:style-name="ce7">
            <text:p>12</text:p>
          </table:table-cell>
          <table:table-cell office:value-type="float" office:value="295" table:style-name="ce16">
            <text:p>2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8" table:style-name="ce7">
            <text:p>1298</text:p>
          </table:table-cell>
          <table:table-cell office:value-type="date" office:date-value="2020-11-20T00:00:00" table:style-name="ce14">
            <text:p>20.11.20</text:p>
          </table:table-cell>
          <table:table-cell office:value-type="string" table:style-name="ce7">
            <text:p>A20</text:p>
          </table:table-cell>
          <table:table-cell office:value-type="float" office:value="4" table:style-name="ce7">
            <text:p>4</text:p>
          </table:table-cell>
          <table:table-cell office:value-type="float" office:value="170" table:style-name="ce16">
            <text:p>17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9" table:style-name="ce7">
            <text:p>1299</text:p>
          </table:table-cell>
          <table:table-cell office:value-type="date" office:date-value="2020-11-20T00:00:00" table:style-name="ce14">
            <text:p>20.11.20</text:p>
          </table:table-cell>
          <table:table-cell office:value-type="string" table:style-name="ce7">
            <text:p>A11</text:p>
          </table:table-cell>
          <table:table-cell office:value-type="float" office:value="4" table:style-name="ce7">
            <text:p>4</text:p>
          </table:table-cell>
          <table:table-cell office:value-type="float" office:value="125" table:style-name="ce16">
            <text:p>1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0" table:style-name="ce7">
            <text:p>1300</text:p>
          </table:table-cell>
          <table:table-cell office:value-type="date" office:date-value="2020-11-20T00:00:00" table:style-name="ce14">
            <text:p>20.11.20</text:p>
          </table:table-cell>
          <table:table-cell office:value-type="string" table:style-name="ce7">
            <text:p>A53</text:p>
          </table:table-cell>
          <table:table-cell office:value-type="float" office:value="15" table:style-name="ce7">
            <text:p>15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1" table:style-name="ce7">
            <text:p>1301</text:p>
          </table:table-cell>
          <table:table-cell office:value-type="date" office:date-value="2020-11-21T00:00:00" table:style-name="ce14">
            <text:p>21.11.20</text:p>
          </table:table-cell>
          <table:table-cell office:value-type="string" table:style-name="ce7">
            <text:p>A32</text:p>
          </table:table-cell>
          <table:table-cell office:value-type="float" office:value="13" table:style-name="ce7">
            <text:p>13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2" table:style-name="ce7">
            <text:p>1302</text:p>
          </table:table-cell>
          <table:table-cell office:value-type="date" office:date-value="2020-11-21T00:00:00" table:style-name="ce14">
            <text:p>21.11.20</text:p>
          </table:table-cell>
          <table:table-cell office:value-type="string" table:style-name="ce7">
            <text:p>A24</text:p>
          </table:table-cell>
          <table:table-cell office:value-type="float" office:value="2" table:style-name="ce7">
            <text:p>2</text:p>
          </table:table-cell>
          <table:table-cell office:value-type="float" office:value="307" table:style-name="ce16">
            <text:p>3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3" table:style-name="ce7">
            <text:p>1303</text:p>
          </table:table-cell>
          <table:table-cell office:value-type="date" office:date-value="2020-11-21T00:00:00" table:style-name="ce14">
            <text:p>21.11.20</text:p>
          </table:table-cell>
          <table:table-cell office:value-type="string" table:style-name="ce7">
            <text:p>A6</text:p>
          </table:table-cell>
          <table:table-cell office:value-type="float" office:value="14" table:style-name="ce7">
            <text:p>14</text:p>
          </table:table-cell>
          <table:table-cell office:value-type="float" office:value="382" table:style-name="ce16">
            <text:p>38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4" table:style-name="ce7">
            <text:p>1304</text:p>
          </table:table-cell>
          <table:table-cell office:value-type="date" office:date-value="2020-11-21T00:00:00" table:style-name="ce14">
            <text:p>21.11.20</text:p>
          </table:table-cell>
          <table:table-cell office:value-type="string" table:style-name="ce7">
            <text:p>A12</text:p>
          </table:table-cell>
          <table:table-cell office:value-type="float" office:value="7" table:style-name="ce7">
            <text:p>7</text:p>
          </table:table-cell>
          <table:table-cell office:value-type="float" office:value="418" table:style-name="ce16">
            <text:p>41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5" table:style-name="ce7">
            <text:p>1305</text:p>
          </table:table-cell>
          <table:table-cell office:value-type="date" office:date-value="2020-11-22T00:00:00" table:style-name="ce14">
            <text:p>22.11.20</text:p>
          </table:table-cell>
          <table:table-cell office:value-type="string" table:style-name="ce7">
            <text:p>A47</text:p>
          </table:table-cell>
          <table:table-cell office:value-type="float" office:value="11" table:style-name="ce7">
            <text:p>11</text:p>
          </table:table-cell>
          <table:table-cell office:value-type="float" office:value="85" table:style-name="ce16">
            <text:p>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6" table:style-name="ce7">
            <text:p>1306</text:p>
          </table:table-cell>
          <table:table-cell office:value-type="date" office:date-value="2020-11-22T00:00:00" table:style-name="ce14">
            <text:p>22.11.20</text:p>
          </table:table-cell>
          <table:table-cell office:value-type="string" table:style-name="ce7">
            <text:p>A58</text:p>
          </table:table-cell>
          <table:table-cell office:value-type="float" office:value="15" table:style-name="ce7">
            <text:p>15</text:p>
          </table:table-cell>
          <table:table-cell office:value-type="float" office:value="322" table:style-name="ce16">
            <text:p>3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7" table:style-name="ce7">
            <text:p>1307</text:p>
          </table:table-cell>
          <table:table-cell office:value-type="date" office:date-value="2020-11-22T00:00:00" table:style-name="ce14">
            <text:p>22.11.20</text:p>
          </table:table-cell>
          <table:table-cell office:value-type="string" table:style-name="ce7">
            <text:p>A12</text:p>
          </table:table-cell>
          <table:table-cell office:value-type="float" office:value="5" table:style-name="ce7">
            <text:p>5</text:p>
          </table:table-cell>
          <table:table-cell office:value-type="float" office:value="333" table:style-name="ce16">
            <text:p>3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8" table:style-name="ce7">
            <text:p>1308</text:p>
          </table:table-cell>
          <table:table-cell office:value-type="date" office:date-value="2020-11-22T00:00:00" table:style-name="ce14">
            <text:p>22.11.20</text:p>
          </table:table-cell>
          <table:table-cell office:value-type="string" table:style-name="ce7">
            <text:p>A59</text:p>
          </table:table-cell>
          <table:table-cell office:value-type="float" office:value="7" table:style-name="ce7">
            <text:p>7</text:p>
          </table:table-cell>
          <table:table-cell office:value-type="float" office:value="238" table:style-name="ce16">
            <text:p>2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9" table:style-name="ce7">
            <text:p>1309</text:p>
          </table:table-cell>
          <table:table-cell office:value-type="date" office:date-value="2020-11-23T00:00:00" table:style-name="ce14">
            <text:p>23.11.20</text:p>
          </table:table-cell>
          <table:table-cell office:value-type="string" table:style-name="ce7">
            <text:p>A20</text:p>
          </table:table-cell>
          <table:table-cell office:value-type="float" office:value="14" table:style-name="ce7">
            <text:p>14</text:p>
          </table:table-cell>
          <table:table-cell office:value-type="float" office:value="373" table:style-name="ce16">
            <text:p>3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0" table:style-name="ce7">
            <text:p>1310</text:p>
          </table:table-cell>
          <table:table-cell office:value-type="date" office:date-value="2020-11-23T00:00:00" table:style-name="ce14">
            <text:p>23.11.20</text:p>
          </table:table-cell>
          <table:table-cell office:value-type="string" table:style-name="ce7">
            <text:p>A27</text:p>
          </table:table-cell>
          <table:table-cell office:value-type="float" office:value="5" table:style-name="ce7">
            <text:p>5</text:p>
          </table:table-cell>
          <table:table-cell office:value-type="float" office:value="267" table:style-name="ce16">
            <text:p>2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1" table:style-name="ce7">
            <text:p>1311</text:p>
          </table:table-cell>
          <table:table-cell office:value-type="date" office:date-value="2020-11-23T00:00:00" table:style-name="ce14">
            <text:p>23.11.20</text:p>
          </table:table-cell>
          <table:table-cell office:value-type="string" table:style-name="ce7">
            <text:p>A58</text:p>
          </table:table-cell>
          <table:table-cell office:value-type="float" office:value="10" table:style-name="ce7">
            <text:p>10</text:p>
          </table:table-cell>
          <table:table-cell office:value-type="float" office:value="110" table:style-name="ce16">
            <text:p>1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2" table:style-name="ce7">
            <text:p>1312</text:p>
          </table:table-cell>
          <table:table-cell office:value-type="date" office:date-value="2020-11-23T00:00:00" table:style-name="ce14">
            <text:p>23.11.20</text:p>
          </table:table-cell>
          <table:table-cell office:value-type="string" table:style-name="ce7">
            <text:p>A22</text:p>
          </table:table-cell>
          <table:table-cell office:value-type="float" office:value="13" table:style-name="ce7">
            <text:p>13</text:p>
          </table:table-cell>
          <table:table-cell office:value-type="float" office:value="111" table:style-name="ce16">
            <text:p>1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3" table:style-name="ce7">
            <text:p>1313</text:p>
          </table:table-cell>
          <table:table-cell office:value-type="date" office:date-value="2020-11-24T00:00:00" table:style-name="ce14">
            <text:p>24.11.20</text:p>
          </table:table-cell>
          <table:table-cell office:value-type="string" table:style-name="ce7">
            <text:p>A20</text:p>
          </table:table-cell>
          <table:table-cell office:value-type="float" office:value="13" table:style-name="ce7">
            <text:p>13</text:p>
          </table:table-cell>
          <table:table-cell office:value-type="float" office:value="395" table:style-name="ce16">
            <text:p>39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4" table:style-name="ce7">
            <text:p>1314</text:p>
          </table:table-cell>
          <table:table-cell office:value-type="date" office:date-value="2020-11-24T00:00:00" table:style-name="ce14">
            <text:p>24.11.20</text:p>
          </table:table-cell>
          <table:table-cell office:value-type="string" table:style-name="ce7">
            <text:p>A27</text:p>
          </table:table-cell>
          <table:table-cell office:value-type="float" office:value="14" table:style-name="ce7">
            <text:p>14</text:p>
          </table:table-cell>
          <table:table-cell office:value-type="float" office:value="243" table:style-name="ce16">
            <text:p>24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5" table:style-name="ce7">
            <text:p>1315</text:p>
          </table:table-cell>
          <table:table-cell office:value-type="date" office:date-value="2020-11-24T00:00:00" table:style-name="ce14">
            <text:p>24.11.20</text:p>
          </table:table-cell>
          <table:table-cell office:value-type="string" table:style-name="ce7">
            <text:p>A7</text:p>
          </table:table-cell>
          <table:table-cell office:value-type="float" office:value="15" table:style-name="ce7">
            <text:p>15</text:p>
          </table:table-cell>
          <table:table-cell office:value-type="float" office:value="351" table:style-name="ce16">
            <text:p>35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6" table:style-name="ce7">
            <text:p>1316</text:p>
          </table:table-cell>
          <table:table-cell office:value-type="date" office:date-value="2020-11-24T00:00:00" table:style-name="ce14">
            <text:p>24.11.20</text:p>
          </table:table-cell>
          <table:table-cell office:value-type="string" table:style-name="ce7">
            <text:p>A4</text:p>
          </table:table-cell>
          <table:table-cell office:value-type="float" office:value="10" table:style-name="ce7">
            <text:p>10</text:p>
          </table:table-cell>
          <table:table-cell office:value-type="float" office:value="142" table:style-name="ce16">
            <text:p>1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7" table:style-name="ce7">
            <text:p>1317</text:p>
          </table:table-cell>
          <table:table-cell office:value-type="date" office:date-value="2020-11-25T00:00:00" table:style-name="ce14">
            <text:p>25.11.20</text:p>
          </table:table-cell>
          <table:table-cell office:value-type="string" table:style-name="ce7">
            <text:p>A53</text:p>
          </table:table-cell>
          <table:table-cell office:value-type="float" office:value="14" table:style-name="ce7">
            <text:p>14</text:p>
          </table:table-cell>
          <table:table-cell office:value-type="float" office:value="249" table:style-name="ce16">
            <text:p>2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8" table:style-name="ce7">
            <text:p>1318</text:p>
          </table:table-cell>
          <table:table-cell office:value-type="date" office:date-value="2020-11-25T00:00:00" table:style-name="ce14">
            <text:p>25.11.20</text:p>
          </table:table-cell>
          <table:table-cell office:value-type="string" table:style-name="ce7">
            <text:p>A11</text:p>
          </table:table-cell>
          <table:table-cell office:value-type="float" office:value="10" table:style-name="ce7">
            <text:p>10</text:p>
          </table:table-cell>
          <table:table-cell office:value-type="float" office:value="397" table:style-name="ce16">
            <text:p>39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9" table:style-name="ce7">
            <text:p>1319</text:p>
          </table:table-cell>
          <table:table-cell office:value-type="date" office:date-value="2020-11-25T00:00:00" table:style-name="ce14">
            <text:p>25.11.20</text:p>
          </table:table-cell>
          <table:table-cell office:value-type="string" table:style-name="ce7">
            <text:p>A52</text:p>
          </table:table-cell>
          <table:table-cell office:value-type="float" office:value="13" table:style-name="ce7">
            <text:p>13</text:p>
          </table:table-cell>
          <table:table-cell office:value-type="float" office:value="333" table:style-name="ce16">
            <text:p>3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0" table:style-name="ce7">
            <text:p>1320</text:p>
          </table:table-cell>
          <table:table-cell office:value-type="date" office:date-value="2020-11-25T00:00:00" table:style-name="ce14">
            <text:p>25.11.20</text:p>
          </table:table-cell>
          <table:table-cell office:value-type="string" table:style-name="ce7">
            <text:p>A19</text:p>
          </table:table-cell>
          <table:table-cell office:value-type="float" office:value="6" table:style-name="ce7">
            <text:p>6</text:p>
          </table:table-cell>
          <table:table-cell office:value-type="float" office:value="442" table:style-name="ce16">
            <text:p>4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1" table:style-name="ce7">
            <text:p>1321</text:p>
          </table:table-cell>
          <table:table-cell office:value-type="date" office:date-value="2020-11-26T00:00:00" table:style-name="ce14">
            <text:p>26.11.20</text:p>
          </table:table-cell>
          <table:table-cell office:value-type="string" table:style-name="ce7">
            <text:p>A19</text:p>
          </table:table-cell>
          <table:table-cell office:value-type="float" office:value="15" table:style-name="ce7">
            <text:p>15</text:p>
          </table:table-cell>
          <table:table-cell office:value-type="float" office:value="269" table:style-name="ce16">
            <text:p>269</text:p>
          </table:table-cell>
          <table:table-cell office:value-type="string" table:style-name="ce6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1322" table:style-name="ce7">
            <text:p>1322</text:p>
          </table:table-cell>
          <table:table-cell office:value-type="date" office:date-value="2020-11-26T00:00:00" table:style-name="ce14">
            <text:p>26.11.20</text:p>
          </table:table-cell>
          <table:table-cell office:value-type="string" table:style-name="ce7">
            <text:p>A12</text:p>
          </table:table-cell>
          <table:table-cell office:value-type="float" office:value="6" table:style-name="ce7">
            <text:p>6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3" table:style-name="ce7">
            <text:p>1323</text:p>
          </table:table-cell>
          <table:table-cell office:value-type="date" office:date-value="2020-11-26T00:00:00" table:style-name="ce14">
            <text:p>26.11.20</text:p>
          </table:table-cell>
          <table:table-cell office:value-type="string" table:style-name="ce7">
            <text:p>A15</text:p>
          </table:table-cell>
          <table:table-cell office:value-type="float" office:value="6" table:style-name="ce7">
            <text:p>6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4" table:style-name="ce7">
            <text:p>1324</text:p>
          </table:table-cell>
          <table:table-cell office:value-type="date" office:date-value="2020-11-26T00:00:00" table:style-name="ce14">
            <text:p>26.11.20</text:p>
          </table:table-cell>
          <table:table-cell office:value-type="string" table:style-name="ce7">
            <text:p>A65</text:p>
          </table:table-cell>
          <table:table-cell office:value-type="float" office:value="12" table:style-name="ce7">
            <text:p>12</text:p>
          </table:table-cell>
          <table:table-cell office:value-type="float" office:value="127" table:style-name="ce16">
            <text:p>1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5" table:style-name="ce7">
            <text:p>1325</text:p>
          </table:table-cell>
          <table:table-cell office:value-type="date" office:date-value="2020-11-27T00:00:00" table:style-name="ce14">
            <text:p>27.11.20</text:p>
          </table:table-cell>
          <table:table-cell office:value-type="string" table:style-name="ce7">
            <text:p>A60</text:p>
          </table:table-cell>
          <table:table-cell office:value-type="float" office:value="5" table:style-name="ce7">
            <text:p>5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6" table:style-name="ce7">
            <text:p>1326</text:p>
          </table:table-cell>
          <table:table-cell office:value-type="date" office:date-value="2020-11-27T00:00:00" table:style-name="ce14">
            <text:p>27.11.20</text:p>
          </table:table-cell>
          <table:table-cell office:value-type="string" table:style-name="ce7">
            <text:p>A17</text:p>
          </table:table-cell>
          <table:table-cell office:value-type="float" office:value="12" table:style-name="ce7">
            <text:p>12</text:p>
          </table:table-cell>
          <table:table-cell office:value-type="float" office:value="152" table:style-name="ce16">
            <text:p>15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7" table:style-name="ce7">
            <text:p>1327</text:p>
          </table:table-cell>
          <table:table-cell office:value-type="date" office:date-value="2020-11-27T00:00:00" table:style-name="ce14">
            <text:p>27.11.20</text:p>
          </table:table-cell>
          <table:table-cell office:value-type="string" table:style-name="ce7">
            <text:p>A54</text:p>
          </table:table-cell>
          <table:table-cell office:value-type="float" office:value="13" table:style-name="ce7">
            <text:p>13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8" table:style-name="ce7">
            <text:p>1328</text:p>
          </table:table-cell>
          <table:table-cell office:value-type="date" office:date-value="2020-11-27T00:00:00" table:style-name="ce14">
            <text:p>27.11.20</text:p>
          </table:table-cell>
          <table:table-cell office:value-type="string" table:style-name="ce7">
            <text:p>A63</text:p>
          </table:table-cell>
          <table:table-cell office:value-type="float" office:value="9" table:style-name="ce7">
            <text:p>9</text:p>
          </table:table-cell>
          <table:table-cell office:value-type="float" office:value="258" table:style-name="ce16">
            <text:p>2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9" table:style-name="ce7">
            <text:p>1329</text:p>
          </table:table-cell>
          <table:table-cell office:value-type="date" office:date-value="2020-11-28T00:00:00" table:style-name="ce14">
            <text:p>28.11.20</text:p>
          </table:table-cell>
          <table:table-cell office:value-type="string" table:style-name="ce7">
            <text:p>A32</text:p>
          </table:table-cell>
          <table:table-cell office:value-type="float" office:value="12" table:style-name="ce7">
            <text:p>12</text:p>
          </table:table-cell>
          <table:table-cell office:value-type="float" office:value="311" table:style-name="ce16">
            <text:p>3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0" table:style-name="ce7">
            <text:p>1330</text:p>
          </table:table-cell>
          <table:table-cell office:value-type="date" office:date-value="2020-11-28T00:00:00" table:style-name="ce14">
            <text:p>28.11.20</text:p>
          </table:table-cell>
          <table:table-cell office:value-type="string" table:style-name="ce7">
            <text:p>A38</text:p>
          </table:table-cell>
          <table:table-cell office:value-type="float" office:value="6" table:style-name="ce7">
            <text:p>6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1" table:style-name="ce7">
            <text:p>1331</text:p>
          </table:table-cell>
          <table:table-cell office:value-type="date" office:date-value="2020-11-28T00:00:00" table:style-name="ce14">
            <text:p>28.11.20</text:p>
          </table:table-cell>
          <table:table-cell office:value-type="string" table:style-name="ce7">
            <text:p>A15</text:p>
          </table:table-cell>
          <table:table-cell office:value-type="float" office:value="8" table:style-name="ce7">
            <text:p>8</text:p>
          </table:table-cell>
          <table:table-cell office:value-type="float" office:value="393" table:style-name="ce16">
            <text:p>39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2" table:style-name="ce7">
            <text:p>1332</text:p>
          </table:table-cell>
          <table:table-cell office:value-type="date" office:date-value="2020-11-28T00:00:00" table:style-name="ce14">
            <text:p>28.11.20</text:p>
          </table:table-cell>
          <table:table-cell office:value-type="string" table:style-name="ce7">
            <text:p>A61</text:p>
          </table:table-cell>
          <table:table-cell office:value-type="float" office:value="1" table:style-name="ce7">
            <text:p>1</text:p>
          </table:table-cell>
          <table:table-cell office:value-type="float" office:value="408" table:style-name="ce16">
            <text:p>4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3" table:style-name="ce7">
            <text:p>1333</text:p>
          </table:table-cell>
          <table:table-cell office:value-type="date" office:date-value="2020-11-29T00:00:00" table:style-name="ce14">
            <text:p>29.11.20</text:p>
          </table:table-cell>
          <table:table-cell office:value-type="string" table:style-name="ce7">
            <text:p>A15</text:p>
          </table:table-cell>
          <table:table-cell office:value-type="float" office:value="5" table:style-name="ce7">
            <text:p>5</text:p>
          </table:table-cell>
          <table:table-cell office:value-type="float" office:value="94" table:style-name="ce16">
            <text:p>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4" table:style-name="ce7">
            <text:p>1334</text:p>
          </table:table-cell>
          <table:table-cell office:value-type="date" office:date-value="2020-11-29T00:00:00" table:style-name="ce14">
            <text:p>29.11.20</text:p>
          </table:table-cell>
          <table:table-cell office:value-type="string" table:style-name="ce7">
            <text:p>A15</text:p>
          </table:table-cell>
          <table:table-cell office:value-type="float" office:value="2" table:style-name="ce7">
            <text:p>2</text:p>
          </table:table-cell>
          <table:table-cell office:value-type="float" office:value="392" table:style-name="ce16">
            <text:p>39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5" table:style-name="ce7">
            <text:p>1335</text:p>
          </table:table-cell>
          <table:table-cell office:value-type="date" office:date-value="2020-11-29T00:00:00" table:style-name="ce14">
            <text:p>29.11.20</text:p>
          </table:table-cell>
          <table:table-cell office:value-type="string" table:style-name="ce7">
            <text:p>A34</text:p>
          </table:table-cell>
          <table:table-cell office:value-type="float" office:value="4" table:style-name="ce7">
            <text:p>4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336" table:style-name="ce7">
            <text:p>1336</text:p>
          </table:table-cell>
          <table:table-cell office:value-type="date" office:date-value="2020-11-29T00:00:00" table:style-name="ce14">
            <text:p>29.11.20</text:p>
          </table:table-cell>
          <table:table-cell office:value-type="string" table:style-name="ce7">
            <text:p>A47</text:p>
          </table:table-cell>
          <table:table-cell office:value-type="float" office:value="4" table:style-name="ce7">
            <text:p>4</text:p>
          </table:table-cell>
          <table:table-cell office:value-type="float" office:value="354" table:style-name="ce16">
            <text:p>3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7" table:style-name="ce7">
            <text:p>1337</text:p>
          </table:table-cell>
          <table:table-cell office:value-type="date" office:date-value="2020-11-30T00:00:00" table:style-name="ce14">
            <text:p>30.11.20</text:p>
          </table:table-cell>
          <table:table-cell office:value-type="string" table:style-name="ce7">
            <text:p>A52</text:p>
          </table:table-cell>
          <table:table-cell office:value-type="float" office:value="5" table:style-name="ce7">
            <text:p>5</text:p>
          </table:table-cell>
          <table:table-cell office:value-type="float" office:value="434" table:style-name="ce16">
            <text:p>43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8" table:style-name="ce7">
            <text:p>1338</text:p>
          </table:table-cell>
          <table:table-cell office:value-type="date" office:date-value="2020-11-30T00:00:00" table:style-name="ce14">
            <text:p>30.11.20</text:p>
          </table:table-cell>
          <table:table-cell office:value-type="string" table:style-name="ce7">
            <text:p>A35</text:p>
          </table:table-cell>
          <table:table-cell office:value-type="float" office:value="8" table:style-name="ce7">
            <text:p>8</text:p>
          </table:table-cell>
          <table:table-cell office:value-type="float" office:value="191" table:style-name="ce16">
            <text:p>1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9" table:style-name="ce7">
            <text:p>1339</text:p>
          </table:table-cell>
          <table:table-cell office:value-type="date" office:date-value="2020-11-30T00:00:00" table:style-name="ce14">
            <text:p>30.11.20</text:p>
          </table:table-cell>
          <table:table-cell office:value-type="string" table:style-name="ce7">
            <text:p>A27</text:p>
          </table:table-cell>
          <table:table-cell office:value-type="float" office:value="1" table:style-name="ce7">
            <text:p>1</text:p>
          </table:table-cell>
          <table:table-cell office:value-type="float" office:value="179" table:style-name="ce16">
            <text:p>1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0" table:style-name="ce7">
            <text:p>1340</text:p>
          </table:table-cell>
          <table:table-cell office:value-type="date" office:date-value="2020-11-30T00:00:00" table:style-name="ce14">
            <text:p>30.11.20</text:p>
          </table:table-cell>
          <table:table-cell office:value-type="string" table:style-name="ce7">
            <text:p>A49</text:p>
          </table:table-cell>
          <table:table-cell office:value-type="float" office:value="3" table:style-name="ce7">
            <text:p>3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1" table:style-name="ce7">
            <text:p>1341</text:p>
          </table:table-cell>
          <table:table-cell office:value-type="date" office:date-value="2020-12-01T00:00:00" table:style-name="ce14">
            <text:p>01.12.20</text:p>
          </table:table-cell>
          <table:table-cell office:value-type="string" table:style-name="ce7">
            <text:p>A60</text:p>
          </table:table-cell>
          <table:table-cell office:value-type="float" office:value="1" table:style-name="ce7">
            <text:p>1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2" table:style-name="ce7">
            <text:p>1342</text:p>
          </table:table-cell>
          <table:table-cell office:value-type="date" office:date-value="2020-12-01T00:00:00" table:style-name="ce14">
            <text:p>01.12.20</text:p>
          </table:table-cell>
          <table:table-cell office:value-type="string" table:style-name="ce7">
            <text:p>A18</text:p>
          </table:table-cell>
          <table:table-cell office:value-type="float" office:value="4" table:style-name="ce7">
            <text:p>4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3" table:style-name="ce7">
            <text:p>1343</text:p>
          </table:table-cell>
          <table:table-cell office:value-type="date" office:date-value="2020-12-01T00:00:00" table:style-name="ce14">
            <text:p>01.12.20</text:p>
          </table:table-cell>
          <table:table-cell office:value-type="string" table:style-name="ce7">
            <text:p>A19</text:p>
          </table:table-cell>
          <table:table-cell office:value-type="float" office:value="13" table:style-name="ce7">
            <text:p>13</text:p>
          </table:table-cell>
          <table:table-cell office:value-type="float" office:value="306" table:style-name="ce16">
            <text:p>30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4" table:style-name="ce7">
            <text:p>1344</text:p>
          </table:table-cell>
          <table:table-cell office:value-type="date" office:date-value="2020-12-01T00:00:00" table:style-name="ce14">
            <text:p>01.12.20</text:p>
          </table:table-cell>
          <table:table-cell office:value-type="string" table:style-name="ce7">
            <text:p>A64</text:p>
          </table:table-cell>
          <table:table-cell office:value-type="float" office:value="12" table:style-name="ce7">
            <text:p>12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5" table:style-name="ce7">
            <text:p>1345</text:p>
          </table:table-cell>
          <table:table-cell office:value-type="date" office:date-value="2020-12-02T00:00:00" table:style-name="ce14">
            <text:p>02.12.20</text:p>
          </table:table-cell>
          <table:table-cell office:value-type="string" table:style-name="ce7">
            <text:p>A11</text:p>
          </table:table-cell>
          <table:table-cell office:value-type="float" office:value="15" table:style-name="ce7">
            <text:p>15</text:p>
          </table:table-cell>
          <table:table-cell office:value-type="float" office:value="399" table:style-name="ce16">
            <text:p>3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6" table:style-name="ce7">
            <text:p>1346</text:p>
          </table:table-cell>
          <table:table-cell office:value-type="date" office:date-value="2020-12-02T00:00:00" table:style-name="ce14">
            <text:p>02.12.20</text:p>
          </table:table-cell>
          <table:table-cell office:value-type="string" table:style-name="ce7">
            <text:p>A34</text:p>
          </table:table-cell>
          <table:table-cell office:value-type="float" office:value="15" table:style-name="ce7">
            <text:p>15</text:p>
          </table:table-cell>
          <table:table-cell office:value-type="float" office:value="210" table:style-name="ce16">
            <text:p>2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7" table:style-name="ce7">
            <text:p>1347</text:p>
          </table:table-cell>
          <table:table-cell office:value-type="date" office:date-value="2020-12-02T00:00:00" table:style-name="ce14">
            <text:p>02.12.20</text:p>
          </table:table-cell>
          <table:table-cell office:value-type="string" table:style-name="ce7">
            <text:p>A7</text:p>
          </table:table-cell>
          <table:table-cell office:value-type="float" office:value="5" table:style-name="ce7">
            <text:p>5</text:p>
          </table:table-cell>
          <table:table-cell office:value-type="float" office:value="216" table:style-name="ce16">
            <text:p>21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8" table:style-name="ce7">
            <text:p>1348</text:p>
          </table:table-cell>
          <table:table-cell office:value-type="date" office:date-value="2020-12-02T00:00:00" table:style-name="ce14">
            <text:p>02.12.20</text:p>
          </table:table-cell>
          <table:table-cell office:value-type="string" table:style-name="ce7">
            <text:p>A13</text:p>
          </table:table-cell>
          <table:table-cell office:value-type="float" office:value="11" table:style-name="ce7">
            <text:p>11</text:p>
          </table:table-cell>
          <table:table-cell office:value-type="float" office:value="266" table:style-name="ce16">
            <text:p>26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9" table:style-name="ce7">
            <text:p>1349</text:p>
          </table:table-cell>
          <table:table-cell office:value-type="date" office:date-value="2020-12-03T00:00:00" table:style-name="ce14">
            <text:p>03.12.20</text:p>
          </table:table-cell>
          <table:table-cell office:value-type="string" table:style-name="ce7">
            <text:p>A48</text:p>
          </table:table-cell>
          <table:table-cell office:value-type="float" office:value="6" table:style-name="ce7">
            <text:p>6</text:p>
          </table:table-cell>
          <table:table-cell office:value-type="float" office:value="108" table:style-name="ce16">
            <text:p>10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0" table:style-name="ce7">
            <text:p>1350</text:p>
          </table:table-cell>
          <table:table-cell office:value-type="date" office:date-value="2020-12-03T00:00:00" table:style-name="ce14">
            <text:p>03.12.20</text:p>
          </table:table-cell>
          <table:table-cell office:value-type="string" table:style-name="ce7">
            <text:p>A57</text:p>
          </table:table-cell>
          <table:table-cell office:value-type="float" office:value="11" table:style-name="ce7">
            <text:p>11</text:p>
          </table:table-cell>
          <table:table-cell office:value-type="float" office:value="155" table:style-name="ce16">
            <text:p>15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1" table:style-name="ce7">
            <text:p>1351</text:p>
          </table:table-cell>
          <table:table-cell office:value-type="date" office:date-value="2020-12-03T00:00:00" table:style-name="ce14">
            <text:p>03.12.20</text:p>
          </table:table-cell>
          <table:table-cell office:value-type="string" table:style-name="ce7">
            <text:p>A49</text:p>
          </table:table-cell>
          <table:table-cell office:value-type="float" office:value="3" table:style-name="ce7">
            <text:p>3</text:p>
          </table:table-cell>
          <table:table-cell office:value-type="float" office:value="75" table:style-name="ce16">
            <text:p>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2" table:style-name="ce7">
            <text:p>1352</text:p>
          </table:table-cell>
          <table:table-cell office:value-type="date" office:date-value="2020-12-03T00:00:00" table:style-name="ce14">
            <text:p>03.12.20</text:p>
          </table:table-cell>
          <table:table-cell office:value-type="string" table:style-name="ce7">
            <text:p>A42</text:p>
          </table:table-cell>
          <table:table-cell office:value-type="float" office:value="15" table:style-name="ce7">
            <text:p>15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3" table:style-name="ce7">
            <text:p>1353</text:p>
          </table:table-cell>
          <table:table-cell office:value-type="date" office:date-value="2020-12-04T00:00:00" table:style-name="ce14">
            <text:p>04.12.20</text:p>
          </table:table-cell>
          <table:table-cell office:value-type="string" table:style-name="ce7">
            <text:p>A55</text:p>
          </table:table-cell>
          <table:table-cell office:value-type="float" office:value="11" table:style-name="ce7">
            <text:p>11</text:p>
          </table:table-cell>
          <table:table-cell office:value-type="float" office:value="164" table:style-name="ce16">
            <text:p>16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4" table:style-name="ce7">
            <text:p>1354</text:p>
          </table:table-cell>
          <table:table-cell office:value-type="date" office:date-value="2020-12-04T00:00:00" table:style-name="ce14">
            <text:p>04.12.20</text:p>
          </table:table-cell>
          <table:table-cell office:value-type="string" table:style-name="ce7">
            <text:p>A62</text:p>
          </table:table-cell>
          <table:table-cell office:value-type="float" office:value="1" table:style-name="ce7">
            <text:p>1</text:p>
          </table:table-cell>
          <table:table-cell office:value-type="float" office:value="403" table:style-name="ce16">
            <text:p>4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5" table:style-name="ce7">
            <text:p>1355</text:p>
          </table:table-cell>
          <table:table-cell office:value-type="date" office:date-value="2020-12-04T00:00:00" table:style-name="ce14">
            <text:p>04.12.20</text:p>
          </table:table-cell>
          <table:table-cell office:value-type="string" table:style-name="ce7">
            <text:p>A50</text:p>
          </table:table-cell>
          <table:table-cell office:value-type="float" office:value="7" table:style-name="ce7">
            <text:p>7</text:p>
          </table:table-cell>
          <table:table-cell office:value-type="float" office:value="107" table:style-name="ce16">
            <text:p>10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6" table:style-name="ce7">
            <text:p>1356</text:p>
          </table:table-cell>
          <table:table-cell office:value-type="date" office:date-value="2020-12-04T00:00:00" table:style-name="ce14">
            <text:p>04.12.20</text:p>
          </table:table-cell>
          <table:table-cell office:value-type="string" table:style-name="ce7">
            <text:p>A1</text:p>
          </table:table-cell>
          <table:table-cell office:value-type="float" office:value="6" table:style-name="ce7">
            <text:p>6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7" table:style-name="ce7">
            <text:p>1357</text:p>
          </table:table-cell>
          <table:table-cell office:value-type="date" office:date-value="2020-12-05T00:00:00" table:style-name="ce14">
            <text:p>05.12.20</text:p>
          </table:table-cell>
          <table:table-cell office:value-type="string" table:style-name="ce7">
            <text:p>A28</text:p>
          </table:table-cell>
          <table:table-cell office:value-type="float" office:value="15" table:style-name="ce7">
            <text:p>15</text:p>
          </table:table-cell>
          <table:table-cell office:value-type="float" office:value="146" table:style-name="ce16">
            <text:p>1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8" table:style-name="ce7">
            <text:p>1358</text:p>
          </table:table-cell>
          <table:table-cell office:value-type="date" office:date-value="2020-12-05T00:00:00" table:style-name="ce14">
            <text:p>05.12.20</text:p>
          </table:table-cell>
          <table:table-cell office:value-type="string" table:style-name="ce7">
            <text:p>A44</text:p>
          </table:table-cell>
          <table:table-cell office:value-type="float" office:value="14" table:style-name="ce7">
            <text:p>14</text:p>
          </table:table-cell>
          <table:table-cell office:value-type="float" office:value="357" table:style-name="ce16">
            <text:p>35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9" table:style-name="ce7">
            <text:p>1359</text:p>
          </table:table-cell>
          <table:table-cell office:value-type="date" office:date-value="2020-12-05T00:00:00" table:style-name="ce14">
            <text:p>05.12.20</text:p>
          </table:table-cell>
          <table:table-cell office:value-type="string" table:style-name="ce7">
            <text:p>A48</text:p>
          </table:table-cell>
          <table:table-cell office:value-type="float" office:value="7" table:style-name="ce7">
            <text:p>7</text:p>
          </table:table-cell>
          <table:table-cell office:value-type="float" office:value="368" table:style-name="ce16">
            <text:p>36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0" table:style-name="ce7">
            <text:p>1360</text:p>
          </table:table-cell>
          <table:table-cell office:value-type="date" office:date-value="2020-12-05T00:00:00" table:style-name="ce14">
            <text:p>05.12.20</text:p>
          </table:table-cell>
          <table:table-cell office:value-type="string" table:style-name="ce7">
            <text:p>A47</text:p>
          </table:table-cell>
          <table:table-cell office:value-type="float" office:value="14" table:style-name="ce7">
            <text:p>14</text:p>
          </table:table-cell>
          <table:table-cell office:value-type="float" office:value="282" table:style-name="ce16">
            <text:p>28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1" table:style-name="ce7">
            <text:p>1361</text:p>
          </table:table-cell>
          <table:table-cell office:value-type="date" office:date-value="2020-12-06T00:00:00" table:style-name="ce14">
            <text:p>06.12.20</text:p>
          </table:table-cell>
          <table:table-cell office:value-type="string" table:style-name="ce7">
            <text:p>A12</text:p>
          </table:table-cell>
          <table:table-cell office:value-type="float" office:value="6" table:style-name="ce7">
            <text:p>6</text:p>
          </table:table-cell>
          <table:table-cell office:value-type="float" office:value="348" table:style-name="ce16">
            <text:p>3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2" table:style-name="ce7">
            <text:p>1362</text:p>
          </table:table-cell>
          <table:table-cell office:value-type="date" office:date-value="2020-12-06T00:00:00" table:style-name="ce14">
            <text:p>06.12.20</text:p>
          </table:table-cell>
          <table:table-cell office:value-type="string" table:style-name="ce7">
            <text:p>A61</text:p>
          </table:table-cell>
          <table:table-cell office:value-type="float" office:value="7" table:style-name="ce7">
            <text:p>7</text:p>
          </table:table-cell>
          <table:table-cell office:value-type="float" office:value="367" table:style-name="ce16">
            <text:p>3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3" table:style-name="ce7">
            <text:p>1363</text:p>
          </table:table-cell>
          <table:table-cell office:value-type="date" office:date-value="2020-12-06T00:00:00" table:style-name="ce14">
            <text:p>06.12.20</text:p>
          </table:table-cell>
          <table:table-cell office:value-type="string" table:style-name="ce7">
            <text:p>A57</text:p>
          </table:table-cell>
          <table:table-cell office:value-type="float" office:value="7" table:style-name="ce7">
            <text:p>7</text:p>
          </table:table-cell>
          <table:table-cell office:value-type="float" office:value="292" table:style-name="ce16">
            <text:p>29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4" table:style-name="ce7">
            <text:p>1364</text:p>
          </table:table-cell>
          <table:table-cell office:value-type="date" office:date-value="2020-12-06T00:00:00" table:style-name="ce14">
            <text:p>06.12.20</text:p>
          </table:table-cell>
          <table:table-cell office:value-type="string" table:style-name="ce7">
            <text:p>A11</text:p>
          </table:table-cell>
          <table:table-cell office:value-type="float" office:value="1" table:style-name="ce7">
            <text:p>1</text:p>
          </table:table-cell>
          <table:table-cell office:value-type="float" office:value="154" table:style-name="ce16">
            <text:p>1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5" table:style-name="ce7">
            <text:p>1365</text:p>
          </table:table-cell>
          <table:table-cell office:value-type="date" office:date-value="2020-12-07T00:00:00" table:style-name="ce14">
            <text:p>07.12.20</text:p>
          </table:table-cell>
          <table:table-cell office:value-type="string" table:style-name="ce7">
            <text:p>A37</text:p>
          </table:table-cell>
          <table:table-cell office:value-type="float" office:value="9" table:style-name="ce7">
            <text:p>9</text:p>
          </table:table-cell>
          <table:table-cell office:value-type="float" office:value="303" table:style-name="ce16">
            <text:p>3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6" table:style-name="ce7">
            <text:p>1366</text:p>
          </table:table-cell>
          <table:table-cell office:value-type="date" office:date-value="2020-12-07T00:00:00" table:style-name="ce14">
            <text:p>07.12.20</text:p>
          </table:table-cell>
          <table:table-cell office:value-type="string" table:style-name="ce7">
            <text:p>A46</text:p>
          </table:table-cell>
          <table:table-cell office:value-type="float" office:value="13" table:style-name="ce7">
            <text:p>13</text:p>
          </table:table-cell>
          <table:table-cell office:value-type="float" office:value="246" table:style-name="ce16">
            <text:p>2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7" table:style-name="ce7">
            <text:p>1367</text:p>
          </table:table-cell>
          <table:table-cell office:value-type="date" office:date-value="2020-12-07T00:00:00" table:style-name="ce14">
            <text:p>07.12.20</text:p>
          </table:table-cell>
          <table:table-cell office:value-type="string" table:style-name="ce7">
            <text:p>A57</text:p>
          </table:table-cell>
          <table:table-cell office:value-type="float" office:value="5" table:style-name="ce7">
            <text:p>5</text:p>
          </table:table-cell>
          <table:table-cell office:value-type="float" office:value="110" table:style-name="ce16">
            <text:p>1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8" table:style-name="ce7">
            <text:p>1368</text:p>
          </table:table-cell>
          <table:table-cell office:value-type="date" office:date-value="2020-12-07T00:00:00" table:style-name="ce14">
            <text:p>07.12.20</text:p>
          </table:table-cell>
          <table:table-cell office:value-type="string" table:style-name="ce7">
            <text:p>A61</text:p>
          </table:table-cell>
          <table:table-cell office:value-type="float" office:value="6" table:style-name="ce7">
            <text:p>6</text:p>
          </table:table-cell>
          <table:table-cell office:value-type="float" office:value="99" table:style-name="ce16">
            <text:p>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9" table:style-name="ce7">
            <text:p>1369</text:p>
          </table:table-cell>
          <table:table-cell office:value-type="date" office:date-value="2020-12-08T00:00:00" table:style-name="ce14">
            <text:p>08.12.20</text:p>
          </table:table-cell>
          <table:table-cell office:value-type="string" table:style-name="ce7">
            <text:p>A22</text:p>
          </table:table-cell>
          <table:table-cell office:value-type="float" office:value="11" table:style-name="ce7">
            <text:p>11</text:p>
          </table:table-cell>
          <table:table-cell office:value-type="float" office:value="191" table:style-name="ce16">
            <text:p>1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0" table:style-name="ce7">
            <text:p>1370</text:p>
          </table:table-cell>
          <table:table-cell office:value-type="date" office:date-value="2020-12-08T00:00:00" table:style-name="ce14">
            <text:p>08.12.20</text:p>
          </table:table-cell>
          <table:table-cell office:value-type="string" table:style-name="ce7">
            <text:p>A49</text:p>
          </table:table-cell>
          <table:table-cell office:value-type="float" office:value="3" table:style-name="ce7">
            <text:p>3</text:p>
          </table:table-cell>
          <table:table-cell office:value-type="float" office:value="81" table:style-name="ce16">
            <text:p>8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1" table:style-name="ce7">
            <text:p>1371</text:p>
          </table:table-cell>
          <table:table-cell office:value-type="date" office:date-value="2020-12-08T00:00:00" table:style-name="ce14">
            <text:p>08.12.20</text:p>
          </table:table-cell>
          <table:table-cell office:value-type="string" table:style-name="ce7">
            <text:p>A28</text:p>
          </table:table-cell>
          <table:table-cell office:value-type="float" office:value="10" table:style-name="ce7">
            <text:p>10</text:p>
          </table:table-cell>
          <table:table-cell office:value-type="float" office:value="342" table:style-name="ce16">
            <text:p>3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2" table:style-name="ce7">
            <text:p>1372</text:p>
          </table:table-cell>
          <table:table-cell office:value-type="date" office:date-value="2020-12-08T00:00:00" table:style-name="ce14">
            <text:p>08.12.20</text:p>
          </table:table-cell>
          <table:table-cell office:value-type="string" table:style-name="ce7">
            <text:p>A23</text:p>
          </table:table-cell>
          <table:table-cell office:value-type="float" office:value="13" table:style-name="ce7">
            <text:p>13</text:p>
          </table:table-cell>
          <table:table-cell office:value-type="float" office:value="442" table:style-name="ce16">
            <text:p>44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3" table:style-name="ce7">
            <text:p>1373</text:p>
          </table:table-cell>
          <table:table-cell office:value-type="date" office:date-value="2020-12-09T00:00:00" table:style-name="ce14">
            <text:p>09.12.20</text:p>
          </table:table-cell>
          <table:table-cell office:value-type="string" table:style-name="ce7">
            <text:p>A34</text:p>
          </table:table-cell>
          <table:table-cell office:value-type="float" office:value="4" table:style-name="ce7">
            <text:p>4</text:p>
          </table:table-cell>
          <table:table-cell office:value-type="float" office:value="127" table:style-name="ce16">
            <text:p>1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4" table:style-name="ce7">
            <text:p>1374</text:p>
          </table:table-cell>
          <table:table-cell office:value-type="date" office:date-value="2020-12-09T00:00:00" table:style-name="ce14">
            <text:p>09.12.20</text:p>
          </table:table-cell>
          <table:table-cell office:value-type="string" table:style-name="ce7">
            <text:p>A50</text:p>
          </table:table-cell>
          <table:table-cell office:value-type="float" office:value="10" table:style-name="ce7">
            <text:p>10</text:p>
          </table:table-cell>
          <table:table-cell office:value-type="float" office:value="363" table:style-name="ce16">
            <text:p>3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5" table:style-name="ce7">
            <text:p>1375</text:p>
          </table:table-cell>
          <table:table-cell office:value-type="date" office:date-value="2020-12-09T00:00:00" table:style-name="ce14">
            <text:p>09.12.20</text:p>
          </table:table-cell>
          <table:table-cell office:value-type="string" table:style-name="ce7">
            <text:p>A40</text:p>
          </table:table-cell>
          <table:table-cell office:value-type="float" office:value="12" table:style-name="ce7">
            <text:p>12</text:p>
          </table:table-cell>
          <table:table-cell office:value-type="float" office:value="412" table:style-name="ce16">
            <text:p>4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6" table:style-name="ce7">
            <text:p>1376</text:p>
          </table:table-cell>
          <table:table-cell office:value-type="date" office:date-value="2020-12-09T00:00:00" table:style-name="ce14">
            <text:p>09.12.20</text:p>
          </table:table-cell>
          <table:table-cell office:value-type="string" table:style-name="ce7">
            <text:p>A22</text:p>
          </table:table-cell>
          <table:table-cell office:value-type="float" office:value="1" table:style-name="ce7">
            <text:p>1</text:p>
          </table:table-cell>
          <table:table-cell office:value-type="float" office:value="449" table:style-name="ce16">
            <text:p>4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7" table:style-name="ce7">
            <text:p>1377</text:p>
          </table:table-cell>
          <table:table-cell office:value-type="date" office:date-value="2020-12-10T00:00:00" table:style-name="ce14">
            <text:p>10.12.20</text:p>
          </table:table-cell>
          <table:table-cell office:value-type="string" table:style-name="ce7">
            <text:p>A10</text:p>
          </table:table-cell>
          <table:table-cell office:value-type="float" office:value="15" table:style-name="ce7">
            <text:p>15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8" table:style-name="ce7">
            <text:p>1378</text:p>
          </table:table-cell>
          <table:table-cell office:value-type="date" office:date-value="2020-12-10T00:00:00" table:style-name="ce14">
            <text:p>10.12.20</text:p>
          </table:table-cell>
          <table:table-cell office:value-type="string" table:style-name="ce7">
            <text:p>A7</text:p>
          </table:table-cell>
          <table:table-cell office:value-type="float" office:value="9" table:style-name="ce7">
            <text:p>9</text:p>
          </table:table-cell>
          <table:table-cell office:value-type="float" office:value="246" table:style-name="ce16">
            <text:p>2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9" table:style-name="ce7">
            <text:p>1379</text:p>
          </table:table-cell>
          <table:table-cell office:value-type="date" office:date-value="2020-12-10T00:00:00" table:style-name="ce14">
            <text:p>10.12.20</text:p>
          </table:table-cell>
          <table:table-cell office:value-type="string" table:style-name="ce7">
            <text:p>A28</text:p>
          </table:table-cell>
          <table:table-cell office:value-type="float" office:value="13" table:style-name="ce7">
            <text:p>13</text:p>
          </table:table-cell>
          <table:table-cell office:value-type="float" office:value="429" table:style-name="ce16">
            <text:p>42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0" table:style-name="ce7">
            <text:p>1380</text:p>
          </table:table-cell>
          <table:table-cell office:value-type="date" office:date-value="2020-12-10T00:00:00" table:style-name="ce14">
            <text:p>10.12.20</text:p>
          </table:table-cell>
          <table:table-cell office:value-type="string" table:style-name="ce7">
            <text:p>A28</text:p>
          </table:table-cell>
          <table:table-cell office:value-type="float" office:value="3" table:style-name="ce7">
            <text:p>3</text:p>
          </table:table-cell>
          <table:table-cell office:value-type="float" office:value="223" table:style-name="ce16">
            <text:p>2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1" table:style-name="ce7">
            <text:p>1381</text:p>
          </table:table-cell>
          <table:table-cell office:value-type="date" office:date-value="2020-12-11T00:00:00" table:style-name="ce14">
            <text:p>11.12.20</text:p>
          </table:table-cell>
          <table:table-cell office:value-type="string" table:style-name="ce7">
            <text:p>A47</text:p>
          </table:table-cell>
          <table:table-cell office:value-type="float" office:value="7" table:style-name="ce7">
            <text:p>7</text:p>
          </table:table-cell>
          <table:table-cell office:value-type="float" office:value="347" table:style-name="ce16">
            <text:p>3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2" table:style-name="ce7">
            <text:p>1382</text:p>
          </table:table-cell>
          <table:table-cell office:value-type="date" office:date-value="2020-12-11T00:00:00" table:style-name="ce14">
            <text:p>11.12.20</text:p>
          </table:table-cell>
          <table:table-cell office:value-type="string" table:style-name="ce7">
            <text:p>A7</text:p>
          </table:table-cell>
          <table:table-cell office:value-type="float" office:value="3" table:style-name="ce7">
            <text:p>3</text:p>
          </table:table-cell>
          <table:table-cell office:value-type="float" office:value="199" table:style-name="ce16">
            <text:p>19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3" table:style-name="ce7">
            <text:p>1383</text:p>
          </table:table-cell>
          <table:table-cell office:value-type="date" office:date-value="2020-12-11T00:00:00" table:style-name="ce14">
            <text:p>11.12.20</text:p>
          </table:table-cell>
          <table:table-cell office:value-type="string" table:style-name="ce7">
            <text:p>A50</text:p>
          </table:table-cell>
          <table:table-cell office:value-type="float" office:value="11" table:style-name="ce7">
            <text:p>11</text:p>
          </table:table-cell>
          <table:table-cell office:value-type="float" office:value="373" table:style-name="ce16">
            <text:p>3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4" table:style-name="ce7">
            <text:p>1384</text:p>
          </table:table-cell>
          <table:table-cell office:value-type="date" office:date-value="2020-12-11T00:00:00" table:style-name="ce14">
            <text:p>11.12.20</text:p>
          </table:table-cell>
          <table:table-cell office:value-type="string" table:style-name="ce7">
            <text:p>A28</text:p>
          </table:table-cell>
          <table:table-cell office:value-type="float" office:value="6" table:style-name="ce7">
            <text:p>6</text:p>
          </table:table-cell>
          <table:table-cell office:value-type="float" office:value="446" table:style-name="ce16">
            <text:p>44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5" table:style-name="ce7">
            <text:p>1385</text:p>
          </table:table-cell>
          <table:table-cell office:value-type="date" office:date-value="2020-12-12T00:00:00" table:style-name="ce14">
            <text:p>12.12.20</text:p>
          </table:table-cell>
          <table:table-cell office:value-type="string" table:style-name="ce7">
            <text:p>A34</text:p>
          </table:table-cell>
          <table:table-cell office:value-type="float" office:value="1" table:style-name="ce7">
            <text:p>1</text:p>
          </table:table-cell>
          <table:table-cell office:value-type="float" office:value="226" table:style-name="ce16">
            <text:p>2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6" table:style-name="ce7">
            <text:p>1386</text:p>
          </table:table-cell>
          <table:table-cell office:value-type="date" office:date-value="2020-12-12T00:00:00" table:style-name="ce14">
            <text:p>12.12.20</text:p>
          </table:table-cell>
          <table:table-cell office:value-type="string" table:style-name="ce7">
            <text:p>A15</text:p>
          </table:table-cell>
          <table:table-cell office:value-type="float" office:value="11" table:style-name="ce7">
            <text:p>11</text:p>
          </table:table-cell>
          <table:table-cell office:value-type="float" office:value="291" table:style-name="ce16">
            <text:p>29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7" table:style-name="ce7">
            <text:p>1387</text:p>
          </table:table-cell>
          <table:table-cell office:value-type="date" office:date-value="2020-12-12T00:00:00" table:style-name="ce14">
            <text:p>12.12.20</text:p>
          </table:table-cell>
          <table:table-cell office:value-type="string" table:style-name="ce7">
            <text:p>A58</text:p>
          </table:table-cell>
          <table:table-cell office:value-type="float" office:value="5" table:style-name="ce7">
            <text:p>5</text:p>
          </table:table-cell>
          <table:table-cell office:value-type="float" office:value="412" table:style-name="ce16">
            <text:p>4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8" table:style-name="ce7">
            <text:p>1388</text:p>
          </table:table-cell>
          <table:table-cell office:value-type="date" office:date-value="2020-12-12T00:00:00" table:style-name="ce14">
            <text:p>12.12.20</text:p>
          </table:table-cell>
          <table:table-cell office:value-type="string" table:style-name="ce7">
            <text:p>A35</text:p>
          </table:table-cell>
          <table:table-cell office:value-type="float" office:value="12" table:style-name="ce7">
            <text:p>12</text:p>
          </table:table-cell>
          <table:table-cell office:value-type="float" office:value="269" table:style-name="ce16">
            <text:p>26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9" table:style-name="ce7">
            <text:p>1389</text:p>
          </table:table-cell>
          <table:table-cell office:value-type="date" office:date-value="2020-12-13T00:00:00" table:style-name="ce14">
            <text:p>13.12.20</text:p>
          </table:table-cell>
          <table:table-cell office:value-type="string" table:style-name="ce7">
            <text:p>A24</text:p>
          </table:table-cell>
          <table:table-cell office:value-type="float" office:value="2" table:style-name="ce7">
            <text:p>2</text:p>
          </table:table-cell>
          <table:table-cell office:value-type="float" office:value="288" table:style-name="ce16">
            <text:p>28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0" table:style-name="ce7">
            <text:p>1390</text:p>
          </table:table-cell>
          <table:table-cell office:value-type="date" office:date-value="2020-12-13T00:00:00" table:style-name="ce14">
            <text:p>13.12.20</text:p>
          </table:table-cell>
          <table:table-cell office:value-type="string" table:style-name="ce7">
            <text:p>A56</text:p>
          </table:table-cell>
          <table:table-cell office:value-type="float" office:value="7" table:style-name="ce7">
            <text:p>7</text:p>
          </table:table-cell>
          <table:table-cell office:value-type="float" office:value="272" table:style-name="ce16">
            <text:p>2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1" table:style-name="ce7">
            <text:p>1391</text:p>
          </table:table-cell>
          <table:table-cell office:value-type="date" office:date-value="2020-12-13T00:00:00" table:style-name="ce14">
            <text:p>13.12.20</text:p>
          </table:table-cell>
          <table:table-cell office:value-type="string" table:style-name="ce7">
            <text:p>A11</text:p>
          </table:table-cell>
          <table:table-cell office:value-type="float" office:value="10" table:style-name="ce7">
            <text:p>10</text:p>
          </table:table-cell>
          <table:table-cell office:value-type="float" office:value="423" table:style-name="ce16">
            <text:p>42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2" table:style-name="ce7">
            <text:p>1392</text:p>
          </table:table-cell>
          <table:table-cell office:value-type="date" office:date-value="2020-12-13T00:00:00" table:style-name="ce14">
            <text:p>13.12.20</text:p>
          </table:table-cell>
          <table:table-cell office:value-type="string" table:style-name="ce7">
            <text:p>A4</text:p>
          </table:table-cell>
          <table:table-cell office:value-type="float" office:value="10" table:style-name="ce7">
            <text:p>10</text:p>
          </table:table-cell>
          <table:table-cell office:value-type="float" office:value="211" table:style-name="ce16">
            <text:p>2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3" table:style-name="ce7">
            <text:p>1393</text:p>
          </table:table-cell>
          <table:table-cell office:value-type="date" office:date-value="2020-12-14T00:00:00" table:style-name="ce14">
            <text:p>14.12.20</text:p>
          </table:table-cell>
          <table:table-cell office:value-type="string" table:style-name="ce7">
            <text:p>A46</text:p>
          </table:table-cell>
          <table:table-cell office:value-type="float" office:value="2" table:style-name="ce7">
            <text:p>2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4" table:style-name="ce7">
            <text:p>1394</text:p>
          </table:table-cell>
          <table:table-cell office:value-type="date" office:date-value="2020-12-14T00:00:00" table:style-name="ce14">
            <text:p>14.12.20</text:p>
          </table:table-cell>
          <table:table-cell office:value-type="string" table:style-name="ce7">
            <text:p>A44</text:p>
          </table:table-cell>
          <table:table-cell office:value-type="float" office:value="5" table:style-name="ce7">
            <text:p>5</text:p>
          </table:table-cell>
          <table:table-cell office:value-type="float" office:value="172" table:style-name="ce16">
            <text:p>17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5" table:style-name="ce7">
            <text:p>1395</text:p>
          </table:table-cell>
          <table:table-cell office:value-type="date" office:date-value="2020-12-14T00:00:00" table:style-name="ce14">
            <text:p>14.12.20</text:p>
          </table:table-cell>
          <table:table-cell office:value-type="string" table:style-name="ce7">
            <text:p>A36</text:p>
          </table:table-cell>
          <table:table-cell office:value-type="float" office:value="13" table:style-name="ce7">
            <text:p>13</text:p>
          </table:table-cell>
          <table:table-cell office:value-type="float" office:value="367" table:style-name="ce16">
            <text:p>36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6" table:style-name="ce7">
            <text:p>1396</text:p>
          </table:table-cell>
          <table:table-cell office:value-type="date" office:date-value="2020-12-14T00:00:00" table:style-name="ce14">
            <text:p>14.12.20</text:p>
          </table:table-cell>
          <table:table-cell office:value-type="string" table:style-name="ce7">
            <text:p>A38</text:p>
          </table:table-cell>
          <table:table-cell office:value-type="float" office:value="14" table:style-name="ce7">
            <text:p>14</text:p>
          </table:table-cell>
          <table:table-cell office:value-type="float" office:value="233" table:style-name="ce16">
            <text:p>2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7" table:style-name="ce7">
            <text:p>1397</text:p>
          </table:table-cell>
          <table:table-cell office:value-type="date" office:date-value="2020-12-15T00:00:00" table:style-name="ce14">
            <text:p>15.12.20</text:p>
          </table:table-cell>
          <table:table-cell office:value-type="string" table:style-name="ce7">
            <text:p>A63</text:p>
          </table:table-cell>
          <table:table-cell office:value-type="float" office:value="14" table:style-name="ce7">
            <text:p>14</text:p>
          </table:table-cell>
          <table:table-cell office:value-type="float" office:value="350" table:style-name="ce16">
            <text:p>35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8" table:style-name="ce7">
            <text:p>1398</text:p>
          </table:table-cell>
          <table:table-cell office:value-type="date" office:date-value="2020-12-15T00:00:00" table:style-name="ce14">
            <text:p>15.12.20</text:p>
          </table:table-cell>
          <table:table-cell office:value-type="string" table:style-name="ce7">
            <text:p>A26</text:p>
          </table:table-cell>
          <table:table-cell office:value-type="float" office:value="13" table:style-name="ce7">
            <text:p>13</text:p>
          </table:table-cell>
          <table:table-cell office:value-type="float" office:value="438" table:style-name="ce16">
            <text:p>4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9" table:style-name="ce7">
            <text:p>1399</text:p>
          </table:table-cell>
          <table:table-cell office:value-type="date" office:date-value="2020-12-15T00:00:00" table:style-name="ce14">
            <text:p>15.12.20</text:p>
          </table:table-cell>
          <table:table-cell office:value-type="string" table:style-name="ce7">
            <text:p>A16</text:p>
          </table:table-cell>
          <table:table-cell office:value-type="float" office:value="5" table:style-name="ce7">
            <text:p>5</text:p>
          </table:table-cell>
          <table:table-cell office:value-type="float" office:value="71" table:style-name="ce16">
            <text:p>7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0" table:style-name="ce7">
            <text:p>1400</text:p>
          </table:table-cell>
          <table:table-cell office:value-type="date" office:date-value="2020-12-15T00:00:00" table:style-name="ce14">
            <text:p>15.12.20</text:p>
          </table:table-cell>
          <table:table-cell office:value-type="string" table:style-name="ce7">
            <text:p>A43</text:p>
          </table:table-cell>
          <table:table-cell office:value-type="float" office:value="7" table:style-name="ce7">
            <text:p>7</text:p>
          </table:table-cell>
          <table:table-cell office:value-type="float" office:value="354" table:style-name="ce16">
            <text:p>35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1" table:style-name="ce7">
            <text:p>1401</text:p>
          </table:table-cell>
          <table:table-cell office:value-type="date" office:date-value="2020-12-16T00:00:00" table:style-name="ce14">
            <text:p>16.12.20</text:p>
          </table:table-cell>
          <table:table-cell office:value-type="string" table:style-name="ce7">
            <text:p>A58</text:p>
          </table:table-cell>
          <table:table-cell office:value-type="float" office:value="5" table:style-name="ce7">
            <text:p>5</text:p>
          </table:table-cell>
          <table:table-cell office:value-type="float" office:value="163" table:style-name="ce16">
            <text:p>1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2" table:style-name="ce7">
            <text:p>1402</text:p>
          </table:table-cell>
          <table:table-cell office:value-type="date" office:date-value="2020-12-16T00:00:00" table:style-name="ce14">
            <text:p>16.12.20</text:p>
          </table:table-cell>
          <table:table-cell office:value-type="string" table:style-name="ce7">
            <text:p>A23</text:p>
          </table:table-cell>
          <table:table-cell office:value-type="float" office:value="10" table:style-name="ce7">
            <text:p>10</text:p>
          </table:table-cell>
          <table:table-cell office:value-type="float" office:value="102" table:style-name="ce16">
            <text:p>10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3" table:style-name="ce7">
            <text:p>1403</text:p>
          </table:table-cell>
          <table:table-cell office:value-type="date" office:date-value="2020-12-16T00:00:00" table:style-name="ce14">
            <text:p>16.12.20</text:p>
          </table:table-cell>
          <table:table-cell office:value-type="string" table:style-name="ce7">
            <text:p>A24</text:p>
          </table:table-cell>
          <table:table-cell office:value-type="float" office:value="1" table:style-name="ce7">
            <text:p>1</text:p>
          </table:table-cell>
          <table:table-cell office:value-type="float" office:value="447" table:style-name="ce16">
            <text:p>44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4" table:style-name="ce7">
            <text:p>1404</text:p>
          </table:table-cell>
          <table:table-cell office:value-type="date" office:date-value="2020-12-16T00:00:00" table:style-name="ce14">
            <text:p>16.12.20</text:p>
          </table:table-cell>
          <table:table-cell office:value-type="string" table:style-name="ce7">
            <text:p>A47</text:p>
          </table:table-cell>
          <table:table-cell office:value-type="float" office:value="1" table:style-name="ce7">
            <text:p>1</text:p>
          </table:table-cell>
          <table:table-cell office:value-type="float" office:value="122" table:style-name="ce16">
            <text:p>12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5" table:style-name="ce7">
            <text:p>1405</text:p>
          </table:table-cell>
          <table:table-cell office:value-type="date" office:date-value="2020-12-17T00:00:00" table:style-name="ce14">
            <text:p>17.12.20</text:p>
          </table:table-cell>
          <table:table-cell office:value-type="string" table:style-name="ce7">
            <text:p>A17</text:p>
          </table:table-cell>
          <table:table-cell office:value-type="float" office:value="6" table:style-name="ce7">
            <text:p>6</text:p>
          </table:table-cell>
          <table:table-cell office:value-type="float" office:value="211" table:style-name="ce16">
            <text:p>21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6" table:style-name="ce7">
            <text:p>1406</text:p>
          </table:table-cell>
          <table:table-cell office:value-type="date" office:date-value="2020-12-17T00:00:00" table:style-name="ce14">
            <text:p>17.12.20</text:p>
          </table:table-cell>
          <table:table-cell office:value-type="string" table:style-name="ce7">
            <text:p>A49</text:p>
          </table:table-cell>
          <table:table-cell office:value-type="float" office:value="12" table:style-name="ce7">
            <text:p>12</text:p>
          </table:table-cell>
          <table:table-cell office:value-type="float" office:value="448" table:style-name="ce16">
            <text:p>4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7" table:style-name="ce7">
            <text:p>1407</text:p>
          </table:table-cell>
          <table:table-cell office:value-type="date" office:date-value="2020-12-17T00:00:00" table:style-name="ce14">
            <text:p>17.12.20</text:p>
          </table:table-cell>
          <table:table-cell office:value-type="string" table:style-name="ce7">
            <text:p>A64</text:p>
          </table:table-cell>
          <table:table-cell office:value-type="float" office:value="10" table:style-name="ce7">
            <text:p>10</text:p>
          </table:table-cell>
          <table:table-cell office:value-type="float" office:value="261" table:style-name="ce16">
            <text:p>261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8" table:style-name="ce7">
            <text:p>1408</text:p>
          </table:table-cell>
          <table:table-cell office:value-type="date" office:date-value="2020-12-17T00:00:00" table:style-name="ce14">
            <text:p>17.12.20</text:p>
          </table:table-cell>
          <table:table-cell office:value-type="string" table:style-name="ce7">
            <text:p>A9</text:p>
          </table:table-cell>
          <table:table-cell office:value-type="float" office:value="7" table:style-name="ce7">
            <text:p>7</text:p>
          </table:table-cell>
          <table:table-cell office:value-type="float" office:value="443" table:style-name="ce16">
            <text:p>44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9" table:style-name="ce7">
            <text:p>1409</text:p>
          </table:table-cell>
          <table:table-cell office:value-type="date" office:date-value="2020-12-18T00:00:00" table:style-name="ce14">
            <text:p>18.12.20</text:p>
          </table:table-cell>
          <table:table-cell office:value-type="string" table:style-name="ce7">
            <text:p>A30</text:p>
          </table:table-cell>
          <table:table-cell office:value-type="float" office:value="13" table:style-name="ce7">
            <text:p>13</text:p>
          </table:table-cell>
          <table:table-cell office:value-type="float" office:value="332" table:style-name="ce16">
            <text:p>33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0" table:style-name="ce7">
            <text:p>1410</text:p>
          </table:table-cell>
          <table:table-cell office:value-type="date" office:date-value="2020-12-18T00:00:00" table:style-name="ce14">
            <text:p>18.12.20</text:p>
          </table:table-cell>
          <table:table-cell office:value-type="string" table:style-name="ce7">
            <text:p>A23</text:p>
          </table:table-cell>
          <table:table-cell office:value-type="float" office:value="15" table:style-name="ce7">
            <text:p>15</text:p>
          </table:table-cell>
          <table:table-cell office:value-type="float" office:value="186" table:style-name="ce16">
            <text:p>1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1" table:style-name="ce7">
            <text:p>1411</text:p>
          </table:table-cell>
          <table:table-cell office:value-type="date" office:date-value="2020-12-18T00:00:00" table:style-name="ce14">
            <text:p>18.12.20</text:p>
          </table:table-cell>
          <table:table-cell office:value-type="string" table:style-name="ce7">
            <text:p>A54</text:p>
          </table:table-cell>
          <table:table-cell office:value-type="float" office:value="6" table:style-name="ce7">
            <text:p>6</text:p>
          </table:table-cell>
          <table:table-cell office:value-type="float" office:value="77" table:style-name="ce16">
            <text:p>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2" table:style-name="ce7">
            <text:p>1412</text:p>
          </table:table-cell>
          <table:table-cell office:value-type="date" office:date-value="2020-12-18T00:00:00" table:style-name="ce14">
            <text:p>18.12.20</text:p>
          </table:table-cell>
          <table:table-cell office:value-type="string" table:style-name="ce7">
            <text:p>A44</text:p>
          </table:table-cell>
          <table:table-cell office:value-type="float" office:value="4" table:style-name="ce7">
            <text:p>4</text:p>
          </table:table-cell>
          <table:table-cell office:value-type="float" office:value="112" table:style-name="ce16">
            <text:p>11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3" table:style-name="ce7">
            <text:p>1413</text:p>
          </table:table-cell>
          <table:table-cell office:value-type="date" office:date-value="2020-12-19T00:00:00" table:style-name="ce14">
            <text:p>19.12.20</text:p>
          </table:table-cell>
          <table:table-cell office:value-type="string" table:style-name="ce7">
            <text:p>A18</text:p>
          </table:table-cell>
          <table:table-cell office:value-type="float" office:value="6" table:style-name="ce7">
            <text:p>6</text:p>
          </table:table-cell>
          <table:table-cell office:value-type="float" office:value="235" table:style-name="ce16">
            <text:p>2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4" table:style-name="ce7">
            <text:p>1414</text:p>
          </table:table-cell>
          <table:table-cell office:value-type="date" office:date-value="2020-12-19T00:00:00" table:style-name="ce14">
            <text:p>19.12.20</text:p>
          </table:table-cell>
          <table:table-cell office:value-type="string" table:style-name="ce7">
            <text:p>A32</text:p>
          </table:table-cell>
          <table:table-cell office:value-type="float" office:value="3" table:style-name="ce7">
            <text:p>3</text:p>
          </table:table-cell>
          <table:table-cell office:value-type="float" office:value="120" table:style-name="ce16">
            <text:p>1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5" table:style-name="ce7">
            <text:p>1415</text:p>
          </table:table-cell>
          <table:table-cell office:value-type="date" office:date-value="2020-12-19T00:00:00" table:style-name="ce14">
            <text:p>19.12.20</text:p>
          </table:table-cell>
          <table:table-cell office:value-type="string" table:style-name="ce7">
            <text:p>A39</text:p>
          </table:table-cell>
          <table:table-cell office:value-type="float" office:value="13" table:style-name="ce7">
            <text:p>13</text:p>
          </table:table-cell>
          <table:table-cell office:value-type="float" office:value="175" table:style-name="ce16">
            <text:p>17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6" table:style-name="ce7">
            <text:p>1416</text:p>
          </table:table-cell>
          <table:table-cell office:value-type="date" office:date-value="2020-12-19T00:00:00" table:style-name="ce14">
            <text:p>19.12.20</text:p>
          </table:table-cell>
          <table:table-cell office:value-type="string" table:style-name="ce7">
            <text:p>A33</text:p>
          </table:table-cell>
          <table:table-cell office:value-type="float" office:value="13" table:style-name="ce7">
            <text:p>13</text:p>
          </table:table-cell>
          <table:table-cell office:value-type="float" office:value="248" table:style-name="ce16">
            <text:p>24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7" table:style-name="ce7">
            <text:p>1417</text:p>
          </table:table-cell>
          <table:table-cell office:value-type="date" office:date-value="2020-12-20T00:00:00" table:style-name="ce14">
            <text:p>20.12.20</text:p>
          </table:table-cell>
          <table:table-cell office:value-type="string" table:style-name="ce7">
            <text:p>A20</text:p>
          </table:table-cell>
          <table:table-cell office:value-type="float" office:value="13" table:style-name="ce7">
            <text:p>13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8" table:style-name="ce7">
            <text:p>1418</text:p>
          </table:table-cell>
          <table:table-cell office:value-type="date" office:date-value="2020-12-20T00:00:00" table:style-name="ce14">
            <text:p>20.12.20</text:p>
          </table:table-cell>
          <table:table-cell office:value-type="string" table:style-name="ce7">
            <text:p>A4</text:p>
          </table:table-cell>
          <table:table-cell office:value-type="float" office:value="12" table:style-name="ce7">
            <text:p>12</text:p>
          </table:table-cell>
          <table:table-cell office:value-type="float" office:value="435" table:style-name="ce16">
            <text:p>43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9" table:style-name="ce7">
            <text:p>1419</text:p>
          </table:table-cell>
          <table:table-cell office:value-type="date" office:date-value="2020-12-20T00:00:00" table:style-name="ce14">
            <text:p>20.12.20</text:p>
          </table:table-cell>
          <table:table-cell office:value-type="string" table:style-name="ce7">
            <text:p>A28</text:p>
          </table:table-cell>
          <table:table-cell office:value-type="float" office:value="9" table:style-name="ce7">
            <text:p>9</text:p>
          </table:table-cell>
          <table:table-cell office:value-type="float" office:value="338" table:style-name="ce16">
            <text:p>3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0" table:style-name="ce7">
            <text:p>1420</text:p>
          </table:table-cell>
          <table:table-cell office:value-type="date" office:date-value="2020-12-20T00:00:00" table:style-name="ce14">
            <text:p>20.12.20</text:p>
          </table:table-cell>
          <table:table-cell office:value-type="string" table:style-name="ce7">
            <text:p>A28</text:p>
          </table:table-cell>
          <table:table-cell office:value-type="float" office:value="5" table:style-name="ce7">
            <text:p>5</text:p>
          </table:table-cell>
          <table:table-cell office:value-type="float" office:value="360" table:style-name="ce16">
            <text:p>36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1" table:style-name="ce7">
            <text:p>1421</text:p>
          </table:table-cell>
          <table:table-cell office:value-type="date" office:date-value="2020-12-21T00:00:00" table:style-name="ce14">
            <text:p>21.12.20</text:p>
          </table:table-cell>
          <table:table-cell office:value-type="string" table:style-name="ce7">
            <text:p>A9</text:p>
          </table:table-cell>
          <table:table-cell office:value-type="float" office:value="15" table:style-name="ce7">
            <text:p>15</text:p>
          </table:table-cell>
          <table:table-cell office:value-type="float" office:value="183" table:style-name="ce16">
            <text:p>1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2" table:style-name="ce7">
            <text:p>1422</text:p>
          </table:table-cell>
          <table:table-cell office:value-type="date" office:date-value="2020-12-21T00:00:00" table:style-name="ce14">
            <text:p>21.12.20</text:p>
          </table:table-cell>
          <table:table-cell office:value-type="string" table:style-name="ce7">
            <text:p>A5</text:p>
          </table:table-cell>
          <table:table-cell office:value-type="float" office:value="15" table:style-name="ce7">
            <text:p>15</text:p>
          </table:table-cell>
          <table:table-cell office:value-type="float" office:value="205" table:style-name="ce16">
            <text:p>2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3" table:style-name="ce7">
            <text:p>1423</text:p>
          </table:table-cell>
          <table:table-cell office:value-type="date" office:date-value="2020-12-21T00:00:00" table:style-name="ce14">
            <text:p>21.12.20</text:p>
          </table:table-cell>
          <table:table-cell office:value-type="string" table:style-name="ce7">
            <text:p>A8</text:p>
          </table:table-cell>
          <table:table-cell office:value-type="float" office:value="5" table:style-name="ce7">
            <text:p>5</text:p>
          </table:table-cell>
          <table:table-cell office:value-type="float" office:value="345" table:style-name="ce16">
            <text:p>3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4" table:style-name="ce7">
            <text:p>1424</text:p>
          </table:table-cell>
          <table:table-cell office:value-type="date" office:date-value="2020-12-21T00:00:00" table:style-name="ce14">
            <text:p>21.12.20</text:p>
          </table:table-cell>
          <table:table-cell office:value-type="string" table:style-name="ce7">
            <text:p>A5</text:p>
          </table:table-cell>
          <table:table-cell office:value-type="float" office:value="3" table:style-name="ce7">
            <text:p>3</text:p>
          </table:table-cell>
          <table:table-cell office:value-type="float" office:value="324" table:style-name="ce16">
            <text:p>3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5" table:style-name="ce7">
            <text:p>1425</text:p>
          </table:table-cell>
          <table:table-cell office:value-type="date" office:date-value="2020-12-22T00:00:00" table:style-name="ce14">
            <text:p>22.12.20</text:p>
          </table:table-cell>
          <table:table-cell office:value-type="string" table:style-name="ce7">
            <text:p>A11</text:p>
          </table:table-cell>
          <table:table-cell office:value-type="float" office:value="8" table:style-name="ce7">
            <text:p>8</text:p>
          </table:table-cell>
          <table:table-cell office:value-type="float" office:value="294" table:style-name="ce16">
            <text:p>2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6" table:style-name="ce7">
            <text:p>1426</text:p>
          </table:table-cell>
          <table:table-cell office:value-type="date" office:date-value="2020-12-22T00:00:00" table:style-name="ce14">
            <text:p>22.12.20</text:p>
          </table:table-cell>
          <table:table-cell office:value-type="string" table:style-name="ce7">
            <text:p>A58</text:p>
          </table:table-cell>
          <table:table-cell office:value-type="float" office:value="1" table:style-name="ce7">
            <text:p>1</text:p>
          </table:table-cell>
          <table:table-cell office:value-type="float" office:value="86" table:style-name="ce16">
            <text:p>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7" table:style-name="ce7">
            <text:p>1427</text:p>
          </table:table-cell>
          <table:table-cell office:value-type="date" office:date-value="2020-12-22T00:00:00" table:style-name="ce14">
            <text:p>22.12.20</text:p>
          </table:table-cell>
          <table:table-cell office:value-type="string" table:style-name="ce7">
            <text:p>A46</text:p>
          </table:table-cell>
          <table:table-cell office:value-type="float" office:value="6" table:style-name="ce7">
            <text:p>6</text:p>
          </table:table-cell>
          <table:table-cell office:value-type="float" office:value="240" table:style-name="ce16">
            <text:p>2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8" table:style-name="ce7">
            <text:p>1428</text:p>
          </table:table-cell>
          <table:table-cell office:value-type="date" office:date-value="2020-12-22T00:00:00" table:style-name="ce14">
            <text:p>22.12.20</text:p>
          </table:table-cell>
          <table:table-cell office:value-type="string" table:style-name="ce7">
            <text:p>A39</text:p>
          </table:table-cell>
          <table:table-cell office:value-type="float" office:value="15" table:style-name="ce7">
            <text:p>15</text:p>
          </table:table-cell>
          <table:table-cell office:value-type="float" office:value="203" table:style-name="ce16">
            <text:p>20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9" table:style-name="ce7">
            <text:p>1429</text:p>
          </table:table-cell>
          <table:table-cell office:value-type="date" office:date-value="2020-12-23T00:00:00" table:style-name="ce14">
            <text:p>23.12.20</text:p>
          </table:table-cell>
          <table:table-cell office:value-type="string" table:style-name="ce7">
            <text:p>A14</text:p>
          </table:table-cell>
          <table:table-cell office:value-type="float" office:value="14" table:style-name="ce7">
            <text:p>14</text:p>
          </table:table-cell>
          <table:table-cell office:value-type="float" office:value="173" table:style-name="ce16">
            <text:p>17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0" table:style-name="ce7">
            <text:p>1430</text:p>
          </table:table-cell>
          <table:table-cell office:value-type="date" office:date-value="2020-12-23T00:00:00" table:style-name="ce14">
            <text:p>23.12.20</text:p>
          </table:table-cell>
          <table:table-cell office:value-type="string" table:style-name="ce7">
            <text:p>A16</text:p>
          </table:table-cell>
          <table:table-cell office:value-type="float" office:value="14" table:style-name="ce7">
            <text:p>14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1" table:style-name="ce7">
            <text:p>1431</text:p>
          </table:table-cell>
          <table:table-cell office:value-type="date" office:date-value="2020-12-23T00:00:00" table:style-name="ce14">
            <text:p>23.12.20</text:p>
          </table:table-cell>
          <table:table-cell office:value-type="string" table:style-name="ce7">
            <text:p>A48</text:p>
          </table:table-cell>
          <table:table-cell office:value-type="float" office:value="7" table:style-name="ce7">
            <text:p>7</text:p>
          </table:table-cell>
          <table:table-cell office:value-type="float" office:value="77" table:style-name="ce16">
            <text:p>7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2" table:style-name="ce7">
            <text:p>1432</text:p>
          </table:table-cell>
          <table:table-cell office:value-type="date" office:date-value="2020-12-23T00:00:00" table:style-name="ce14">
            <text:p>23.12.20</text:p>
          </table:table-cell>
          <table:table-cell office:value-type="string" table:style-name="ce7">
            <text:p>A48</text:p>
          </table:table-cell>
          <table:table-cell office:value-type="float" office:value="7" table:style-name="ce7">
            <text:p>7</text:p>
          </table:table-cell>
          <table:table-cell office:value-type="float" office:value="425" table:style-name="ce16">
            <text:p>42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3" table:style-name="ce7">
            <text:p>1433</text:p>
          </table:table-cell>
          <table:table-cell office:value-type="date" office:date-value="2020-12-24T00:00:00" table:style-name="ce14">
            <text:p>24.12.20</text:p>
          </table:table-cell>
          <table:table-cell office:value-type="string" table:style-name="ce7">
            <text:p>A25</text:p>
          </table:table-cell>
          <table:table-cell office:value-type="float" office:value="5" table:style-name="ce7">
            <text:p>5</text:p>
          </table:table-cell>
          <table:table-cell office:value-type="float" office:value="437" table:style-name="ce16">
            <text:p>43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4" table:style-name="ce7">
            <text:p>1434</text:p>
          </table:table-cell>
          <table:table-cell office:value-type="date" office:date-value="2020-12-24T00:00:00" table:style-name="ce14">
            <text:p>24.12.20</text:p>
          </table:table-cell>
          <table:table-cell office:value-type="string" table:style-name="ce7">
            <text:p>A10</text:p>
          </table:table-cell>
          <table:table-cell office:value-type="float" office:value="13" table:style-name="ce7">
            <text:p>13</text:p>
          </table:table-cell>
          <table:table-cell office:value-type="float" office:value="424" table:style-name="ce16">
            <text:p>42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5" table:style-name="ce7">
            <text:p>1435</text:p>
          </table:table-cell>
          <table:table-cell office:value-type="date" office:date-value="2020-12-24T00:00:00" table:style-name="ce14">
            <text:p>24.12.20</text:p>
          </table:table-cell>
          <table:table-cell office:value-type="string" table:style-name="ce7">
            <text:p>A54</text:p>
          </table:table-cell>
          <table:table-cell office:value-type="float" office:value="8" table:style-name="ce7">
            <text:p>8</text:p>
          </table:table-cell>
          <table:table-cell office:value-type="float" office:value="178" table:style-name="ce16">
            <text:p>17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6" table:style-name="ce7">
            <text:p>1436</text:p>
          </table:table-cell>
          <table:table-cell office:value-type="date" office:date-value="2020-12-24T00:00:00" table:style-name="ce14">
            <text:p>24.12.20</text:p>
          </table:table-cell>
          <table:table-cell office:value-type="string" table:style-name="ce7">
            <text:p>A14</text:p>
          </table:table-cell>
          <table:table-cell office:value-type="float" office:value="10" table:style-name="ce7">
            <text:p>10</text:p>
          </table:table-cell>
          <table:table-cell office:value-type="float" office:value="262" table:style-name="ce16">
            <text:p>262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7" table:style-name="ce7">
            <text:p>1437</text:p>
          </table:table-cell>
          <table:table-cell office:value-type="date" office:date-value="2020-12-25T00:00:00" table:style-name="ce14">
            <text:p>25.12.20</text:p>
          </table:table-cell>
          <table:table-cell office:value-type="string" table:style-name="ce7">
            <text:p>A20</text:p>
          </table:table-cell>
          <table:table-cell office:value-type="float" office:value="2" table:style-name="ce7">
            <text:p>2</text:p>
          </table:table-cell>
          <table:table-cell office:value-type="float" office:value="445" table:style-name="ce16">
            <text:p>44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8" table:style-name="ce7">
            <text:p>1438</text:p>
          </table:table-cell>
          <table:table-cell office:value-type="date" office:date-value="2020-12-25T00:00:00" table:style-name="ce14">
            <text:p>25.12.20</text:p>
          </table:table-cell>
          <table:table-cell office:value-type="string" table:style-name="ce7">
            <text:p>A43</text:p>
          </table:table-cell>
          <table:table-cell office:value-type="float" office:value="9" table:style-name="ce7">
            <text:p>9</text:p>
          </table:table-cell>
          <table:table-cell office:value-type="float" office:value="240" table:style-name="ce16">
            <text:p>2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9" table:style-name="ce7">
            <text:p>1439</text:p>
          </table:table-cell>
          <table:table-cell office:value-type="date" office:date-value="2020-12-25T00:00:00" table:style-name="ce14">
            <text:p>25.12.20</text:p>
          </table:table-cell>
          <table:table-cell office:value-type="string" table:style-name="ce7">
            <text:p>A35</text:p>
          </table:table-cell>
          <table:table-cell office:value-type="float" office:value="6" table:style-name="ce7">
            <text:p>6</text:p>
          </table:table-cell>
          <table:table-cell office:value-type="float" office:value="285" table:style-name="ce16">
            <text:p>2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0" table:style-name="ce7">
            <text:p>1440</text:p>
          </table:table-cell>
          <table:table-cell office:value-type="date" office:date-value="2020-12-25T00:00:00" table:style-name="ce14">
            <text:p>25.12.20</text:p>
          </table:table-cell>
          <table:table-cell office:value-type="string" table:style-name="ce7">
            <text:p>A24</text:p>
          </table:table-cell>
          <table:table-cell office:value-type="float" office:value="14" table:style-name="ce7">
            <text:p>14</text:p>
          </table:table-cell>
          <table:table-cell office:value-type="float" office:value="358" table:style-name="ce16">
            <text:p>35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1" table:style-name="ce7">
            <text:p>1441</text:p>
          </table:table-cell>
          <table:table-cell office:value-type="date" office:date-value="2020-12-26T00:00:00" table:style-name="ce14">
            <text:p>26.12.20</text:p>
          </table:table-cell>
          <table:table-cell office:value-type="string" table:style-name="ce7">
            <text:p>A44</text:p>
          </table:table-cell>
          <table:table-cell office:value-type="float" office:value="2" table:style-name="ce7">
            <text:p>2</text:p>
          </table:table-cell>
          <table:table-cell office:value-type="float" office:value="296" table:style-name="ce16">
            <text:p>2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2" table:style-name="ce7">
            <text:p>1442</text:p>
          </table:table-cell>
          <table:table-cell office:value-type="date" office:date-value="2020-12-26T00:00:00" table:style-name="ce14">
            <text:p>26.12.20</text:p>
          </table:table-cell>
          <table:table-cell office:value-type="string" table:style-name="ce7">
            <text:p>A34</text:p>
          </table:table-cell>
          <table:table-cell office:value-type="float" office:value="11" table:style-name="ce7">
            <text:p>11</text:p>
          </table:table-cell>
          <table:table-cell office:value-type="float" office:value="300" table:style-name="ce16">
            <text:p>30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3" table:style-name="ce7">
            <text:p>1443</text:p>
          </table:table-cell>
          <table:table-cell office:value-type="date" office:date-value="2020-12-26T00:00:00" table:style-name="ce14">
            <text:p>26.12.20</text:p>
          </table:table-cell>
          <table:table-cell office:value-type="string" table:style-name="ce7">
            <text:p>A46</text:p>
          </table:table-cell>
          <table:table-cell office:value-type="float" office:value="3" table:style-name="ce7">
            <text:p>3</text:p>
          </table:table-cell>
          <table:table-cell office:value-type="float" office:value="430" table:style-name="ce16">
            <text:p>43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4" table:style-name="ce7">
            <text:p>1444</text:p>
          </table:table-cell>
          <table:table-cell office:value-type="date" office:date-value="2020-12-26T00:00:00" table:style-name="ce14">
            <text:p>26.12.20</text:p>
          </table:table-cell>
          <table:table-cell office:value-type="string" table:style-name="ce7">
            <text:p>A39</text:p>
          </table:table-cell>
          <table:table-cell office:value-type="float" office:value="3" table:style-name="ce7">
            <text:p>3</text:p>
          </table:table-cell>
          <table:table-cell office:value-type="float" office:value="394" table:style-name="ce16">
            <text:p>394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5" table:style-name="ce7">
            <text:p>1445</text:p>
          </table:table-cell>
          <table:table-cell office:value-type="date" office:date-value="2020-12-27T00:00:00" table:style-name="ce14">
            <text:p>27.12.20</text:p>
          </table:table-cell>
          <table:table-cell office:value-type="string" table:style-name="ce7">
            <text:p>A59</text:p>
          </table:table-cell>
          <table:table-cell office:value-type="float" office:value="2" table:style-name="ce7">
            <text:p>2</text:p>
          </table:table-cell>
          <table:table-cell office:value-type="float" office:value="336" table:style-name="ce16">
            <text:p>33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6" table:style-name="ce7">
            <text:p>1446</text:p>
          </table:table-cell>
          <table:table-cell office:value-type="date" office:date-value="2020-12-27T00:00:00" table:style-name="ce14">
            <text:p>27.12.20</text:p>
          </table:table-cell>
          <table:table-cell office:value-type="string" table:style-name="ce7">
            <text:p>A56</text:p>
          </table:table-cell>
          <table:table-cell office:value-type="float" office:value="2" table:style-name="ce7">
            <text:p>2</text:p>
          </table:table-cell>
          <table:table-cell office:value-type="float" office:value="283" table:style-name="ce16">
            <text:p>28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7" table:style-name="ce7">
            <text:p>1447</text:p>
          </table:table-cell>
          <table:table-cell office:value-type="date" office:date-value="2020-12-27T00:00:00" table:style-name="ce14">
            <text:p>27.12.20</text:p>
          </table:table-cell>
          <table:table-cell office:value-type="string" table:style-name="ce7">
            <text:p>A15</text:p>
          </table:table-cell>
          <table:table-cell office:value-type="float" office:value="8" table:style-name="ce7">
            <text:p>8</text:p>
          </table:table-cell>
          <table:table-cell office:value-type="float" office:value="279" table:style-name="ce16">
            <text:p>27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8" table:style-name="ce7">
            <text:p>1448</text:p>
          </table:table-cell>
          <table:table-cell office:value-type="date" office:date-value="2020-12-27T00:00:00" table:style-name="ce14">
            <text:p>27.12.20</text:p>
          </table:table-cell>
          <table:table-cell office:value-type="string" table:style-name="ce7">
            <text:p>A34</text:p>
          </table:table-cell>
          <table:table-cell office:value-type="float" office:value="5" table:style-name="ce7">
            <text:p>5</text:p>
          </table:table-cell>
          <table:table-cell office:value-type="float" office:value="227" table:style-name="ce16">
            <text:p>227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9" table:style-name="ce7">
            <text:p>1449</text:p>
          </table:table-cell>
          <table:table-cell office:value-type="date" office:date-value="2020-12-28T00:00:00" table:style-name="ce14">
            <text:p>28.12.20</text:p>
          </table:table-cell>
          <table:table-cell office:value-type="string" table:style-name="ce7">
            <text:p>A43</text:p>
          </table:table-cell>
          <table:table-cell office:value-type="float" office:value="6" table:style-name="ce7">
            <text:p>6</text:p>
          </table:table-cell>
          <table:table-cell office:value-type="float" office:value="196" table:style-name="ce16">
            <text:p>19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0" table:style-name="ce7">
            <text:p>1450</text:p>
          </table:table-cell>
          <table:table-cell office:value-type="date" office:date-value="2020-12-28T00:00:00" table:style-name="ce14">
            <text:p>28.12.20</text:p>
          </table:table-cell>
          <table:table-cell office:value-type="string" table:style-name="ce7">
            <text:p>A58</text:p>
          </table:table-cell>
          <table:table-cell office:value-type="float" office:value="13" table:style-name="ce7">
            <text:p>13</text:p>
          </table:table-cell>
          <table:table-cell office:value-type="float" office:value="333" table:style-name="ce16">
            <text:p>33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1" table:style-name="ce7">
            <text:p>1451</text:p>
          </table:table-cell>
          <table:table-cell office:value-type="date" office:date-value="2020-12-28T00:00:00" table:style-name="ce14">
            <text:p>28.12.20</text:p>
          </table:table-cell>
          <table:table-cell office:value-type="string" table:style-name="ce7">
            <text:p>A10</text:p>
          </table:table-cell>
          <table:table-cell office:value-type="float" office:value="4" table:style-name="ce7">
            <text:p>4</text:p>
          </table:table-cell>
          <table:table-cell office:value-type="float" office:value="385" table:style-name="ce16">
            <text:p>38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2" table:style-name="ce7">
            <text:p>1452</text:p>
          </table:table-cell>
          <table:table-cell office:value-type="date" office:date-value="2020-12-28T00:00:00" table:style-name="ce14">
            <text:p>28.12.20</text:p>
          </table:table-cell>
          <table:table-cell office:value-type="string" table:style-name="ce7">
            <text:p>A58</text:p>
          </table:table-cell>
          <table:table-cell office:value-type="float" office:value="4" table:style-name="ce7">
            <text:p>4</text:p>
          </table:table-cell>
          <table:table-cell office:value-type="float" office:value="240" table:style-name="ce16">
            <text:p>24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3" table:style-name="ce7">
            <text:p>1453</text:p>
          </table:table-cell>
          <table:table-cell office:value-type="date" office:date-value="2020-12-29T00:00:00" table:style-name="ce14">
            <text:p>29.12.20</text:p>
          </table:table-cell>
          <table:table-cell office:value-type="string" table:style-name="ce7">
            <text:p>A5</text:p>
          </table:table-cell>
          <table:table-cell office:value-type="float" office:value="8" table:style-name="ce7">
            <text:p>8</text:p>
          </table:table-cell>
          <table:table-cell office:value-type="float" office:value="439" table:style-name="ce16">
            <text:p>43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4" table:style-name="ce7">
            <text:p>1454</text:p>
          </table:table-cell>
          <table:table-cell office:value-type="date" office:date-value="2020-12-29T00:00:00" table:style-name="ce14">
            <text:p>29.12.20</text:p>
          </table:table-cell>
          <table:table-cell office:value-type="string" table:style-name="ce7">
            <text:p>A11</text:p>
          </table:table-cell>
          <table:table-cell office:value-type="float" office:value="10" table:style-name="ce7">
            <text:p>10</text:p>
          </table:table-cell>
          <table:table-cell office:value-type="float" office:value="386" table:style-name="ce16">
            <text:p>38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5" table:style-name="ce7">
            <text:p>1455</text:p>
          </table:table-cell>
          <table:table-cell office:value-type="date" office:date-value="2020-12-29T00:00:00" table:style-name="ce14">
            <text:p>29.12.20</text:p>
          </table:table-cell>
          <table:table-cell office:value-type="string" table:style-name="ce7">
            <text:p>A49</text:p>
          </table:table-cell>
          <table:table-cell office:value-type="float" office:value="3" table:style-name="ce7">
            <text:p>3</text:p>
          </table:table-cell>
          <table:table-cell office:value-type="float" office:value="410" table:style-name="ce16">
            <text:p>41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6" table:style-name="ce7">
            <text:p>1456</text:p>
          </table:table-cell>
          <table:table-cell office:value-type="date" office:date-value="2020-12-29T00:00:00" table:style-name="ce14">
            <text:p>29.12.20</text:p>
          </table:table-cell>
          <table:table-cell office:value-type="string" table:style-name="ce7">
            <text:p>A24</text:p>
          </table:table-cell>
          <table:table-cell office:value-type="float" office:value="2" table:style-name="ce7">
            <text:p>2</text:p>
          </table:table-cell>
          <table:table-cell office:value-type="float" office:value="138" table:style-name="ce16">
            <text:p>13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7" table:style-name="ce7">
            <text:p>1457</text:p>
          </table:table-cell>
          <table:table-cell office:value-type="date" office:date-value="2020-12-30T00:00:00" table:style-name="ce14">
            <text:p>30.12.20</text:p>
          </table:table-cell>
          <table:table-cell office:value-type="string" table:style-name="ce7">
            <text:p>A15</text:p>
          </table:table-cell>
          <table:table-cell office:value-type="float" office:value="5" table:style-name="ce7">
            <text:p>5</text:p>
          </table:table-cell>
          <table:table-cell office:value-type="float" office:value="220" table:style-name="ce16">
            <text:p>22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8" table:style-name="ce7">
            <text:p>1458</text:p>
          </table:table-cell>
          <table:table-cell office:value-type="date" office:date-value="2020-12-30T00:00:00" table:style-name="ce14">
            <text:p>30.12.20</text:p>
          </table:table-cell>
          <table:table-cell office:value-type="string" table:style-name="ce7">
            <text:p>A4</text:p>
          </table:table-cell>
          <table:table-cell office:value-type="float" office:value="6" table:style-name="ce7">
            <text:p>6</text:p>
          </table:table-cell>
          <table:table-cell office:value-type="float" office:value="149" table:style-name="ce16">
            <text:p>149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9" table:style-name="ce7">
            <text:p>1459</text:p>
          </table:table-cell>
          <table:table-cell office:value-type="date" office:date-value="2020-12-30T00:00:00" table:style-name="ce14">
            <text:p>30.12.20</text:p>
          </table:table-cell>
          <table:table-cell office:value-type="string" table:style-name="ce7">
            <text:p>A18</text:p>
          </table:table-cell>
          <table:table-cell office:value-type="float" office:value="12" table:style-name="ce7">
            <text:p>12</text:p>
          </table:table-cell>
          <table:table-cell office:value-type="float" office:value="163" table:style-name="ce16">
            <text:p>16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0" table:style-name="ce7">
            <text:p>1460</text:p>
          </table:table-cell>
          <table:table-cell office:value-type="date" office:date-value="2020-12-30T00:00:00" table:style-name="ce14">
            <text:p>30.12.20</text:p>
          </table:table-cell>
          <table:table-cell office:value-type="string" table:style-name="ce7">
            <text:p>A25</text:p>
          </table:table-cell>
          <table:table-cell office:value-type="float" office:value="8" table:style-name="ce7">
            <text:p>8</text:p>
          </table:table-cell>
          <table:table-cell office:value-type="float" office:value="105" table:style-name="ce16">
            <text:p>105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1" table:style-name="ce7">
            <text:p>1461</text:p>
          </table:table-cell>
          <table:table-cell office:value-type="date" office:date-value="2020-12-31T00:00:00" table:style-name="ce14">
            <text:p>31.12.20</text:p>
          </table:table-cell>
          <table:table-cell office:value-type="string" table:style-name="ce7">
            <text:p>A48</text:p>
          </table:table-cell>
          <table:table-cell office:value-type="float" office:value="13" table:style-name="ce7">
            <text:p>13</text:p>
          </table:table-cell>
          <table:table-cell office:value-type="float" office:value="428" table:style-name="ce16">
            <text:p>428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2" table:style-name="ce7">
            <text:p>1462</text:p>
          </table:table-cell>
          <table:table-cell office:value-type="date" office:date-value="2020-12-31T00:00:00" table:style-name="ce14">
            <text:p>31.12.20</text:p>
          </table:table-cell>
          <table:table-cell office:value-type="string" table:style-name="ce7">
            <text:p>A26</text:p>
          </table:table-cell>
          <table:table-cell office:value-type="float" office:value="7" table:style-name="ce7">
            <text:p>7</text:p>
          </table:table-cell>
          <table:table-cell office:value-type="float" office:value="343" table:style-name="ce16">
            <text:p>343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3" table:style-name="ce7">
            <text:p>1463</text:p>
          </table:table-cell>
          <table:table-cell office:value-type="date" office:date-value="2020-12-31T00:00:00" table:style-name="ce14">
            <text:p>31.12.20</text:p>
          </table:table-cell>
          <table:table-cell office:value-type="string" table:style-name="ce7">
            <text:p>A58</text:p>
          </table:table-cell>
          <table:table-cell office:value-type="float" office:value="11" table:style-name="ce7">
            <text:p>11</text:p>
          </table:table-cell>
          <table:table-cell office:value-type="float" office:value="426" table:style-name="ce16">
            <text:p>426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4" table:style-name="ce7">
            <text:p>1464</text:p>
          </table:table-cell>
          <table:table-cell office:value-type="date" office:date-value="2020-12-31T00:00:00" table:style-name="ce14">
            <text:p>31.12.20</text:p>
          </table:table-cell>
          <table:table-cell office:value-type="string" table:style-name="ce7">
            <text:p>A22</text:p>
          </table:table-cell>
          <table:table-cell office:value-type="float" office:value="4" table:style-name="ce7">
            <text:p>4</text:p>
          </table:table-cell>
          <table:table-cell office:value-type="float" office:value="190" table:style-name="ce16">
            <text:p>190</text:p>
          </table:table-cell>
          <table:table-cell office:value-type="string" table:style-name="ce6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2"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"/>
        <table:table-column table:style-name="co14" table:default-cell-style-name="ce6"/>
        <table:table-column table:style-name="co15" table:default-cell-style-name="ce6"/>
        <table:table-column table:style-name="co8" table:number-columns-repeated="16377" table:default-cell-style-name="ce1"/>
        <table:table-row table:style-name="ro3">
          <table:table-cell office:value-type="string" table:style-name="ce2">
            <text:p>ID автомобиля</text:p>
          </table:table-cell>
          <table:table-cell office:value-type="string" table:style-name="ce3">
            <text:p>Марка</text:p>
          </table:table-cell>
          <table:table-cell office:value-type="string" table:style-name="ce3">
            <text:p>Модель</text:p>
          </table:table-cell>
          <table:table-cell office:value-type="string" table:style-name="ce3">
            <text:p>Номер</text:p>
          </table:table-cell>
          <table:table-cell office:value-type="string" table:style-name="ce3">
            <text:p>Год выпуска</text:p>
          </table:table-cell>
          <table:table-cell office:value-type="string" table:style-name="ce4">
            <text:p>Дата последнего техосмотра</text:p>
          </table:table-cell>
          <table:table-cell office:value-type="string" table:style-name="ce3">
            <text:p>Тип двигателя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SEDAN</text:p>
          </table:table-cell>
          <table:table-cell office:value-type="string" table:style-name="ce6">
            <text:p>К731Д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8.3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SEDAN</text:p>
          </table:table-cell>
          <table:table-cell office:value-type="string" table:style-name="ce6">
            <text:p>К912РА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6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SEDAN</text:p>
          </table:table-cell>
          <table:table-cell office:value-type="string" table:style-name="ce6">
            <text:p>К493С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3.10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SEDAN</text:p>
          </table:table-cell>
          <table:table-cell office:value-type="string" table:style-name="ce6">
            <text:p>К156ХЛ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7.1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SEDAN</text:p>
          </table:table-cell>
          <table:table-cell office:value-type="string" table:style-name="ce6">
            <text:p>К398ВА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2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707ВВ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5.10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7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478ОИ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7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8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841СУ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9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123ДЖ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3.4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0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826СЯ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19.1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1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596ЭК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7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2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903П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.7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3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121УЛ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19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4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242ДД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4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5</text:p>
          </table:table-cell>
          <table:table-cell office:value-type="string" table:style-name="ce6">
            <text:p>KIA</text:p>
          </table:table-cell>
          <table:table-cell office:value-type="string" table:style-name="ce6">
            <text:p>RIO HATCHBACK</text:p>
          </table:table-cell>
          <table:table-cell office:value-type="string" table:style-name="ce6">
            <text:p>К038ГН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5.4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6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720АВ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14.1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7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293ФУ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2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8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015ТИ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18.4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19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731СМ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2.9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0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398РП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7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1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962РП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9.5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2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696АВ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3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3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863ЛО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5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4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386ЕТ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8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5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692МГ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2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6</text:p>
          </table:table-cell>
          <table:table-cell office:value-type="string" table:style-name="ce17">
            <text:p>Renault</text:p>
          </table:table-cell>
          <table:table-cell office:value-type="string" table:style-name="ce6">
            <text:p>Kaptur</text:p>
          </table:table-cell>
          <table:table-cell office:value-type="string" table:style-name="ce6">
            <text:p>К293ВГ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8.5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7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565АА|50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24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8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949ВГ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8.1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29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384ЛД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3.3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0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646ВР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7.8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1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989ОУ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5.9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2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290ПП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.4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3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992ДС|50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1.3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4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195ТН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8.4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5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012ОП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0.12.2019</text:p>
          </table:table-cell>
          <table:table-cell office:value-type="string" table:style-name="ce6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6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255АВ|50</text:p>
          </table:table-cell>
          <table:table-cell office:value-type="float" office:value="2017" table:style-name="ce6">
            <text:p>2017</text:p>
          </table:table-cell>
          <table:table-cell office:value-type="string" table:style-name="ce6">
            <text:p>7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7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266ЛУ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9.9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8</text:p>
          </table:table-cell>
          <table:table-cell office:value-type="string" table:style-name="ce17">
            <text:p>Nissan</text:p>
          </table:table-cell>
          <table:table-cell office:value-type="string" table:style-name="ce6">
            <text:p><text:s/>Qashqai</text:p>
          </table:table-cell>
          <table:table-cell office:value-type="string" table:style-name="ce6">
            <text:p>К341НИ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1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39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762МГ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6.10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0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652ВУ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6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1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518РП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5.7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2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612РА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1.9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3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016ГР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4.4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4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269МН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5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5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677ПЛ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4.9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6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996ВГ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8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7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521АЛ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9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8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789ИИ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9.4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49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641ЛТ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4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0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260Д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1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523К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4.10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2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074ЛИ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5.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3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416ТБ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4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4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329ЮТ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0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5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756ЭЗ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1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6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696ХЛ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4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7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516ВЧ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5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8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384НЕ|50</text:p>
          </table:table-cell>
          <table:table-cell office:value-type="float" office:value="2018" table:style-name="ce6">
            <text:p>2018</text:p>
          </table:table-cell>
          <table:table-cell office:value-type="string" table:style-name="ce6">
            <text:p>24.5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59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754РЯ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0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985ГЮ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0.1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1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318ХЮ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2.8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2</text:p>
          </table:table-cell>
          <table:table-cell office:value-type="string" table:style-name="ce17">
            <text:p>Skoda</text:p>
          </table:table-cell>
          <table:table-cell office:value-type="string" table:style-name="ce6">
            <text:p>Octavia</text:p>
          </table:table-cell>
          <table:table-cell office:value-type="string" table:style-name="ce6">
            <text:p>К453У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6.2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3</text:p>
          </table:table-cell>
          <table:table-cell office:value-type="string" table:style-name="ce6">
            <text:p>Audi</text:p>
          </table:table-cell>
          <table:table-cell office:value-type="string" table:style-name="ce6">
            <text:p>A3</text:p>
          </table:table-cell>
          <table:table-cell office:value-type="string" table:style-name="ce6">
            <text:p>К841ГМ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18.11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4</text:p>
          </table:table-cell>
          <table:table-cell office:value-type="string" table:style-name="ce6">
            <text:p>Audi</text:p>
          </table:table-cell>
          <table:table-cell office:value-type="string" table:style-name="ce6">
            <text:p>A3</text:p>
          </table:table-cell>
          <table:table-cell office:value-type="string" table:style-name="ce6">
            <text:p>К418Д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7.10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A65</text:p>
          </table:table-cell>
          <table:table-cell office:value-type="string" table:style-name="ce6">
            <text:p>Audi</text:p>
          </table:table-cell>
          <table:table-cell office:value-type="string" table:style-name="ce6">
            <text:p>A3</text:p>
          </table:table-cell>
          <table:table-cell office:value-type="string" table:style-name="ce6">
            <text:p>К455РВ|50</text:p>
          </table:table-cell>
          <table:table-cell office:value-type="float" office:value="2019" table:style-name="ce6">
            <text:p>2019</text:p>
          </table:table-cell>
          <table:table-cell office:value-type="string" table:style-name="ce6">
            <text:p>24.6.2019</text:p>
          </table:table-cell>
          <table:table-cell office:value-type="string" table:style-name="ce6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6"/>
        <table:table-column table:style-name="co8" table:number-columns-repeated="16380" table:default-cell-style-name="ce1"/>
        <table:table-row table:style-name="ro5">
          <table:table-cell office:value-type="string" table:style-name="ce2">
            <text:p>ID клиента</text:p>
          </table:table-cell>
          <table:table-cell office:value-type="string" table:style-name="ce3">
            <text:p>ФИО</text:p>
          </table:table-cell>
          <table:table-cell office:value-type="string" table:style-name="ce3">
            <text:p>Адрес прописки</text:p>
          </table:table-cell>
          <table:table-cell office:value-type="string" table:style-name="ce15">
            <text:p>Нарушения</text:p>
          </table:table-cell>
          <table:table-cell table:number-columns-repeated="16380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5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5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3" table:style-name="ce7">
            <text:p>3</text:p>
          </table:table-cell>
          <table:table-cell office:value-type="string" table:style-name="ce5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4" table:style-name="ce7">
            <text:p>4</text:p>
          </table:table-cell>
          <table:table-cell office:value-type="string" table:style-name="ce5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string" table:style-name="ce5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5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7" table:style-name="ce7">
            <text:p>7</text:p>
          </table:table-cell>
          <table:table-cell office:value-type="string" table:style-name="ce5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8" table:style-name="ce7">
            <text:p>8</text:p>
          </table:table-cell>
          <table:table-cell office:value-type="string" table:style-name="ce5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9" table:style-name="ce7">
            <text:p>9</text:p>
          </table:table-cell>
          <table:table-cell office:value-type="string" table:style-name="ce5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6">
            <text:p>да</text:p>
          </table:table-cell>
          <table:table-cell table:number-columns-repeated="16380"/>
        </table:table-row>
        <table:table-row table:style-name="ro6">
          <table:table-cell office:value-type="float" office:value="10" table:style-name="ce7">
            <text:p>10</text:p>
          </table:table-cell>
          <table:table-cell office:value-type="string" table:style-name="ce5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11" table:style-name="ce7">
            <text:p>11</text:p>
          </table:table-cell>
          <table:table-cell office:value-type="string" table:style-name="ce5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12" table:style-name="ce7">
            <text:p>12</text:p>
          </table:table-cell>
          <table:table-cell office:value-type="string" table:style-name="ce5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13" table:style-name="ce7">
            <text:p>13</text:p>
          </table:table-cell>
          <table:table-cell office:value-type="string" table:style-name="ce5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14" table:style-name="ce7">
            <text:p>14</text:p>
          </table:table-cell>
          <table:table-cell office:value-type="string" table:style-name="ce5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6">
            <text:p>нет</text:p>
          </table:table-cell>
          <table:table-cell table:number-columns-repeated="16380"/>
        </table:table-row>
        <table:table-row table:style-name="ro6">
          <table:table-cell office:value-type="float" office:value="15" table:style-name="ce7">
            <text:p>15</text:p>
          </table:table-cell>
          <table:table-cell office:value-type="string" table:style-name="ce5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6">
            <text:p>да</text:p>
          </table:table-cell>
          <table:table-cell table:number-columns-repeated="16380"/>
        </table:table-row>
        <table:table-row table:style-name="ro6">
          <table:table-cell/>
          <table:table-cell table:style-name="ce5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7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7">
      <number:text-content/>
      <style:map style:condition="value()&gt;=0" style:apply-style-name="N37P0"/>
    </number:text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Полина Вяткина</dc:creator>
    <meta:creation-date>2021-09-21T14:07:03Z</meta:creation-date>
    <dc:date>2022-09-20T08:13:43Z</dc:date>
  </office:meta>
</office:document-meta>
</file>